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Thumbnails/thumbnail.png" manifest:media-type="image/png"/>
  <manifest:file-entry manifest:full-path="styles.xml" manifest:media-type="text/xml"/>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settings.xml" manifest:media-type="text/xml"/>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823/settings.xml" manifest:media-type="text/xml"/>
  <manifest:file-entry manifest:full-path="Object 823/content.xml" manifest:media-type="text/xml"/>
  <manifest:file-entry manifest:full-path="Object 823/" manifest:version="1.2" manifest:media-type="application/vnd.oasis.opendocument.formula"/>
  <manifest:file-entry manifest:full-path="Object 824/settings.xml" manifest:media-type="text/xml"/>
  <manifest:file-entry manifest:full-path="Object 824/content.xml" manifest:media-type="text/xml"/>
  <manifest:file-entry manifest:full-path="Object 824/" manifest:version="1.2" manifest:media-type="application/vnd.oasis.opendocument.formula"/>
  <manifest:file-entry manifest:full-path="Object 825/settings.xml" manifest:media-type="text/xml"/>
  <manifest:file-entry manifest:full-path="Object 825/content.xml" manifest:media-type="text/xml"/>
  <manifest:file-entry manifest:full-path="Object 825/" manifest:version="1.2" manifest:media-type="application/vnd.oasis.opendocument.formula"/>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827/settings.xml" manifest:media-type="text/xml"/>
  <manifest:file-entry manifest:full-path="Object 827/content.xml" manifest:media-type="text/xml"/>
  <manifest:file-entry manifest:full-path="Object 827/" manifest:version="1.2" manifest:media-type="application/vnd.oasis.opendocument.formula"/>
  <manifest:file-entry manifest:full-path="Object 828/settings.xml" manifest:media-type="text/xml"/>
  <manifest:file-entry manifest:full-path="Object 828/content.xml" manifest:media-type="text/xml"/>
  <manifest:file-entry manifest:full-path="Object 828/" manifest:version="1.2" manifest:media-type="application/vnd.oasis.opendocument.formula"/>
  <manifest:file-entry manifest:full-path="layout-cache" manifest:media-type="application/binary"/>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manifest.rdf" manifest:media-type="application/rdf+xml"/>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438/Configurations2/accelerator/current.xml" manifest:media-type=""/>
  <manifest:file-entry manifest:full-path="Object 438/Configurations2/" manifest:media-type="application/vnd.sun.xml.ui.configuration"/>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content.xml" manifest:media-type="text/xml"/>
  <manifest:file-entry manifest:full-path="ObjectReplacements/Object 399"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822" manifest:media-type="application/x-openoffice-gdimetafile;windows_formatname=&quot;GDIMetaFile&quot;"/>
  <manifest:file-entry manifest:full-path="ObjectReplacements/Object 823" manifest:media-type="application/x-openoffice-gdimetafile;windows_formatname=&quot;GDIMetaFile&quot;"/>
  <manifest:file-entry manifest:full-path="ObjectReplacements/Object 824" manifest:media-type="application/x-openoffice-gdimetafile;windows_formatname=&quot;GDIMetaFile&quot;"/>
  <manifest:file-entry manifest:full-path="ObjectReplacements/Object 825" manifest:media-type="application/x-openoffice-gdimetafile;windows_formatname=&quot;GDIMetaFile&quot;"/>
  <manifest:file-entry manifest:full-path="ObjectReplacements/Object 826" manifest:media-type="application/x-openoffice-gdimetafile;windows_formatname=&quot;GDIMetaFile&quot;"/>
  <manifest:file-entry manifest:full-path="ObjectReplacements/Object 827" manifest:media-type=""/>
  <manifest:file-entry manifest:full-path="ObjectReplacements/Object 828"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3" manifest:media-type=""/>
  <manifest:file-entry manifest:full-path="ObjectReplacements/Object 389"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9" manifest:media-type=""/>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6" manifest:media-type=""/>
  <manifest:file-entry manifest:full-path="ObjectReplacements/Object 39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Configurations2/accelerator/current.xml" manifest:media-type=""/>
  <manifest:file-entry manifest:full-path="Object 405/Configurations2/" manifest:media-type="application/vnd.sun.xml.ui.configuration"/>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Configurations2/accelerator/current.xml" manifest:media-type=""/>
  <manifest:file-entry manifest:full-path="Object 393/Configurations2/" manifest:media-type="application/vnd.sun.xml.ui.configuration"/>
  <manifest:file-entry manifest:full-path="Object 393/"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646cm" fo:margin-left="0.019cm" table:align="left" style:writing-mode="lr-tb"/>
    </style:style>
    <style:style style:name="Table1.A" style:family="table-column">
      <style:table-column-properties style:column-width="3.062cm"/>
    </style:style>
    <style:style style:name="Table1.B" style:family="table-column">
      <style:table-column-properties style:column-width="3.14cm"/>
    </style:style>
    <style:style style:name="Table1.C" style:family="table-column">
      <style:table-column-properties style:column-width="3.702cm"/>
    </style:style>
    <style:style style:name="Table1.D" style:family="table-column">
      <style:table-column-properties style:column-width="3.736cm"/>
    </style:style>
    <style:style style:name="Table1.E" style:family="table-column">
      <style:table-column-properties style:column-width="2.115cm"/>
    </style:style>
    <style:style style:name="Table1.F" style:family="table-column">
      <style:table-column-properties style:column-width="1.891cm"/>
    </style:style>
    <style:style style:name="Table1.1" style:family="table-row">
      <style:table-row-properties style:min-row-height="0.739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F1" style:family="table-cell">
      <style:table-cell-properties style:vertical-align="middle" fo:padding-left="0.191cm" fo:padding-right="0.191cm" fo:padding-top="0cm" fo:padding-bottom="0cm" fo:border="0.5pt solid #000000" style:writing-mode="lr-tb"/>
    </style:style>
    <style:style style:name="Table1.2" style:family="table-row">
      <style:table-row-properties style:min-row-height="1.633cm" fo:keep-together="auto"/>
    </style:style>
    <style:style style:name="Table1.3" style:family="table-row">
      <style:table-row-properties style:min-row-height="2.335cm" fo:keep-together="auto"/>
    </style:style>
    <style:style style:name="Table1.4" style:family="table-row">
      <style:table-row-properties style:min-row-height="1.341cm" fo:keep-together="auto"/>
    </style:style>
    <style:style style:name="P1" style:family="paragraph" style:parent-style-name="Standard">
      <style:paragraph-properties fo:line-height="150%" fo:text-align="center" style:justify-single-word="false"/>
      <style:text-properties style:font-name="Times New Roman" fo:font-size="14pt" fo:font-weight="bold" officeooo:paragraph-rsid="00044b67" style:font-size-asian="14pt" style:font-weight-asian="bold" style:font-size-complex="14pt"/>
    </style:style>
    <style:style style:name="P2" style:family="paragraph" style:parent-style-name="Standard">
      <style:paragraph-properties fo:line-height="150%" fo:text-align="center" style:justify-single-word="false"/>
      <style:text-properties style:font-name="Times New Roman" fo:font-size="14pt" fo:font-weight="bold" officeooo:paragraph-rsid="000b542c" style:font-size-asian="14pt" style:language-asian="zxx" style:country-asian="none" style:font-weight-asian="bold" style:font-name-complex="Times New Roman" style:font-size-complex="14pt" style:language-complex="zxx" style:country-complex="none" style:font-style-complex="italic"/>
    </style:style>
    <style:style style:name="P3" style:family="paragraph" style:parent-style-name="Standard">
      <style:paragraph-properties fo:line-height="150%" fo:text-align="center" style:justify-single-word="false"/>
      <style:text-properties style:font-name="Times New Roman" fo:font-size="14pt" officeooo:paragraph-rsid="00044b67" style:font-size-asian="14pt" style:font-size-complex="14pt"/>
    </style:style>
    <style:style style:name="P4" style:family="paragraph" style:parent-style-name="Standard">
      <style:paragraph-properties fo:line-height="150%"/>
      <style:text-properties style:font-name="Times New Roman" fo:font-size="14pt" officeooo:paragraph-rsid="00044b67" style:font-size-asian="14pt" style:font-size-complex="14pt"/>
    </style:style>
    <style:style style:name="P5" style:family="paragraph" style:parent-style-name="Standard">
      <style:paragraph-properties fo:line-height="150%" fo:text-align="end" style:justify-single-word="false"/>
      <style:text-properties style:font-name="Times New Roman" fo:font-size="14pt" officeooo:paragraph-rsid="00044b67"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officeooo:rsid="0005e909" officeooo:paragraph-rsid="000f98a7"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style:font-name="Times New Roman" fo:font-size="14pt" fo:font-style="italic" officeooo:paragraph-rsid="000b542c" style:font-size-asian="14pt" style:language-asian="zxx" style:country-asian="none" style:font-style-asian="italic" style:font-name-complex="Times New Roman" style:font-size-complex="14pt" style:language-complex="zxx" style:country-complex="none" style:font-style-complex="italic"/>
    </style:style>
    <style:style style:name="P9" style:family="paragraph" style:parent-style-name="Standard">
      <style:paragraph-properties fo:line-height="150%" fo:text-align="center" style:justify-single-word="false"/>
      <style:text-properties style:font-name="Times New Roman" fo:font-size="14pt" fo:font-style="italic" fo:font-weight="bold" officeooo:paragraph-rsid="001886ba"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fo:text-align="center" style:justify-single-word="false"/>
      <style:text-properties style:font-name="Times New Roman" fo:font-size="14pt" fo:font-style="italic" fo:font-weight="bold" officeooo:paragraph-rsid="0028ad15" style:font-size-asian="14pt" style:font-style-asian="italic" style:font-weight-asian="bold" style:font-size-complex="14pt" style:font-style-complex="italic" style:font-weight-complex="bold"/>
    </style:style>
    <style:style style:name="P11" style:family="paragraph" style:parent-style-name="Standard">
      <style:paragraph-properties fo:line-height="150%" fo:text-align="justify" style:justify-single-word="false"/>
      <style:text-properties style:font-name="Times New Roman" fo:font-size="14pt" fo:font-style="italic" fo:font-weight="normal" officeooo:rsid="0015cb12" officeooo:paragraph-rsid="0015cb1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2"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2b310f"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3"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8a5603"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4" style:family="paragraph" style:parent-style-name="Standard">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style:font-name="Times New Roman" fo:font-size="14pt" fo:font-weight="normal" officeooo:rsid="0015cb12" officeooo:paragraph-rsid="001886ba" style:font-size-asian="14pt" style:language-asian="zxx" style:country-asian="none" style:font-weight-asian="normal" style:font-size-complex="14pt" style:language-complex="zxx" style:country-complex="none" style:font-style-complex="italic" style:font-weight-complex="normal"/>
    </style:style>
    <style:style style:name="P16" style:family="paragraph" style:parent-style-name="Standard">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17" style:family="paragraph" style:parent-style-name="Standard">
      <style:paragraph-properties fo:line-height="150%" fo:text-align="justify" style:justify-single-word="false"/>
      <style:text-properties style:font-name="Times New Roman" fo:font-size="14pt" fo:font-style="normal" fo:font-weight="normal" officeooo:paragraph-rsid="002b310f" style:font-size-asian="14pt" style:font-style-asian="normal" style:font-weight-asian="normal" style:font-size-complex="14pt" style:font-style-complex="normal" style:font-weight-complex="normal"/>
    </style:style>
    <style:style style:name="P18"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92ef0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150%" fo:text-align="center" style:justify-single-word="false"/>
      <style:text-properties style:font-name="Times New Roman" fo:font-size="16pt" officeooo:paragraph-rsid="00044b67" style:font-size-asian="16pt" style:font-size-complex="16pt"/>
    </style:style>
    <style:style style:name="P24" style:family="paragraph" style:parent-style-name="Standard">
      <style:paragraph-properties fo:line-height="150%" fo:text-align="center" style:justify-single-word="false"/>
      <style:text-properties style:font-name="Times New Roman" fo:font-size="16pt" officeooo:rsid="000498ed" officeooo:paragraph-rsid="0005e909" style:font-size-asian="16pt" style:font-size-complex="16pt"/>
    </style:style>
    <style:style style:name="P25" style:family="paragraph" style:parent-style-name="Standard">
      <style:paragraph-properties fo:line-height="150%" fo:text-align="center" style:justify-single-word="false"/>
      <style:text-properties style:font-name="Times New Roman" fo:font-size="18pt" fo:font-weight="bold" officeooo:paragraph-rsid="00044b67" style:font-size-asian="18pt" style:font-weight-asian="bold" style:font-size-complex="18pt"/>
    </style:style>
    <style:style style:name="P26" style:family="paragraph" style:parent-style-name="Standard">
      <style:paragraph-properties fo:line-height="150%" fo:text-align="center" style:justify-single-word="false"/>
      <style:text-properties style:font-name="Times New Roman" fo:font-size="18pt" fo:font-weight="bold" officeooo:rsid="00044b67" officeooo:paragraph-rsid="00044b67" style:font-size-asian="18pt" style:font-weight-asian="bold" style:font-size-complex="18pt"/>
    </style:style>
    <style:style style:name="P27" style:family="paragraph" style:parent-style-name="Standard">
      <style:paragraph-properties fo:line-height="150%" fo:text-align="justify" style:justify-single-word="false"/>
      <style:text-properties style:font-name="Times New Roman" officeooo:paragraph-rsid="000b542c"/>
    </style:style>
    <style:style style:name="P28" style:family="paragraph" style:parent-style-name="Standard">
      <style:paragraph-properties fo:line-height="150%" fo:text-align="justify" style:justify-single-word="false"/>
      <style:text-properties style:font-name="Times New Roman" officeooo:paragraph-rsid="001121c0"/>
    </style:style>
    <style:style style:name="P29" style:family="paragraph" style:parent-style-name="Standard">
      <style:paragraph-properties fo:line-height="150%" fo:text-align="end" style:justify-single-word="false"/>
      <style:text-properties style:font-name="Times New Roman" officeooo:paragraph-rsid="000b542c"/>
    </style:style>
    <style:style style:name="P30" style:family="paragraph" style:parent-style-name="Standard">
      <style:paragraph-properties fo:line-height="150%" fo:text-align="center" style:justify-single-word="false"/>
      <style:text-properties style:font-name="Times New Roman" officeooo:paragraph-rsid="000b542c"/>
    </style:style>
    <style:style style:name="P31" style:family="paragraph" style:parent-style-name="Standard">
      <style:paragraph-properties fo:line-height="150%" fo:text-align="center" style:justify-single-word="false"/>
      <style:text-properties style:font-name="Times New Roman" officeooo:paragraph-rsid="000b542c" style:language-asian="zxx" style:country-asian="none" style:font-name-complex="Times New Roman" style:language-complex="zxx" style:country-complex="none" style:font-style-complex="italic"/>
    </style:style>
    <style:style style:name="P32" style:family="paragraph" style:parent-style-name="Standard">
      <style:paragraph-properties fo:line-height="150%" fo:text-align="justify" style:justify-single-word="false"/>
      <style:text-properties officeooo:paragraph-rsid="001121c0"/>
    </style:style>
    <style:style style:name="P33" style:family="paragraph" style:parent-style-name="Standard">
      <style:paragraph-properties fo:line-height="150%" fo:text-align="justify" style:justify-single-word="false"/>
      <style:text-properties fo:font-size="14pt" officeooo:paragraph-rsid="000f98a7" style:font-size-asian="14pt" style:font-size-complex="14pt"/>
    </style:style>
    <style:style style:name="P34" style:family="paragraph" style:parent-style-name="Standard">
      <style:paragraph-properties fo:line-height="150%" fo:text-align="justify" style:justify-single-word="false"/>
      <style:text-properties fo:font-size="14pt" officeooo:paragraph-rsid="001121c0" style:font-size-asian="14pt" style:language-asian="zxx" style:country-asian="none" style:font-size-complex="14pt" style:language-complex="zxx" style:country-complex="none"/>
    </style:style>
    <style:style style:name="P35" style:family="paragraph" style:parent-style-name="Standard">
      <style:paragraph-properties fo:line-height="150%" fo:text-align="justify" style:justify-single-word="false"/>
      <style:text-properties fo:font-size="14pt" officeooo:paragraph-rsid="001121c0" style:font-size-asian="14pt" style:language-asian="zxx" style:country-asian="none" style:font-size-complex="14pt" style:language-complex="zxx" style:country-complex="none" style:font-style-complex="italic"/>
    </style:style>
    <style:style style:name="P36" style:family="paragraph" style:parent-style-name="Standard">
      <style:paragraph-properties fo:line-height="150%" fo:text-align="justify" style:justify-single-word="false"/>
      <style:text-properties fo:font-size="14pt" fo:language="ru" fo:country="RU" fo:font-style="italic" officeooo:paragraph-rsid="001121c0" style:font-size-asian="14pt" style:language-asian="zxx" style:country-asian="none" style:font-style-asian="italic" style:font-size-complex="14pt" style:language-complex="zxx" style:country-complex="none" style:font-style-complex="italic"/>
    </style:style>
    <style:style style:name="P37" style:family="paragraph" style:parent-style-name="Standard">
      <style:paragraph-properties fo:line-height="150%" fo:text-align="justify" style:justify-single-word="false"/>
      <style:text-properties fo:font-size="14pt" fo:language="ru" fo:country="RU" officeooo:paragraph-rsid="001121c0" style:font-size-asian="14pt" style:language-asian="zxx" style:country-asian="none" style:font-size-complex="14pt" style:language-complex="zxx" style:country-complex="none"/>
    </style:style>
    <style:style style:name="P38" style:family="paragraph" style:parent-style-name="Standard">
      <style:paragraph-properties fo:line-height="150%" fo:text-align="justify" style:justify-single-word="false"/>
      <style:text-properties fo:font-size="14pt" fo:language="ru" fo:country="RU" officeooo:paragraph-rsid="001121c0" style:font-size-asian="14pt" style:language-asian="zxx" style:country-asian="none" style:font-size-complex="14pt" style:language-complex="zxx" style:country-complex="none" style:font-style-complex="italic"/>
    </style:style>
    <style:style style:name="P39" style:family="paragraph" style:parent-style-name="Standard">
      <style:paragraph-properties fo:line-height="150%" fo:text-align="justify" style:justify-single-word="false"/>
      <style:text-properties fo:font-size="14pt" fo:font-style="italic" officeooo:paragraph-rsid="001121c0" style:font-size-asian="14pt" style:language-asian="zxx" style:country-asian="none" style:font-style-asian="italic" style:font-size-complex="14pt" style:language-complex="zxx" style:country-complex="none" style:font-style-complex="italic"/>
    </style:style>
    <style:style style:name="P40" style:family="paragraph" style:parent-style-name="Standard">
      <style:paragraph-properties fo:line-height="150%" fo:text-align="justify" style:justify-single-word="false"/>
      <style:text-properties fo:font-size="14pt" fo:language="en" fo:country="US" officeooo:paragraph-rsid="001121c0" style:font-size-asian="14pt" style:language-asian="zxx" style:country-asian="none" style:font-size-complex="14pt" style:language-complex="zxx" style:country-complex="none"/>
    </style:style>
    <style:style style:name="P41"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style="italic" officeooo:paragraph-rsid="000b542c" style:font-size-asian="14pt" style:language-asian="zxx" style:country-asian="none" style:font-style-asian="italic" style:font-name-complex="Times New Roman" style:font-size-complex="14pt" style:language-complex="zxx" style:country-complex="none" style:font-style-complex="italic"/>
    </style:style>
    <style:style style:name="P42" style:family="paragraph" style:parent-style-name="Text_20_body">
      <style:paragraph-properties fo:margin-left="0cm" fo:margin-right="0cm" fo:margin-top="0cm" fo:margin-bottom="0.37cm" style:contextual-spacing="false" style:line-height-at-least="0.37cm" fo:text-align="justify" style:justify-single-word="false" fo:orphans="2" fo:widows="2" fo:text-indent="0cm" style:auto-text-indent="false" fo:padding="0cm" fo:border="none"/>
      <style:text-properties fo:font-variant="normal" fo:text-transform="none" fo:color="#000000" style:font-name="Times New Roman" fo:font-size="8.25pt" fo:letter-spacing="normal" fo:font-style="normal" fo:font-weight="normal" officeooo:paragraph-rsid="0005e909"/>
    </style:style>
    <style:style style:name="P43" style:family="paragraph" style:parent-style-name="Standard">
      <style:paragraph-properties fo:margin-left="0cm" fo:margin-right="0cm" fo:margin-top="0cm" fo:margin-bottom="0.37cm" style:contextual-spacing="false"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officeooo:paragraph-rsid="000b542c" style:font-size-asian="14pt" style:language-asian="zxx" style:country-asian="none" style:font-name-complex="Times New Roman" style:font-size-complex="14pt" style:language-complex="zxx" style:country-complex="none" style:font-style-complex="italic"/>
    </style:style>
    <style:style style:name="P44" style:family="paragraph" style:parent-style-name="Text_20_body">
      <style:paragraph-properties fo:line-height="150%" fo:text-align="justify" style:justify-single-word="false"/>
      <style:text-properties fo:font-variant="normal" fo:text-transform="none" fo:color="#000000" style:font-name="Times New Roman" fo:font-size="8.25pt" fo:letter-spacing="normal" fo:font-style="normal" fo:font-weight="normal" officeooo:rsid="00059f5f" officeooo:paragraph-rsid="0005e909" style:font-size-asian="14pt" style:font-size-complex="14pt"/>
    </style:style>
    <style:style style:name="P45" style:family="paragraph" style:parent-style-name="Standard">
      <style:paragraph-properties fo:line-height="150%" fo:text-align="center" style:justify-single-word="false" fo:break-before="page"/>
      <style:text-properties style:font-name="Times New Roman" fo:font-size="16pt" fo:font-weight="bold" officeooo:rsid="0005e909" officeooo:paragraph-rsid="00059f5f" style:font-size-asian="16pt" style:font-weight-asian="bold" style:font-size-complex="16pt" style:font-weight-complex="bold"/>
    </style:style>
    <style:style style:name="P46" style:family="paragraph" style:parent-style-name="Standard">
      <style:paragraph-properties fo:line-height="150%" fo:text-align="center" style:justify-single-word="false" fo:break-before="page"/>
      <style:text-properties style:font-name="Times New Roman" fo:font-size="16pt" fo:font-weight="bold" officeooo:rsid="0005e909" officeooo:paragraph-rsid="0005e909" style:font-size-asian="16pt" style:font-weight-asian="bold" style:font-size-complex="16pt" style:font-weight-complex="bold"/>
    </style:style>
    <style:style style:name="P47" style:family="paragraph" style:parent-style-name="Standard">
      <style:paragraph-properties fo:line-height="150%" fo:text-align="center" style:justify-single-word="false" fo:break-before="page"/>
      <style:text-properties style:font-name="Times New Roman" fo:font-size="16pt" fo:font-weight="bold" officeooo:rsid="000f98a7" officeooo:paragraph-rsid="000f98a7" style:font-size-asian="16pt" style:font-weight-asian="bold" style:font-size-complex="16pt" style:font-weight-complex="bold"/>
    </style:style>
    <style:style style:name="P48" style:family="paragraph" style:parent-style-name="Standard">
      <style:paragraph-properties fo:line-height="150%" fo:text-align="center" style:justify-single-word="false" fo:break-before="page"/>
      <style:text-properties style:font-name="Times New Roman" fo:font-size="16pt" fo:font-weight="bold" officeooo:rsid="0012821e" officeooo:paragraph-rsid="0012821e" style:font-size-asian="16pt" style:language-asian="zxx" style:country-asian="none" style:font-weight-asian="bold" style:font-size-complex="16pt" style:language-complex="zxx" style:country-complex="none" style:font-style-complex="italic" style:font-weight-complex="bold"/>
    </style:style>
    <style:style style:name="P49" style:family="paragraph" style:parent-style-name="Text_20_body_20_inden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50" style:family="paragraph" style:parent-style-name="Standard" style:master-page-name="First_20_Page">
      <style:paragraph-properties fo:line-height="150%" fo:text-align="center" style:justify-single-word="false" style:page-number="auto"/>
      <style:text-properties style:font-name="Times New Roman" fo:font-size="14pt" fo:font-weight="bold" officeooo:paragraph-rsid="00044b67" style:font-size-asian="14pt" style:font-weight-asian="bold" style:font-size-complex="14pt"/>
    </style:style>
    <style:style style:name="P51" style:family="paragraph" style:parent-style-name="Standard">
      <style:paragraph-properties fo:line-height="150%" fo:text-align="justify" style:justify-single-word="false"/>
      <style:text-properties style:font-name="Times New Roman" fo:font-size="14pt" fo:font-style="normal" style:text-underline-style="none" fo:font-weight="normal" officeooo:rsid="008d7218" officeooo:paragraph-rsid="008a560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2"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3"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b01d8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4" style:family="paragraph" style:parent-style-name="Standard">
      <style:paragraph-properties fo:line-height="150%" fo:text-align="justify" style:justify-single-word="false"/>
      <style:text-properties style:font-name="Times New Roman" fo:font-size="14pt" fo:language="en" fo:country="US" fo:font-style="normal" fo:font-weight="normal" officeooo:rsid="002b310f" officeooo:paragraph-rsid="00b0f07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5" style:family="paragraph" style:parent-style-name="Standard">
      <style:paragraph-properties fo:line-height="150%" fo:text-align="justify" style:justify-single-word="false"/>
      <style:text-properties style:font-name="Times New Roman" fo:font-size="14pt" fo:language="en" fo:country="US" fo:font-style="normal" fo:font-weight="normal" officeooo:rsid="002b310f" officeooo:paragraph-rsid="00b84d4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6" style:family="paragraph" style:parent-style-name="Standard" style:list-style-name="WW8Num2">
      <style:paragraph-properties fo:margin-left="0.751cm" fo:margin-right="0cm" fo:line-height="150%" fo:text-align="justify" style:justify-single-word="false" fo:text-indent="-0.635cm" style:auto-text-indent="false">
        <style:tab-stops>
          <style:tab-stop style:position="0.751cm"/>
        </style:tab-stops>
      </style:paragraph-properties>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57" style:family="paragraph" style:parent-style-name="Standard" style:list-style-name="WW8Num4">
      <style:paragraph-properties fo:margin-left="0.501cm" fo:margin-right="0cm" fo:line-height="150%" fo:text-align="justify" style:justify-single-word="false" fo:text-indent="-0.751cm" style:auto-text-indent="false">
        <style:tab-stops/>
      </style:paragraph-properties>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T1" style:family="text">
      <style:text-properties officeooo:rsid="00044b67"/>
    </style:style>
    <style:style style:name="T2" style:family="text">
      <style:text-properties fo:font-size="16pt" style:font-size-asian="16pt" style:language-asian="zxx" style:country-asian="none" style:font-name-complex="Times New Roman" style:font-size-complex="14pt" style:language-complex="zxx" style:country-complex="none" style:font-style-complex="italic"/>
    </style:style>
    <style:style style:name="T3" style:family="text">
      <style:text-properties fo:font-size="16pt" fo:language="ru" fo:country="RU" style:font-size-asian="16pt" style:language-asian="zxx" style:country-asian="none" style:font-name-complex="Times New Roman" style:font-size-complex="14pt" style:language-complex="zxx" style:country-complex="none" style:font-style-complex="italic"/>
    </style:style>
    <style:style style:name="T4" style:family="text">
      <style:text-properties fo:font-size="14pt" style:font-size-asian="14pt" style:language-asian="zxx" style:country-asian="none" style:font-name-complex="Times New Roman" style:font-size-complex="14pt" style:language-complex="zxx" style:country-complex="none"/>
    </style:style>
    <style:style style:name="T5" style:family="text">
      <style:text-properties fo:font-size="14pt" style:font-size-asian="14pt" style:language-asian="zxx" style:country-asian="none" style:font-name-complex="Times New Roman" style:font-size-complex="14pt" style:language-complex="zxx" style:country-complex="none" style:font-style-complex="italic"/>
    </style:style>
    <style:style style:name="T6" style:family="text">
      <style:text-properties fo:font-size="14pt" style:font-size-asian="14pt" style:language-asian="zxx" style:country-asian="none" style:font-size-complex="14pt" style:language-complex="zxx" style:country-complex="none"/>
    </style:style>
    <style:style style:name="T7" style:family="text">
      <style:text-properties fo:font-size="14pt" style:font-size-asian="14pt" style:language-asian="zxx" style:country-asian="none" style:font-size-complex="14pt" style:language-complex="zxx" style:country-complex="none" style:font-style-complex="italic"/>
    </style:style>
    <style:style style:name="T8" style:family="text">
      <style:text-properties fo:font-size="14pt" officeooo:rsid="00176967" style:font-size-asian="14pt" style:language-asian="zxx" style:country-asian="none" style:font-size-complex="14pt" style:language-complex="zxx" style:country-complex="none" style:font-style-complex="italic"/>
    </style:style>
    <style:style style:name="T9" style:family="text">
      <style:text-properties fo:font-size="14pt" fo:language="en" fo:country="US"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10" style:family="text">
      <style:text-properties fo:font-size="14pt" fo:language="en" fo:country="US" fo:font-style="italic" style:font-size-asian="14pt" style:language-asian="zxx" style:country-asian="none" style:font-style-asian="italic" style:font-size-complex="14pt" style:language-complex="zxx" style:country-complex="none"/>
    </style:style>
    <style:style style:name="T11" style:family="text">
      <style:text-properties fo:font-size="14pt" fo:language="en" fo:country="US" fo:font-style="italic" style:font-size-asian="14pt" style:language-asian="zxx" style:country-asian="none" style:font-style-asian="italic" style:font-size-complex="14pt" style:language-complex="zxx" style:country-complex="none" style:font-style-complex="italic"/>
    </style:style>
    <style:style style:name="T12" style:family="text">
      <style:text-properties fo:font-size="14pt" fo:language="en" fo:country="US" style:font-size-asian="14pt" style:language-asian="zxx" style:country-asian="none" style:font-size-complex="14pt" style:language-complex="zxx" style:country-complex="none"/>
    </style:style>
    <style:style style:name="T13" style:family="text">
      <style:text-properties fo:font-size="14pt" fo:language="ru" fo:country="RU" style:font-size-asian="14pt" style:language-asian="zxx" style:country-asian="none" style:font-name-complex="Times New Roman" style:font-size-complex="14pt" style:language-complex="zxx" style:country-complex="none" style:font-style-complex="italic"/>
    </style:style>
    <style:style style:name="T14" style:family="text">
      <style:text-properties fo:font-size="14pt" fo:language="ru" fo:country="RU" style:font-size-asian="14pt" style:language-asian="zxx" style:country-asian="none" style:font-size-complex="14pt" style:language-complex="zxx" style:country-complex="none"/>
    </style:style>
    <style:style style:name="T15" style:family="text">
      <style:text-properties fo:font-size="14pt" fo:language="ru" fo:country="RU" style:font-size-asian="14pt" style:language-asian="zxx" style:country-asian="none" style:font-size-complex="14pt" style:language-complex="zxx" style:country-complex="none" style:font-style-complex="italic"/>
    </style:style>
    <style:style style:name="T16" style:family="text">
      <style:text-properties fo:font-size="14pt" fo:language="ru" fo:country="RU" fo:font-style="italic" style:font-size-asian="14pt" style:language-asian="zxx" style:country-asian="none" style:font-style-asian="italic" style:font-size-complex="14pt" style:language-complex="zxx" style:country-complex="none"/>
    </style:style>
    <style:style style:name="T17" style:family="text">
      <style:text-properties fo:font-size="14pt" fo:language="ru" fo:country="RU" fo:font-style="italic" style:font-size-asian="14pt" style:language-asian="zxx" style:country-asian="none" style:font-style-asian="italic" style:font-size-complex="14pt" style:language-complex="zxx" style:country-complex="none" style:font-style-complex="italic"/>
    </style:style>
    <style:style style:name="T18" style:family="text">
      <style:text-properties fo:font-size="14pt" fo:language="ru" fo:country="RU" style:text-underline-style="solid" style:text-underline-width="auto" style:text-underline-color="font-color" style:font-size-asian="14pt" style:language-asian="zxx" style:country-asian="none" style:font-size-complex="14pt" style:language-complex="zxx" style:country-complex="none"/>
    </style:style>
    <style:style style:name="T19" style:family="text">
      <style:text-properties fo:font-size="14pt" style:text-underline-style="solid" style:text-underline-width="auto" style:text-underline-color="font-color" style:font-size-asian="14pt" style:language-asian="zxx" style:country-asian="none" style:font-name-complex="Times New Roman" style:font-size-complex="14pt" style:language-complex="zxx" style:country-complex="none" style:font-style-complex="italic"/>
    </style:style>
    <style:style style:name="T20"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style>
    <style:style style:name="T21"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font-style-complex="italic"/>
    </style:style>
    <style:style style:name="T22" style:family="text">
      <style:text-properties fo:font-size="14pt"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23" style:family="text">
      <style:text-properties fo:font-size="14pt" fo:font-style="italic" style:font-size-asian="14pt" style:language-asian="zxx" style:country-asian="none" style:font-style-asian="italic" style:font-size-complex="14pt" style:language-complex="zxx" style:country-complex="none"/>
    </style:style>
    <style:style style:name="T24" style:family="text">
      <style:text-properties fo:font-size="14pt" fo:font-style="italic" style:font-size-asian="14pt" style:language-asian="zxx" style:country-asian="none" style:font-style-asian="italic" style:font-size-complex="14pt" style:language-complex="zxx" style:country-complex="none" style:font-style-complex="italic"/>
    </style:style>
    <style:style style:name="T25" style:family="text">
      <style:text-properties fo:font-size="14pt" style:font-name-asian="Times New Roman" style:font-size-asian="14pt" style:language-asian="zxx" style:country-asian="none" style:font-name-complex="Times New Roman" style:font-size-complex="14pt" style:language-complex="zxx" style:country-complex="none"/>
    </style:style>
    <style:style style:name="T26" style:family="text">
      <style:text-properties style:language-asian="zxx" style:country-asian="none" style:font-name-complex="Times New Roman" style:language-complex="zxx" style:country-complex="none" style:font-style-complex="italic"/>
    </style:style>
    <style:style style:name="T27" style:family="text">
      <style:text-properties officeooo:rsid="0015cb12" style:language-asian="zxx" style:country-asian="none" style:language-complex="zxx" style:country-complex="none" style:font-style-complex="italic"/>
    </style:style>
    <style:style style:name="T28" style:family="text">
      <style:text-properties officeooo:rsid="0017ecff" style:language-asian="zxx" style:country-asian="none" style:language-complex="zxx" style:country-complex="none" style:font-style-complex="italic"/>
    </style:style>
    <style:style style:name="T29" style:family="text">
      <style:text-properties officeooo:rsid="0020b294" style:language-asian="zxx" style:country-asian="none" style:language-complex="zxx" style:country-complex="none" style:font-style-complex="italic"/>
    </style:style>
    <style:style style:name="T30" style:family="text">
      <style:text-properties officeooo:rsid="0022087d" style:language-asian="zxx" style:country-asian="none" style:language-complex="zxx" style:country-complex="none" style:font-style-complex="italic"/>
    </style:style>
    <style:style style:name="T31" style:family="text">
      <style:text-properties officeooo:rsid="0023f0dd" style:language-asian="zxx" style:country-asian="none" style:language-complex="zxx" style:country-complex="none" style:font-style-complex="italic"/>
    </style:style>
    <style:style style:name="T32" style:family="text">
      <style:text-properties officeooo:rsid="0018e107" style:language-asian="zxx" style:country-asian="none" style:language-complex="zxx" style:country-complex="none"/>
    </style:style>
    <style:style style:name="T33" style:family="text">
      <style:text-properties officeooo:rsid="001cb6fd" style:language-asian="zxx" style:country-asian="none" style:language-complex="zxx" style:country-complex="none"/>
    </style:style>
    <style:style style:name="T34" style:family="text">
      <style:text-properties officeooo:rsid="001e1ccf" style:language-asian="zxx" style:country-asian="none" style:language-complex="zxx" style:country-complex="none"/>
    </style:style>
    <style:style style:name="T35" style:family="text">
      <style:text-properties officeooo:rsid="001fc60a" style:language-asian="zxx" style:country-asian="none" style:language-complex="zxx" style:country-complex="none"/>
    </style:style>
    <style:style style:name="T36" style:family="text">
      <style:text-properties officeooo:rsid="0028ad15" style:language-asian="zxx" style:country-asian="none" style:language-complex="zxx" style:country-complex="none"/>
    </style:style>
    <style:style style:name="T37" style:family="text">
      <style:text-properties officeooo:rsid="002ada6f" style:language-asian="zxx" style:country-asian="none" style:language-complex="zxx" style:country-complex="none"/>
    </style:style>
    <style:style style:name="T38" style:family="text">
      <style:text-properties officeooo:rsid="002b310f" style:language-asian="zxx" style:country-asian="none" style:language-complex="zxx" style:country-complex="none"/>
    </style:style>
    <style:style style:name="T39" style:family="text">
      <style:text-properties officeooo:rsid="006eed70" style:language-asian="zxx" style:country-asian="none" style:language-complex="zxx" style:country-complex="none"/>
    </style:style>
    <style:style style:name="T40" style:family="text">
      <style:text-properties officeooo:rsid="000f98a7"/>
    </style:style>
    <style:style style:name="T41" style:family="text">
      <style:text-properties fo:language="ru" fo:country="RU"/>
    </style:style>
    <style:style style:name="T42" style:family="text">
      <style:text-properties fo:font-style="italic" officeooo:rsid="0015cb12" style:language-asian="zxx" style:country-asian="none" style:font-style-asian="italic" style:language-complex="zxx" style:country-complex="none" style:font-style-complex="italic"/>
    </style:style>
    <style:style style:name="T43" style:family="text">
      <style:text-properties fo:font-style="italic" officeooo:rsid="001886ba" style:language-asian="zxx" style:country-asian="none" style:font-style-asian="italic" style:language-complex="zxx" style:country-complex="none" style:font-style-complex="italic"/>
    </style:style>
    <style:style style:name="T44" style:family="text">
      <style:text-properties fo:font-style="italic" officeooo:rsid="0025dc70" style:language-asian="zxx" style:country-asian="none" style:font-style-asian="italic" style:language-complex="zxx" style:country-complex="none" style:font-style-complex="italic"/>
    </style:style>
    <style:style style:name="T45" style:family="text">
      <style:text-properties fo:font-style="italic" officeooo:rsid="002b310f" style:language-asian="zxx" style:country-asian="none" style:font-style-asian="italic" style:language-complex="zxx" style:country-complex="none" style:font-style-complex="italic"/>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8602a1" style:font-style-asian="italic" style:font-style-complex="italic"/>
    </style:style>
    <style:style style:name="T49" style:family="text">
      <style:text-properties fo:font-style="italic" officeooo:rsid="00b0f07f" style:font-style-asian="italic" style:font-style-complex="italic"/>
    </style:style>
    <style:style style:name="T50" style:family="text">
      <style:text-properties fo:font-style="italic" officeooo:rsid="00b2bcbe" style:font-style-asian="italic" style:font-style-complex="italic"/>
    </style:style>
    <style:style style:name="T51" style:family="text">
      <style:text-properties fo:font-style="italic" officeooo:rsid="002c9bff" style:font-style-asian="italic"/>
    </style:style>
    <style:style style:name="T52" style:family="text">
      <style:text-properties fo:font-style="italic" officeooo:rsid="002f19c7" style:font-style-asian="italic"/>
    </style:style>
    <style:style style:name="T53" style:family="text">
      <style:text-properties fo:font-style="italic" style:text-underline-style="none" style:font-style-asian="italic" style:font-style-complex="italic"/>
    </style:style>
    <style:style style:name="T54" style:family="text">
      <style:text-properties officeooo:rsid="002c9bff"/>
    </style:style>
    <style:style style:name="T55" style:family="text">
      <style:text-properties officeooo:rsid="003d59fc"/>
    </style:style>
    <style:style style:name="T56" style:family="text">
      <style:text-properties officeooo:rsid="0040f344"/>
    </style:style>
    <style:style style:name="T57" style:family="text">
      <style:text-properties officeooo:rsid="00428c45"/>
    </style:style>
    <style:style style:name="T58" style:family="text">
      <style:text-properties officeooo:rsid="004635b5"/>
    </style:style>
    <style:style style:name="T59" style:family="text">
      <style:text-properties officeooo:rsid="005af559"/>
    </style:style>
    <style:style style:name="T60" style:family="text">
      <style:text-properties officeooo:rsid="0065fd15"/>
    </style:style>
    <style:style style:name="T61" style:family="text">
      <style:text-properties officeooo:rsid="00699c19"/>
    </style:style>
    <style:style style:name="T62" style:family="text">
      <style:text-properties officeooo:rsid="006c3d7e"/>
    </style:style>
    <style:style style:name="T63" style:family="text">
      <style:text-properties officeooo:rsid="0077a718"/>
    </style:style>
    <style:style style:name="T64" style:family="text">
      <style:text-properties officeooo:rsid="007c38f2"/>
    </style:style>
    <style:style style:name="T65" style:family="text">
      <style:text-properties officeooo:rsid="0080a0fd"/>
    </style:style>
    <style:style style:name="T66" style:family="text">
      <style:text-properties officeooo:rsid="00810651"/>
    </style:style>
    <style:style style:name="T67" style:family="text">
      <style:text-properties officeooo:rsid="00820e96"/>
    </style:style>
    <style:style style:name="T68" style:family="text">
      <style:text-properties officeooo:rsid="008602a1"/>
    </style:style>
    <style:style style:name="T69" style:family="text">
      <style:text-properties style:text-underline-style="none" officeooo:rsid="008d7218"/>
    </style:style>
    <style:style style:name="T70" style:family="text">
      <style:text-properties fo:font-style="normal" style:text-underline-style="none" officeooo:rsid="008a041d" style:font-style-asian="normal" style:font-style-complex="normal"/>
    </style:style>
    <style:style style:name="T71" style:family="text">
      <style:text-properties fo:font-style="normal" style:text-underline-style="none" officeooo:rsid="008a5603" style:font-style-asian="normal" style:font-style-complex="normal"/>
    </style:style>
    <style:style style:name="T72" style:family="text">
      <style:text-properties fo:font-style="normal" style:text-underline-style="none" officeooo:rsid="008d7218" style:font-style-asian="normal" style:font-style-complex="normal"/>
    </style:style>
    <style:style style:name="T73" style:family="text">
      <style:text-properties officeooo:rsid="008fb5ab"/>
    </style:style>
    <style:style style:name="T74" style:family="text">
      <style:text-properties officeooo:rsid="0092ef01"/>
    </style:style>
    <style:style style:name="T75" style:family="text">
      <style:text-properties officeooo:rsid="00964b52"/>
    </style:style>
    <style:style style:name="T76" style:family="text">
      <style:text-properties officeooo:rsid="009ad2f7"/>
    </style:style>
    <style:style style:name="T77" style:family="text">
      <style:text-properties officeooo:rsid="009cdfb5"/>
    </style:style>
    <style:style style:name="T78" style:family="text">
      <style:text-properties officeooo:rsid="009ea912"/>
    </style:style>
    <style:style style:name="T79" style:family="text">
      <style:text-properties officeooo:rsid="00a16b20"/>
    </style:style>
    <style:style style:name="T80" style:family="text">
      <style:text-properties fo:language="en" fo:country="US" officeooo:rsid="00a424bf"/>
    </style:style>
    <style:style style:name="T81" style:family="text">
      <style:text-properties fo:language="en" fo:country="US" officeooo:rsid="00aa513f"/>
    </style:style>
    <style:style style:name="T82" style:family="text">
      <style:text-properties fo:language="en" fo:country="US" fo:font-style="italic" officeooo:rsid="00aa513f" style:font-style-asian="italic" style:font-style-complex="italic"/>
    </style:style>
    <style:style style:name="T83" style:family="text">
      <style:text-properties fo:language="en" fo:country="US" fo:font-style="italic" officeooo:rsid="00b01d87" style:font-style-asian="italic" style:font-style-complex="italic"/>
    </style:style>
    <style:style style:name="T84" style:family="text">
      <style:text-properties fo:language="en" fo:country="US" officeooo:rsid="00ab5405"/>
    </style:style>
    <style:style style:name="T85" style:family="text">
      <style:text-properties fo:language="en" fo:country="US" officeooo:rsid="00ac09c2"/>
    </style:style>
    <style:style style:name="T86" style:family="text">
      <style:text-properties fo:language="en" fo:country="US" officeooo:rsid="00b01d87"/>
    </style:style>
    <style:style style:name="T87" style:family="text">
      <style:text-properties officeooo:rsid="00a424bf"/>
    </style:style>
    <style:style style:name="T88" style:family="text">
      <style:text-properties fo:language="uk" fo:country="UA" officeooo:rsid="00a424bf"/>
    </style:style>
    <style:style style:name="T89" style:family="text">
      <style:text-properties fo:language="uk" fo:country="UA" officeooo:rsid="00a4da6f"/>
    </style:style>
    <style:style style:name="T90" style:family="text">
      <style:text-properties fo:language="uk" fo:country="UA" fo:font-style="italic" officeooo:rsid="00a4da6f" style:font-style-asian="italic" style:font-style-complex="italic"/>
    </style:style>
    <style:style style:name="T91" style:family="text">
      <style:text-properties fo:language="uk" fo:country="UA" fo:font-style="italic" officeooo:rsid="00b01d87" style:font-style-asian="italic" style:font-style-complex="italic"/>
    </style:style>
    <style:style style:name="T92" style:family="text">
      <style:text-properties fo:language="uk" fo:country="UA" officeooo:rsid="00a285ab"/>
    </style:style>
    <style:style style:name="T93" style:family="text">
      <style:text-properties fo:language="uk" fo:country="UA" officeooo:rsid="00a97a5f"/>
    </style:style>
    <style:style style:name="T94" style:family="text">
      <style:text-properties fo:language="uk" fo:country="UA" officeooo:rsid="00aa513f"/>
    </style:style>
    <style:style style:name="T95" style:family="text">
      <style:text-properties fo:language="uk" fo:country="UA" officeooo:rsid="00ab5405"/>
    </style:style>
    <style:style style:name="T96" style:family="text">
      <style:text-properties fo:language="uk" fo:country="UA" officeooo:rsid="00ac09c2"/>
    </style:style>
    <style:style style:name="T97" style:family="text">
      <style:text-properties fo:language="uk" fo:country="UA" officeooo:rsid="00b01d87"/>
    </style:style>
    <style:style style:name="T98" style:family="text">
      <style:text-properties fo:language="uk" fo:country="UA" officeooo:rsid="00b0f07f"/>
    </style:style>
    <style:style style:name="T99" style:family="text">
      <style:text-properties fo:language="uk" fo:country="UA" officeooo:rsid="00b2bcbe"/>
    </style:style>
    <style:style style:name="T100" style:family="text">
      <style:text-properties fo:language="uk" fo:country="UA" officeooo:rsid="00b45400"/>
    </style:style>
    <style:style style:name="T101" style:family="text">
      <style:text-properties fo:language="uk" fo:country="UA" officeooo:rsid="00b53b48"/>
    </style:style>
    <style:style style:name="T102" style:family="text">
      <style:text-properties fo:language="uk" fo:country="UA" officeooo:rsid="00b54f61"/>
    </style:style>
    <style:style style:name="T103" style:family="text">
      <style:text-properties fo:language="uk" fo:country="UA" officeooo:rsid="00b84d4b"/>
    </style:style>
    <style:style style:name="T104" style:family="text">
      <style:text-properties fo:language="uk" fo:country="UA" officeooo:rsid="00b94e27"/>
    </style:style>
    <style:style style:name="T105" style:family="text">
      <style:text-properties style:font-name="Times New Roman1" fo:language="uk" fo:country="UA" officeooo:rsid="00b01d87"/>
    </style:style>
    <style:style style:name="T106" style:family="text">
      <style:text-properties officeooo:rsid="00b0f07f"/>
    </style:style>
    <style:style style:name="T107" style:family="text">
      <style:text-properties officeooo:rsid="00b2bcbe"/>
    </style:style>
    <style:style style:name="fr1" style:family="graphic" style:parent-style-name="OLE">
      <style:graphic-properties fo:margin-left="0cm" fo:margin-right="0cm" style:vertical-pos="middle" style:vertical-rel="text" fo:padding-left="0.256cm" fo:padding-right="0.256cm" fo:padding-top="0.129cm" fo:padding-bottom="0.129cm" fo:border="none" draw:ole-draw-aspect="1" draw:visible-area-top="0cm" draw:visible-area-width="10cm" draw:visible-area-height="10cm"/>
    </style:style>
    <style:style style:name="fr2" style:family="graphic" style:parent-style-name="OLE">
      <style:graphic-properties fo:margin-left="0cm" fo:margin-right="0cm" style:vertical-pos="top" style:vertical-rel="baseline" fo:padding-left="0.256cm" fo:padding-right="0.256cm" fo:padding-top="0.129cm" fo:padding-bottom="0.129cm" fo:border="none" draw:ole-draw-aspect="1" draw:visible-area-top="0cm" draw:visible-area-width="10cm" draw:visible-area-height="10cm"/>
    </style:style>
    <style:style style:name="fr3"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МІНІСТЕРСТВО ОСВІТИ І НАУКИ, МОЛОДІ ТА СПОРТУ УКРАЇНИ</text:p>
      <text:p text:style-name="P1">ДЕРЖАВНИЙ ВИЩИЙ НАВЧАЛЬНИЙ ЗАКЛАД</text:p>
      <text:p text:style-name="P1">«УЖГОРОДСЬКИЙ НАЦІОНАЛЬНИЙ УНІВЕРСИТЕТ»</text:p>
      <text:p text:style-name="P1">МАТЕМАТИЧНИЙ ФАКУЛЬТЕТ</text:p>
      <text:p text:style-name="P1">КАФЕДРА СИСТЕМНОГО АНАЛІЗУ І ТЕОРІЇ ОПТИМІЗАЦІЇ</text:p>
      <text:p text:style-name="P3"/>
      <text:p text:style-name="P3"/>
      <text:p text:style-name="P3"/>
      <text:p text:style-name="P23"><text:span text:style-name="T1">Дипломна</text:span> робота</text:p>
      <text:p text:style-name="P25"/>
      <text:p text:style-name="P26">Оцінка точності і обчислювальної складності наближеного глобального розв’язування нелінійних функціональних рівнянь</text:p>
      <text:p text:style-name="P3"/>
      <text:p text:style-name="P3"/>
      <text:p text:style-name="P4"/>
      <text:p text:style-name="P5">Студента <text:span text:style-name="T1">5</text:span>-го курсу</text:p>
      <text:p text:style-name="P5">спец. «Прикладна математика»</text:p>
      <text:p text:style-name="P5">Гусная Юрія Васильовича</text:p>
      <text:p text:style-name="P5">Науковий керівник:</text:p>
      <text:p text:style-name="P5">проф. Бабич М. Д.</text:p>
      <text:p text:style-name="P5"/>
      <text:p text:style-name="P5"/>
      <text:p text:style-name="P5"/>
      <text:p text:style-name="P3">Ужгород — 201<text:span text:style-name="T1">3</text:span></text:p>
      <text:p text:style-name="P24"><text:soft-page-break/></text:p>
      <text:p text:style-name="P47">Вступ</text:p>
      <text:p text:style-name="P33"><text:tab/>Проблема <text:s/>глобального розв’язування нелінійних функціональних рівнянь є дуже важливою і в той же час дуже складною і недостатньо розробленою. Нелінійні функціональні рівняння як математичні моделі можуть відображати різні природні явища і процеси, наприклад, задачі фізики, біології, хімії, економіки і <text:s/>т.п. Розв’язки таких задач характеризують стан розглядуваного об’єкта або процесу. НФР в залежності від елементів, <text:s/>що їх породжують, можуть мати один розв’язок, скінченне число розв’язків, нескінченну множину таких розв’язків або не мати їх взагалі. Тому розрізнення цих випадків, як і знаходження самих розв’язків, набуває важливого значення.</text:p>
      <text:p text:style-name="P33"><text:tab/>Оскільки, як правило, НФР, які описують реальні процеси, мають складну структуру, то безпосереднє застосування до їх глобального розв’язування відомих методів є проблематичним як з точки зору їх функціональної реалізації, так і з точки зору обчислення необхідних елементів рівнянь, що входять в теореми існування та оцінки похибок. У зв’язку з цим для розв’язування таких рівнянь застосовуються елементи загальної теорії наближених методів. Ця теорія передбачає побудову для вихідного рівняння послідовності наближених рівнянь, доведення відповідних теорем про зв’язок таких рівнянь і збіжності методу переходу від вихідного рівняння до послідовності наближених рівнянь. Це є достатньою умовою для практичного розв’язування (за допустимих фіксованих значеннях параметра апроксимації) наближених рівнянь та проведення апостеріорного аналізу отриманих наближених розв’язків вихідного рівняння.</text:p>
      <text:p text:style-name="P6"><text:span text:style-name="T40"><text:tab/>У даній роботі елементи теорії наближених методів реалізуються на нелінійних рівняннях з одним невідомим, системах нелінійних скалярних рівнянь та нелінійних інтегральних рівнянь типу Урисона і Гаммерштейна. Оскільки наближене розв’язування рівнянь пов’язане з апроксимацією і реалізацією чисельного методу на обчислювальній машині, що викликає появу різного роду </text:span><text:soft-page-break/><text:span text:style-name="T40">похибок, то в роботі розглянуто елементи теорії похибок та їх оцінки, які супроводжують процес обчислення. Важливе значення при цьому набуває апріорна інформація про задачі та числові методи або обчислювальні алгоритми, а також оцінки їх характеристик.</text:span></text:p>
      <text:p text:style-name="P46"><text:toc-mark-start text:id="IMark147324836" text:outline-level="2"/><text:toc-mark-start text:id="IMark147322052" text:outline-level="1"/><text:toc-mark-start text:id="IMark147320996" text:outline-level="2"/>Елементи теорії похибок<text:toc-mark-end text:id="IMark147320996"/><text:toc-mark-end text:id="IMark147322052"/><text:toc-mark-end text:id="IMark147324836"/></text:p>
      <text:p text:style-name="P7"><text:tab/>Точність обчислювального алгоритму визначається мірою абсолютної повної похибки, складовими якої є абсолютні похибки:</text:p>
      <text:list xml:id="list5150909834634599516" text:style-name="WW8Num2">
        <text:list-item>
          <text:list>
            <text:list-item>
              <text:list>
                <text:list-item>
                  <text:p text:style-name="P56">неусувна похибка – спричинена тим, що параметри і елементи рівнянь-моделей неадекватно відображають те вище, яке вони описують, а також похибки даних параметрів та елементів, викликані результатами їх визначення(вимірювання, зважування, оцінювання) або подання;</text:p>
                </text:list-item>
                <text:list-item>
                  <text:p text:style-name="P56">похибка методу – виникає при застосуванні наближеного методу до розв’язання задач, за рахунок апроксимації, дискретизації точної задачі та застосування наближеного методу до апроксимаційної задачі;</text:p>
                </text:list-item>
                <text:list-item>
                  <text:p text:style-name="P56">похибка заокруглення – виникає при реалізації наближеного методу на ЕОМ з вибраною конкретною моделлю обчислень та з урахуванням всіх арифметичних та логічних операцій, що супроводжують цей процес.</text:p>
                </text:list-item>
              </text:list>
            </text:list-item>
          </text:list>
        </text:list-item>
      </text:list>
      <text:p text:style-name="P27"><text:span text:style-name="T5"><text:tab/>Нерідко вживається термін абсолютної обчислювальної похибки, що об’єднує похибку дискретизації та похибки методу і заокруглення. Для знаходження похибки дискретизації необхідно ввести апроксимаційні характеристики(функції або функціонали), що відображають близькість елементів вихідної задачі і наближеної до неї. Наприклад, при наближеному розв’язуванні нелінійного операторного рівняння </text:span><draw:frame draw:style-name="fr1" draw:name="Object276" text:anchor-type="as-char" svg:width="1.411cm" svg:height="0.529cm" draw:z-index="0"><draw:object-ole xlink:href="./Object 1" xlink:type="simple" xlink:show="embed" xlink:actuate="onLoad"/><draw:image xlink:href="./ObjectReplacements/Object 1" xlink:type="simple" xlink:show="embed" xlink:actuate="onLoad"/><svg:desc>OLE-object</svg:desc></draw:frame><text:span text:style-name="T5">, що має багато ізольованих розв’язків, здійснюється перехід до деякого наближеного рівняння </text:span><draw:frame draw:style-name="fr1" draw:name="Object277" text:anchor-type="as-char" svg:width="1.552cm" svg:height="0.67cm" draw:z-index="1"><draw:object-ole xlink:href="./Object 2" xlink:type="simple" xlink:show="embed" xlink:actuate="onLoad"/><draw:image xlink:href="./ObjectReplacements/Object 2" xlink:type="simple" xlink:show="embed" xlink:actuate="onLoad"/><svg:desc>OLE-object</svg:desc></draw:frame><text:span text:style-name="T5">. В цьому випадку вказані функціонали, що відображають у нормі розглядуваних просторів близькість вихідного </text:span><text:span text:style-name="T9">A</text:span><text:span text:style-name="T5"> і апроксимаційного </text:span><draw:frame draw:style-name="fr1" draw:name="Object278" text:anchor-type="as-char" svg:width="0.6cm" svg:height="0.67cm" draw:z-index="2"><draw:object-ole xlink:href="./Object 3" xlink:type="simple" xlink:show="embed" xlink:actuate="onLoad"/><draw:image xlink:href="./ObjectReplacements/Object 3" xlink:type="simple" xlink:show="embed" xlink:actuate="onLoad"/><svg:desc>OLE-object</svg:desc></draw:frame><text:span text:style-name="T5"> операторів і їх перших та других похідних, розглядаються на кулях ізольованих єдиних розв’язків.</text:span></text:p>
      <text:p text:style-name="P8"/>
      <text:p text:style-name="P8"/>
      <text:p text:style-name="P8"/>
      <text:p text:style-name="P41"><text:soft-page-break/>Похибка методу та її оцінки</text:p>
      <text:p text:style-name="P8"/>
      <text:p text:style-name="P7"><text:tab/>Похибка методу зумовлюється наступними причинами:</text:p>
      <text:list xml:id="list1332583713726857300" text:style-name="WW8Num4">
        <text:list-item>
          <text:p text:style-name="P57">Точні оператори і вихідні дані, які характеризують задачу, замінюються наближеними. Наприклад, похідні замінюють скінченними різницями, інтеграли – скінченними сумами, функції – многочленами або таблицями їх значень у вузлах деякої сітки і т.д.</text:p>
        </text:list-item>
        <text:list-item>
          <text:p text:style-name="P57">При розв’язуванні вихідної задачі будується нескінченний ітераційний процес, який обривається на певному кроці. Як правило, методи розв’язування таких задач містить в собі деякий параметр, при прямуванні якого до певної границі похибка методу прямує до нуля, що дозволяє цю похибку регулювати. Крім того, через цей параметр та характеристики точного і наближеного операторів виражаються апріорна та апостеріорна оцінки похибки методу.</text:p>
        </text:list-item>
      </text:list>
      <text:p text:style-name="P7"><text:tab/>Нехай розглядається нелінійне операторне рівняння</text:p>
      <text:p text:style-name="P27"><text:span text:style-name="T5"><text:tab/></text:span><draw:frame draw:style-name="fr1" draw:name="Object279" text:anchor-type="as-char" svg:width="1.411cm" svg:height="0.529cm" draw:z-index="6"><draw:object-ole xlink:href="./Object 4" xlink:type="simple" xlink:show="embed" xlink:actuate="onLoad"/><draw:image xlink:href="./ObjectReplacements/Object 4" xlink:type="simple" xlink:show="embed" xlink:actuate="onLoad"/><svg:desc>OLE-object</svg:desc></draw:frame><text:span text:style-name="T5"><text:tab/><text:tab/><text:tab/><text:tab/><text:tab/><text:tab/><text:tab/><text:tab/><text:tab/><text:tab/><text:tab/> <text:s text:c="5"/>(1)</text:span></text:p>
      <text:p text:style-name="P27"><text:span text:style-name="T5">де </text:span><text:span text:style-name="T9">A</text:span><text:span text:style-name="T5"> – двічі диференційований за Фреше оператор, що діє з області свого визначення </text:span><text:span text:style-name="T9">E</text:span><text:span text:style-name="T5"> гільбертового простору </text:span><text:span text:style-name="T9">H</text:span><text:span text:style-name="T13"> </text:span><text:span text:style-name="T5">у цей же простір. Рівняння (1) може характеризувати скінченну систему нелінійних скалярних рівнянь, нелінійне інтегральне рівняння із скінченними межами або інші рівняння.</text:span></text:p>
      <text:p text:style-name="P27"><text:span text:style-name="T5"><text:tab/>Нехай необхідно знайти всі ізольовані розв’язки </text:span><draw:frame draw:style-name="fr1" draw:name="Object280" text:anchor-type="as-char" svg:width="2.575cm" svg:height="0.776cm" draw:z-index="14"><draw:object-ole xlink:href="./Object 5" xlink:type="simple" xlink:show="embed" xlink:actuate="onLoad"/><draw:image xlink:href="./ObjectReplacements/Object 5" xlink:type="simple" xlink:show="embed" xlink:actuate="onLoad"/><svg:desc>OLE-object</svg:desc></draw:frame><text:span text:style-name="T5"> рівняння (1) в обмеженій області </text:span><text:span text:style-name="T9">E</text:span><text:span text:style-name="T5">.</text:span></text:p>
      <text:p text:style-name="P27"><text:span text:style-name="T5"><text:tab/>В загальному випадку процес глобального наближеного розв’язування рівняння (1) полягає у виборі або побудові методу, за допомогою якого для </text:span><text:span text:style-name="T5">кожного точного розв’язку </text:span><draw:frame draw:style-name="fr1" draw:name="Object281" text:anchor-type="as-char" svg:width="0.529cm" svg:height="0.741cm" draw:z-index="16"><draw:object-ole xlink:href="./Object 6" xlink:type="simple" xlink:show="embed" xlink:actuate="onLoad"/><draw:image xlink:href="./ObjectReplacements/Object 6" xlink:type="simple" xlink:show="embed" xlink:actuate="onLoad"/><svg:desc>OLE-object</svg:desc></draw:frame><text:span text:style-name="T5"> знаходиться послідовність наближених розв’язків </text:span><draw:frame draw:style-name="fr1" draw:name="Object282" text:anchor-type="as-char" svg:width="3.775cm" svg:height="0.776cm" draw:z-index="19"><draw:object-ole xlink:href="./Object 7" xlink:type="simple" xlink:show="embed" xlink:actuate="onLoad"/><draw:image xlink:href="./ObjectReplacements/Object 7" xlink:type="simple" xlink:show="embed" xlink:actuate="onLoad"/><svg:desc>OLE-object</svg:desc></draw:frame><text:span text:style-name="T5">, де параметр </text:span><text:span text:style-name="T9">n</text:span><text:span text:style-name="T13"> </text:span><text:span text:style-name="T5">носить загальний смисл і не відображає </text:span><text:span text:style-name="T5">конкретний спосіб побудови </text:span><draw:frame draw:style-name="fr1" draw:name="Object283" text:anchor-type="as-char" svg:width="0.6cm" svg:height="0.741cm" draw:z-index="21"><draw:object-ole xlink:href="./Object 8" xlink:type="simple" xlink:show="embed" xlink:actuate="onLoad"/><draw:image xlink:href="./ObjectReplacements/Object 8" xlink:type="simple" xlink:show="embed" xlink:actuate="onLoad"/><svg:desc>OLE-object</svg:desc></draw:frame><text:span text:style-name="T5">. Ці послідовності будуються таким чином, щоб </text:span><text:soft-page-break/><text:span text:style-name="T5">була можливість або теоретично довести їх збіжність до відповідних їм точних розв’язків </text:span><draw:frame draw:style-name="fr1" draw:name="Object284" text:anchor-type="as-char" svg:width="0.529cm" svg:height="0.741cm" draw:z-index="24"><draw:object-ole xlink:href="./Object 9" xlink:type="simple" xlink:show="embed" xlink:actuate="onLoad"/><draw:image xlink:href="./ObjectReplacements/Object 9" xlink:type="simple" xlink:show="embed" xlink:actuate="onLoad"/><svg:desc>OLE-object</svg:desc></draw:frame><text:span text:style-name="T5"> рівняння (1) або була підстава характеризувати практичну близькість (з ростом </text:span><text:span text:style-name="T9">n</text:span><text:span text:style-name="T5">) елементів цих послідовностей до відповідних їм точних розв’язків </text:span><draw:frame draw:style-name="fr1" draw:name="Object285" text:anchor-type="as-char" svg:width="0.529cm" svg:height="0.741cm" draw:z-index="25"><draw:object-ole xlink:href="./Object 10" xlink:type="simple" xlink:show="embed" xlink:actuate="onLoad"/><draw:image xlink:href="./ObjectReplacements/Object 10" xlink:type="simple" xlink:show="embed" xlink:actuate="onLoad"/><svg:desc>OLE-object</svg:desc></draw:frame><text:span text:style-name="T5">. Вирішення цієї задачі передбачає відокремлення всіх ізольованих розв’язків </text:span><draw:frame draw:style-name="fr1" draw:name="Object286" text:anchor-type="as-char" svg:width="0.529cm" svg:height="0.741cm" draw:z-index="26"><draw:object-ole xlink:href="./Object 11" xlink:type="simple" xlink:show="embed" xlink:actuate="onLoad"/><draw:image xlink:href="./ObjectReplacements/Object 11" xlink:type="simple" xlink:show="embed" xlink:actuate="onLoad"/><svg:desc>OLE-object</svg:desc></draw:frame><text:span text:style-name="T5"> шляхом побудови таких замкнених підобластей </text:span><draw:frame draw:style-name="fr1" draw:name="Object287" text:anchor-type="as-char" svg:width="1.482cm" svg:height="0.67cm" draw:z-index="27"><draw:object-ole xlink:href="./Object 12" xlink:type="simple" xlink:show="embed" xlink:actuate="onLoad"/><draw:image xlink:href="./ObjectReplacements/Object 12" xlink:type="simple" xlink:show="embed" xlink:actuate="onLoad"/><svg:desc>OLE-object</svg:desc></draw:frame><text:span text:style-name="T5">, зокрема замкнених куль </text:span><draw:frame draw:style-name="fr1" draw:name="Object288" text:anchor-type="as-char" svg:width="0.459cm" svg:height="0.635cm" draw:z-index="30"><draw:object-ole xlink:href="./Object 13" xlink:type="simple" xlink:show="embed" xlink:actuate="onLoad"/><draw:image xlink:href="./ObjectReplacements/Object 13" xlink:type="simple" xlink:show="embed" xlink:actuate="onLoad"/><svg:desc>OLE-object</svg:desc></draw:frame><text:span text:style-name="T5">, кожна з яких буде містити єдиний розв’язок із області </text:span><text:span text:style-name="T9">E</text:span><text:span text:style-name="T5">. Для цього потрібно знайти множини елементів </text:span><draw:frame draw:style-name="fr1" draw:name="Object289" text:anchor-type="as-char" svg:width="2.011cm" svg:height="0.67cm" draw:z-index="31"><draw:object-ole xlink:href="./Object 14" xlink:type="simple" xlink:show="embed" xlink:actuate="onLoad"/><draw:image xlink:href="./ObjectReplacements/Object 14" xlink:type="simple" xlink:show="embed" xlink:actuate="onLoad"/><svg:desc>OLE-object</svg:desc></draw:frame><text:span text:style-name="T5"> і дійсних чисел </text:span><draw:frame draw:style-name="fr1" draw:name="Object290" text:anchor-type="as-char" svg:width="1.834cm" svg:height="0.67cm" draw:z-index="35"><draw:object-ole xlink:href="./Object 15" xlink:type="simple" xlink:show="embed" xlink:actuate="onLoad"/><draw:image xlink:href="./ObjectReplacements/Object 15" xlink:type="simple" xlink:show="embed" xlink:actuate="onLoad"/><svg:desc>OLE-object</svg:desc></draw:frame><text:span text:style-name="T5">, які називаються відповідно центрами і радіусами замкнених куль</text:span></text:p>
      <text:p text:style-name="P27"><text:span text:style-name="T5"><text:tab/></text:span><draw:frame draw:style-name="fr1" draw:name="Object291" text:anchor-type="as-char" svg:width="8.112cm" svg:height="0.811cm" draw:z-index="36"><draw:object-ole xlink:href="./Object 16" xlink:type="simple" xlink:show="embed" xlink:actuate="onLoad"/><draw:image xlink:href="./ObjectReplacements/Object 16" xlink:type="simple" xlink:show="embed" xlink:actuate="onLoad"/><svg:desc>OLE-object</svg:desc></draw:frame><text:span text:style-name="T5"> <text:s/></text:span></text:p>
      <text:p text:style-name="P27"><text:span text:style-name="T5">щоб на кожній із них виконувались деякі <text:s/>достатні умови існування єдиного розв’язку рівняння (1). Дійсно, якщо такі пари </text:span><draw:frame draw:style-name="fr1" draw:name="Object292" text:anchor-type="as-char" svg:width="1.27cm" svg:height="0.741cm" draw:z-index="37"><draw:object-ole xlink:href="./Object 17" xlink:type="simple" xlink:show="embed" xlink:actuate="onLoad"/><draw:image xlink:href="./ObjectReplacements/Object 17" xlink:type="simple" xlink:show="embed" xlink:actuate="onLoad"/><svg:desc>OLE-object</svg:desc></draw:frame><text:span text:style-name="T5"> будуть знайдені, то теорема існування розв’язку </text:span><draw:frame draw:style-name="fr1" draw:name="Object293" text:anchor-type="as-char" svg:width="0.529cm" svg:height="0.741cm" draw:z-index="38"><draw:object-ole xlink:href="./Object 18" xlink:type="simple" xlink:show="embed" xlink:actuate="onLoad"/><draw:image xlink:href="./ObjectReplacements/Object 18" xlink:type="simple" xlink:show="embed" xlink:actuate="onLoad"/><svg:desc>OLE-object</svg:desc></draw:frame><text:span text:style-name="T5"> рівняння (1) може бути визначена у багатьох випадках таким чином: якщо рівняння (1) запишеться записати у еквівалентному виді </text:span><draw:frame draw:style-name="fr1" draw:name="Object294" text:anchor-type="as-char" svg:width="2.469cm" svg:height="0.529cm" draw:z-index="39"><draw:object-ole xlink:href="./Object 19" xlink:type="simple" xlink:show="embed" xlink:actuate="onLoad"/><draw:image xlink:href="./ObjectReplacements/Object 19" xlink:type="simple" xlink:show="embed" xlink:actuate="onLoad"/><svg:desc>OLE-object</svg:desc></draw:frame><text:span text:style-name="T5">, то відповідний йому ітераційний метод </text:span></text:p>
      <text:p text:style-name="P27"><text:span text:style-name="T5"><text:tab/></text:span><draw:frame draw:style-name="fr1" draw:name="Object295" text:anchor-type="as-char" svg:width="5.468cm" svg:height="0.741cm" draw:z-index="42"><draw:object-ole xlink:href="./Object 20" xlink:type="simple" xlink:show="embed" xlink:actuate="onLoad"/><draw:image xlink:href="./ObjectReplacements/Object 20" xlink:type="simple" xlink:show="embed" xlink:actuate="onLoad"/><svg:desc>OLE-object</svg:desc></draw:frame><text:span text:style-name="T5"><text:tab/><text:tab/><text:tab/><text:tab/><text:tab/><text:tab/><text:tab/><text:tab/> <text:s text:c="5"/>(2)</text:span></text:p>
      <text:p text:style-name="P27"><text:span text:style-name="T5">в якому </text:span><draw:frame draw:style-name="fr1" draw:name="Object296" text:anchor-type="as-char" svg:width="0.88cm" svg:height="0.635cm" draw:z-index="47"><draw:object-ole xlink:href="./Object 21" xlink:type="simple" xlink:show="embed" xlink:actuate="onLoad"/><draw:image xlink:href="./ObjectReplacements/Object 21" xlink:type="simple" xlink:show="embed" xlink:actuate="onLoad"/><svg:desc>OLE-object</svg:desc></draw:frame><text:span text:style-name="T5"> відображає напрям руху ітераційного процесу, а послідовність </text:span><draw:frame draw:style-name="fr1" draw:name="Object297" text:anchor-type="as-char" svg:width="1.023cm" svg:height="0.741cm" draw:z-index="48"><draw:object-ole xlink:href="./Object 22" xlink:type="simple" xlink:show="embed" xlink:actuate="onLoad"/><draw:image xlink:href="./ObjectReplacements/Object 22" xlink:type="simple" xlink:show="embed" xlink:actuate="onLoad"/><svg:desc>OLE-object</svg:desc></draw:frame><text:span text:style-name="T5"> - послідовність дійсних чисел, що характеризує величину кроку ітераційного процесу. Критерій вибору </text:span><draw:frame draw:style-name="fr1" draw:name="Object298" text:anchor-type="as-char" svg:width="0.88cm" svg:height="0.635cm" draw:z-index="49"><draw:object-ole xlink:href="./Object 23" xlink:type="simple" xlink:show="embed" xlink:actuate="onLoad"/><draw:image xlink:href="./ObjectReplacements/Object 23" xlink:type="simple" xlink:show="embed" xlink:actuate="onLoad"/><svg:desc>OLE-object</svg:desc></draw:frame><text:span text:style-name="T5"> і </text:span><draw:frame draw:style-name="fr1" draw:name="Object299" text:anchor-type="as-char" svg:width="0.6cm" svg:height="0.67cm" draw:z-index="50"><draw:object-ole xlink:href="./Object 24" xlink:type="simple" xlink:show="embed" xlink:actuate="onLoad"/><draw:image xlink:href="./ObjectReplacements/Object 24" xlink:type="simple" xlink:show="embed" xlink:actuate="onLoad"/><svg:desc>OLE-object</svg:desc></draw:frame><text:span text:style-name="T5"> визначає той чи інший ітераційний метод.</text:span></text:p>
      <text:p text:style-name="P7"><text:tab/>Щодо існування єдиного розв’язку рівняння (1) та збіжності методу має місце узагальнена теорема</text:p>
      <text:p text:style-name="P27"><text:span text:style-name="T5"><text:tab/></text:span><text:span text:style-name="T19">Теорема 1</text:span><text:span text:style-name="T5"> Нехай у кулі </text:span><draw:frame draw:style-name="fr1" draw:name="Object300" text:anchor-type="as-char" svg:width="1.658cm" svg:height="0.741cm" draw:z-index="51"><draw:object-ole xlink:href="./Object 25" xlink:type="simple" xlink:show="embed" xlink:actuate="onLoad"/><draw:image xlink:href="./ObjectReplacements/Object 25" xlink:type="simple" xlink:show="embed" xlink:actuate="onLoad"/><svg:desc>OLE-object</svg:desc></draw:frame><text:span text:style-name="T5">, де </text:span><draw:frame draw:style-name="fr1" draw:name="Object301" text:anchor-type="as-char" svg:width="0.529cm" svg:height="0.635cm" draw:z-index="52"><draw:object-ole xlink:href="./Object 26" xlink:type="simple" xlink:show="embed" xlink:actuate="onLoad"/><draw:image xlink:href="./ObjectReplacements/Object 26" xlink:type="simple" xlink:show="embed" xlink:actuate="onLoad"/><svg:desc>OLE-object</svg:desc></draw:frame><text:span text:style-name="T5"> - один із елементів </text:span><draw:frame draw:style-name="fr1" draw:name="Object302" text:anchor-type="as-char" svg:width="0.423cm" svg:height="0.67cm" draw:z-index="53"><draw:object-ole xlink:href="./Object 27" xlink:type="simple" xlink:show="embed" xlink:actuate="onLoad"/><draw:image xlink:href="./ObjectReplacements/Object 27" xlink:type="simple" xlink:show="embed" xlink:actuate="onLoad"/><svg:desc>OLE-object</svg:desc></draw:frame><text:span text:style-name="T5">, а </text:span><draw:frame draw:style-name="fr1" draw:name="Object303" text:anchor-type="as-char" svg:width="0.353cm" svg:height="0.388cm" draw:z-index="54"><draw:object-ole xlink:href="./Object 28" xlink:type="simple" xlink:show="embed" xlink:actuate="onLoad"/><draw:image xlink:href="./ObjectReplacements/Object 28" xlink:type="simple" xlink:show="embed" xlink:actuate="onLoad"/><svg:desc>OLE-object</svg:desc></draw:frame><text:span text:style-name="T5"> - відповідне </text:span><text:span text:style-name="T5">йому значення </text:span><draw:frame draw:style-name="fr1" draw:name="Object304" text:anchor-type="as-char" svg:width="0.353cm" svg:height="0.67cm" draw:z-index="55"><draw:object-ole xlink:href="./Object 29" xlink:type="simple" xlink:show="embed" xlink:actuate="onLoad"/><draw:image xlink:href="./ObjectReplacements/Object 29" xlink:type="simple" xlink:show="embed" xlink:actuate="onLoad"/><svg:desc>OLE-object</svg:desc></draw:frame><text:span text:style-name="T5">, виконуються умови</text:span></text:p>
      <text:p text:style-name="P27"><text:span text:style-name="T5"><text:tab/></text:span><draw:frame draw:style-name="fr1" draw:name="Object305" text:anchor-type="as-char" svg:width="2.046cm" svg:height="0.88cm" draw:z-index="56"><draw:object-ole xlink:href="./Object 30" xlink:type="simple" xlink:show="embed" xlink:actuate="onLoad"/><draw:image xlink:href="./ObjectReplacements/Object 30" xlink:type="simple" xlink:show="embed" xlink:actuate="onLoad"/><svg:desc>OLE-object</svg:desc></draw:frame><text:span text:style-name="T5"> , </text:span><draw:frame draw:style-name="fr1" draw:name="Object306" text:anchor-type="as-char" svg:width="3.634cm" svg:height="0.776cm" draw:z-index="57"><draw:object-ole xlink:href="./Object 31" xlink:type="simple" xlink:show="embed" xlink:actuate="onLoad"/><draw:image xlink:href="./ObjectReplacements/Object 31" xlink:type="simple" xlink:show="embed" xlink:actuate="onLoad"/><svg:desc>OLE-object</svg:desc></draw:frame><text:span text:style-name="T5"> , </text:span><draw:frame draw:style-name="fr1" draw:name="Object307" text:anchor-type="as-char" svg:width="3.598cm" svg:height="0.776cm" draw:z-index="58"><draw:object-ole xlink:href="./Object 32" xlink:type="simple" xlink:show="embed" xlink:actuate="onLoad"/><draw:image xlink:href="./ObjectReplacements/Object 32" xlink:type="simple" xlink:show="embed" xlink:actuate="onLoad"/><svg:desc>OLE-object</svg:desc></draw:frame><text:span text:style-name="T5"> ,<text:tab/><text:tab/><text:tab/><text:tab/> <text:s text:c="5"/>(3)</text:span></text:p>
      <text:p text:style-name="P27"><text:soft-page-break/><text:span text:style-name="T5"><text:tab/></text:span><draw:frame draw:style-name="fr1" draw:name="Object308" text:anchor-type="as-char" svg:width="5.221cm" svg:height="0.88cm" draw:z-index="3"><draw:object-ole xlink:href="./Object 33" xlink:type="simple" xlink:show="embed" xlink:actuate="onLoad"/><draw:image xlink:href="./ObjectReplacements/Object 33" xlink:type="simple" xlink:show="embed" xlink:actuate="onLoad"/><svg:desc>OLE-object</svg:desc></draw:frame><text:span text:style-name="T5">, або </text:span><draw:frame draw:style-name="fr1" draw:name="Object309" text:anchor-type="as-char" svg:width="4.41cm" svg:height="0.88cm" draw:z-index="4"><draw:object-ole xlink:href="./Object 34" xlink:type="simple" xlink:show="embed" xlink:actuate="onLoad"/><draw:image xlink:href="./ObjectReplacements/Object 34" xlink:type="simple" xlink:show="embed" xlink:actuate="onLoad"/><svg:desc>OLE-object</svg:desc></draw:frame><text:span text:style-name="T5">,<text:tab/> <text:tab/><text:tab/><text:tab/> <text:s text:c="5"/>(4)</text:span></text:p>
      <text:p text:style-name="P27"><text:span text:style-name="T5">де </text:span><draw:frame draw:style-name="fr1" draw:name="Object310" text:anchor-type="as-char" svg:width="0.529cm" svg:height="0.67cm" draw:z-index="59"><draw:object-ole xlink:href="./Object 35" xlink:type="simple" xlink:show="embed" xlink:actuate="onLoad"/><draw:image xlink:href="./ObjectReplacements/Object 35" xlink:type="simple" xlink:show="embed" xlink:actuate="onLoad"/><svg:desc>OLE-object</svg:desc></draw:frame><text:span text:style-name="T5">, </text:span><draw:frame draw:style-name="fr1" draw:name="Object311" text:anchor-type="as-char" svg:width="1.905cm" svg:height="0.88cm" draw:z-index="60"><draw:object-ole xlink:href="./Object 36" xlink:type="simple" xlink:show="embed" xlink:actuate="onLoad"/><draw:image xlink:href="./ObjectReplacements/Object 36" xlink:type="simple" xlink:show="embed" xlink:actuate="onLoad"/><svg:desc>OLE-object</svg:desc></draw:frame><text:span text:style-name="T5">, </text:span><draw:frame draw:style-name="fr1" draw:name="Object312" text:anchor-type="as-char" svg:width="1.799cm" svg:height="0.88cm" draw:z-index="61"><draw:object-ole xlink:href="./Object 37" xlink:type="simple" xlink:show="embed" xlink:actuate="onLoad"/><draw:image xlink:href="./ObjectReplacements/Object 37" xlink:type="simple" xlink:show="embed" xlink:actuate="onLoad"/><svg:desc>OLE-object</svg:desc></draw:frame><text:span text:style-name="T5">, </text:span><draw:frame draw:style-name="fr1" draw:name="Object313" text:anchor-type="as-char" svg:width="1.762cm" svg:height="0.88cm" draw:z-index="62"><draw:object-ole xlink:href="./Object 38" xlink:type="simple" xlink:show="embed" xlink:actuate="onLoad"/><draw:image xlink:href="./ObjectReplacements/Object 38" xlink:type="simple" xlink:show="embed" xlink:actuate="onLoad"/><svg:desc>OLE-object</svg:desc></draw:frame><text:span text:style-name="T5"> - константи .які забезпечують виконання умов</text:span></text:p>
      <text:p text:style-name="P27"><text:span text:style-name="T5"><text:tab/></text:span><draw:frame draw:style-name="fr1" draw:name="Object314" text:anchor-type="as-char" svg:width="8.819cm" svg:height="0.953cm" draw:z-index="63"><draw:object-ole xlink:href="./Object 39" xlink:type="simple" xlink:show="embed" xlink:actuate="onLoad"/><draw:image xlink:href="./ObjectReplacements/Object 39" xlink:type="simple" xlink:show="embed" xlink:actuate="onLoad"/><svg:desc>OLE-object</svg:desc></draw:frame><text:span text:style-name="T5">,<text:tab/><text:tab/><text:tab/><text:tab/><text:tab/> <text:s text:c="5"/>(5)</text:span></text:p>
      <text:p text:style-name="P27"><text:span text:style-name="T5"><text:tab/></text:span><draw:frame draw:style-name="fr1" draw:name="Object315" text:anchor-type="as-char" svg:width="8.961cm" svg:height="0.953cm" draw:z-index="64"><draw:object-ole xlink:href="./Object 40" xlink:type="simple" xlink:show="embed" xlink:actuate="onLoad"/><draw:image xlink:href="./ObjectReplacements/Object 40" xlink:type="simple" xlink:show="embed" xlink:actuate="onLoad"/><svg:desc>OLE-object</svg:desc></draw:frame><text:span text:style-name="T5">.<text:tab/><text:tab/><text:tab/><text:tab/><text:tab/> <text:s text:c="5"/>(6)</text:span></text:p>
      <text:p text:style-name="P27"><text:span text:style-name="T5">Тоді рівняння (1) має в кулі </text:span><draw:frame draw:style-name="fr1" draw:name="Object316" text:anchor-type="as-char" svg:width="1.729cm" svg:height="0.88cm" draw:z-index="65"><draw:object-ole xlink:href="./Object 41" xlink:type="simple" xlink:show="embed" xlink:actuate="onLoad"/><draw:image xlink:href="./ObjectReplacements/Object 41" xlink:type="simple" xlink:show="embed" xlink:actuate="onLoad"/><svg:desc>OLE-object</svg:desc></draw:frame><text:span text:style-name="T5"> єдиний розв’</text:span><text:span text:style-name="T2">язок </text:span><draw:frame draw:style-name="fr1" draw:name="Object317" text:anchor-type="as-char" svg:width="0.529cm" svg:height="0.635cm" draw:z-index="66"><draw:object-ole xlink:href="./Object 42" xlink:type="simple" xlink:show="embed" xlink:actuate="onLoad"/><draw:image xlink:href="./ObjectReplacements/Object 42" xlink:type="simple" xlink:show="embed" xlink:actuate="onLoad"/><svg:desc>OLE-object</svg:desc></draw:frame><text:span text:style-name="T2">, до якого збігається послідовність </text:span><draw:frame draw:style-name="fr1" draw:name="Object318" text:anchor-type="as-char" svg:width="0.988cm" svg:height="0.88cm" draw:z-index="67"><draw:object-ole xlink:href="./Object 43" xlink:type="simple" xlink:show="embed" xlink:actuate="onLoad"/><draw:image xlink:href="./ObjectReplacements/Object 43" xlink:type="simple" xlink:show="embed" xlink:actuate="onLoad"/><svg:desc>OLE-object</svg:desc></draw:frame><text:span text:style-name="T2">, побудована згідно введеного ітераційного процесу(за відповідного вибору </text:span><draw:frame draw:style-name="fr1" draw:name="Object319" text:anchor-type="as-char" svg:width="0.88cm" svg:height="0.635cm" draw:z-index="68"><draw:object-ole xlink:href="./Object 44" xlink:type="simple" xlink:show="embed" xlink:actuate="onLoad"/><draw:image xlink:href="./ObjectReplacements/Object 44" xlink:type="simple" xlink:show="embed" xlink:actuate="onLoad"/><svg:desc>OLE-object</svg:desc></draw:frame><text:span text:style-name="T2"> і </text:span><draw:frame draw:style-name="fr1" draw:name="Object320" text:anchor-type="as-char" svg:width="0.529cm" svg:height="0.67cm" draw:z-index="69"><draw:object-ole xlink:href="./Object 45" xlink:type="simple" xlink:show="embed" xlink:actuate="onLoad"/><draw:image xlink:href="./ObjectReplacements/Object 45" xlink:type="simple" xlink:show="embed" xlink:actuate="onLoad"/><svg:desc>OLE-object</svg:desc></draw:frame><text:span text:style-name="T2">), причому швидкість збіжності та оцінка похибки характеризується нерівністю</text:span></text:p>
      <text:p text:style-name="P27"><text:span text:style-name="T2"><text:tab/></text:span><draw:frame draw:style-name="fr1" draw:name="Object321" text:anchor-type="as-char" svg:width="11.994cm" svg:height="0.953cm" draw:z-index="70"><draw:object-ole xlink:href="./Object 46" xlink:type="simple" xlink:show="embed" xlink:actuate="onLoad"/><draw:image xlink:href="./ObjectReplacements/Object 46" xlink:type="simple" xlink:show="embed" xlink:actuate="onLoad"/><svg:desc>OLE-object</svg:desc></draw:frame><text:span text:style-name="T2">.<text:tab/><text:tab/><text:tab/> <text:s text:c="3"/>(7)</text:span></text:p>
      <text:p text:style-name="P27"><text:span text:style-name="T2">При </text:span><draw:frame draw:style-name="fr1" draw:name="Object322" text:anchor-type="as-char" svg:width="1.094cm" svg:height="0.529cm" draw:z-index="71"><draw:object-ole xlink:href="./Object 47" xlink:type="simple" xlink:show="embed" xlink:actuate="onLoad"/><draw:image xlink:href="./ObjectReplacements/Object 47" xlink:type="simple" xlink:show="embed" xlink:actuate="onLoad"/><svg:desc>OLE-object</svg:desc></draw:frame></text:p>
      <text:p text:style-name="P27"><text:span text:style-name="T3"><text:tab/></text:span><draw:frame draw:style-name="fr1" draw:name="Object323" text:anchor-type="as-char" svg:width="9.031cm" svg:height="0.953cm" draw:z-index="72"><draw:object-ole xlink:href="./Object 48" xlink:type="simple" xlink:show="embed" xlink:actuate="onLoad"/><draw:image xlink:href="./ObjectReplacements/Object 48" xlink:type="simple" xlink:show="embed" xlink:actuate="onLoad"/><svg:desc>OLE-object</svg:desc></draw:frame><text:span text:style-name="T2"><text:tab/><text:tab/><text:tab/><text:tab/><text:tab/> <text:s text:c="3"/>(8)</text:span></text:p>
      <text:p text:style-name="P7">що характеризує близькість точного і відповідного йому наближеного розв’язку, який може правити за початкове наближення для ітераційного процесу.</text:p>
      <text:p text:style-name="P27"><text:span text:style-name="T5"><text:tab/>У табл. 1 наведені величини </text:span><draw:frame draw:style-name="fr1" draw:name="Object324" text:anchor-type="as-char" svg:width="0.88cm" svg:height="0.635cm" draw:z-index="73"><draw:object-ole xlink:href="./Object 49" xlink:type="simple" xlink:show="embed" xlink:actuate="onLoad"/><draw:image xlink:href="./ObjectReplacements/Object 49" xlink:type="simple" xlink:show="embed" xlink:actuate="onLoad"/><svg:desc>OLE-object</svg:desc></draw:frame><text:span text:style-name="T5">, </text:span><draw:frame draw:style-name="fr1" draw:name="Object325" text:anchor-type="as-char" svg:width="0.6cm" svg:height="0.67cm" draw:z-index="74"><draw:object-ole xlink:href="./Object 50" xlink:type="simple" xlink:show="embed" xlink:actuate="onLoad"/><draw:image xlink:href="./ObjectReplacements/Object 50" xlink:type="simple" xlink:show="embed" xlink:actuate="onLoad"/><svg:desc>OLE-object</svg:desc></draw:frame><text:span text:style-name="T5">, </text:span><draw:frame draw:style-name="fr1" draw:name="Object326" text:anchor-type="as-char" svg:width="0.953cm" svg:height="0.635cm" draw:z-index="75"><draw:object-ole xlink:href="./Object 51" xlink:type="simple" xlink:show="embed" xlink:actuate="onLoad"/><draw:image xlink:href="./ObjectReplacements/Object 51" xlink:type="simple" xlink:show="embed" xlink:actuate="onLoad"/><svg:desc>OLE-object</svg:desc></draw:frame><text:span text:style-name="T5">, </text:span><draw:frame draw:style-name="fr1" draw:name="Object327" text:anchor-type="as-char" svg:width="0.988cm" svg:height="0.635cm" draw:z-index="77"><draw:object-ole xlink:href="./Object 52" xlink:type="simple" xlink:show="embed" xlink:actuate="onLoad"/><draw:image xlink:href="./ObjectReplacements/Object 52" xlink:type="simple" xlink:show="embed" xlink:actuate="onLoad"/><svg:desc>OLE-object</svg:desc></draw:frame><text:span text:style-name="T5">, </text:span><draw:frame draw:style-name="fr1" draw:name="Object328" text:anchor-type="as-char" svg:width="1.235cm" svg:height="0.67cm" draw:z-index="78"><draw:object-ole xlink:href="./Object 53" xlink:type="simple" xlink:show="embed" xlink:actuate="onLoad"/><draw:image xlink:href="./ObjectReplacements/Object 53" xlink:type="simple" xlink:show="embed" xlink:actuate="onLoad"/><svg:desc>OLE-object</svg:desc></draw:frame><text:span text:style-name="T5">, що характеризують деякі ітераційні методи.</text:span></text:p>
      <text:p text:style-name="P7"/>
      <text:p text:style-name="P7"/>
      <text:p text:style-name="P7"/>
      <text:p text:style-name="P7"/>
      <text:p text:style-name="P7"/>
      <text:p text:style-name="P7"/>
      <text:p text:style-name="P7"/>
      <text:p text:style-name="P7"/>
      <text:p text:style-name="P29"><text:soft-page-break/><text:span text:style-name="T5"><text:tab/><text:tab/><text:tab/><text:tab/></text:span><text:span text:style-name="T13">т</text:span><text:span text:style-name="T5">абл</text:span><text:span text:style-name="T13">иця</text:span><text:span text:style-name="T5"> 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Метод</text:p>
          </table:table-cell>
          <table:table-cell table:style-name="Table1.A1" office:value-type="string">
            <text:p text:style-name="P30"><draw:frame draw:style-name="fr1" draw:name="Object329" text:anchor-type="as-char" svg:width="0.88cm" svg:height="0.635cm" draw:z-index="79"><draw:object-ole xlink:href="./Object 54" xlink:type="simple" xlink:show="embed" xlink:actuate="onLoad"/><draw:image xlink:href="./ObjectReplacements/Object 54" xlink:type="simple" xlink:show="embed" xlink:actuate="onLoad"/><svg:desc>OLE-object</svg:desc></draw:frame></text:p>
          </table:table-cell>
          <table:table-cell table:style-name="Table1.A1" office:value-type="string">
            <text:p text:style-name="P30"><draw:frame draw:style-name="fr1" draw:name="Object330" text:anchor-type="as-char" svg:width="0.6cm" svg:height="0.67cm" draw:z-index="81"><draw:object-ole xlink:href="./Object 55" xlink:type="simple" xlink:show="embed" xlink:actuate="onLoad"/><draw:image xlink:href="./ObjectReplacements/Object 55" xlink:type="simple" xlink:show="embed" xlink:actuate="onLoad"/><svg:desc>OLE-object</svg:desc></draw:frame></text:p>
          </table:table-cell>
          <table:table-cell table:style-name="Table1.A1" office:value-type="string">
            <text:p text:style-name="P30"><draw:frame draw:style-name="fr1" draw:name="Object331" text:anchor-type="as-char" svg:width="0.953cm" svg:height="0.635cm" draw:z-index="82"><draw:object-ole xlink:href="./Object 56" xlink:type="simple" xlink:show="embed" xlink:actuate="onLoad"/><draw:image xlink:href="./ObjectReplacements/Object 56" xlink:type="simple" xlink:show="embed" xlink:actuate="onLoad"/><svg:desc>OLE-object</svg:desc></draw:frame></text:p>
          </table:table-cell>
          <table:table-cell table:style-name="Table1.A1" office:value-type="string">
            <text:p text:style-name="P30"><draw:frame draw:style-name="fr1" draw:name="Object332" text:anchor-type="as-char" svg:width="0.988cm" svg:height="0.635cm" draw:z-index="83"><draw:object-ole xlink:href="./Object 57" xlink:type="simple" xlink:show="embed" xlink:actuate="onLoad"/><draw:image xlink:href="./ObjectReplacements/Object 57" xlink:type="simple" xlink:show="embed" xlink:actuate="onLoad"/><svg:desc>OLE-object</svg:desc></draw:frame></text:p>
          </table:table-cell>
          <table:table-cell table:style-name="Table1.F1" office:value-type="string">
            <text:p text:style-name="P30"><draw:frame draw:style-name="fr1" draw:name="Object333" text:anchor-type="as-char" svg:width="1.235cm" svg:height="0.67cm" draw:z-index="84"><draw:object-ole xlink:href="./Object 58" xlink:type="simple" xlink:show="embed" xlink:actuate="onLoad"/><draw:image xlink:href="./ObjectReplacements/Object 58" xlink:type="simple" xlink:show="embed" xlink:actuate="onLoad"/><svg:desc>OLE-object</svg:desc></draw:frame></text:p>
          </table:table-cell>
        </table:table-row>
        <table:table-row table:style-name="Table1.2">
          <table:table-cell table:style-name="Table1.A1" office:value-type="string">
            <text:p text:style-name="P31">Метод найскорішого спуску</text:p>
          </table:table-cell>
          <table:table-cell table:style-name="Table1.A1" office:value-type="string">
            <text:p text:style-name="P30"><draw:frame draw:style-name="fr1" draw:name="Object334" text:anchor-type="as-char" svg:width="0.88cm" svg:height="0.635cm" draw:z-index="85"><draw:object-ole xlink:href="./Object 59" xlink:type="simple" xlink:show="embed" xlink:actuate="onLoad"/><draw:image xlink:href="./ObjectReplacements/Object 59" xlink:type="simple" xlink:show="embed" xlink:actuate="onLoad"/><svg:desc>OLE-object</svg:desc></draw:frame></text:p>
          </table:table-cell>
          <table:table-cell table:style-name="Table1.A1" office:value-type="string">
            <text:p text:style-name="P30"><draw:frame draw:style-name="fr1" draw:name="Object335" text:anchor-type="as-char" svg:width="3.563cm" svg:height="1.799cm" draw:z-index="86"><draw:object-ole xlink:href="./Object 60" xlink:type="simple" xlink:show="embed" xlink:actuate="onLoad"/><draw:image xlink:href="./ObjectReplacements/Object 60" xlink:type="simple" xlink:show="embed" xlink:actuate="onLoad"/><svg:desc>OLE-object</svg:desc></draw:frame></text:p>
          </table:table-cell>
          <table:table-cell table:style-name="Table1.A1" office:value-type="string">
            <text:p text:style-name="P30"><draw:frame draw:style-name="fr1" draw:name="Object336" text:anchor-type="as-char" svg:width="3.563cm" svg:height="1.799cm" draw:z-index="87"><draw:object-ole xlink:href="./Object 61" xlink:type="simple" xlink:show="embed" xlink:actuate="onLoad"/><draw:image xlink:href="./ObjectReplacements/Object 61" xlink:type="simple" xlink:show="embed" xlink:actuate="onLoad"/><svg:desc>OLE-object</svg:desc></draw:frame></text:p>
          </table:table-cell>
          <table:table-cell table:style-name="Table1.A1" office:value-type="string">
            <text:p text:style-name="P30"><draw:frame draw:style-name="fr1" draw:name="Object337" text:anchor-type="as-char" svg:width="1.87cm" svg:height="1.411cm" draw:z-index="88"><draw:object-ole xlink:href="./Object 62" xlink:type="simple" xlink:show="embed" xlink:actuate="onLoad"/><draw:image xlink:href="./ObjectReplacements/Object 62" xlink:type="simple" xlink:show="embed" xlink:actuate="onLoad"/><svg:desc>OLE-object</svg:desc></draw:frame></text:p>
          </table:table-cell>
          <table:table-cell table:style-name="Table1.F1" office:value-type="string">
            <text:p text:style-name="P30"><draw:frame draw:style-name="fr1" draw:name="Object338" text:anchor-type="as-char" svg:width="1.127cm" svg:height="1.27cm" draw:z-index="89"><draw:object-ole xlink:href="./Object 63" xlink:type="simple" xlink:show="embed" xlink:actuate="onLoad"/><draw:image xlink:href="./ObjectReplacements/Object 63" xlink:type="simple" xlink:show="embed" xlink:actuate="onLoad"/><svg:desc>OLE-object</svg:desc></draw:frame></text:p>
          </table:table-cell>
        </table:table-row>
        <table:table-row table:style-name="Table1.3">
          <table:table-cell table:style-name="Table1.A1" office:value-type="string">
            <text:p text:style-name="P31">Метод мінімальних нев’язок</text:p>
          </table:table-cell>
          <table:table-cell table:style-name="Table1.A1" office:value-type="string">
            <text:p text:style-name="P30"><draw:frame draw:style-name="fr1" draw:name="Object339" text:anchor-type="as-char" svg:width="0.88cm" svg:height="0.635cm" draw:z-index="90"><draw:object-ole xlink:href="./Object 64" xlink:type="simple" xlink:show="embed" xlink:actuate="onLoad"/><draw:image xlink:href="./ObjectReplacements/Object 64" xlink:type="simple" xlink:show="embed" xlink:actuate="onLoad"/><svg:desc>OLE-object</svg:desc></draw:frame></text:p>
          </table:table-cell>
          <table:table-cell table:style-name="Table1.A1" office:value-type="string">
            <text:p text:style-name="P30"><draw:frame draw:style-name="fr1" draw:name="Object340" text:anchor-type="as-char" svg:width="3.563cm" svg:height="1.799cm" draw:z-index="91"><draw:object-ole xlink:href="./Object 65" xlink:type="simple" xlink:show="embed" xlink:actuate="onLoad"/><draw:image xlink:href="./ObjectReplacements/Object 65" xlink:type="simple" xlink:show="embed" xlink:actuate="onLoad"/><svg:desc>OLE-object</svg:desc></draw:frame></text:p>
          </table:table-cell>
          <table:table-cell table:style-name="Table1.A1" office:value-type="string">
            <text:p text:style-name="P30"><draw:frame draw:style-name="fr1" draw:name="Object341" text:anchor-type="as-char" svg:width="3.598cm" svg:height="1.799cm" draw:z-index="95"><draw:object-ole xlink:href="./Object 66" xlink:type="simple" xlink:show="embed" xlink:actuate="onLoad"/><draw:image xlink:href="./ObjectReplacements/Object 66" xlink:type="simple" xlink:show="embed" xlink:actuate="onLoad"/><svg:desc>OLE-object</svg:desc></draw:frame></text:p>
          </table:table-cell>
          <table:table-cell table:style-name="Table1.A1" office:value-type="string">
            <text:p text:style-name="P30"><draw:frame draw:style-name="fr1" draw:name="Object342" text:anchor-type="as-char" svg:width="1.87cm" svg:height="1.411cm" draw:z-index="98"><draw:object-ole xlink:href="./Object 67" xlink:type="simple" xlink:show="embed" xlink:actuate="onLoad"/><draw:image xlink:href="./ObjectReplacements/Object 67" xlink:type="simple" xlink:show="embed" xlink:actuate="onLoad"/><svg:desc>OLE-object</svg:desc></draw:frame></text:p>
          </table:table-cell>
          <table:table-cell table:style-name="Table1.F1" office:value-type="string">
            <text:p text:style-name="P30"><draw:frame draw:style-name="fr1" draw:name="Object343" text:anchor-type="as-char" svg:width="2.258cm" svg:height="1.341cm" draw:z-index="99"><draw:object-ole xlink:href="./Object 68" xlink:type="simple" xlink:show="embed" xlink:actuate="onLoad"/><draw:image xlink:href="./ObjectReplacements/Object 68" xlink:type="simple" xlink:show="embed" xlink:actuate="onLoad"/><svg:desc>OLE-object</svg:desc></draw:frame></text:p>
          </table:table-cell>
        </table:table-row>
        <table:table-row table:style-name="Table1.4">
          <table:table-cell table:style-name="Table1.A1" office:value-type="string">
            <text:p text:style-name="P31">Метод мінімальних похибок</text:p>
          </table:table-cell>
          <table:table-cell table:style-name="Table1.A1" office:value-type="string">
            <text:p text:style-name="P30"><draw:frame draw:style-name="fr1" draw:name="Object344" text:anchor-type="as-char" svg:width="1.376cm" svg:height="0.635cm" draw:z-index="100"><draw:object-ole xlink:href="./Object 69" xlink:type="simple" xlink:show="embed" xlink:actuate="onLoad"/><draw:image xlink:href="./ObjectReplacements/Object 69" xlink:type="simple" xlink:show="embed" xlink:actuate="onLoad"/><svg:desc>OLE-object</svg:desc></draw:frame><text:span text:style-name="T26">,</text:span></text:p>
            <text:p text:style-name="P30"><draw:frame draw:style-name="fr1" draw:name="Object345" text:anchor-type="as-char" svg:width="2.963cm" svg:height="0.988cm" draw:z-index="101"><draw:object-ole xlink:href="./Object 70" xlink:type="simple" xlink:show="embed" xlink:actuate="onLoad"/><draw:image xlink:href="./ObjectReplacements/Object 70" xlink:type="simple" xlink:show="embed" xlink:actuate="onLoad"/><svg:desc>OLE-object</svg:desc></draw:frame></text:p>
          </table:table-cell>
          <table:table-cell table:style-name="Table1.A1" office:value-type="string">
            <text:p text:style-name="P30"><draw:frame draw:style-name="fr1" draw:name="Object346" text:anchor-type="as-char" svg:width="1.976cm" svg:height="1.87cm" draw:z-index="102"><draw:object-ole xlink:href="./Object 71" xlink:type="simple" xlink:show="embed" xlink:actuate="onLoad"/><draw:image xlink:href="./ObjectReplacements/Object 71" xlink:type="simple" xlink:show="embed" xlink:actuate="onLoad"/><svg:desc>OLE-object</svg:desc></draw:frame></text:p>
          </table:table-cell>
          <table:table-cell table:style-name="Table1.A1" office:value-type="string">
            <text:p text:style-name="P30"><draw:frame draw:style-name="fr1" draw:name="Object347" text:anchor-type="as-char" svg:width="1.023cm" svg:height="1.27cm" draw:z-index="103"><draw:object-ole xlink:href="./Object 72" xlink:type="simple" xlink:show="embed" xlink:actuate="onLoad"/><draw:image xlink:href="./ObjectReplacements/Object 72" xlink:type="simple" xlink:show="embed" xlink:actuate="onLoad"/><svg:desc>OLE-object</svg:desc></draw:frame></text:p>
          </table:table-cell>
          <table:table-cell table:style-name="Table1.A1" office:value-type="string">
            <text:p text:style-name="P30"><draw:frame draw:style-name="fr1" draw:name="Object348" text:anchor-type="as-char" svg:width="0.88cm" svg:height="1.27cm" draw:z-index="104"><draw:object-ole xlink:href="./Object 73" xlink:type="simple" xlink:show="embed" xlink:actuate="onLoad"/><draw:image xlink:href="./ObjectReplacements/Object 73" xlink:type="simple" xlink:show="embed" xlink:actuate="onLoad"/><svg:desc>OLE-object</svg:desc></draw:frame></text:p>
          </table:table-cell>
          <table:table-cell table:style-name="Table1.F1" office:value-type="string">
            <text:p text:style-name="P30"><draw:frame draw:style-name="fr1" draw:name="Object349" text:anchor-type="as-char" svg:width="1.164cm" svg:height="1.341cm" draw:z-index="105"><draw:object-ole xlink:href="./Object 74" xlink:type="simple" xlink:show="embed" xlink:actuate="onLoad"/><draw:image xlink:href="./ObjectReplacements/Object 74" xlink:type="simple" xlink:show="embed" xlink:actuate="onLoad"/><svg:desc>OLE-object</svg:desc></draw:frame><text:span text:style-name="T26">,</text:span></text:p>
            <text:p text:style-name="P30"><draw:frame draw:style-name="fr1" draw:name="Object350" text:anchor-type="as-char" svg:width="1.411cm" svg:height="0.6cm" draw:z-index="106"><draw:object-ole xlink:href="./Object 75" xlink:type="simple" xlink:show="embed" xlink:actuate="onLoad"/><draw:image xlink:href="./ObjectReplacements/Object 75" xlink:type="simple" xlink:show="embed" xlink:actuate="onLoad"/><svg:desc>OLE-object</svg:desc></draw:frame></text:p>
            <text:p text:style-name="P30"><draw:frame draw:style-name="fr1" draw:name="Object351" text:anchor-type="as-char" svg:width="2.15cm" svg:height="1.305cm" draw:z-index="107"><draw:object-ole xlink:href="./Object 76" xlink:type="simple" xlink:show="embed" xlink:actuate="onLoad"/><draw:image xlink:href="./ObjectReplacements/Object 76" xlink:type="simple" xlink:show="embed" xlink:actuate="onLoad"/><svg:desc>OLE-object</svg:desc></draw:frame></text:p>
          </table:table-cell>
        </table:table-row>
      </table:table>
      <text:p text:style-name="P7"/>
      <text:p text:style-name="P27"><text:span text:style-name="T5"><text:tab/>Таким чином, необхідно знайти такі пари </text:span><draw:frame draw:style-name="fr1" draw:name="Object352" text:anchor-type="as-char" svg:width="1.27cm" svg:height="0.741cm" draw:z-index="108"><draw:object-ole xlink:href="./Object 77" xlink:type="simple" xlink:show="embed" xlink:actuate="onLoad"/><draw:image xlink:href="./ObjectReplacements/Object 77" xlink:type="simple" xlink:show="embed" xlink:actuate="onLoad"/><svg:desc>OLE-object</svg:desc></draw:frame><text:span text:style-name="T5">, для яких буде справедливою теорема.</text:span></text:p>
      <text:p text:style-name="P27"><text:span text:style-name="T5"><text:tab/>Також необхідно зазначити, що в деяких простих випадках ітераційний </text:span><text:span text:style-name="T5">процес (2) реалізується безпосередньо для рівняння (1). Це може бути тоді, коли в області </text:span><text:span text:style-name="T9">E</text:span><text:span text:style-name="T5"> розв’язок </text:span><draw:frame draw:style-name="fr1" draw:name="Object353" text:anchor-type="as-char" svg:width="0.529cm" svg:height="0.635cm" draw:z-index="109"><draw:object-ole xlink:href="./Object 78" xlink:type="simple" xlink:show="embed" xlink:actuate="onLoad"/><draw:image xlink:href="./ObjectReplacements/Object 78" xlink:type="simple" xlink:show="embed" xlink:actuate="onLoad"/><svg:desc>OLE-object</svg:desc></draw:frame><text:span text:style-name="T5"> єдиний, початкове наближення </text:span><draw:frame draw:style-name="fr1" draw:name="Object354" text:anchor-type="as-char" svg:width="0.529cm" svg:height="0.635cm" draw:z-index="110"><draw:object-ole xlink:href="./Object 79" xlink:type="simple" xlink:show="embed" xlink:actuate="onLoad"/><draw:image xlink:href="./ObjectReplacements/Object 79" xlink:type="simple" xlink:show="embed" xlink:actuate="onLoad"/><svg:desc>OLE-object</svg:desc></draw:frame><text:span text:style-name="T5"> задається виходячи з апріорних даних задач, а структура і гладкість оператора </text:span><text:span text:style-name="T9">A</text:span><text:span text:style-name="T5"> дозволяють практично реалізувати ітераційний процес (2) і знаходити величини умов (3) і (4), що забезпечують виконання нерівностей (5), (6) і отримання оцінок (7) та (8).</text:span></text:p>
      <text:p text:style-name="P7"><text:tab/>У загальному випадку процес наближеного розв’язування рівняння (1) полягає у побудові і наступному розв’язуванні послідовності нелінійних рівнянь більш простої структури</text:p>
      <text:p text:style-name="P27"><text:span text:style-name="T5"><text:tab/></text:span><draw:frame draw:style-name="fr1" draw:name="Object355" text:anchor-type="as-char" svg:width="5.715cm" svg:height="0.776cm" draw:z-index="111"><draw:object-ole xlink:href="./Object 80" xlink:type="simple" xlink:show="embed" xlink:actuate="onLoad"/><draw:image xlink:href="./ObjectReplacements/Object 80" xlink:type="simple" xlink:show="embed" xlink:actuate="onLoad"/><svg:desc>OLE-object</svg:desc></draw:frame><text:span text:style-name="T5">,<text:tab/><text:tab/><text:tab/><text:tab/><text:tab/><text:tab/><text:tab/><text:tab/> <text:s text:c="5"/>(9) </text:span></text:p>
      <text:p text:style-name="P27"><text:span text:style-name="T5">що апроксимують у певному розумінні рівняння (1) і такі, що </text:span><draw:frame draw:style-name="fr1" draw:name="Object356" text:anchor-type="as-char" svg:width="3.351cm" svg:height="0.67cm" draw:z-index="112"><draw:object-ole xlink:href="./Object 81" xlink:type="simple" xlink:show="embed" xlink:actuate="onLoad"/><draw:image xlink:href="./ObjectReplacements/Object 81" xlink:type="simple" xlink:show="embed" xlink:actuate="onLoad"/><svg:desc>OLE-object</svg:desc></draw:frame><text:span text:style-name="T5">.</text:span></text:p>
      <text:p text:style-name="P27"><text:span text:style-name="T5"><text:tab/>У теоретичному плані правомірність переходу від рівняння (1) до рівняння </text:span><text:soft-page-break/><text:span text:style-name="T5">(9) базується на теоремі про розв’язність (при довільному або достатньо великому </text:span><text:span text:style-name="T9">n</text:span><text:span text:style-name="T5">) рівнянь (9) за даними існування розв’язку рівняння (1) і збіжності методу переходу до рівнянь (9), а також на оберненій теоремі про розв’язність рівняння (1) за даними існування (при допустимому фіксованому </text:span><text:span text:style-name="T9">n</text:span><text:span text:style-name="T5">) розв’язку рівняння (9). Вказані теореми дають теоретичне обґрунтування і практичний апарат для вирішення питання щодо відокремлення ізольованих розв’язків рівняння (1). Обидві теореми базуються на теоремі 1.</text:span></text:p>
      <text:p text:style-name="P27"><text:span text:style-name="T5"><text:tab/>Практичне розв’язування рівняння (9) здійснюється безпосередньо, якщо це дозволяє структура оператора </text:span><draw:frame draw:style-name="fr1" draw:name="Object357" text:anchor-type="as-char" svg:width="0.6cm" svg:height="0.67cm" draw:z-index="113"><draw:object-ole xlink:href="./Object 82" xlink:type="simple" xlink:show="embed" xlink:actuate="onLoad"/><draw:image xlink:href="./ObjectReplacements/Object 82" xlink:type="simple" xlink:show="embed" xlink:actuate="onLoad"/><svg:desc>OLE-object</svg:desc></draw:frame><text:span text:style-name="T5">(</text:span><text:span text:style-name="T9">n</text:span><text:span text:style-name="T22"> </text:span><text:span text:style-name="T5">- фіксоване), або задача розв’язування рівняння (9) зводиться до еквівалентної задачі розв’язування відповідної СНСР, яка може бути реалізована за допомогою </text:span><draw:frame draw:style-name="fr1" draw:name="Object358" text:anchor-type="as-char" svg:width="0.6cm" svg:height="0.423cm" draw:z-index="114"><draw:object-ole xlink:href="./Object 83" xlink:type="simple" xlink:show="embed" xlink:actuate="onLoad"/><draw:image xlink:href="./ObjectReplacements/Object 83" xlink:type="simple" xlink:show="embed" xlink:actuate="onLoad"/><svg:desc>OLE-object</svg:desc></draw:frame><text:span text:style-name="T5">- алгоритму. В обох випадках за різних фіксованих </text:span><text:span text:style-name="T9">n</text:span><text:span text:style-name="T5"> можуть бути знайдені всі ізольовані розв’язки </text:span><draw:frame draw:style-name="fr1" draw:name="Object359" text:anchor-type="as-char" svg:width="1.411cm" svg:height="0.741cm" draw:z-index="115"><draw:object-ole xlink:href="./Object 84" xlink:type="simple" xlink:show="embed" xlink:actuate="onLoad"/><draw:image xlink:href="./ObjectReplacements/Object 84" xlink:type="simple" xlink:show="embed" xlink:actuate="onLoad"/><svg:desc>OLE-object</svg:desc></draw:frame><text:span text:style-name="T5">, що надалі приймаються за центри куль </text:span><draw:frame draw:style-name="fr1" draw:name="Object360" text:anchor-type="as-char" svg:width="1.658cm" svg:height="0.776cm" draw:z-index="116"><draw:object-ole xlink:href="./Object 85" xlink:type="simple" xlink:show="embed" xlink:actuate="onLoad"/><draw:image xlink:href="./ObjectReplacements/Object 85" xlink:type="simple" xlink:show="embed" xlink:actuate="onLoad"/><svg:desc>OLE-object</svg:desc></draw:frame><text:span text:style-name="T5">.</text:span></text:p>
      <text:p text:style-name="P27"><text:span text:style-name="T5"><text:tab/>Конструктивний алгоритм визначення радіусів </text:span><draw:frame draw:style-name="fr1" draw:name="Object361" text:anchor-type="as-char" svg:width="0.353cm" svg:height="0.67cm" draw:z-index="117"><draw:object-ole xlink:href="./Object 86" xlink:type="simple" xlink:show="embed" xlink:actuate="onLoad"/><draw:image xlink:href="./ObjectReplacements/Object 86" xlink:type="simple" xlink:show="embed" xlink:actuate="onLoad"/><svg:desc>OLE-object</svg:desc></draw:frame><text:span text:style-name="T5"> закладений в оберненій теоремі. Він полягає у тому, що для кожного значення </text:span><draw:frame draw:style-name="fr1" draw:name="Object362" text:anchor-type="as-char" svg:width="1.341cm" svg:height="0.741cm" draw:z-index="118"><draw:object-ole xlink:href="./Object 87" xlink:type="simple" xlink:show="embed" xlink:actuate="onLoad"/><draw:image xlink:href="./ObjectReplacements/Object 87" xlink:type="simple" xlink:show="embed" xlink:actuate="onLoad"/><svg:desc>OLE-object</svg:desc></draw:frame><text:span text:style-name="T5"> обчислюються величини </text:span><draw:frame draw:style-name="fr1" draw:name="Object363" text:anchor-type="as-char" svg:width="0.529cm" svg:height="0.67cm" draw:z-index="120"><draw:object-ole xlink:href="./Object 88" xlink:type="simple" xlink:show="embed" xlink:actuate="onLoad"/><draw:image xlink:href="./ObjectReplacements/Object 88" xlink:type="simple" xlink:show="embed" xlink:actuate="onLoad"/><svg:desc>OLE-object</svg:desc></draw:frame><text:span text:style-name="T5">, </text:span><draw:frame draw:style-name="fr1" draw:name="Object364" text:anchor-type="as-char" svg:width="1.905cm" svg:height="0.88cm" draw:z-index="121"><draw:object-ole xlink:href="./Object 89" xlink:type="simple" xlink:show="embed" xlink:actuate="onLoad"/><draw:image xlink:href="./ObjectReplacements/Object 89" xlink:type="simple" xlink:show="embed" xlink:actuate="onLoad"/><svg:desc>OLE-object</svg:desc></draw:frame><text:span text:style-name="T5">, <text:s/></text:span><draw:frame draw:style-name="fr1" draw:name="Object365" text:anchor-type="as-char" svg:width="1.799cm" svg:height="0.88cm" draw:z-index="122"><draw:object-ole xlink:href="./Object 90" xlink:type="simple" xlink:show="embed" xlink:actuate="onLoad"/><draw:image xlink:href="./ObjectReplacements/Object 90" xlink:type="simple" xlink:show="embed" xlink:actuate="onLoad"/><svg:desc>OLE-object</svg:desc></draw:frame><text:span text:style-name="T5">, </text:span><draw:frame draw:style-name="fr1" draw:name="Object366" text:anchor-type="as-char" svg:width="1.762cm" svg:height="0.88cm" draw:z-index="148"><draw:object-ole xlink:href="./Object 91" xlink:type="simple" xlink:show="embed" xlink:actuate="onLoad"/><draw:image xlink:href="./ObjectReplacements/Object 91" xlink:type="simple" xlink:show="embed" xlink:actuate="onLoad"/><svg:desc>OLE-object</svg:desc></draw:frame><text:span text:style-name="T5"> з умов (3) і (4), які в цьому випадку ( крім </text:span><draw:frame draw:style-name="fr1" draw:name="Object367" text:anchor-type="as-char" svg:width="0.529cm" svg:height="0.67cm" draw:z-index="149"><draw:object-ole xlink:href="./Object 92" xlink:type="simple" xlink:show="embed" xlink:actuate="onLoad"/><draw:image xlink:href="./ObjectReplacements/Object 92" xlink:type="simple" xlink:show="embed" xlink:actuate="onLoad"/><svg:desc>OLE-object</svg:desc></draw:frame><text:span text:style-name="T5">) будуть функціями шуканого радіуса </text:span><draw:frame draw:style-name="fr1" draw:name="Object368" text:anchor-type="as-char" svg:width="1.094cm" svg:height="0.67cm" draw:z-index="150"><draw:object-ole xlink:href="./Object 93" xlink:type="simple" xlink:show="embed" xlink:actuate="onLoad"/><draw:image xlink:href="./ObjectReplacements/Object 93" xlink:type="simple" xlink:show="embed" xlink:actuate="onLoad"/><svg:desc>OLE-object</svg:desc></draw:frame><text:span text:style-name="T5">. Підставивши їх у (5), (6) одержимо систему нерівностей відносно </text:span><text:span text:style-name="T9">r</text:span><text:span text:style-name="T5"> для кожного </text:span><draw:frame draw:style-name="fr1" draw:name="Object369" text:anchor-type="as-char" svg:width="1.341cm" svg:height="0.741cm" draw:z-index="167"><draw:object-ole xlink:href="./Object 94" xlink:type="simple" xlink:show="embed" xlink:actuate="onLoad"/><draw:image xlink:href="./ObjectReplacements/Object 94" xlink:type="simple" xlink:show="embed" xlink:actuate="onLoad"/><svg:desc>OLE-object</svg:desc></draw:frame><text:span text:style-name="T5">. Інтервал сумісності цих нерівностей і визначає область допустимих значень радіуса </text:span><text:span text:style-name="T9">r</text:span><text:span text:style-name="T5">, що характеризують замкнені кулі єдиних розв’язків рівняння (1).</text:span></text:p>
      <text:p text:style-name="P27"><text:span text:style-name="T5"><text:tab/>У теоремах існування, що відображають зв’язок між рівняннями (1) та (9) поряд з оцінками норм операторів </text:span><draw:frame draw:style-name="fr1" draw:name="Object370" text:anchor-type="as-char" svg:width="1.094cm" svg:height="0.67cm" draw:z-index="168"><draw:object-ole xlink:href="./Object 95" xlink:type="simple" xlink:show="embed" xlink:actuate="onLoad"/><draw:image xlink:href="./ObjectReplacements/Object 95" xlink:type="simple" xlink:show="embed" xlink:actuate="onLoad"/><svg:desc>OLE-object</svg:desc></draw:frame><text:span text:style-name="T5"> та їх двох похідних, істотну роль відіграє </text:span><text:span text:style-name="T5">близькість операторів </text:span><draw:frame draw:style-name="fr1" draw:name="Object371" text:anchor-type="as-char" svg:width="1.729cm" svg:height="0.635cm" draw:z-index="170"><draw:object-ole xlink:href="./Object 96" xlink:type="simple" xlink:show="embed" xlink:actuate="onLoad"/><draw:image xlink:href="./ObjectReplacements/Object 96" xlink:type="simple" xlink:show="embed" xlink:actuate="onLoad"/><svg:desc>OLE-object</svg:desc></draw:frame><text:span text:style-name="T5"> та </text:span><draw:frame draw:style-name="fr1" draw:name="Object372" text:anchor-type="as-char" svg:width="1.94cm" svg:height="0.67cm" draw:z-index="171"><draw:object-ole xlink:href="./Object 97" xlink:type="simple" xlink:show="embed" xlink:actuate="onLoad"/><draw:image xlink:href="./ObjectReplacements/Object 97" xlink:type="simple" xlink:show="embed" xlink:actuate="onLoad"/><svg:desc>OLE-object</svg:desc></draw:frame><text:span text:style-name="T5">. Ця близькість визначається в кулі </text:span><draw:frame draw:style-name="fr1" draw:name="Object373" text:anchor-type="as-char" svg:width="1.482cm" svg:height="0.776cm" draw:z-index="172"><draw:object-ole xlink:href="./Object 98" xlink:type="simple" xlink:show="embed" xlink:actuate="onLoad"/><draw:image xlink:href="./ObjectReplacements/Object 98" xlink:type="simple" xlink:show="embed" xlink:actuate="onLoad"/><svg:desc>OLE-object</svg:desc></draw:frame><text:span text:style-name="T5">, де виконуються достатні умови існування єдиного розв’язку, таким чином: </text:span><text:soft-page-break/><text:span text:style-name="T5">кажуть, що на елементі </text:span><draw:frame draw:style-name="fr1" draw:name="Object374" text:anchor-type="as-char" svg:width="2.223cm" svg:height="0.776cm" draw:z-index="173"><draw:object-ole xlink:href="./Object 99" xlink:type="simple" xlink:show="embed" xlink:actuate="onLoad"/><draw:image xlink:href="./ObjectReplacements/Object 99" xlink:type="simple" xlink:show="embed" xlink:actuate="onLoad"/><svg:desc>OLE-object</svg:desc></draw:frame><text:span text:style-name="T5"> виконуються умови апроксимації операторів </text:span><draw:frame draw:style-name="fr1" draw:name="Object375" text:anchor-type="as-char" svg:width="1.341cm" svg:height="0.741cm" draw:z-index="174"><draw:object-ole xlink:href="./Object 100" xlink:type="simple" xlink:show="embed" xlink:actuate="onLoad"/><draw:image xlink:href="./ObjectReplacements/Object 100" xlink:type="simple" xlink:show="embed" xlink:actuate="onLoad"/><svg:desc>OLE-object</svg:desc></draw:frame><text:span text:style-name="T5"> операторами </text:span><draw:frame draw:style-name="fr1" draw:name="Object376" text:anchor-type="as-char" svg:width="1.341cm" svg:height="0.741cm" draw:z-index="175"><draw:object-ole xlink:href="./Object 101" xlink:type="simple" xlink:show="embed" xlink:actuate="onLoad"/><draw:image xlink:href="./ObjectReplacements/Object 101" xlink:type="simple" xlink:show="embed" xlink:actuate="onLoad"/><svg:desc>OLE-object</svg:desc></draw:frame><text:span text:style-name="T5">, якщо існують такі функціонали </text:span><draw:frame draw:style-name="fr1" draw:name="Object377" text:anchor-type="as-char" svg:width="2.575cm" svg:height="0.67cm" draw:z-index="180"><draw:object-ole xlink:href="./Object 102" xlink:type="simple" xlink:show="embed" xlink:actuate="onLoad"/><draw:image xlink:href="./ObjectReplacements/Object 102" xlink:type="simple" xlink:show="embed" xlink:actuate="onLoad"/><svg:desc>OLE-object</svg:desc></draw:frame><text:span text:style-name="T5"> при </text:span><draw:frame draw:style-name="fr2" draw:name="Object378" text:anchor-type="as-char" svg:width="1.411cm" svg:height="0.423cm" draw:z-index="181"><draw:object-ole xlink:href="./Object 103" xlink:type="simple" xlink:show="embed" xlink:actuate="onLoad"/><draw:image xlink:href="./ObjectReplacements/Object 103" xlink:type="simple" xlink:show="embed" xlink:actuate="onLoad"/><svg:desc>OLE-object</svg:desc></draw:frame><text:span text:style-name="T5">, що виконуються нерівності</text:span></text:p>
      <text:p text:style-name="P27"><text:span text:style-name="T5"><text:tab/></text:span><draw:frame draw:style-name="fr1" draw:name="Object379" text:anchor-type="as-char" svg:width="5.292cm" svg:height="0.88cm" draw:z-index="182"><draw:object-ole xlink:href="./Object 104" xlink:type="simple" xlink:show="embed" xlink:actuate="onLoad"/><draw:image xlink:href="./ObjectReplacements/Object 104" xlink:type="simple" xlink:show="embed" xlink:actuate="onLoad"/><svg:desc>OLE-object</svg:desc></draw:frame><text:span text:style-name="T5">,</text:span></text:p>
      <text:p text:style-name="P27"><text:span text:style-name="T5">де </text:span><text:span text:style-name="T9">m</text:span><text:span text:style-name="T5">=0, 1, 2, </text:span><draw:frame draw:style-name="fr1" draw:name="Object380" text:anchor-type="as-char" svg:width="7.938cm" svg:height="0.741cm" draw:z-index="183"><draw:object-ole xlink:href="./Object 105" xlink:type="simple" xlink:show="embed" xlink:actuate="onLoad"/><draw:image xlink:href="./ObjectReplacements/Object 105" xlink:type="simple" xlink:show="embed" xlink:actuate="onLoad"/><svg:desc>OLE-object</svg:desc></draw:frame><text:span text:style-name="T5">.</text:span></text:p>
      <text:p text:style-name="P27"><text:span text:style-name="T5"><text:tab/>Таким чином, сформульований підхід щодо відокремлення всіх ізольованих розв’язків рівняння (1) полягає у тому, що елементи </text:span><draw:frame draw:style-name="fr1" draw:name="Object381" text:anchor-type="as-char" svg:width="0.423cm" svg:height="0.67cm" draw:z-index="184"><draw:object-ole xlink:href="./Object 106" xlink:type="simple" xlink:show="embed" xlink:actuate="onLoad"/><draw:image xlink:href="./ObjectReplacements/Object 106" xlink:type="simple" xlink:show="embed" xlink:actuate="onLoad"/><svg:desc>OLE-object</svg:desc></draw:frame><text:span text:style-name="T5"> знаходяться як розв’язки апроксимаційних рівнянь (9), а радіуси </text:span><draw:frame draw:style-name="fr1" draw:name="Object382" text:anchor-type="as-char" svg:width="0.353cm" svg:height="0.67cm" draw:z-index="185"><draw:object-ole xlink:href="./Object 107" xlink:type="simple" xlink:show="embed" xlink:actuate="onLoad"/><draw:image xlink:href="./ObjectReplacements/Object 107" xlink:type="simple" xlink:show="embed" xlink:actuate="onLoad"/><svg:desc>OLE-object</svg:desc></draw:frame><text:span text:style-name="T5"> визначаються із оберненої теореми існування розв’язків рівняння (1).</text:span></text:p>
      <text:p text:style-name="P7"/>
      <text:p text:style-name="P8"><text:tab/>Похибки заокруглення та їх оцінки</text:p>
      <text:p text:style-name="P8"/>
      <text:p text:style-name="P7"><text:tab/>При реалізації обчислювального алгоритму на ЕОМ похибки заокруглень можуть виникати за рахунок запису чисел в ЕОМ, виконання арифметичних операцій та виводу чисел.</text:p>
      <text:p text:style-name="P7"><text:tab/>На сучасних ЕОМ прийнято дві форми запису числа з фіксованою та плаваючою комою.</text:p>
      <text:p text:style-name="P7"><text:tab/>У режимі фіксованої коми всі числа в ЕОМ мають модуль, менший за 1, а число знаків після коми фіксоване. Таким чином комп’ютер оперує з числами, що мають вигляд</text:p>
      <text:p text:style-name="P27"><text:span text:style-name="T5"><text:tab/></text:span><draw:frame draw:style-name="fr1" draw:name="Object383" text:anchor-type="as-char" svg:width="6.315cm" svg:height="1.376cm" draw:z-index="186"><draw:object-ole xlink:href="./Object 108" xlink:type="simple" xlink:show="embed" xlink:actuate="onLoad"/><draw:image xlink:href="./ObjectReplacements/Object 108" xlink:type="simple" xlink:show="embed" xlink:actuate="onLoad"/><svg:desc>OLE-object</svg:desc></draw:frame><text:span text:style-name="T5">,</text:span></text:p>
      <text:p text:style-name="P27"><text:span text:style-name="T5">де </text:span><text:span text:style-name="T9">q</text:span><text:span text:style-name="T13"> – </text:span><text:span text:style-name="T5">ціле число, яке характеризує основу числення, а </text:span><draw:frame draw:style-name="fr1" draw:name="Object384" text:anchor-type="as-char" svg:width="2.364cm" svg:height="0.67cm" draw:z-index="43"><draw:object-ole xlink:href="./Object 109" xlink:type="simple" xlink:show="embed" xlink:actuate="onLoad"/><draw:image xlink:href="./ObjectReplacements/Object 109" xlink:type="simple" xlink:show="embed" xlink:actuate="onLoad"/><svg:desc>OLE-object</svg:desc></draw:frame><text:span text:style-name="T5"> - цілі числа в межах </text:span><draw:frame draw:style-name="fr1" draw:name="Object385" text:anchor-type="as-char" svg:width="2.081cm" svg:height="0.67cm" draw:z-index="45"><draw:object-ole xlink:href="./Object 110" xlink:type="simple" xlink:show="embed" xlink:actuate="onLoad"/><draw:image xlink:href="./ObjectReplacements/Object 110" xlink:type="simple" xlink:show="embed" xlink:actuate="onLoad"/><svg:desc>OLE-object</svg:desc></draw:frame><text:span text:style-name="T5">.</text:span></text:p>
      <text:p text:style-name="P7"><text:tab/>У режимі плаваючої коми комп’ютер оперує з числами вигляду</text:p>
      <text:p text:style-name="P27"><text:soft-page-break/><text:span text:style-name="T5"><text:tab/></text:span><draw:frame draw:style-name="fr1" draw:name="Object386" text:anchor-type="as-char" svg:width="7.373cm" svg:height="1.376cm" draw:z-index="46"><draw:object-ole xlink:href="./Object 111" xlink:type="simple" xlink:show="embed" xlink:actuate="onLoad"/><draw:image xlink:href="./ObjectReplacements/Object 111" xlink:type="simple" xlink:show="embed" xlink:actuate="onLoad"/><svg:desc>OLE-object</svg:desc></draw:frame><text:span text:style-name="T5">,</text:span></text:p>
      <text:p text:style-name="P27"><text:span text:style-name="T5">де </text:span><text:span text:style-name="T9">p</text:span><text:span text:style-name="T13"> – </text:span><text:span text:style-name="T5">порядок числа, причому </text:span><draw:frame draw:style-name="fr1" draw:name="Object387" text:anchor-type="as-char" svg:width="1.552cm" svg:height="0.741cm" draw:z-index="187"><draw:object-ole xlink:href="./Object 112" xlink:type="simple" xlink:show="embed" xlink:actuate="onLoad"/><draw:image xlink:href="./ObjectReplacements/Object 112" xlink:type="simple" xlink:show="embed" xlink:actuate="onLoad"/><svg:desc>OLE-object</svg:desc></draw:frame><text:span text:style-name="T5">, а </text:span><draw:frame draw:style-name="fr1" draw:name="Object388" text:anchor-type="as-char" svg:width="0.6cm" svg:height="0.67cm" draw:z-index="195"><draw:object-ole xlink:href="./Object 113" xlink:type="simple" xlink:show="embed" xlink:actuate="onLoad"/><draw:image xlink:href="./ObjectReplacements/Object 113" xlink:type="simple" xlink:show="embed" xlink:actuate="onLoad"/><svg:desc>OLE-object</svg:desc></draw:frame><text:span text:style-name="T5"> - мантиса.</text:span></text:p>
      <text:p text:style-name="P7"><text:tab/>Для знаходження оцінок похибок заокруглення при наближеному розв’язуванні задач потрібно знати, як обчислюються похибки заокруглення окремих арифметичних операцій у режимі фіксованої та плаваючої коми. Припускається, що всі числа, які беруть участь в обчисленнях точні, стандартні, з плаваючою комою, а арифметичні операції виконуються в режимі із фіксованим правилом заокруглення, причому похибки заокруглення в основних арифметичних операціях такі, що мають місце формули</text:p>
      <text:p text:style-name="P27"><text:span text:style-name="T5"><text:tab/></text:span><draw:frame draw:style-name="fr1" draw:name="Object389" text:anchor-type="as-char" svg:width="4.904cm" svg:height="0.741cm" draw:z-index="196"><draw:object-ole xlink:href="./Object 114" xlink:type="simple" xlink:show="embed" xlink:actuate="onLoad"/><draw:image xlink:href="./ObjectReplacements/Object 114" xlink:type="simple" xlink:show="embed" xlink:actuate="onLoad"/><svg:desc>OLE-object</svg:desc></draw:frame><text:span text:style-name="T5">,</text:span></text:p>
      <text:p text:style-name="P27"><text:span text:style-name="T5"><text:tab/></text:span><draw:frame draw:style-name="fr1" draw:name="Object390" text:anchor-type="as-char" svg:width="4.339cm" svg:height="0.741cm" draw:z-index="197"><draw:object-ole xlink:href="./Object 115" xlink:type="simple" xlink:show="embed" xlink:actuate="onLoad"/><draw:image xlink:href="./ObjectReplacements/Object 115" xlink:type="simple" xlink:show="embed" xlink:actuate="onLoad"/><svg:desc>OLE-object</svg:desc></draw:frame><text:span text:style-name="T5">,<text:tab/></text:span><draw:frame draw:style-name="fr1" draw:name="Object391" text:anchor-type="as-char" svg:width="1.588cm" svg:height="0.776cm" draw:z-index="198"><draw:object-ole xlink:href="./Object 116" xlink:type="simple" xlink:show="embed" xlink:actuate="onLoad"/><draw:image xlink:href="./ObjectReplacements/Object 116" xlink:type="simple" xlink:show="embed" xlink:actuate="onLoad"/><svg:desc>OLE-object</svg:desc></draw:frame><text:span text:style-name="T5">,</text:span></text:p>
      <text:p text:style-name="P27"><text:span text:style-name="T5">де </text:span><draw:frame draw:style-name="fr1" draw:name="Object392" text:anchor-type="as-char" svg:width="1.023cm" svg:height="0.6cm" draw:z-index="199"><draw:object-ole xlink:href="./Object 117" xlink:type="simple" xlink:show="embed" xlink:actuate="onLoad"/><draw:image xlink:href="./ObjectReplacements/Object 117" xlink:type="simple" xlink:show="embed" xlink:actuate="onLoad"/><svg:desc>OLE-object</svg:desc></draw:frame><text:span text:style-name="T5"> - псевдооперації, тобто відповідні арифметичні операції із заокругленням результату до </text:span><draw:frame draw:style-name="fr2" draw:name="Object393" text:anchor-type="as-char" svg:width="0.353cm" svg:height="0.423cm" draw:z-index="200"><draw:object-ole xlink:href="./Object 118" xlink:type="simple" xlink:show="embed" xlink:actuate="onLoad"/><draw:image xlink:href="./ObjectReplacements/Object 118" xlink:type="simple" xlink:show="embed" xlink:actuate="onLoad"/><svg:desc>OLE-object</svg:desc></draw:frame><text:span text:style-name="T5">двійкових розрядів у мантисі. </text:span></text:p>
      <text:p text:style-name="P7"><text:tab/>Застосування наведених співвідношень у складних обчисленнях приводить до оцінок вигляду</text:p>
      <text:p text:style-name="P27"><text:span text:style-name="T5"><text:tab/></text:span><draw:frame draw:style-name="fr1" draw:name="Object394" text:anchor-type="as-char" svg:width="5.503cm" svg:height="0.988cm" draw:z-index="201"><draw:object-ole xlink:href="./Object 119" xlink:type="simple" xlink:show="embed" xlink:actuate="onLoad"/><draw:image xlink:href="./ObjectReplacements/Object 119" xlink:type="simple" xlink:show="embed" xlink:actuate="onLoad"/><svg:desc>OLE-object</svg:desc></draw:frame><text:span text:style-name="T5">,</text:span></text:p>
      <text:p text:style-name="P27"><text:span text:style-name="T5">які не зовсім зручні. Для спрощення цих оцінок доцільно ввести наступне обмеження на </text:span><text:span text:style-name="T9">r</text:span><text:span text:style-name="T5">:</text:span></text:p>
      <text:p text:style-name="P27"><text:span text:style-name="T5"><text:tab/></text:span><draw:frame draw:style-name="fr1" draw:name="Object395" text:anchor-type="as-char" svg:width="2.293cm" svg:height="0.635cm" draw:z-index="202"><draw:object-ole xlink:href="./Object 120" xlink:type="simple" xlink:show="embed" xlink:actuate="onLoad"/><draw:image xlink:href="./ObjectReplacements/Object 120" xlink:type="simple" xlink:show="embed" xlink:actuate="onLoad"/><svg:desc>OLE-object</svg:desc></draw:frame><text:span text:style-name="T5">.</text:span></text:p>
      <text:p text:style-name="P7">Таке обмеження повністю узгоджується з практичними застосуваннями і приводить до оцінок</text:p>
      <text:p text:style-name="P27"><text:span text:style-name="T5"><text:tab/> </text:span><draw:frame draw:style-name="fr1" draw:name="Object396" text:anchor-type="as-char" svg:width="5.151cm" svg:height="0.988cm" draw:z-index="203"><draw:object-ole xlink:href="./Object 121" xlink:type="simple" xlink:show="embed" xlink:actuate="onLoad"/><draw:image xlink:href="./ObjectReplacements/Object 121" xlink:type="simple" xlink:show="embed" xlink:actuate="onLoad"/><svg:desc>OLE-object</svg:desc></draw:frame><text:span text:style-name="T5">,</text:span></text:p>
      <text:p text:style-name="P27"><text:span text:style-name="T5"><text:tab/></text:span><draw:frame draw:style-name="fr1" draw:name="Object397" text:anchor-type="as-char" svg:width="5.151cm" svg:height="0.988cm" draw:z-index="204"><draw:object-ole xlink:href="./Object 122" xlink:type="simple" xlink:show="embed" xlink:actuate="onLoad"/><draw:image xlink:href="./ObjectReplacements/Object 122" xlink:type="simple" xlink:show="embed" xlink:actuate="onLoad"/><svg:desc>OLE-object</svg:desc></draw:frame><text:span text:style-name="T5">,</text:span></text:p>
      <text:p text:style-name="P7">або</text:p>
      <text:p text:style-name="P27"><text:soft-page-break/><text:span text:style-name="T5"><text:tab/></text:span><draw:frame draw:style-name="fr1" draw:name="Object398" text:anchor-type="as-char" svg:width="3.14cm" svg:height="0.776cm" draw:z-index="92"><draw:object-ole xlink:href="./Object 123" xlink:type="simple" xlink:show="embed" xlink:actuate="onLoad"/><draw:image xlink:href="./ObjectReplacements/Object 123" xlink:type="simple" xlink:show="embed" xlink:actuate="onLoad"/><svg:desc>OLE-object</svg:desc></draw:frame><text:span text:style-name="T5">.<text:tab/></text:span></text:p>
      <text:p text:style-name="P7"><text:tab/>На основі даних нерівностей можна навести оцінки похибок заокруглення для деяких основних формул обчислень.</text:p>
      <text:p text:style-name="P8"/>
      <text:p text:style-name="P8">Загальний випадок множення</text:p>
      <text:p text:style-name="P27"><text:span text:style-name="T22"><text:tab/></text:span><draw:frame draw:style-name="fr1" draw:name="Object399" text:anchor-type="as-char" svg:width="5.151cm" svg:height="0.741cm" draw:z-index="93"><draw:object-ole xlink:href="./Object 124" xlink:type="simple" xlink:show="embed" xlink:actuate="onLoad"/><draw:image xlink:href="./ObjectReplacements/Object 124" xlink:type="simple" xlink:show="embed" xlink:actuate="onLoad"/><svg:desc>OLE-object</svg:desc></draw:frame><text:span text:style-name="T5">,</text:span></text:p>
      <text:p text:style-name="P27"><text:span text:style-name="T5">де </text:span><draw:frame draw:style-name="fr1" draw:name="Object400" text:anchor-type="as-char" svg:width="6.174cm" svg:height="0.988cm" draw:z-index="94"><draw:object-ole xlink:href="./Object 125" xlink:type="simple" xlink:show="embed" xlink:actuate="onLoad"/><draw:image xlink:href="./ObjectReplacements/Object 125" xlink:type="simple" xlink:show="embed" xlink:actuate="onLoad"/><svg:desc>OLE-object</svg:desc></draw:frame><text:span text:style-name="T5">,</text:span></text:p>
      <text:p text:style-name="P27"><text:span text:style-name="T5"><text:tab/></text:span><draw:frame draw:style-name="fr1" draw:name="Object401" text:anchor-type="as-char" svg:width="4.233cm" svg:height="0.776cm" draw:z-index="166"><draw:object-ole xlink:href="./Object 126" xlink:type="simple" xlink:show="embed" xlink:actuate="onLoad"/><draw:image xlink:href="./ObjectReplacements/Object 126" xlink:type="simple" xlink:show="embed" xlink:actuate="onLoad"/><svg:desc>OLE-object</svg:desc></draw:frame><text:span text:style-name="T5">.</text:span></text:p>
      <text:p text:style-name="P8">Загальний випадок додавання</text:p>
      <text:p text:style-name="P27"><text:span text:style-name="T5"><text:tab/></text:span><draw:frame draw:style-name="fr1" draw:name="Object402" text:anchor-type="as-char" svg:width="11.889cm" svg:height="0.847cm" draw:z-index="176"><draw:object-ole xlink:href="./Object 127" xlink:type="simple" xlink:show="embed" xlink:actuate="onLoad"/><draw:image xlink:href="./ObjectReplacements/Object 127" xlink:type="simple" xlink:show="embed" xlink:actuate="onLoad"/><svg:desc>OLE-object</svg:desc></draw:frame><text:span text:style-name="T5">,</text:span></text:p>
      <text:p text:style-name="P7">де </text:p>
      <text:p text:style-name="P27"><text:span text:style-name="T5"><text:tab/></text:span><draw:frame draw:style-name="fr1" draw:name="Object403" text:anchor-type="as-char" svg:width="6.279cm" svg:height="0.741cm" draw:z-index="177"><draw:object-ole xlink:href="./Object 128" xlink:type="simple" xlink:show="embed" xlink:actuate="onLoad"/><draw:image xlink:href="./ObjectReplacements/Object 128" xlink:type="simple" xlink:show="embed" xlink:actuate="onLoad"/><svg:desc>OLE-object</svg:desc></draw:frame><text:span text:style-name="T5">,</text:span></text:p>
      <text:p text:style-name="P27"><text:span text:style-name="T5"><text:tab/></text:span><draw:frame draw:style-name="fr1" draw:name="Object404" text:anchor-type="as-char" svg:width="6.35cm" svg:height="0.741cm" draw:z-index="178"><draw:object-ole xlink:href="./Object 129" xlink:type="simple" xlink:show="embed" xlink:actuate="onLoad"/><draw:image xlink:href="./ObjectReplacements/Object 129" xlink:type="simple" xlink:show="embed" xlink:actuate="onLoad"/><svg:desc>OLE-object</svg:desc></draw:frame><text:span text:style-name="T5">,</text:span></text:p>
      <text:p text:style-name="P27"><text:span text:style-name="T5"><text:tab/><text:tab/><text:tab/></text:span><draw:frame draw:style-name="fr1" draw:name="Object405" text:anchor-type="as-char" svg:width="0.459cm" svg:height="0.212cm" draw:z-index="179"><draw:object-ole xlink:href="./Object 130" xlink:type="simple" xlink:show="embed" xlink:actuate="onLoad"/><draw:image xlink:href="./ObjectReplacements/Object 130" xlink:type="simple" xlink:show="embed" xlink:actuate="onLoad"/><svg:desc>OLE-object</svg:desc></draw:frame></text:p>
      <text:p text:style-name="P27"><text:span text:style-name="T5"><text:tab/></text:span><draw:frame draw:style-name="fr1" draw:name="Object406" text:anchor-type="as-char" svg:width="6.595cm" svg:height="0.741cm" draw:z-index="191"><draw:object-ole xlink:href="./Object 131" xlink:type="simple" xlink:show="embed" xlink:actuate="onLoad"/><draw:image xlink:href="./ObjectReplacements/Object 131" xlink:type="simple" xlink:show="embed" xlink:actuate="onLoad"/><svg:desc>OLE-object</svg:desc></draw:frame><text:span text:style-name="T5">,</text:span></text:p>
      <text:p text:style-name="P27"><text:span text:style-name="T5"><text:tab/><text:tab/><text:tab/></text:span><draw:frame draw:style-name="fr1" draw:name="Object407" text:anchor-type="as-char" svg:width="0.459cm" svg:height="0.212cm" draw:z-index="192"><draw:object-ole xlink:href="./Object 132" xlink:type="simple" xlink:show="embed" xlink:actuate="onLoad"/><draw:image xlink:href="./ObjectReplacements/Object 132" xlink:type="simple" xlink:show="embed" xlink:actuate="onLoad"/><svg:desc>OLE-object</svg:desc></draw:frame></text:p>
      <text:p text:style-name="P27"><text:span text:style-name="T5"><text:tab/></text:span><draw:frame draw:style-name="fr1" draw:name="Object408" text:anchor-type="as-char" svg:width="2.646cm" svg:height="0.67cm" draw:z-index="193"><draw:object-ole xlink:href="./Object 133" xlink:type="simple" xlink:show="embed" xlink:actuate="onLoad"/><draw:image xlink:href="./ObjectReplacements/Object 133" xlink:type="simple" xlink:show="embed" xlink:actuate="onLoad"/><svg:desc>OLE-object</svg:desc></draw:frame><text:span text:style-name="T5">,</text:span></text:p>
      <text:p text:style-name="P27"><text:span text:style-name="T5"><text:tab/></text:span><draw:frame draw:style-name="fr1" draw:name="Object409" text:anchor-type="as-char" svg:width="9.313cm" svg:height="0.988cm" draw:z-index="194"><draw:object-ole xlink:href="./Object 134" xlink:type="simple" xlink:show="embed" xlink:actuate="onLoad"/><draw:image xlink:href="./ObjectReplacements/Object 134" xlink:type="simple" xlink:show="embed" xlink:actuate="onLoad"/><svg:desc>OLE-object</svg:desc></draw:frame><text:span text:style-name="T5">,</text:span></text:p>
      <text:p text:style-name="P27"><draw:frame draw:style-name="fr1" draw:name="Object410" text:anchor-type="as-char" svg:width="5.009cm" svg:height="0.776cm" draw:z-index="7"><draw:object-ole xlink:href="./Object 135" xlink:type="simple" xlink:show="embed" xlink:actuate="onLoad"/><draw:image xlink:href="./ObjectReplacements/Object 135" xlink:type="simple" xlink:show="embed" xlink:actuate="onLoad"/><svg:desc>OLE-object</svg:desc></draw:frame></text:p>
      <text:p text:style-name="P8">Сума парних добутків</text:p>
      <text:p text:style-name="P27"><text:span text:style-name="T5"><text:tab/></text:span><draw:frame draw:style-name="fr1" draw:name="Object411" text:anchor-type="as-char" svg:width="10.901cm" svg:height="1.127cm" draw:z-index="8"><draw:object-ole xlink:href="./Object 136" xlink:type="simple" xlink:show="embed" xlink:actuate="onLoad"/><draw:image xlink:href="./ObjectReplacements/Object 136" xlink:type="simple" xlink:show="embed" xlink:actuate="onLoad"/><svg:desc>OLE-object</svg:desc></draw:frame><text:span text:style-name="T5">,</text:span></text:p>
      <text:p text:style-name="P7">де </text:p>
      <text:p text:style-name="P27"><text:span text:style-name="T5"><text:tab/></text:span><draw:frame draw:style-name="fr1" draw:name="Object412" text:anchor-type="as-char" svg:width="9.419cm" svg:height="0.988cm" draw:z-index="13"><draw:object-ole xlink:href="./Object 137" xlink:type="simple" xlink:show="embed" xlink:actuate="onLoad"/><draw:image xlink:href="./ObjectReplacements/Object 137" xlink:type="simple" xlink:show="embed" xlink:actuate="onLoad"/><svg:desc>OLE-object</svg:desc></draw:frame><text:span text:style-name="T5">,</text:span></text:p>
      <text:p text:style-name="P27"><text:soft-page-break/><text:span text:style-name="T5"><text:tab/></text:span><draw:frame draw:style-name="fr1" draw:name="Object413" text:anchor-type="as-char" svg:width="5.115cm" svg:height="0.776cm" draw:z-index="22"><draw:object-ole xlink:href="./Object 138" xlink:type="simple" xlink:show="embed" xlink:actuate="onLoad"/><draw:image xlink:href="./ObjectReplacements/Object 138" xlink:type="simple" xlink:show="embed" xlink:actuate="onLoad"/><svg:desc>OLE-object</svg:desc></draw:frame></text:p>
      <text:p text:style-name="P43"><text:tab/>На основі цих формул можна отримати оцінки похибок заокруглення при розв’язуванні різних задач обчислювальної математики.</text:p>
      <text:p text:style-name="P45"><text:toc-mark-start text:id="IMark147322340" text:outline-level="1"/><text:toc-mark-start text:id="IMark147324500" text:outline-level="2"/>Елементи теорії обчислювальної складності<text:toc-mark-end text:id="IMark147324500"/><text:toc-mark-end text:id="IMark147322340"/></text:p>
      <text:p text:style-name="P44">Lorem ipsum dolor sit amet, consectetur adipiscing elit. Phasellus quis nisl non eros euismod tempus. Pellentesque commodo convallis magna quis scelerisque. Sed porta volutpat interdum. Aliquam non ligula felis. Nulla est nisl, venenatis et scelerisque vel, iaculis in urna. Vivamus nibh ligula, placerat vel fringilla at, elementum sed metus. Aliquam accumsan suscipit est, a vehicula neque fringilla eu. Integer adipiscing, nisl eget scelerisque tincidunt, lectus urna molestie metus, vitae elementum lorem tellus et nibh. Sed convallis odio sit amet magna suscipit in aliquet felis faucibus. Suspendisse ultricies turpis at turpis varius faucibus.</text:p>
      <text:p text:style-name="P42">Sed placerat malesuada augue consectetur iaculis. Integer in sapien vitae elit viverra fermentum. Praesent feugiat tincidunt neque, in tincidunt lectus pretium at. Integer id sapien sed arcu mollis vestibulum non ac est. Phasellus arcu risus, fringilla vel condimentum vitae, congue sed eros. Nunc risus sem, aliquet sed scelerisque et, faucibus eu ipsum. Curabitur tempor lorem et lectus lobortis non bibendum orci vehicula. Fusce eu sapien libero, a accumsan mauris. Sed in fringilla urna. Donec rutrum felis quis turpis venenatis a facilisis sapien consequat. Pellentesque habitant morbi tristique senectus et netus et malesuada fames ac turpis egestas. Pellentesque lacus nulla, pulvinar eu auctor at, convallis at ante. Ut convallis tincidunt felis, et commodo neque condimentum quis. Integer vitae ipsum elit. Duis at sem at nulla mollis vehicula. Pellentesque faucibus, magna suscipit hendrerit venenatis, leo nisl placerat leo, in pellentesque magna purus sed turpis.</text:p>
      <text:p text:style-name="P42"/>
      <text:p text:style-name="P49"><text:toc-mark-start text:id="IMark147322340" text:outline-level="1"/><text:toc-mark-start text:id="IMark147324500" text:outline-level="2"/>Принцип стискуючих відображень – основа побудови збіжних ітераційних методів наближеного розв’язування функціональних рівнянь<text:toc-mark-end text:id="IMark147324500"/><text:toc-mark-end text:id="IMark147322340"/></text:p>
      <text:p text:style-name="P32"><text:span text:style-name="T24">Оператор стиск</text:span><text:span text:style-name="T17">у</text:span></text:p>
      <text:p text:style-name="P36"/>
      <text:p text:style-name="P32"><text:span text:style-name="T6"><text:tab/>Нехай оператор </text:span><text:span text:style-name="T10">A</text:span><text:span text:style-name="T6"> визначений на деякій множині </text:span><text:span text:style-name="T11">M</text:span><text:span text:style-name="T6"> банахового простору </text:span><text:span text:style-name="T10">E</text:span><text:span text:style-name="T6"> <text:s/>і задовольняє умові Ліпшица. </text:span></text:p>
      <text:p text:style-name="P32"><draw:frame draw:style-name="fr1" draw:name="Object1" text:anchor-type="as-char" svg:width="6.174cm" svg:height="0.741cm" draw:z-index="188"><draw:object-ole xlink:href="./Object 140" xlink:type="simple" xlink:show="embed" xlink:actuate="onLoad"/><draw:image xlink:href="./ObjectReplacements/Object 140" xlink:type="simple" xlink:show="embed" xlink:actuate="onLoad"/><svg:desc>OLE-object</svg:desc></draw:frame><text:span text:style-name="T41">,</text:span><text:span text:style-name="T14"><text:tab/></text:span><text:span text:style-name="T6"><text:tab/><text:tab/><text:tab/><text:tab/><text:tab/><text:tab/><text:tab/> <text:s text:c="5"/>(1)</text:span></text:p>
      <text:p text:style-name="P32"><text:span text:style-name="T6"><text:tab/>якщо </text:span><text:span text:style-name="T23">q&lt;1</text:span><text:span text:style-name="T6">, то кажуть, що </text:span><text:span text:style-name="T23">А</text:span><text:span text:style-name="T6"> — оператор стиску, або стискуючий оператор, з коефіцієнтом стиснення </text:span><text:span text:style-name="T23">q є (0,1)</text:span><text:span text:style-name="T6">.</text:span></text:p>
      <text:p text:style-name="P32"><text:span text:style-name="T14"><text:tab/></text:span><text:span text:style-name="T20">Теорема 1</text:span><text:span text:style-name="T6"> (принцип стискуючих відображень)</text:span></text:p>
      <text:p text:style-name="P32"><text:span text:style-name="T14"><text:tab/></text:span><text:span text:style-name="T6">Нехай множина </text:span><text:span text:style-name="T23">М</text:span><text:span text:style-name="T6"> замкнена. Нехай оператор стиску </text:span><text:span text:style-name="T23">А</text:span><text:span text:style-name="T6"> відображає</text:span><text:span text:style-name="T14"> </text:span><text:span text:style-name="T6">дану множину в себе: </text:span></text:p>
      <text:p text:style-name="P32"><text:span text:style-name="T14"><text:tab/></text:span><draw:frame draw:style-name="fr1" draw:name="Object2" text:anchor-type="as-char" svg:width="2.011cm" svg:height="0.564cm" draw:z-index="189"><draw:object-ole xlink:href="./Object 141" xlink:type="simple" xlink:show="embed" xlink:actuate="onLoad"/><draw:image xlink:href="./ObjectReplacements/Object 141" xlink:type="simple" xlink:show="embed" xlink:actuate="onLoad"/><svg:desc>OLE-object</svg:desc></draw:frame></text:p>
      <text:p text:style-name="P32"><text:span text:style-name="T12"><text:tab/></text:span><text:span text:style-name="T6">Тоді оператор </text:span><text:span text:style-name="T23">А </text:span><text:span text:style-name="T6">має в </text:span><text:span text:style-name="T23">М</text:span><text:span text:style-name="T6"> єдину нерухому точку <text:s/></text:span><text:span text:style-name="T23">x*</text:span><text:span text:style-name="T6">. </text:span></text:p>
      <text:p text:style-name="P34">Тобто рівняння <text:tab/></text:p>
      <text:p text:style-name="P32"><text:span text:style-name="T6"><text:tab/></text:span><draw:frame draw:style-name="fr1" draw:name="Object3" text:anchor-type="as-char" svg:width="1.446cm" svg:height="0.529cm" draw:z-index="190"><draw:object-ole xlink:href="./Object 142" xlink:type="simple" xlink:show="embed" xlink:actuate="onLoad"/><draw:image xlink:href="./ObjectReplacements/Object 142" xlink:type="simple" xlink:show="embed" xlink:actuate="onLoad"/><svg:desc>OLE-object</svg:desc></draw:frame><text:span text:style-name="T6"><text:tab/><text:tab/><text:tab/><text:tab/><text:tab/><text:tab/><text:tab/><text:tab/><text:tab/><text:tab/><text:tab/> <text:s text:c="5"/>(2)</text:span></text:p>
      <text:p text:style-name="P32"><text:span text:style-name="T6">має єдиний розв’язок </text:span><text:span text:style-name="T23">x*</text:span><text:span text:style-name="T6">.</text:span></text:p>
      <text:p text:style-name="P32"><text:soft-page-break/><text:span text:style-name="T6"><text:tab/>Найчастіше розглядаються оператори стиску, визначені на всьому просторі </text:span><text:span text:style-name="T23">Е</text:span><text:span text:style-name="T6"> або на деякій кулі </text:span><text:span text:style-name="T23">Т</text:span><text:span text:style-name="T6">. У випадку кулі теорему 1 зручно застосовувати в наступній формі.</text:span></text:p>
      <text:p text:style-name="P32"><text:span text:style-name="T14"><text:tab/></text:span><text:span text:style-name="T20">Теорема 1.2</text:span></text:p>
      <text:p text:style-name="P32"><text:span text:style-name="T6"><text:tab/>Нехай </text:span><text:span text:style-name="T23">А</text:span><text:span text:style-name="T6"> — оператор стиску на замкненій кулі </text:span><draw:frame draw:style-name="fr1" draw:name="Object4" text:anchor-type="as-char" svg:width="3.916cm" svg:height="0.741cm" draw:z-index="123"><draw:object-ole xlink:href="./Object 143" xlink:type="simple" xlink:show="embed" xlink:actuate="onLoad"/><draw:image xlink:href="./ObjectReplacements/Object 143" xlink:type="simple" xlink:show="embed" xlink:actuate="onLoad"/><svg:desc>OLE-object</svg:desc></draw:frame><text:span text:style-name="T6"> банахового простору Е, і нехай </text:span></text:p>
      <text:p text:style-name="P32"><text:span text:style-name="T14"><text:tab/></text:span><draw:frame draw:style-name="fr1" draw:name="Object5" text:anchor-type="as-char" svg:width="4.163cm" svg:height="0.88cm" draw:z-index="124"><draw:object-ole xlink:href="./Object 144" xlink:type="simple" xlink:show="embed" xlink:actuate="onLoad"/><draw:image xlink:href="./ObjectReplacements/Object 144" xlink:type="simple" xlink:show="embed" xlink:actuate="onLoad"/><svg:desc>OLE-object</svg:desc></draw:frame><text:span text:style-name="T6">.<text:tab/><text:tab/><text:tab/><text:tab/><text:tab/><text:tab/><text:tab/> <text:tab/><text:tab/> <text:s text:c="5"/>(3)</text:span></text:p>
      <text:p text:style-name="P32"><text:span text:style-name="T6"><text:tab/>Тоді оператор </text:span><text:span text:style-name="T23">А</text:span><text:span text:style-name="T6"> в кулі </text:span><text:span text:style-name="T23">Т</text:span><text:span text:style-name="T6"> має єдину нерухому точку.</text:span></text:p>
      <text:p text:style-name="P32"><text:span text:style-name="T17"><text:tab/></text:span><text:span text:style-name="T24">Використання еквівалентної форми</text:span></text:p>
      <text:p text:style-name="P36"/>
      <text:p text:style-name="P32"><text:span text:style-name="T6"><text:tab/>Нехай в просторі </text:span><text:span text:style-name="T23">Е</text:span><text:span text:style-name="T6"> окрім основної норми </text:span><draw:frame draw:style-name="fr1" draw:name="Object6" text:anchor-type="as-char" svg:width="0.635cm" svg:height="0.741cm" draw:z-index="125"><draw:object-ole xlink:href="./Object 145" xlink:type="simple" xlink:show="embed" xlink:actuate="onLoad"/><draw:image xlink:href="./ObjectReplacements/Object 145" xlink:type="simple" xlink:show="embed" xlink:actuate="onLoad"/><svg:desc>OLE-object</svg:desc></draw:frame><text:span text:style-name="T6"> визначеною є інша норма, яку можна позначити як</text:span><text:span text:style-name="T14"> </text:span><draw:frame draw:style-name="fr1" draw:name="Object7" text:anchor-type="as-char" svg:width="0.776cm" svg:height="0.847cm" draw:z-index="126"><draw:object-ole xlink:href="./Object 146" xlink:type="simple" xlink:show="embed" xlink:actuate="onLoad"/><draw:image xlink:href="./ObjectReplacements/Object 146" xlink:type="simple" xlink:show="embed" xlink:actuate="onLoad"/><svg:desc>OLE-object</svg:desc></draw:frame><text:span text:style-name="T6">. Норми </text:span><draw:frame draw:style-name="fr1" draw:name="Object8" text:anchor-type="as-char" svg:width="0.635cm" svg:height="0.741cm" draw:z-index="139"><draw:object-ole xlink:href="./Object 147" xlink:type="simple" xlink:show="embed" xlink:actuate="onLoad"/><draw:image xlink:href="./ObjectReplacements/Object 147" xlink:type="simple" xlink:show="embed" xlink:actuate="onLoad"/><svg:desc>OLE-object</svg:desc></draw:frame><text:span text:style-name="T6"> і </text:span><draw:frame draw:style-name="fr1" draw:name="Object9" text:anchor-type="as-char" svg:width="0.776cm" svg:height="0.847cm" draw:z-index="144"><draw:object-ole xlink:href="./Object 148" xlink:type="simple" xlink:show="embed" xlink:actuate="onLoad"/><draw:image xlink:href="./ObjectReplacements/Object 148" xlink:type="simple" xlink:show="embed" xlink:actuate="onLoad"/><svg:desc>OLE-object</svg:desc></draw:frame><text:span text:style-name="T6"> називаються еквівалентними якщо </text:span></text:p>
      <text:p text:style-name="P32"><text:span text:style-name="T6"><text:tab/></text:span><draw:frame draw:style-name="fr1" draw:name="Object10" text:anchor-type="as-char" svg:width="3.563cm" svg:height="0.847cm" draw:z-index="145"><draw:object-ole xlink:href="./Object 149" xlink:type="simple" xlink:show="embed" xlink:actuate="onLoad"/><draw:image xlink:href="./ObjectReplacements/Object 149" xlink:type="simple" xlink:show="embed" xlink:actuate="onLoad"/><svg:desc>OLE-object</svg:desc></draw:frame><text:span text:style-name="T6"> , </text:span><draw:frame draw:style-name="fr1" draw:name="Object11" text:anchor-type="as-char" svg:width="1.199cm" svg:height="0.529cm" draw:z-index="146"><draw:object-ole xlink:href="./Object 150" xlink:type="simple" xlink:show="embed" xlink:actuate="onLoad"/><draw:image xlink:href="./ObjectReplacements/Object 150" xlink:type="simple" xlink:show="embed" xlink:actuate="onLoad"/><svg:desc>OLE-object</svg:desc></draw:frame></text:p>
      <text:p text:style-name="P32"><text:span text:style-name="T6"><text:tab/>де </text:span><text:span text:style-name="T23">m,M &gt; 0</text:span><text:span text:style-name="T6">. При переході до еквівалентних норм збіжні послідовності елементів простору залишаються збіжними, замкнені множини залишаються замкненими, а відкриті — відкритими.</text:span></text:p>
      <text:p text:style-name="P32"><text:span text:style-name="T6"><text:tab/>Якщо оператор </text:span><text:span text:style-name="T23">А</text:span><text:span text:style-name="T6"> в деякій нормі задовольняє умові Ліпшица, то при переході до еквівалентної норми, він також буде задовольняти умові. Часто виникає ситуація, коли в деякій заданій нормі оператор </text:span><text:span text:style-name="T23">А</text:span><text:span text:style-name="T6"> задовольняє умові Ліпшица, проте не є оператором стиску. Однак при переході до іншої, спеціально сконструйованої, еквівалентної норми, оператор А стає оператором стиску. В побудові такої спеціальної норми, як правило, полягають труднощі <text:s/>при дослідженні конкретних задач.</text:span></text:p>
      <text:p text:style-name="P34"><text:tab/></text:p>
      <text:p text:style-name="P39"><text:tab/>Відносна єдиність розв’язку</text:p>
      <text:p text:style-name="P36"><text:soft-page-break/></text:p>
      <text:p text:style-name="P32"><text:span text:style-name="T6"><text:tab/>Конкретні задачі, як правило, зводяться до рівнянь, не зв’язаних з деяким визначеним функціональним простором. Проте одне і те ж рівняння можна розглядати як рівняння з оператором, що діє в різних множинах простору </text:span><text:span text:style-name="T23">Е</text:span><text:span text:style-name="T6">. Припустимо, що деяким способом доведена єдиність розв’язку розглядуваного рівняння в множині </text:span><text:span text:style-name="T23">М</text:span><text:span text:style-name="T6"> простору </text:span><text:span text:style-name="T23">Е</text:span><text:span text:style-name="T6">. Звідси не випливає, що це рівняння не має інших розв’язків в просторі </text:span><text:span text:style-name="T23">Е</text:span><text:span text:style-name="T6"> і що воно не не має розв’язків, що не належать </text:span><text:span text:style-name="T23">Е</text:span><text:span text:style-name="T6">.</text:span></text:p>
      <text:p text:style-name="P34"/>
      <text:p text:style-name="P34"/>
      <text:p text:style-name="P34"/>
      <text:p text:style-name="P39"><text:tab/>Спектральний радіус лінійного оператора</text:p>
      <text:p text:style-name="P36"/>
      <text:p text:style-name="P32"><text:span text:style-name="T6"><text:tab/>Якщо </text:span><text:span text:style-name="T23">А</text:span><text:span text:style-name="T6"> — лінійний оператор, то умова стиску еквівалентна тому, що норма оператора </text:span><text:span text:style-name="T23">А</text:span><text:span text:style-name="T6"> менша за</text:span><text:span text:style-name="T14"> 1</text:span><text:span text:style-name="T6">. В зв’язку з цим виникає питання про побудову еквівалентних норм, при яких норма даного лінійного оператора </text:span><text:span text:style-name="T23">А</text:span><text:span text:style-name="T6"> буде меншою.</text:span></text:p>
      <text:p text:style-name="P34">В теорії лінійних операторів доведено існування границі значень: </text:p>
      <text:p text:style-name="P32"><text:span text:style-name="T14"><text:tab/></text:span><draw:frame draw:style-name="fr1" draw:name="Object12" text:anchor-type="as-char" svg:width="2.999cm" svg:height="1.058cm" draw:z-index="23"><draw:object-ole xlink:href="./Object 151" xlink:type="simple" xlink:show="embed" xlink:actuate="onLoad"/><draw:image xlink:href="./ObjectReplacements/Object 151" xlink:type="simple" xlink:show="embed" xlink:actuate="onLoad"/><svg:desc>OLE-object</svg:desc></draw:frame></text:p>
      <text:p text:style-name="P32"><text:span text:style-name="T6">Число</text:span><text:span text:style-name="T14"> </text:span><draw:frame draw:style-name="fr1" draw:name="Object13" text:anchor-type="as-char" svg:width="0.564cm" svg:height="0.67cm" draw:z-index="28"><draw:object-ole xlink:href="./Object 152" xlink:type="simple" xlink:show="embed" xlink:actuate="onLoad"/><draw:image xlink:href="./ObjectReplacements/Object 152" xlink:type="simple" xlink:show="embed" xlink:actuate="onLoad"/><svg:desc>OLE-object</svg:desc></draw:frame><text:span text:style-name="T14"> </text:span><text:span text:style-name="T6">називається спектральним радіусом лінійного обмеженого оператора </text:span><text:span text:style-name="T23">А</text:span><text:span text:style-name="T6">.</text:span></text:p>
      <text:p text:style-name="P34">Звідси</text:p>
      <text:p text:style-name="P32"><text:span text:style-name="T14"><text:tab/></text:span><draw:frame draw:style-name="fr1" draw:name="Object14" text:anchor-type="as-char" svg:width="1.729cm" svg:height="0.741cm" draw:z-index="40"><draw:object-ole xlink:href="./Object 153" xlink:type="simple" xlink:show="embed" xlink:actuate="onLoad"/><draw:image xlink:href="./ObjectReplacements/Object 153" xlink:type="simple" xlink:show="embed" xlink:actuate="onLoad"/><svg:desc>OLE-object</svg:desc></draw:frame><text:span text:style-name="T6">.</text:span></text:p>
      <text:p text:style-name="P32"><text:span text:style-name="T6">Спектральний радіус </text:span><draw:frame draw:style-name="fr1" draw:name="Object15" text:anchor-type="as-char" svg:width="0.564cm" svg:height="0.67cm" draw:z-index="41"><draw:object-ole xlink:href="./Object 154" xlink:type="simple" xlink:show="embed" xlink:actuate="onLoad"/><draw:image xlink:href="./ObjectReplacements/Object 154" xlink:type="simple" xlink:show="embed" xlink:actuate="onLoad"/><svg:desc>OLE-object</svg:desc></draw:frame><text:span text:style-name="T6"> <text:s/>характеризується тим, що з нерівності</text:span></text:p>
      <text:p text:style-name="P32"><text:span text:style-name="T14"><text:tab/></text:span><draw:frame draw:style-name="fr1" draw:name="Object16" text:anchor-type="as-char" svg:width="1.376cm" svg:height="0.741cm" draw:z-index="44"><draw:object-ole xlink:href="./Object 155" xlink:type="simple" xlink:show="embed" xlink:actuate="onLoad"/><draw:image xlink:href="./ObjectReplacements/Object 155" xlink:type="simple" xlink:show="embed" xlink:actuate="onLoad"/><svg:desc>OLE-object</svg:desc></draw:frame><text:span text:style-name="T6"> </text:span></text:p>
      <text:p text:style-name="P32"><text:span text:style-name="T6">випливає існування обмеженого оператора </text:span><draw:frame draw:style-name="fr1" draw:name="Object17" text:anchor-type="as-char" svg:width="2.117cm" svg:height="0.847cm" draw:z-index="96"><draw:object-ole xlink:href="./Object 156" xlink:type="simple" xlink:show="embed" xlink:actuate="onLoad"/><draw:image xlink:href="./ObjectReplacements/Object 156" xlink:type="simple" xlink:show="embed" xlink:actuate="onLoad"/><svg:desc>OLE-object</svg:desc></draw:frame><text:span text:style-name="T6">. Якщо </text:span><text:span text:style-name="T23">А</text:span><text:span text:style-name="T6"> — неперервний лінійний оператор, то </text:span><draw:frame draw:style-name="fr1" draw:name="Object18" text:anchor-type="as-char" svg:width="1.693cm" svg:height="0.741cm" draw:z-index="97"><draw:object-ole xlink:href="./Object 157" xlink:type="simple" xlink:show="embed" xlink:actuate="onLoad"/><draw:image xlink:href="./ObjectReplacements/Object 157" xlink:type="simple" xlink:show="embed" xlink:actuate="onLoad"/><svg:desc>OLE-object</svg:desc></draw:frame><text:span text:style-name="T6">, де</text:span><text:span text:style-name="T14"> </text:span><draw:frame draw:style-name="fr1" draw:name="Object19" text:anchor-type="as-char" svg:width="0.529cm" svg:height="0.67cm" draw:z-index="151"><draw:object-ole xlink:href="./Object 158" xlink:type="simple" xlink:show="embed" xlink:actuate="onLoad"/><draw:image xlink:href="./ObjectReplacements/Object 158" xlink:type="simple" xlink:show="embed" xlink:actuate="onLoad"/><svg:desc>OLE-object</svg:desc></draw:frame><text:span text:style-name="T14"> </text:span><text:span text:style-name="T6">— найбільше по модулю власне значення оператора </text:span><text:span text:style-name="T23">А</text:span><text:span text:style-name="T6">. Тут необхідно розглядати і дійсні, і комплексні власні значення </text:span><text:soft-page-break/><text:span text:style-name="T6">оператора. Число </text:span><draw:frame draw:style-name="fr1" draw:name="Object20" text:anchor-type="as-char" svg:width="1.976cm" svg:height="0.635cm" draw:z-index="5"><draw:object-ole xlink:href="./Object 159" xlink:type="simple" xlink:show="embed" xlink:actuate="onLoad"/><draw:image xlink:href="./ObjectReplacements/Object 159" xlink:type="simple" xlink:show="embed" xlink:actuate="onLoad"/><svg:desc>OLE-object</svg:desc></draw:frame><text:span text:style-name="T14"> </text:span><text:span text:style-name="T6">називається власним значенням оператора </text:span><text:span text:style-name="T23">А</text:span><text:span text:style-name="T6">, що діє на дійсному банаховому просторі </text:span><text:span text:style-name="T23">Е</text:span><text:span text:style-name="T6">, якщо знайдуться такі </text:span><draw:frame draw:style-name="fr1" draw:name="Object21" text:anchor-type="as-char" svg:width="1.623cm" svg:height="0.635cm" draw:z-index="9"><draw:object-ole xlink:href="./Object 160" xlink:type="simple" xlink:show="embed" xlink:actuate="onLoad"/><draw:image xlink:href="./ObjectReplacements/Object 160" xlink:type="simple" xlink:show="embed" xlink:actuate="onLoad"/><svg:desc>OLE-object</svg:desc></draw:frame><text:span text:style-name="T6">, що</text:span></text:p>
      <text:p text:style-name="P32"><text:span text:style-name="T14"><text:tab/></text:span><draw:frame draw:style-name="fr1" draw:name="Object22" text:anchor-type="as-char" svg:width="2.716cm" svg:height="0.635cm" draw:z-index="10"><draw:object-ole xlink:href="./Object 161" xlink:type="simple" xlink:show="embed" xlink:actuate="onLoad"/><draw:image xlink:href="./ObjectReplacements/Object 161" xlink:type="simple" xlink:show="embed" xlink:actuate="onLoad"/><svg:desc>OLE-object</svg:desc></draw:frame><text:span text:style-name="T14">, </text:span><draw:frame draw:style-name="fr1" draw:name="Object23" text:anchor-type="as-char" svg:width="2.611cm" svg:height="0.635cm" draw:z-index="11"><draw:object-ole xlink:href="./Object 162" xlink:type="simple" xlink:show="embed" xlink:actuate="onLoad"/><draw:image xlink:href="./ObjectReplacements/Object 162" xlink:type="simple" xlink:show="embed" xlink:actuate="onLoad"/><svg:desc>OLE-object</svg:desc></draw:frame><text:span text:style-name="T14"><text:tab/></text:span><draw:frame draw:style-name="fr1" draw:name="Object24" text:anchor-type="as-char" svg:width="2.54cm" svg:height="0.811cm" draw:z-index="12"><draw:object-ole xlink:href="./Object 163" xlink:type="simple" xlink:show="embed" xlink:actuate="onLoad"/><draw:image xlink:href="./ObjectReplacements/Object 163" xlink:type="simple" xlink:show="embed" xlink:actuate="onLoad"/><svg:desc>OLE-object</svg:desc></draw:frame></text:p>
      <text:p text:style-name="P34"/>
      <text:p text:style-name="P32"><text:span text:style-name="T17"><text:tab/></text:span><text:span text:style-name="T24">Оператори, що комутують з операторами стиску</text:span></text:p>
      <text:p text:style-name="P36"/>
      <text:p text:style-name="P32"><text:span text:style-name="T6"><text:tab/>Якщо оператор </text:span><text:span text:style-name="T23">В</text:span><text:span text:style-name="T6">, що відображає замкнену множину </text:span><text:span text:style-name="T23">М</text:span><text:span text:style-name="T6"> банахового простору </text:span><text:span text:style-name="T23">Е</text:span><text:span text:style-name="T6"> в себе, комутує з оператором </text:span><text:span text:style-name="T23">А</text:span><text:span text:style-name="T16"> </text:span><text:span text:style-name="T23">(АВ = ВА)</text:span><text:span text:style-name="T6">, задовольняє на </text:span><text:span text:style-name="T23">М</text:span><text:span text:style-name="T6"> умовам принципу стискуючих відображень, то нерухома точка оператора </text:span><text:span text:style-name="T23">А</text:span><text:span text:style-name="T6"> є одночасно нерухомою точкою оператора </text:span><text:span text:style-name="T23">В</text:span><text:span text:style-name="T6">.</text:span></text:p>
      <text:p text:style-name="P32"><text:span text:style-name="T25"><text:s/></text:span><text:span text:style-name="T6">Якщо </text:span><draw:frame draw:style-name="fr1" draw:name="Object25" text:anchor-type="as-char" svg:width="1.693cm" svg:height="0.67cm" draw:z-index="15"><draw:object-ole xlink:href="./Object 164" xlink:type="simple" xlink:show="embed" xlink:actuate="onLoad"/><draw:image xlink:href="./ObjectReplacements/Object 164" xlink:type="simple" xlink:show="embed" xlink:actuate="onLoad"/><svg:desc>OLE-object</svg:desc></draw:frame><text:span text:style-name="T6">, то</text:span></text:p>
      <text:p text:style-name="P32"><text:span text:style-name="T14"><text:tab/></text:span><draw:frame draw:style-name="fr1" draw:name="Object26" text:anchor-type="as-char" svg:width="3.739cm" svg:height="0.67cm" draw:z-index="17"><draw:object-ole xlink:href="./Object 165" xlink:type="simple" xlink:show="embed" xlink:actuate="onLoad"/><draw:image xlink:href="./ObjectReplacements/Object 165" xlink:type="simple" xlink:show="embed" xlink:actuate="onLoad"/><svg:desc>OLE-object</svg:desc></draw:frame><text:span text:style-name="T6">,</text:span></text:p>
      <text:p text:style-name="P32"><text:span text:style-name="T6"><text:tab/>тобто </text:span><draw:frame draw:style-name="fr1" draw:name="Object27" text:anchor-type="as-char" svg:width="0.776cm" svg:height="0.67cm" draw:z-index="18"><draw:object-ole xlink:href="./Object 166" xlink:type="simple" xlink:show="embed" xlink:actuate="onLoad"/><draw:image xlink:href="./ObjectReplacements/Object 166" xlink:type="simple" xlink:show="embed" xlink:actuate="onLoad"/><svg:desc>OLE-object</svg:desc></draw:frame><text:span text:style-name="T14"> - </text:span><text:span text:style-name="T6">нерухома точка оператора А, тому</text:span><text:span text:style-name="T14"> </text:span><draw:frame draw:style-name="fr1" draw:name="Object28" text:anchor-type="as-char" svg:width="1.658cm" svg:height="0.67cm" draw:z-index="20"><draw:object-ole xlink:href="./Object 167" xlink:type="simple" xlink:show="embed" xlink:actuate="onLoad"/><draw:image xlink:href="./ObjectReplacements/Object 167" xlink:type="simple" xlink:show="embed" xlink:actuate="onLoad"/><svg:desc>OLE-object</svg:desc></draw:frame><text:span text:style-name="T6">.</text:span></text:p>
      <text:p text:style-name="P32"><text:span text:style-name="T6"><text:tab/>Нехай, наприклад, оператор </text:span><text:span text:style-name="T23">В</text:span><text:span text:style-name="T6"> відображає замкнений простір </text:span><text:span text:style-name="T23">М</text:span><text:span text:style-name="T6"> в себе і деяка його степінь </text:span><draw:frame draw:style-name="fr1" draw:name="Object29" text:anchor-type="as-char" svg:width="1.446cm" svg:height="0.6cm" draw:z-index="29"><draw:object-ole xlink:href="./Object 168" xlink:type="simple" xlink:show="embed" xlink:actuate="onLoad"/><draw:image xlink:href="./ObjectReplacements/Object 168" xlink:type="simple" xlink:show="embed" xlink:actuate="onLoad"/><svg:desc>OLE-object</svg:desc></draw:frame><text:span text:style-name="T14"> </text:span><text:span text:style-name="T6">є оператором стиску. Тоді</text:span><text:span text:style-name="T14"> </text:span><draw:frame draw:style-name="fr1" draw:name="Object30" text:anchor-type="as-char" svg:width="3.175cm" svg:height="0.6cm" draw:z-index="32"><draw:object-ole xlink:href="./Object 169" xlink:type="simple" xlink:show="embed" xlink:actuate="onLoad"/><draw:image xlink:href="./ObjectReplacements/Object 169" xlink:type="simple" xlink:show="embed" xlink:actuate="onLoad"/><svg:desc>OLE-object</svg:desc></draw:frame><text:span text:style-name="T6">, а отже оператор </text:span><text:span text:style-name="T23">В</text:span><text:span text:style-name="T6">, на множині </text:span><text:span text:style-name="T23">М</text:span><text:span text:style-name="T6"> має єдину нерухому точку, так як всі <text:s/>нерухомі точки оператора </text:span><text:span text:style-name="T23">В</text:span><text:span text:style-name="T6"> є одночасно нерухомими точками оператора</text:span><text:span text:style-name="T14"> </text:span><draw:frame draw:style-name="fr1" draw:name="Object31" text:anchor-type="as-char" svg:width="1.446cm" svg:height="0.6cm" draw:z-index="33"><draw:object-ole xlink:href="./Object 170" xlink:type="simple" xlink:show="embed" xlink:actuate="onLoad"/><draw:image xlink:href="./ObjectReplacements/Object 170" xlink:type="simple" xlink:show="embed" xlink:actuate="onLoad"/><svg:desc>OLE-object</svg:desc></draw:frame><text:span text:style-name="T6">.</text:span></text:p>
      <text:p text:style-name="P32"><text:span text:style-name="T6"><text:tab/>Зважаючи на те, що рівняння </text:span><draw:frame draw:style-name="fr1" draw:name="Object32" text:anchor-type="as-char" svg:width="1.446cm" svg:height="0.529cm" draw:z-index="34"><draw:object-ole xlink:href="./Object 171" xlink:type="simple" xlink:show="embed" xlink:actuate="onLoad"/><draw:image xlink:href="./ObjectReplacements/Object 171" xlink:type="simple" xlink:show="embed" xlink:actuate="onLoad"/><svg:desc>OLE-object</svg:desc></draw:frame><text:span text:style-name="T14"> </text:span><text:span text:style-name="T6">на множині </text:span><text:span text:style-name="T23">М</text:span><text:span text:style-name="T6"> має єдиний розв’язок, справедлива теорема</text:span></text:p>
      <text:p text:style-name="P32"><text:span text:style-name="T14"><text:tab/></text:span><text:span text:style-name="T20">Теорема 2</text:span></text:p>
      <text:p text:style-name="P32"><text:span text:style-name="T6"><text:tab/>Нехай рівняння </text:span><draw:frame draw:style-name="fr1" draw:name="Object33" text:anchor-type="as-char" svg:width="1.446cm" svg:height="0.529cm" draw:z-index="76"><draw:object-ole xlink:href="./Object 172" xlink:type="simple" xlink:show="embed" xlink:actuate="onLoad"/><draw:image xlink:href="./ObjectReplacements/Object 172" xlink:type="simple" xlink:show="embed" xlink:actuate="onLoad"/><svg:desc>OLE-object</svg:desc></draw:frame><text:span text:style-name="T6"> має на множині </text:span><text:span text:style-name="T23">М</text:span><text:span text:style-name="T6"> єдиний розв’язок. Нехай </text:span><draw:frame draw:style-name="fr1" draw:name="Object34" text:anchor-type="as-char" svg:width="2.011cm" svg:height="0.564cm" draw:z-index="80"><draw:object-ole xlink:href="./Object 173" xlink:type="simple" xlink:show="embed" xlink:actuate="onLoad"/><draw:image xlink:href="./ObjectReplacements/Object 173" xlink:type="simple" xlink:show="embed" xlink:actuate="onLoad"/><svg:desc>OLE-object</svg:desc></draw:frame><text:span text:style-name="T6">і оператор </text:span><text:span text:style-name="T23">В</text:span><text:span text:style-name="T6"> на </text:span><text:span text:style-name="T23">М</text:span><text:span text:style-name="T6"> комутує з оператором </text:span><text:span text:style-name="T23">А</text:span><text:span text:style-name="T6">.</text:span></text:p>
      <text:p text:style-name="P32"><text:span text:style-name="T6"><text:tab/>Тоді рівняння </text:span><draw:frame draw:style-name="fr1" draw:name="Object35" text:anchor-type="as-char" svg:width="1.411cm" svg:height="0.529cm" draw:z-index="119"><draw:object-ole xlink:href="./Object 174" xlink:type="simple" xlink:show="embed" xlink:actuate="onLoad"/><draw:image xlink:href="./ObjectReplacements/Object 174" xlink:type="simple" xlink:show="embed" xlink:actuate="onLoad"/><svg:desc>OLE-object</svg:desc></draw:frame><text:span text:style-name="T14"> </text:span><text:span text:style-name="T6">на множині </text:span><text:span text:style-name="T23">М</text:span><text:span text:style-name="T6"> має хоча б один розв’язок.</text:span></text:p>
      <text:p text:style-name="P34"/>
      <text:p text:style-name="P32"><text:span text:style-name="T17"><text:tab/></text:span><text:span text:style-name="T24">Розв’язки на компактних множинах</text:span></text:p>
      <text:p text:style-name="P36"/>
      <text:p text:style-name="P32"><text:soft-page-break/><text:span text:style-name="T6"><text:tab/>Ствердження принципу стискуючих відображень перестає бути вірним, якщо оператор </text:span><text:span text:style-name="T23">А</text:span><text:span text:style-name="T6"> на множині </text:span><text:span text:style-name="T23">М</text:span><text:span text:style-name="T6"> не є оператором стиску, але</text:span></text:p>
      <text:p text:style-name="P32"><text:span text:style-name="T14"><text:tab/></text:span><draw:frame draw:style-name="fr1" draw:name="Object36" text:anchor-type="as-char" svg:width="3.986cm" svg:height="0.741cm" draw:z-index="127"><draw:object-ole xlink:href="./Object 175" xlink:type="simple" xlink:show="embed" xlink:actuate="onLoad"/><draw:image xlink:href="./ObjectReplacements/Object 175" xlink:type="simple" xlink:show="embed" xlink:actuate="onLoad"/><svg:desc>OLE-object</svg:desc></draw:frame><text:span text:style-name="T14"><text:tab/></text:span><draw:frame draw:style-name="fr1" draw:name="Object37" text:anchor-type="as-char" svg:width="3.351cm" svg:height="0.741cm" draw:z-index="128"><draw:object-ole xlink:href="./Object 176" xlink:type="simple" xlink:show="embed" xlink:actuate="onLoad"/><draw:image xlink:href="./ObjectReplacements/Object 176" xlink:type="simple" xlink:show="embed" xlink:actuate="onLoad"/><svg:desc>OLE-object</svg:desc></draw:frame><text:span text:style-name="T14"><text:tab/><text:tab/><text:tab/><text:tab/><text:tab/> <text:s text:c="9"/></text:span><text:span text:style-name="T12"><text:tab/></text:span><text:span text:style-name="T6"> <text:s text:c="5"/>(4)</text:span></text:p>
      <text:p text:style-name="P34"><text:tab/>Так, наприклад, відображення</text:p>
      <text:p text:style-name="P32"><text:span text:style-name="T12"><text:tab/></text:span><draw:frame draw:style-name="fr1" draw:name="Object38" text:anchor-type="as-char" svg:width="2.223cm" svg:height="1.27cm" draw:z-index="129"><draw:object-ole xlink:href="./Object 177" xlink:type="simple" xlink:show="embed" xlink:actuate="onLoad"/><draw:image xlink:href="./ObjectReplacements/Object 177" xlink:type="simple" xlink:show="embed" xlink:actuate="onLoad"/><svg:desc>OLE-object</svg:desc></draw:frame></text:p>
      <text:p text:style-name="P32"><text:span text:style-name="T6"><text:tab/>відображає промінь <text:s/></text:span><draw:frame draw:style-name="fr1" draw:name="Object39" text:anchor-type="as-char" svg:width="1.199cm" svg:height="0.811cm" draw:z-index="130"><draw:object-ole xlink:href="./Object 178" xlink:type="simple" xlink:show="embed" xlink:actuate="onLoad"/><draw:image xlink:href="./ObjectReplacements/Object 178" xlink:type="simple" xlink:show="embed" xlink:actuate="onLoad"/><svg:desc>OLE-object</svg:desc></draw:frame><text:span text:style-name="T6"> в себе і задовольняє умові (4), але не має на даному просторі нерухомої точки.</text:span></text:p>
      <text:p text:style-name="P32"><text:span text:style-name="T6"><text:tab/>Проте, якщо множина </text:span><text:span text:style-name="T23">М</text:span><text:span text:style-name="T6"> компактна, то ствердження принципу стискуючих відображень зберігає свою силу.</text:span></text:p>
      <text:p text:style-name="P32"><text:span text:style-name="T14"><text:tab/></text:span><text:span text:style-name="T20">Теорема 3</text:span></text:p>
      <text:p text:style-name="P32"><text:span text:style-name="T6"><text:tab/>Нехай оператор </text:span><text:span text:style-name="T23">А</text:span><text:span text:style-name="T6"> відображає замкнену множину </text:span><text:span text:style-name="T23">М</text:span><text:span text:style-name="T6"> в компактну свою підмножину і на цій підмножині задовольняє умову (4).</text:span></text:p>
      <text:p text:style-name="P32"><text:span text:style-name="T6"><text:tab/>Тоді оператор </text:span><text:span text:style-name="T23">А</text:span><text:span text:style-name="T6"> має на множині </text:span><text:span text:style-name="T23">М</text:span><text:span text:style-name="T6"> єдину нерухому точку.</text:span></text:p>
      <text:p text:style-name="P32"><text:span text:style-name="T6">Необхідно зауважити, що оператор </text:span><text:span text:style-name="T23">А</text:span><text:span text:style-name="T6">, такий що задовольняє умовам теореми, не повинен бути оператором стиску ні на </text:span><text:span text:style-name="T23">М</text:span><text:span text:style-name="T6">, ні на </text:span><text:span text:style-name="T23">АМ</text:span><text:span text:style-name="T6">.</text:span></text:p>
      <text:p text:style-name="P34"/>
      <text:p text:style-name="P32"><text:span text:style-name="T17"><text:tab/></text:span><text:span text:style-name="T24">Рівняння з операторами рівномірного стиску</text:span></text:p>
      <text:p text:style-name="P36"/>
      <text:p text:style-name="P32"><text:span text:style-name="T14"><text:tab/></text:span><text:span text:style-name="T6">Нехай </text:span><text:span text:style-name="T23">Т</text:span><text:span text:style-name="T6"> — куля </text:span><draw:frame draw:style-name="fr1" draw:name="Object40" text:anchor-type="as-char" svg:width="2.364cm" svg:height="0.741cm" draw:z-index="131"><draw:object-ole xlink:href="./Object 179" xlink:type="simple" xlink:show="embed" xlink:actuate="onLoad"/><draw:image xlink:href="./ObjectReplacements/Object 179" xlink:type="simple" xlink:show="embed" xlink:actuate="onLoad"/><svg:desc>OLE-object</svg:desc></draw:frame><text:span text:style-name="T6"> банахового простору </text:span><text:span text:style-name="T23">Е</text:span><text:span text:style-name="T6">, а </text:span><text:span text:style-name="T23">S</text:span><text:span text:style-name="T6"> — куля </text:span><draw:frame draw:style-name="fr1" draw:name="Object41" text:anchor-type="as-char" svg:width="2.328cm" svg:height="0.741cm" draw:z-index="132"><draw:object-ole xlink:href="./Object 180" xlink:type="simple" xlink:show="embed" xlink:actuate="onLoad"/><draw:image xlink:href="./ObjectReplacements/Object 180" xlink:type="simple" xlink:show="embed" xlink:actuate="onLoad"/><svg:desc>OLE-object</svg:desc></draw:frame><text:span text:style-name="T14"> </text:span><text:span text:style-name="T6">банахового простору </text:span><draw:frame draw:style-name="fr1" draw:name="Object42" text:anchor-type="as-char" svg:width="0.529cm" svg:height="0.67cm" draw:z-index="133"><draw:object-ole xlink:href="./Object 181" xlink:type="simple" xlink:show="embed" xlink:actuate="onLoad"/><draw:image xlink:href="./ObjectReplacements/Object 181" xlink:type="simple" xlink:show="embed" xlink:actuate="onLoad"/><svg:desc>OLE-object</svg:desc></draw:frame><text:span text:style-name="T6">. Оператор </text:span><text:span text:style-name="T23">F(x</text:span><text:span text:style-name="T16">,</text:span><text:span text:style-name="T23">z)</text:span><text:span text:style-name="T6">, що залежить від параметра </text:span><draw:frame draw:style-name="fr1" draw:name="Object43" text:anchor-type="as-char" svg:width="1.127cm" svg:height="0.529cm" draw:z-index="134"><draw:object-ole xlink:href="./Object 182" xlink:type="simple" xlink:show="embed" xlink:actuate="onLoad"/><draw:image xlink:href="./ObjectReplacements/Object 182" xlink:type="simple" xlink:show="embed" xlink:actuate="onLoad"/><svg:desc>OLE-object</svg:desc></draw:frame><text:span text:style-name="T6">і діє в просторі </text:span><text:span text:style-name="T23">Е</text:span><text:span text:style-name="T6">, називається оператором рівномірного стиску, якщо при всіх </text:span><draw:frame draw:style-name="fr1" draw:name="Object44" text:anchor-type="as-char" svg:width="1.127cm" svg:height="0.529cm" draw:z-index="135"><draw:object-ole xlink:href="./Object 183" xlink:type="simple" xlink:show="embed" xlink:actuate="onLoad"/><draw:image xlink:href="./ObjectReplacements/Object 183" xlink:type="simple" xlink:show="embed" xlink:actuate="onLoad"/><svg:desc>OLE-object</svg:desc></draw:frame></text:p>
      <text:p text:style-name="P32"><text:span text:style-name="T14"><text:tab/></text:span><draw:frame draw:style-name="fr1" draw:name="Object45" text:anchor-type="as-char" svg:width="5.715cm" svg:height="0.741cm" draw:z-index="136"><draw:object-ole xlink:href="./Object 184" xlink:type="simple" xlink:show="embed" xlink:actuate="onLoad"/><draw:image xlink:href="./ObjectReplacements/Object 184" xlink:type="simple" xlink:show="embed" xlink:actuate="onLoad"/><svg:desc>OLE-object</svg:desc></draw:frame><text:span text:style-name="T14">,<text:tab/></text:span><draw:frame draw:style-name="fr1" draw:name="Object46" text:anchor-type="as-char" svg:width="1.976cm" svg:height="0.741cm" draw:z-index="137"><draw:object-ole xlink:href="./Object 185" xlink:type="simple" xlink:show="embed" xlink:actuate="onLoad"/><draw:image xlink:href="./ObjectReplacements/Object 185" xlink:type="simple" xlink:show="embed" xlink:actuate="onLoad"/><svg:desc>OLE-object</svg:desc></draw:frame></text:p>
      <text:p text:style-name="P32"><text:span text:style-name="T6">де </text:span><text:span text:style-name="T23">q &lt; </text:span><text:span text:style-name="T14">1</text:span><text:span text:style-name="T6"> , і </text:span><text:span text:style-name="T23">q</text:span><text:span text:style-name="T6"> не залежить від <text:s/></text:span><text:span text:style-name="T23">z</text:span><text:span text:style-name="T6">.</text:span></text:p>
      <text:p text:style-name="P32"><text:span text:style-name="T6">Припускаючи, що оператор рівномірного стиску <text:s/></text:span><text:span text:style-name="T23">F(</text:span><text:span text:style-name="T10">x</text:span><text:span text:style-name="T16">,</text:span><text:span text:style-name="T23">z)</text:span><text:span text:style-name="T16"> </text:span><text:span text:style-name="T6">при кожному </text:span><draw:frame draw:style-name="fr1" draw:name="Object47" text:anchor-type="as-char" svg:width="1.127cm" svg:height="0.529cm" draw:z-index="140"><draw:object-ole xlink:href="./Object 186" xlink:type="simple" xlink:show="embed" xlink:actuate="onLoad"/><draw:image xlink:href="./ObjectReplacements/Object 186" xlink:type="simple" xlink:show="embed" xlink:actuate="onLoad"/><svg:desc>OLE-object</svg:desc></draw:frame><text:span text:style-name="T14"> </text:span><text:span text:style-name="T6">відображає кулю </text:span><text:span text:style-name="T23">T</text:span><text:span text:style-name="T6"> в себе, то із теореми</text:span><text:span text:style-name="T14"> </text:span><text:span text:style-name="T6">1 випливає існування єдиного розв’язку </text:span><text:soft-page-break/><draw:frame draw:style-name="fr1" draw:name="Object48" text:anchor-type="as-char" svg:width="2.046cm" svg:height="0.741cm" draw:z-index="143"><draw:object-ole xlink:href="./Object 187" xlink:type="simple" xlink:show="embed" xlink:actuate="onLoad"/><draw:image xlink:href="./ObjectReplacements/Object 187" xlink:type="simple" xlink:show="embed" xlink:actuate="onLoad"/><svg:desc>OLE-object</svg:desc></draw:frame><text:span text:style-name="T6">, в кулі </text:span><text:span text:style-name="T23">Т</text:span><text:span text:style-name="T6">, рівняння</text:span></text:p>
      <text:p text:style-name="P32"><text:span text:style-name="T6"><text:tab/></text:span><draw:frame draw:style-name="fr1" draw:name="Object49" text:anchor-type="as-char" svg:width="2.223cm" svg:height="0.635cm" draw:z-index="205"><draw:object-ole xlink:href="./Object 188" xlink:type="simple" xlink:show="embed" xlink:actuate="onLoad"/><draw:image xlink:href="./ObjectReplacements/Object 188" xlink:type="simple" xlink:show="embed" xlink:actuate="onLoad"/><svg:desc>OLE-object</svg:desc></draw:frame></text:p>
      <text:p text:style-name="P32"><text:span text:style-name="T12"><text:tab/></text:span><text:span text:style-name="T20">Теорема 4</text:span></text:p>
      <text:p text:style-name="P32"><text:span text:style-name="T6"><text:tab/>Нехай оператор </text:span><text:span text:style-name="T23">F(x</text:span><text:span text:style-name="T16">,</text:span><text:span text:style-name="T23">z)</text:span><text:span text:style-name="T6"> неперервний по </text:span><text:span text:style-name="T23">z</text:span><text:span text:style-name="T6"> при кожному фіксованому </text:span><text:span text:style-name="T23">x</text:span><text:span text:style-name="T6">.</text:span></text:p>
      <text:p text:style-name="P32"><text:span text:style-name="T6"><text:tab/>Тоді розв’язок </text:span><draw:frame draw:style-name="fr1" draw:name="Object50" text:anchor-type="as-char" svg:width="1.127cm" svg:height="0.741cm" draw:z-index="206"><draw:object-ole xlink:href="./Object 189" xlink:type="simple" xlink:show="embed" xlink:actuate="onLoad"/><draw:image xlink:href="./ObjectReplacements/Object 189" xlink:type="simple" xlink:show="embed" xlink:actuate="onLoad"/><svg:desc>OLE-object</svg:desc></draw:frame><text:span text:style-name="T6"> неперервний. </text:span></text:p>
      <text:p text:style-name="P34"/>
      <text:p text:style-name="P39"><text:tab/>Локальна теорема про неявну функцію</text:p>
      <text:p text:style-name="P34"><text:tab/></text:p>
      <text:p text:style-name="P32"><text:span text:style-name="T6"><text:tab/>Нехай </text:span><draw:frame draw:style-name="fr1" draw:name="Object51" text:anchor-type="as-char" svg:width="0.459cm" svg:height="0.492cm" draw:z-index="207"><draw:object-ole xlink:href="./Object 190" xlink:type="simple" xlink:show="embed" xlink:actuate="onLoad"/><draw:image xlink:href="./ObjectReplacements/Object 190" xlink:type="simple" xlink:show="embed" xlink:actuate="onLoad"/><svg:desc>OLE-object</svg:desc></draw:frame><text:span text:style-name="T6">, </text:span><draw:frame draw:style-name="fr1" draw:name="Object52" text:anchor-type="as-char" svg:width="0.529cm" svg:height="0.67cm" draw:z-index="208"><draw:object-ole xlink:href="./Object 191" xlink:type="simple" xlink:show="embed" xlink:actuate="onLoad"/><draw:image xlink:href="./ObjectReplacements/Object 191" xlink:type="simple" xlink:show="embed" xlink:actuate="onLoad"/><svg:desc>OLE-object</svg:desc></draw:frame><text:span text:style-name="T6">, </text:span><draw:frame draw:style-name="fr1" draw:name="Object53" text:anchor-type="as-char" svg:width="0.6cm" svg:height="0.67cm" draw:z-index="209"><draw:object-ole xlink:href="./Object 192" xlink:type="simple" xlink:show="embed" xlink:actuate="onLoad"/><draw:image xlink:href="./ObjectReplacements/Object 192" xlink:type="simple" xlink:show="embed" xlink:actuate="onLoad"/><svg:desc>OLE-object</svg:desc></draw:frame><text:span text:style-name="T6"> — банахові простори и </text:span><text:span text:style-name="T23">f(</text:span><text:span text:style-name="T10">x</text:span><text:span text:style-name="T23">, z)</text:span><text:span text:style-name="T6"> - оператор, визначений при </text:span><draw:frame draw:style-name="fr1" draw:name="Object54" text:anchor-type="as-char" svg:width="2.328cm" svg:height="0.741cm" draw:z-index="210"><draw:object-ole xlink:href="./Object 193" xlink:type="simple" xlink:show="embed" xlink:actuate="onLoad"/><draw:image xlink:href="./ObjectReplacements/Object 193" xlink:type="simple" xlink:show="embed" xlink:actuate="onLoad"/><svg:desc>OLE-object</svg:desc></draw:frame><text:span text:style-name="T6">, </text:span><draw:frame draw:style-name="fr1" draw:name="Object55" text:anchor-type="as-char" svg:width="2.223cm" svg:height="0.741cm" draw:z-index="211"><draw:object-ole xlink:href="./Object 194" xlink:type="simple" xlink:show="embed" xlink:actuate="onLoad"/><draw:image xlink:href="./ObjectReplacements/Object 194" xlink:type="simple" xlink:show="embed" xlink:actuate="onLoad"/><svg:desc>OLE-object</svg:desc></draw:frame><text:span text:style-name="T14"> </text:span><text:span text:style-name="T6">в кулі </text:span><draw:frame draw:style-name="fr1" draw:name="Object56" text:anchor-type="as-char" svg:width="2.364cm" svg:height="0.741cm" draw:z-index="212"><draw:object-ole xlink:href="./Object 195" xlink:type="simple" xlink:show="embed" xlink:actuate="onLoad"/><draw:image xlink:href="./ObjectReplacements/Object 195" xlink:type="simple" xlink:show="embed" xlink:actuate="onLoad"/><svg:desc>OLE-object</svg:desc></draw:frame><text:span text:style-name="T6"> простору </text:span><text:span text:style-name="T23">Е</text:span><text:span text:style-name="T6"> із значеннями в просторі</text:span><text:span text:style-name="T14"> </text:span><draw:frame draw:style-name="fr1" draw:name="Object57" text:anchor-type="as-char" svg:width="0.6cm" svg:height="0.67cm" draw:z-index="213"><draw:object-ole xlink:href="./Object 196" xlink:type="simple" xlink:show="embed" xlink:actuate="onLoad"/><draw:image xlink:href="./ObjectReplacements/Object 196" xlink:type="simple" xlink:show="embed" xlink:actuate="onLoad"/><svg:desc>OLE-object</svg:desc></draw:frame><text:span text:style-name="T6">. Нехай</text:span></text:p>
      <text:p text:style-name="P32"><text:span text:style-name="T14"><text:tab/></text:span><draw:frame draw:style-name="fr1" draw:name="Object58" text:anchor-type="as-char" svg:width="2.611cm" svg:height="0.741cm" draw:z-index="214"><draw:object-ole xlink:href="./Object 197" xlink:type="simple" xlink:show="embed" xlink:actuate="onLoad"/><draw:image xlink:href="./ObjectReplacements/Object 197" xlink:type="simple" xlink:show="embed" xlink:actuate="onLoad"/><svg:desc>OLE-object</svg:desc></draw:frame></text:p>
      <text:p text:style-name="P32"><text:span text:style-name="T6">тобто </text:span><draw:frame draw:style-name="fr1" draw:name="Object59" text:anchor-type="as-char" svg:width="0.529cm" svg:height="0.67cm" draw:z-index="215"><draw:object-ole xlink:href="./Object 198" xlink:type="simple" xlink:show="embed" xlink:actuate="onLoad"/><draw:image xlink:href="./ObjectReplacements/Object 198" xlink:type="simple" xlink:show="embed" xlink:actuate="onLoad"/><svg:desc>OLE-object</svg:desc></draw:frame><text:span text:style-name="T6"> є розв’яком рівняння </text:span></text:p>
      <text:p text:style-name="P32"><text:span text:style-name="T6"><text:tab/></text:span><draw:frame draw:style-name="fr1" draw:name="Object60" text:anchor-type="as-char" svg:width="2.293cm" svg:height="0.741cm" draw:z-index="216"><draw:object-ole xlink:href="./Object 199" xlink:type="simple" xlink:show="embed" xlink:actuate="onLoad"/><draw:image xlink:href="./ObjectReplacements/Object 199" xlink:type="simple" xlink:show="embed" xlink:actuate="onLoad"/><svg:desc>OLE-object</svg:desc></draw:frame><text:span text:style-name="T6"> </text:span></text:p>
      <text:p text:style-name="P32"><text:span text:style-name="T6">при </text:span><draw:frame draw:style-name="fr1" draw:name="Object61" text:anchor-type="as-char" svg:width="1.235cm" svg:height="0.67cm" draw:z-index="217"><draw:object-ole xlink:href="./Object 200" xlink:type="simple" xlink:show="embed" xlink:actuate="onLoad"/><draw:image xlink:href="./ObjectReplacements/Object 200" xlink:type="simple" xlink:show="embed" xlink:actuate="onLoad"/><svg:desc>OLE-object</svg:desc></draw:frame><text:span text:style-name="T6">.</text:span></text:p>
      <text:p text:style-name="P32"><text:span text:style-name="T6"><text:tab/>Якщо при всіх </text:span><text:span text:style-name="T23">z</text:span><text:span text:style-name="T6">, близьких до </text:span><draw:frame draw:style-name="fr1" draw:name="Object62" text:anchor-type="as-char" svg:width="0.492cm" svg:height="0.67cm" draw:z-index="218"><draw:object-ole xlink:href="./Object 201" xlink:type="simple" xlink:show="embed" xlink:actuate="onLoad"/><draw:image xlink:href="./ObjectReplacements/Object 201" xlink:type="simple" xlink:show="embed" xlink:actuate="onLoad"/><svg:desc>OLE-object</svg:desc></draw:frame><text:span text:style-name="T6">, існують близькі до </text:span><draw:frame draw:style-name="fr1" draw:name="Object63" text:anchor-type="as-char" svg:width="0.529cm" svg:height="0.67cm" draw:z-index="219"><draw:object-ole xlink:href="./Object 202" xlink:type="simple" xlink:show="embed" xlink:actuate="onLoad"/><draw:image xlink:href="./ObjectReplacements/Object 202" xlink:type="simple" xlink:show="embed" xlink:actuate="onLoad"/><svg:desc>OLE-object</svg:desc></draw:frame><text:span text:style-name="T6">, розв’язки </text:span><text:span text:style-name="T23">x(z)</text:span><text:span text:style-name="T6"> попереднього рівняння, то кажуть, що дане рівняння визначає неявну функцію </text:span><text:span text:style-name="T23">x(z)</text:span><text:span text:style-name="T6">.</text:span></text:p>
      <text:p text:style-name="P34"><text:tab/>Питання про існування і властивості неявної функції, визначеної даним рівнянням, виникає в задачах аналізу. Одним із методів доведення теорем існування неявної функції являється метод, що ґрунтується на застосуванні принципу стискуючих відображень.</text:p>
      <text:p text:style-name="P32"><text:span text:style-name="T6"><text:tab/></text:span><text:span text:style-name="T20">Теорема 5</text:span></text:p>
      <text:p text:style-name="P32"><text:span text:style-name="T6"><text:tab/>Нехай оператор </text:span><text:span text:style-name="T23">f(x; z)</text:span><text:span text:style-name="T6"> задовольняє наступним умовам:</text:span></text:p>
      <text:p text:style-name="P32"><text:span text:style-name="T6"><text:tab/>а) </text:span><text:span text:style-name="T14"><text:s/></text:span><text:span text:style-name="T23">f(x</text:span><text:span text:style-name="T16">;</text:span><text:span text:style-name="T23">z)</text:span><text:span text:style-name="T6"> неперервний по змінним </text:span><text:span text:style-name="T23">x, z,</text:span><text:span text:style-name="T6"> при </text:span><draw:frame draw:style-name="fr1" draw:name="Object64" text:anchor-type="as-char" svg:width="2.328cm" svg:height="0.741cm" draw:z-index="220"><draw:object-ole xlink:href="./Object 203" xlink:type="simple" xlink:show="embed" xlink:actuate="onLoad"/><draw:image xlink:href="./ObjectReplacements/Object 203" xlink:type="simple" xlink:show="embed" xlink:actuate="onLoad"/><svg:desc>OLE-object</svg:desc></draw:frame><text:span text:style-name="T6">;</text:span><text:span text:style-name="T14"> </text:span><draw:frame draw:style-name="fr1" draw:name="Object65" text:anchor-type="as-char" svg:width="2.364cm" svg:height="0.741cm" draw:z-index="221"><draw:object-ole xlink:href="./Object 204" xlink:type="simple" xlink:show="embed" xlink:actuate="onLoad"/><draw:image xlink:href="./ObjectReplacements/Object 204" xlink:type="simple" xlink:show="embed" xlink:actuate="onLoad"/><svg:desc>OLE-object</svg:desc></draw:frame><text:span text:style-name="T6"> і</text:span><text:span text:style-name="T14"> </text:span><text:soft-page-break/><draw:frame draw:style-name="fr1" draw:name="Object66" text:anchor-type="as-char" svg:width="2.611cm" svg:height="0.741cm" draw:z-index="222"><draw:object-ole xlink:href="./Object 205" xlink:type="simple" xlink:show="embed" xlink:actuate="onLoad"/><draw:image xlink:href="./ObjectReplacements/Object 205" xlink:type="simple" xlink:show="embed" xlink:actuate="onLoad"/><svg:desc>OLE-object</svg:desc></draw:frame><text:span text:style-name="T6">;</text:span></text:p>
      <text:p text:style-name="P32"><text:span text:style-name="T6"><text:tab/>б)</text:span><text:span text:style-name="T14"> </text:span><text:span text:style-name="T6">оператор </text:span><text:span text:style-name="T23">f(x;z)</text:span><text:span text:style-name="T6"> при тих самих значеннях аргументів має похідну за Фреше</text:span><text:span text:style-name="T14"> </text:span><draw:frame draw:style-name="fr1" draw:name="Object67" text:anchor-type="as-char" svg:width="1.94cm" svg:height="0.741cm" draw:z-index="223"><draw:object-ole xlink:href="./Object 206" xlink:type="simple" xlink:show="embed" xlink:actuate="onLoad"/><draw:image xlink:href="./ObjectReplacements/Object 206" xlink:type="simple" xlink:show="embed" xlink:actuate="onLoad"/><svg:desc>OLE-object</svg:desc></draw:frame><text:span text:style-name="T6">, неперервну по нормі операторів в точці</text:span><text:span text:style-name="T14"> </text:span><draw:frame draw:style-name="fr1" draw:name="Object68" text:anchor-type="as-char" svg:width="1.515cm" svg:height="0.741cm" draw:z-index="224"><draw:object-ole xlink:href="./Object 207" xlink:type="simple" xlink:show="embed" xlink:actuate="onLoad"/><draw:image xlink:href="./ObjectReplacements/Object 207" xlink:type="simple" xlink:show="embed" xlink:actuate="onLoad"/><svg:desc>OLE-object</svg:desc></draw:frame><text:span text:style-name="T6">;</text:span></text:p>
      <text:p text:style-name="P32"><text:span text:style-name="T6"><text:tab/>в) для лінійного оператору </text:span><draw:frame draw:style-name="fr1" draw:name="Object69" text:anchor-type="as-char" svg:width="1.94cm" svg:height="0.741cm" draw:z-index="225"><draw:object-ole xlink:href="./Object 208" xlink:type="simple" xlink:show="embed" xlink:actuate="onLoad"/><draw:image xlink:href="./ObjectReplacements/Object 208" xlink:type="simple" xlink:show="embed" xlink:actuate="onLoad"/><svg:desc>OLE-object</svg:desc></draw:frame><text:span text:style-name="T14"> </text:span><text:span text:style-name="T6">існує обернений.</text:span></text:p>
      <text:p text:style-name="P32"><text:span text:style-name="T6"><text:tab/>Тоді існують такі числа </text:span><draw:frame draw:style-name="fr1" draw:name="Object70" text:anchor-type="as-char" svg:width="1.693cm" svg:height="0.6cm" draw:z-index="226"><draw:object-ole xlink:href="./Object 209" xlink:type="simple" xlink:show="embed" xlink:actuate="onLoad"/><draw:image xlink:href="./ObjectReplacements/Object 209" xlink:type="simple" xlink:show="embed" xlink:actuate="onLoad"/><svg:desc>OLE-object</svg:desc></draw:frame><text:span text:style-name="T6">, що для кожного </text:span><text:span text:style-name="T23">z</text:span><text:span text:style-name="T6"> із кулі </text:span><draw:frame draw:style-name="fr1" draw:name="Object71" text:anchor-type="as-char" svg:width="2.328cm" svg:height="0.741cm" draw:z-index="227"><draw:object-ole xlink:href="./Object 210" xlink:type="simple" xlink:show="embed" xlink:actuate="onLoad"/><draw:image xlink:href="./ObjectReplacements/Object 210" xlink:type="simple" xlink:show="embed" xlink:actuate="onLoad"/><svg:desc>OLE-object</svg:desc></draw:frame><text:span text:style-name="T6"> рівняння </text:span><draw:frame draw:style-name="fr1" draw:name="Object72" text:anchor-type="as-char" svg:width="2.293cm" svg:height="0.741cm" draw:z-index="228"><draw:object-ole xlink:href="./Object 211" xlink:type="simple" xlink:show="embed" xlink:actuate="onLoad"/><draw:image xlink:href="./ObjectReplacements/Object 211" xlink:type="simple" xlink:show="embed" xlink:actuate="onLoad"/><svg:desc>OLE-object</svg:desc></draw:frame><text:span text:style-name="T6"> в кулі </text:span><draw:frame draw:style-name="fr1" draw:name="Object73" text:anchor-type="as-char" svg:width="2.364cm" svg:height="0.741cm" draw:z-index="229"><draw:object-ole xlink:href="./Object 212" xlink:type="simple" xlink:show="embed" xlink:actuate="onLoad"/><draw:image xlink:href="./ObjectReplacements/Object 212" xlink:type="simple" xlink:show="embed" xlink:actuate="onLoad"/><svg:desc>OLE-object</svg:desc></draw:frame><text:span text:style-name="T6"> має єдиний розв’язок </text:span><draw:frame draw:style-name="fr1" draw:name="Object74" text:anchor-type="as-char" svg:width="1.127cm" svg:height="0.741cm" draw:z-index="230"><draw:object-ole xlink:href="./Object 213" xlink:type="simple" xlink:show="embed" xlink:actuate="onLoad"/><draw:image xlink:href="./ObjectReplacements/Object 213" xlink:type="simple" xlink:show="embed" xlink:actuate="onLoad"/><svg:desc>OLE-object</svg:desc></draw:frame><text:span text:style-name="T6">. Функція </text:span><draw:frame draw:style-name="fr1" draw:name="Object75" text:anchor-type="as-char" svg:width="1.127cm" svg:height="0.741cm" draw:z-index="231"><draw:object-ole xlink:href="./Object 214" xlink:type="simple" xlink:show="embed" xlink:actuate="onLoad"/><draw:image xlink:href="./ObjectReplacements/Object 214" xlink:type="simple" xlink:show="embed" xlink:actuate="onLoad"/><svg:desc>OLE-object</svg:desc></draw:frame><text:span text:style-name="T6"> неперервна.</text:span></text:p>
      <text:p text:style-name="P34"/>
      <text:p text:style-name="P39"><text:tab/>Послідовні наближення</text:p>
      <text:p text:style-name="P36"/>
      <text:p text:style-name="P32"><text:span text:style-name="T14"><text:tab/></text:span><text:span text:style-name="T6">Розглядається рівняння</text:span></text:p>
      <text:p text:style-name="P32"><text:span text:style-name="T6"><text:tab/></text:span><draw:frame draw:style-name="fr1" draw:name="Object76" text:anchor-type="as-char" svg:width="1.446cm" svg:height="0.529cm" draw:z-index="232"><draw:object-ole xlink:href="./Object 215" xlink:type="simple" xlink:show="embed" xlink:actuate="onLoad"/><draw:image xlink:href="./ObjectReplacements/Object 215" xlink:type="simple" xlink:show="embed" xlink:actuate="onLoad"/><svg:desc>OLE-object</svg:desc></draw:frame><text:span text:style-name="T14">,<text:tab/><text:tab/><text:tab/><text:tab/><text:tab/><text:tab/><text:tab/><text:tab/><text:tab/><text:tab/><text:tab/> <text:s text:c="4"/></text:span><text:span text:style-name="T6"><text:s/>(1)</text:span></text:p>
      <text:p text:style-name="P32"><text:span text:style-name="T6">з оператором </text:span><text:span text:style-name="T23">А</text:span><text:span text:style-name="T6">, що діє в банаховому просторі </text:span><text:span text:style-name="T23">Е</text:span><text:span text:style-name="T6">.</text:span></text:p>
      <text:p text:style-name="P34">А також послідовність</text:p>
      <text:p text:style-name="P32"><text:span text:style-name="T14"><text:tab/></text:span><draw:frame draw:style-name="fr1" draw:name="Object77" text:anchor-type="as-char" svg:width="2.011cm" svg:height="0.67cm" draw:z-index="233"><draw:object-ole xlink:href="./Object 216" xlink:type="simple" xlink:show="embed" xlink:actuate="onLoad"/><draw:image xlink:href="./ObjectReplacements/Object 216" xlink:type="simple" xlink:show="embed" xlink:actuate="onLoad"/><svg:desc>OLE-object</svg:desc></draw:frame><text:span text:style-name="T14">,<text:tab/></text:span><draw:frame draw:style-name="fr1" draw:name="Object78" text:anchor-type="as-char" svg:width="2.293cm" svg:height="0.741cm" draw:z-index="234"><draw:object-ole xlink:href="./Object 217" xlink:type="simple" xlink:show="embed" xlink:actuate="onLoad"/><draw:image xlink:href="./ObjectReplacements/Object 217" xlink:type="simple" xlink:show="embed" xlink:actuate="onLoad"/><svg:desc>OLE-object</svg:desc></draw:frame><text:span text:style-name="T14">,<text:tab/><text:tab/><text:tab/><text:tab/><text:tab/><text:tab/><text:tab/><text:tab/><text:tab/> <text:s text:c="5"/>(2)</text:span></text:p>
      <text:p text:style-name="P32"><text:span text:style-name="T6">де </text:span><draw:frame draw:style-name="fr1" draw:name="Object79" text:anchor-type="as-char" svg:width="0.564cm" svg:height="0.67cm" draw:z-index="235"><draw:object-ole xlink:href="./Object 218" xlink:type="simple" xlink:show="embed" xlink:actuate="onLoad"/><draw:image xlink:href="./ObjectReplacements/Object 218" xlink:type="simple" xlink:show="embed" xlink:actuate="onLoad"/><svg:desc>OLE-object</svg:desc></draw:frame><text:span text:style-name="T14"> </text:span><text:span text:style-name="T6">— деякий початковий елемент. Послідовність</text:span><text:span text:style-name="T14"> </text:span><draw:frame draw:style-name="fr1" draw:name="Object80" text:anchor-type="as-char" svg:width="0.529cm" svg:height="0.67cm" draw:z-index="236"><draw:object-ole xlink:href="./Object 219" xlink:type="simple" xlink:show="embed" xlink:actuate="onLoad"/><draw:image xlink:href="./ObjectReplacements/Object 219" xlink:type="simple" xlink:show="embed" xlink:actuate="onLoad"/><svg:desc>OLE-object</svg:desc></draw:frame><text:span text:style-name="T6">, може бути побудована тільки в тому випадку, якщо</text:span><text:span text:style-name="T14"> </text:span><draw:frame draw:style-name="fr1" draw:name="Object81" text:anchor-type="as-char" svg:width="0.564cm" svg:height="0.67cm" draw:z-index="237"><draw:object-ole xlink:href="./Object 220" xlink:type="simple" xlink:show="embed" xlink:actuate="onLoad"/><draw:image xlink:href="./ObjectReplacements/Object 220" xlink:type="simple" xlink:show="embed" xlink:actuate="onLoad"/><svg:desc>OLE-object</svg:desc></draw:frame><text:span text:style-name="T6"> належить областям визначення всіх операторів </text:span><draw:frame draw:style-name="fr1" draw:name="Object82" text:anchor-type="as-char" svg:width="0.635cm" svg:height="0.6cm" draw:z-index="238"><draw:object-ole xlink:href="./Object 221" xlink:type="simple" xlink:show="embed" xlink:actuate="onLoad"/><draw:image xlink:href="./ObjectReplacements/Object 221" xlink:type="simple" xlink:show="embed" xlink:actuate="onLoad"/><svg:desc>OLE-object</svg:desc></draw:frame><text:span text:style-name="T14">, <text:s/></text:span><draw:frame draw:style-name="fr1" draw:name="Object83" text:anchor-type="as-char" svg:width="2.293cm" svg:height="0.741cm" draw:z-index="239"><draw:object-ole xlink:href="./Object 222" xlink:type="simple" xlink:show="embed" xlink:actuate="onLoad"/><draw:image xlink:href="./ObjectReplacements/Object 222" xlink:type="simple" xlink:show="embed" xlink:actuate="onLoad"/><svg:desc>OLE-object</svg:desc></draw:frame></text:p>
      <text:p text:style-name="P32"><text:span text:style-name="T6"><text:tab/>Якщо послідовність </text:span><draw:frame draw:style-name="fr1" draw:name="Object84" text:anchor-type="as-char" svg:width="0.564cm" svg:height="0.67cm" draw:z-index="240"><draw:object-ole xlink:href="./Object 223" xlink:type="simple" xlink:show="embed" xlink:actuate="onLoad"/><draw:image xlink:href="./ObjectReplacements/Object 223" xlink:type="simple" xlink:show="embed" xlink:actuate="onLoad"/><svg:desc>OLE-object</svg:desc></draw:frame><text:span text:style-name="T14"> </text:span><text:span text:style-name="T6">збігається до деякого елемента </text:span><draw:frame draw:style-name="fr1" draw:name="Object85" text:anchor-type="as-char" svg:width="0.529cm" svg:height="0.67cm" draw:z-index="241"><draw:object-ole xlink:href="./Object 224" xlink:type="simple" xlink:show="embed" xlink:actuate="onLoad"/><draw:image xlink:href="./ObjectReplacements/Object 224" xlink:type="simple" xlink:show="embed" xlink:actuate="onLoad"/><svg:desc>OLE-object</svg:desc></draw:frame><text:span text:style-name="T6">, то з (2) випливає те, що </text:span><draw:frame draw:style-name="fr1" draw:name="Object86" text:anchor-type="as-char" svg:width="0.529cm" svg:height="0.67cm" draw:z-index="242"><draw:object-ole xlink:href="./Object 225" xlink:type="simple" xlink:show="embed" xlink:actuate="onLoad"/><draw:image xlink:href="./ObjectReplacements/Object 225" xlink:type="simple" xlink:show="embed" xlink:actuate="onLoad"/><svg:desc>OLE-object</svg:desc></draw:frame><text:span text:style-name="T6"> і є розв’язком рівняння (1). Тому умови, що забезпечують збіжність послідовності </text:span><draw:frame draw:style-name="fr1" draw:name="Object87" text:anchor-type="as-char" svg:width="0.529cm" svg:height="0.67cm" draw:z-index="243"><draw:object-ole xlink:href="./Object 226" xlink:type="simple" xlink:show="embed" xlink:actuate="onLoad"/><draw:image xlink:href="./ObjectReplacements/Object 226" xlink:type="simple" xlink:show="embed" xlink:actuate="onLoad"/><svg:desc>OLE-object</svg:desc></draw:frame><text:span text:style-name="T6"> і є умовами існування розв’язку рівняння (1). Проте послідовність </text:span><draw:frame draw:style-name="fr1" draw:name="Object88" text:anchor-type="as-char" svg:width="0.529cm" svg:height="0.67cm" draw:z-index="244"><draw:object-ole xlink:href="./Object 227" xlink:type="simple" xlink:show="embed" xlink:actuate="onLoad"/><draw:image xlink:href="./ObjectReplacements/Object 227" xlink:type="simple" xlink:show="embed" xlink:actuate="onLoad"/><svg:desc>OLE-object</svg:desc></draw:frame><text:span text:style-name="T14"> </text:span><text:span text:style-name="T6">можна розглядати як “джерело” все більш точних наближень до розв’язку (1). В зв’язку з цим необхідно знати, для яких рівнянь (1) послідовні </text:span><text:span text:style-name="T6">наближення (2) збіжні.</text:span></text:p>
      <text:p text:style-name="P34"><text:soft-page-break/></text:p>
      <text:p text:style-name="P39"><text:tab/>Рівняння з оператором стиску</text:p>
      <text:p text:style-name="P36"/>
      <text:p text:style-name="P32"><text:span text:style-name="T14"><text:tab/></text:span><text:span text:style-name="T20">Теорема 6</text:span></text:p>
      <text:p text:style-name="P32"><text:span text:style-name="T6"><text:tab/>Нехай оператор </text:span><text:span text:style-name="T23">А</text:span><text:span text:style-name="T6"> відображає в себе замкнену множину </text:span><draw:frame draw:style-name="fr1" draw:name="Object89" text:anchor-type="as-char" svg:width="1.446cm" svg:height="0.529cm" draw:z-index="245"><draw:object-ole xlink:href="./Object 228" xlink:type="simple" xlink:show="embed" xlink:actuate="onLoad"/><draw:image xlink:href="./ObjectReplacements/Object 228" xlink:type="simple" xlink:show="embed" xlink:actuate="onLoad"/><svg:desc>OLE-object</svg:desc></draw:frame><text:span text:style-name="T14"> </text:span><text:span text:style-name="T6">і є оператором стиску</text:span></text:p>
      <text:p text:style-name="P32"><text:span text:style-name="T14"><text:tab/></text:span><draw:frame draw:style-name="fr1" draw:name="Object90" text:anchor-type="as-char" svg:width="4.092cm" svg:height="0.741cm" draw:z-index="246"><draw:object-ole xlink:href="./Object 229" xlink:type="simple" xlink:show="embed" xlink:actuate="onLoad"/><draw:image xlink:href="./ObjectReplacements/Object 229" xlink:type="simple" xlink:show="embed" xlink:actuate="onLoad"/><svg:desc>OLE-object</svg:desc></draw:frame><text:span text:style-name="T14">, <text:tab/></text:span><draw:frame draw:style-name="fr1" draw:name="Object91" text:anchor-type="as-char" svg:width="3.21cm" svg:height="0.741cm" draw:z-index="247"><draw:object-ole xlink:href="./Object 230" xlink:type="simple" xlink:show="embed" xlink:actuate="onLoad"/><draw:image xlink:href="./ObjectReplacements/Object 230" xlink:type="simple" xlink:show="embed" xlink:actuate="onLoad"/><svg:desc>OLE-object</svg:desc></draw:frame><text:span text:style-name="T14">.<text:tab/><text:tab/><text:tab/><text:tab/><text:tab/><text:tab/> <text:s text:c="5"/>(3)</text:span></text:p>
      <text:p text:style-name="P32"><text:span text:style-name="T6"><text:tab/>Тоді послідовні наближення (2) при довільному початковому елементі </text:span><draw:frame draw:style-name="fr1" draw:name="Object92" text:anchor-type="as-char" svg:width="1.515cm" svg:height="0.67cm" draw:z-index="248"><draw:object-ole xlink:href="./Object 231" xlink:type="simple" xlink:show="embed" xlink:actuate="onLoad"/><draw:image xlink:href="./ObjectReplacements/Object 231" xlink:type="simple" xlink:show="embed" xlink:actuate="onLoad"/><svg:desc>OLE-object</svg:desc></draw:frame><text:span text:style-name="T14"> </text:span><text:span text:style-name="T6">збігаються до єдиного (в силу теореми 1) розв’язку</text:span><text:span text:style-name="T14"> </text:span><draw:frame draw:style-name="fr1" draw:name="Object93" text:anchor-type="as-char" svg:width="0.492cm" svg:height="0.67cm" draw:z-index="249"><draw:object-ole xlink:href="./Object 232" xlink:type="simple" xlink:show="embed" xlink:actuate="onLoad"/><draw:image xlink:href="./ObjectReplacements/Object 232" xlink:type="simple" xlink:show="embed" xlink:actuate="onLoad"/><svg:desc>OLE-object</svg:desc></draw:frame><text:span text:style-name="T6">, рівняння (1)</text:span></text:p>
      <text:p text:style-name="P32"><text:span text:style-name="T6">Із рівності </text:span><draw:frame draw:style-name="fr1" draw:name="Object94" text:anchor-type="as-char" svg:width="1.693cm" svg:height="0.67cm" draw:z-index="250"><draw:object-ole xlink:href="./Object 233" xlink:type="simple" xlink:show="embed" xlink:actuate="onLoad"/><draw:image xlink:href="./ObjectReplacements/Object 233" xlink:type="simple" xlink:show="embed" xlink:actuate="onLoad"/><svg:desc>OLE-object</svg:desc></draw:frame><text:span text:style-name="T12"> </text:span><text:span text:style-name="T6">випливає нерівність</text:span></text:p>
      <text:p text:style-name="P32"><text:span text:style-name="T12"><text:tab/></text:span><draw:frame draw:style-name="fr1" draw:name="Object95" text:anchor-type="as-char" svg:width="7.303cm" svg:height="0.741cm" draw:z-index="251"><draw:object-ole xlink:href="./Object 234" xlink:type="simple" xlink:show="embed" xlink:actuate="onLoad"/><draw:image xlink:href="./ObjectReplacements/Object 234" xlink:type="simple" xlink:show="embed" xlink:actuate="onLoad"/><svg:desc>OLE-object</svg:desc></draw:frame></text:p>
      <text:p text:style-name="P34">звідки </text:p>
      <text:p text:style-name="P32"><text:span text:style-name="T6"><text:tab/></text:span><draw:frame draw:style-name="fr1" draw:name="Object96" text:anchor-type="as-char" svg:width="4.269cm" svg:height="0.776cm" draw:z-index="252"><draw:object-ole xlink:href="./Object 235" xlink:type="simple" xlink:show="embed" xlink:actuate="onLoad"/><draw:image xlink:href="./ObjectReplacements/Object 235" xlink:type="simple" xlink:show="embed" xlink:actuate="onLoad"/><svg:desc>OLE-object</svg:desc></draw:frame><text:span text:style-name="T6">,<text:tab/></text:span><draw:frame draw:style-name="fr1" draw:name="Object97" text:anchor-type="as-char" svg:width="3.881cm" svg:height="0.741cm" draw:z-index="253"><draw:object-ole xlink:href="./Object 236" xlink:type="simple" xlink:show="embed" xlink:actuate="onLoad"/><draw:image xlink:href="./ObjectReplacements/Object 236" xlink:type="simple" xlink:show="embed" xlink:actuate="onLoad"/><svg:desc>OLE-object</svg:desc></draw:frame><text:span text:style-name="T6">.<text:tab/><text:tab/><text:tab/><text:tab/><text:tab/> <text:s text:c="5"/>(4)</text:span></text:p>
      <text:p text:style-name="P34">Тоді</text:p>
      <text:p text:style-name="P32"><text:span text:style-name="T6"><text:tab/></text:span><draw:frame draw:style-name="fr1" draw:name="Object98" text:anchor-type="as-char" svg:width="3.14cm" svg:height="0.88cm" draw:z-index="254"><draw:object-ole xlink:href="./Object 237" xlink:type="simple" xlink:show="embed" xlink:actuate="onLoad"/><draw:image xlink:href="./ObjectReplacements/Object 237" xlink:type="simple" xlink:show="embed" xlink:actuate="onLoad"/><svg:desc>OLE-object</svg:desc></draw:frame><text:span text:style-name="T6">. </text:span></text:p>
      <text:p text:style-name="P32"><text:span text:style-name="T6">Нерівність (4) характеризує швидкість збіжності. Нерівністю (4) зручно користуватися тоді, коли <text:s/>відома апріорна оцінка</text:span><text:span text:style-name="T14"> </text:span><draw:frame draw:style-name="fr1" draw:name="Object99" text:anchor-type="as-char" svg:width="1.376cm" svg:height="0.67cm" draw:z-index="255"><draw:object-ole xlink:href="./Object 238" xlink:type="simple" xlink:show="embed" xlink:actuate="onLoad"/><draw:image xlink:href="./ObjectReplacements/Object 238" xlink:type="simple" xlink:show="embed" xlink:actuate="onLoad"/><svg:desc>OLE-object</svg:desc></draw:frame><text:span text:style-name="T6">.</text:span></text:p>
      <text:p text:style-name="P34">Для одержання такої оцінки можна використати нерівність</text:p>
      <text:p text:style-name="P32"><text:span text:style-name="T14"><text:tab/></text:span><draw:frame draw:style-name="fr1" draw:name="Object100" text:anchor-type="as-char" svg:width="11.465cm" svg:height="0.741cm" draw:z-index="256"><draw:object-ole xlink:href="./Object 239" xlink:type="simple" xlink:show="embed" xlink:actuate="onLoad"/><draw:image xlink:href="./ObjectReplacements/Object 239" xlink:type="simple" xlink:show="embed" xlink:actuate="onLoad"/><svg:desc>OLE-object</svg:desc></draw:frame><text:span text:style-name="T6">,</text:span></text:p>
      <text:p text:style-name="P34">із якої слідує, що</text:p>
      <text:p text:style-name="P32"><text:span text:style-name="T14"><text:tab/></text:span><draw:frame draw:style-name="fr1" draw:name="Object101" text:anchor-type="as-char" svg:width="5.08cm" svg:height="1.341cm" draw:z-index="257"><draw:object-ole xlink:href="./Object 240" xlink:type="simple" xlink:show="embed" xlink:actuate="onLoad"/><draw:image xlink:href="./ObjectReplacements/Object 240" xlink:type="simple" xlink:show="embed" xlink:actuate="onLoad"/><svg:desc>OLE-object</svg:desc></draw:frame><text:span text:style-name="T14">,<text:tab/><text:tab/></text:span><text:span text:style-name="T6"><text:tab/><text:tab/><text:tab/><text:tab/><text:tab/><text:tab/> <text:s text:c="5"/></text:span><text:span text:style-name="T14">(5)</text:span></text:p>
      <text:p text:style-name="P34">із (4) і (5) випливає нерівність</text:p>
      <text:p text:style-name="P32"><text:span text:style-name="T14"><text:tab/></text:span><draw:frame draw:style-name="fr1" draw:name="Object102" text:anchor-type="as-char" svg:width="5.08cm" svg:height="1.446cm" draw:z-index="258"><draw:object-ole xlink:href="./Object 241" xlink:type="simple" xlink:show="embed" xlink:actuate="onLoad"/><draw:image xlink:href="./ObjectReplacements/Object 241" xlink:type="simple" xlink:show="embed" xlink:actuate="onLoad"/><svg:desc>OLE-object</svg:desc></draw:frame><text:span text:style-name="T14">,<text:tab/></text:span><draw:frame draw:style-name="fr1" draw:name="Object103" text:anchor-type="as-char" svg:width="2.293cm" svg:height="0.741cm" draw:z-index="259"><draw:object-ole xlink:href="./Object 242" xlink:type="simple" xlink:show="embed" xlink:actuate="onLoad"/><draw:image xlink:href="./ObjectReplacements/Object 242" xlink:type="simple" xlink:show="embed" xlink:actuate="onLoad"/><svg:desc>OLE-object</svg:desc></draw:frame><text:span text:style-name="T6">.</text:span><text:span text:style-name="T14"> </text:span><text:span text:style-name="T6"><text:tab/><text:tab/><text:tab/> <text:s text:c="9"/></text:span><text:span text:style-name="T14"><text:tab/><text:tab/></text:span><text:span text:style-name="T6"> <text:s text:c="5"/></text:span><text:span text:style-name="T14">(6)</text:span></text:p>
      <text:p text:style-name="P34"><text:soft-page-break/><text:tab/>Нерівності (4) та (6) дозволяють визначити, скільки необхідно знайти послідовних наближень, щоб розв’язати рівняння (1) з деякою заданою точністю.</text:p>
      <text:p text:style-name="P32"><text:span text:style-name="T6">Так, наприклад, нерівність </text:span><draw:frame draw:style-name="fr1" draw:name="Object104" text:anchor-type="as-char" svg:width="2.469cm" svg:height="0.741cm" draw:z-index="260"><draw:object-ole xlink:href="./Object 243" xlink:type="simple" xlink:show="embed" xlink:actuate="onLoad"/><draw:image xlink:href="./ObjectReplacements/Object 243" xlink:type="simple" xlink:show="embed" xlink:actuate="onLoad"/><svg:desc>OLE-object</svg:desc></draw:frame><text:span text:style-name="T14"> </text:span><text:span text:style-name="T6">наперед буде виконана, якщо</text:span></text:p>
      <text:p text:style-name="P32"><text:span text:style-name="T14"><text:tab/></text:span><draw:frame draw:style-name="fr1" draw:name="Object105" text:anchor-type="as-char" svg:width="4.128cm" svg:height="1.482cm" draw:z-index="261"><draw:object-ole xlink:href="./Object 244" xlink:type="simple" xlink:show="embed" xlink:actuate="onLoad"/><draw:image xlink:href="./ObjectReplacements/Object 244" xlink:type="simple" xlink:show="embed" xlink:actuate="onLoad"/><svg:desc>OLE-object</svg:desc></draw:frame></text:p>
      <text:p text:style-name="P34">Проте умова (3) не є необхідною умовою збіжності послідовних наближень.</text:p>
      <text:p text:style-name="P34"><text:tab/></text:p>
      <text:p text:style-name="P32"><text:span text:style-name="T24"><text:tab/>Лінійні рівняння</text:span><text:span text:style-name="T6"><text:tab/></text:span></text:p>
      <text:p text:style-name="P37"/>
      <text:p text:style-name="P34"><text:tab/>Оцінки (4) та (6), в загальному випадку, не можуть бути покращені, але при додаткових припущеннях можна гарантувати більш швидку збіжність.</text:p>
      <text:p text:style-name="P34"><text:tab/>Розглядається лінійне рівняння</text:p>
      <text:p text:style-name="P32"><text:span text:style-name="T6"><text:tab/></text:span><draw:frame draw:style-name="fr1" draw:name="Object106" text:anchor-type="as-char" svg:width="2.223cm" svg:height="0.635cm" draw:z-index="262"><draw:object-ole xlink:href="./Object 245" xlink:type="simple" xlink:show="embed" xlink:actuate="onLoad"/><draw:image xlink:href="./ObjectReplacements/Object 245" xlink:type="simple" xlink:show="embed" xlink:actuate="onLoad"/><svg:desc>OLE-object</svg:desc></draw:frame><text:span text:style-name="T14"><text:tab/><text:tab/><text:tab/><text:tab/><text:tab/><text:tab/><text:tab/><text:tab/><text:tab/><text:tab/><text:tab/> <text:s text:c="5"/></text:span><text:span text:style-name="T6">(7)</text:span></text:p>
      <text:p text:style-name="P32"><text:span text:style-name="T6">Якщо</text:span><text:span text:style-name="T14"> </text:span><draw:frame draw:style-name="fr1" draw:name="Object107" text:anchor-type="as-char" svg:width="1.376cm" svg:height="0.741cm" draw:z-index="263"><draw:object-ole xlink:href="./Object 246" xlink:type="simple" xlink:show="embed" xlink:actuate="onLoad"/><draw:image xlink:href="./ObjectReplacements/Object 246" xlink:type="simple" xlink:show="embed" xlink:actuate="onLoad"/><svg:desc>OLE-object</svg:desc></draw:frame><text:span text:style-name="T6">, то з теореми 6 випливає збіжність послідовних наближень</text:span></text:p>
      <text:p text:style-name="P32"><text:span text:style-name="T14"><text:tab/></text:span><draw:frame draw:style-name="fr1" draw:name="Object108" text:anchor-type="as-char" svg:width="2.011cm" svg:height="0.67cm" draw:z-index="264"><draw:object-ole xlink:href="./Object 247" xlink:type="simple" xlink:show="embed" xlink:actuate="onLoad"/><draw:image xlink:href="./ObjectReplacements/Object 247" xlink:type="simple" xlink:show="embed" xlink:actuate="onLoad"/><svg:desc>OLE-object</svg:desc></draw:frame><text:span text:style-name="T14"><text:tab/></text:span><draw:frame draw:style-name="fr1" draw:name="Object109" text:anchor-type="as-char" svg:width="2.293cm" svg:height="0.741cm" draw:z-index="265"><draw:object-ole xlink:href="./Object 248" xlink:type="simple" xlink:show="embed" xlink:actuate="onLoad"/><draw:image xlink:href="./ObjectReplacements/Object 248" xlink:type="simple" xlink:show="embed" xlink:actuate="onLoad"/><svg:desc>OLE-object</svg:desc></draw:frame><text:span text:style-name="T14">,<text:tab/><text:tab/></text:span><text:span text:style-name="T6"><text:tab/><text:tab/><text:tab/><text:tab/><text:tab/><text:tab/><text:tab/> <text:s text:c="5"/></text:span><text:span text:style-name="T14">(8)</text:span><text:span text:style-name="T6"><text:tab/></text:span></text:p>
      <text:p text:style-name="P32"><text:span text:style-name="T6">до розв’язку </text:span><draw:frame draw:style-name="fr1" draw:name="Object110" text:anchor-type="as-char" svg:width="0.529cm" svg:height="0.67cm" draw:z-index="266"><draw:object-ole xlink:href="./Object 249" xlink:type="simple" xlink:show="embed" xlink:actuate="onLoad"/><draw:image xlink:href="./ObjectReplacements/Object 249" xlink:type="simple" xlink:show="embed" xlink:actuate="onLoad"/><svg:desc>OLE-object</svg:desc></draw:frame><text:span text:style-name="T14"> </text:span><text:span text:style-name="T6">рівняння (7).</text:span></text:p>
      <text:p text:style-name="P32"><text:span text:style-name="T14"><text:tab/></text:span><text:span text:style-name="T20">Теорема </text:span><text:span text:style-name="T18">7</text:span></text:p>
      <text:p text:style-name="P32"><text:span text:style-name="T6"><text:tab/>Нехай спектральний радіус </text:span><draw:frame draw:style-name="fr1" draw:name="Object111" text:anchor-type="as-char" svg:width="1.199cm" svg:height="0.741cm" draw:z-index="267"><draw:object-ole xlink:href="./Object 250" xlink:type="simple" xlink:show="embed" xlink:actuate="onLoad"/><draw:image xlink:href="./ObjectReplacements/Object 250" xlink:type="simple" xlink:show="embed" xlink:actuate="onLoad"/><svg:desc>OLE-object</svg:desc></draw:frame><text:span text:style-name="T14"> </text:span><text:span text:style-name="T6">оператора </text:span><text:span text:style-name="T23">В</text:span><text:span text:style-name="T6"> задовольняє нерівності </text:span><draw:frame draw:style-name="fr1" draw:name="Object112" text:anchor-type="as-char" svg:width="1.834cm" svg:height="0.741cm" draw:z-index="268"><draw:object-ole xlink:href="./Object 251" xlink:type="simple" xlink:show="embed" xlink:actuate="onLoad"/><draw:image xlink:href="./ObjectReplacements/Object 251" xlink:type="simple" xlink:show="embed" xlink:actuate="onLoad"/><svg:desc>OLE-object</svg:desc></draw:frame><text:span text:style-name="T6">.</text:span></text:p>
      <text:p text:style-name="P32"><text:span text:style-name="T6">Тоді послідовні наближення (8) збігаються до розв’язку </text:span><draw:frame draw:style-name="fr1" draw:name="Object113" text:anchor-type="as-char" svg:width="0.529cm" svg:height="0.67cm" draw:z-index="269"><draw:object-ole xlink:href="./Object 252" xlink:type="simple" xlink:show="embed" xlink:actuate="onLoad"/><draw:image xlink:href="./ObjectReplacements/Object 252" xlink:type="simple" xlink:show="embed" xlink:actuate="onLoad"/><svg:desc>OLE-object</svg:desc></draw:frame><text:span text:style-name="T6"> рівняння (7) і для </text:span><text:span text:style-name="T6">кожного </text:span><text:span text:style-name="T4">ε</text:span><text:span text:style-name="T6">, що </text:span><draw:frame draw:style-name="fr1" draw:name="Object114" text:anchor-type="as-char" svg:width="3.281cm" svg:height="0.741cm" draw:z-index="270"><draw:object-ole xlink:href="./Object 253" xlink:type="simple" xlink:show="embed" xlink:actuate="onLoad"/><draw:image xlink:href="./ObjectReplacements/Object 253" xlink:type="simple" xlink:show="embed" xlink:actuate="onLoad"/><svg:desc>OLE-object</svg:desc></draw:frame><text:span text:style-name="T6"> , справедливою буде оцінка</text:span></text:p>
      <text:p text:style-name="P32"><text:span text:style-name="T14"><text:tab/></text:span><draw:frame draw:style-name="fr1" draw:name="Object115" text:anchor-type="as-char" svg:width="8.184cm" svg:height="0.847cm" draw:z-index="271"><draw:object-ole xlink:href="./Object 254" xlink:type="simple" xlink:show="embed" xlink:actuate="onLoad"/><draw:image xlink:href="./ObjectReplacements/Object 254" xlink:type="simple" xlink:show="embed" xlink:actuate="onLoad"/><svg:desc>OLE-object</svg:desc></draw:frame></text:p>
      <text:p text:style-name="P40"/>
      <text:p text:style-name="P39"><text:tab/>Нелінійні рівняння</text:p>
      <text:p text:style-name="P39"/>
      <text:p text:style-name="P34"><text:soft-page-break/>Розглядається нелінійне рівняння</text:p>
      <text:p text:style-name="P32"><text:span text:style-name="T6"><text:tab/></text:span><draw:frame draw:style-name="fr1" draw:name="Object116" text:anchor-type="as-char" svg:width="1.446cm" svg:height="0.529cm" draw:z-index="272"><draw:object-ole xlink:href="./Object 255" xlink:type="simple" xlink:show="embed" xlink:actuate="onLoad"/><draw:image xlink:href="./ObjectReplacements/Object 255" xlink:type="simple" xlink:show="embed" xlink:actuate="onLoad"/><svg:desc>OLE-object</svg:desc></draw:frame><text:span text:style-name="T6"><text:tab/><text:tab/><text:tab/><text:tab/><text:tab/><text:tab/><text:tab/><text:tab/><text:tab/><text:tab/><text:tab/> <text:s text:c="5"/>(9)</text:span></text:p>
      <text:p text:style-name="P32"><text:span text:style-name="T6"><text:tab/></text:span><text:span text:style-name="T20">Теорема</text:span><text:span text:style-name="T18"> 8</text:span></text:p>
      <text:p text:style-name="P32"><text:span text:style-name="T6"><text:tab/>Нехай оператор </text:span><text:span text:style-name="T23">А</text:span><text:span text:style-name="T6"> є диференційовним за Фреше в точці</text:span><text:span text:style-name="T14"> </text:span><draw:frame draw:style-name="fr1" draw:name="Object117" text:anchor-type="as-char" svg:width="0.492cm" svg:height="0.67cm" draw:z-index="273"><draw:object-ole xlink:href="./Object 256" xlink:type="simple" xlink:show="embed" xlink:actuate="onLoad"/><draw:image xlink:href="./ObjectReplacements/Object 256" xlink:type="simple" xlink:show="embed" xlink:actuate="onLoad"/><svg:desc>OLE-object</svg:desc></draw:frame><text:span text:style-name="T6">, що є розв’язком рівняння (9). Через </text:span><draw:frame draw:style-name="fr1" draw:name="Object118" text:anchor-type="as-char" svg:width="0.564cm" svg:height="0.67cm" draw:z-index="274"><draw:object-ole xlink:href="./Object 257" xlink:type="simple" xlink:show="embed" xlink:actuate="onLoad"/><draw:image xlink:href="./ObjectReplacements/Object 257" xlink:type="simple" xlink:show="embed" xlink:actuate="onLoad"/><svg:desc>OLE-object</svg:desc></draw:frame><text:span text:style-name="T14"> </text:span><text:span text:style-name="T6">позначається спектральний радіус оператора</text:span><text:span text:style-name="T14"> </text:span><draw:frame draw:style-name="fr1" draw:name="Object119" text:anchor-type="as-char" svg:width="1.411cm" svg:height="0.741cm" draw:z-index="275"><draw:object-ole xlink:href="./Object 258" xlink:type="simple" xlink:show="embed" xlink:actuate="onLoad"/><draw:image xlink:href="./ObjectReplacements/Object 258" xlink:type="simple" xlink:show="embed" xlink:actuate="onLoad"/><svg:desc>OLE-object</svg:desc></draw:frame><text:span text:style-name="T6">. Нехай</text:span><text:span text:style-name="T14"> </text:span><draw:frame draw:style-name="fr1" draw:name="Object120" text:anchor-type="as-char" svg:width="1.235cm" svg:height="0.67cm" draw:z-index="276"><draw:object-ole xlink:href="./Object 259" xlink:type="simple" xlink:show="embed" xlink:actuate="onLoad"/><draw:image xlink:href="./ObjectReplacements/Object 259" xlink:type="simple" xlink:show="embed" xlink:actuate="onLoad"/><svg:desc>OLE-object</svg:desc></draw:frame><text:span text:style-name="T14">.</text:span></text:p>
      <text:p text:style-name="P34">Тоді послідовні наближення</text:p>
      <text:p text:style-name="P32"><text:span text:style-name="T14"><text:tab/></text:span><draw:frame draw:style-name="fr1" draw:name="Object121" text:anchor-type="as-char" svg:width="2.011cm" svg:height="0.67cm" draw:z-index="277"><draw:object-ole xlink:href="./Object 260" xlink:type="simple" xlink:show="embed" xlink:actuate="onLoad"/><draw:image xlink:href="./ObjectReplacements/Object 260" xlink:type="simple" xlink:show="embed" xlink:actuate="onLoad"/><svg:desc>OLE-object</svg:desc></draw:frame><text:span text:style-name="T14">,<text:tab/></text:span><draw:frame draw:style-name="fr1" draw:name="Object122" text:anchor-type="as-char" svg:width="2.15cm" svg:height="0.741cm" draw:z-index="278"><draw:object-ole xlink:href="./Object 261" xlink:type="simple" xlink:show="embed" xlink:actuate="onLoad"/><draw:image xlink:href="./ObjectReplacements/Object 261" xlink:type="simple" xlink:show="embed" xlink:actuate="onLoad"/><svg:desc>OLE-object</svg:desc></draw:frame><text:span text:style-name="T14">,<text:tab/><text:tab/><text:tab/><text:tab/><text:tab/><text:tab/><text:tab/><text:tab/><text:tab/> <text:s text:c="3"/>(10)</text:span></text:p>
      <text:p text:style-name="P32"><text:span text:style-name="T6">збігаються до</text:span><text:span text:style-name="T14"> </text:span><draw:frame draw:style-name="fr1" draw:name="Object123" text:anchor-type="as-char" svg:width="0.529cm" svg:height="0.67cm" draw:z-index="279"><draw:object-ole xlink:href="./Object 262" xlink:type="simple" xlink:show="embed" xlink:actuate="onLoad"/><draw:image xlink:href="./ObjectReplacements/Object 262" xlink:type="simple" xlink:show="embed" xlink:actuate="onLoad"/><svg:desc>OLE-object</svg:desc></draw:frame><text:span text:style-name="T6">, якщо початкове наближення </text:span><draw:frame draw:style-name="fr1" draw:name="Object124" text:anchor-type="as-char" svg:width="0.564cm" svg:height="0.67cm" draw:z-index="280"><draw:object-ole xlink:href="./Object 263" xlink:type="simple" xlink:show="embed" xlink:actuate="onLoad"/><draw:image xlink:href="./ObjectReplacements/Object 263" xlink:type="simple" xlink:show="embed" xlink:actuate="onLoad"/><svg:desc>OLE-object</svg:desc></draw:frame><text:span text:style-name="T14"> </text:span><text:span text:style-name="T6">достатньо близько до </text:span><draw:frame draw:style-name="fr1" draw:name="Object125" text:anchor-type="as-char" svg:width="0.529cm" svg:height="0.67cm" draw:z-index="281"><draw:object-ole xlink:href="./Object 264" xlink:type="simple" xlink:show="embed" xlink:actuate="onLoad"/><draw:image xlink:href="./ObjectReplacements/Object 264" xlink:type="simple" xlink:show="embed" xlink:actuate="onLoad"/><svg:desc>OLE-object</svg:desc></draw:frame><text:span text:style-name="T6">. При цьому справедлива оцінка</text:span></text:p>
      <text:p text:style-name="P32"><text:span text:style-name="T14"><text:tab/></text:span><draw:frame draw:style-name="fr1" draw:name="Object126" text:anchor-type="as-char" svg:width="5.468cm" svg:height="0.847cm" draw:z-index="282"><draw:object-ole xlink:href="./Object 265" xlink:type="simple" xlink:show="embed" xlink:actuate="onLoad"/><draw:image xlink:href="./ObjectReplacements/Object 265" xlink:type="simple" xlink:show="embed" xlink:actuate="onLoad"/><svg:desc>OLE-object</svg:desc></draw:frame><text:span text:style-name="T6">,</text:span><text:span text:style-name="T14"><text:tab/><text:tab/></text:span><text:span text:style-name="T6"><text:tab/><text:tab/><text:tab/><text:tab/><text:tab/><text:tab/> <text:s text:c="3"/></text:span><text:span text:style-name="T14">(11)</text:span></text:p>
      <text:p text:style-name="P34">де <text:s/>ε — довільне додатне число.</text:p>
      <text:p text:style-name="P34"><text:tab/>Більш точніша оцінка, ніж (11), не може бути одержана без додаткових припущень.</text:p>
      <text:p text:style-name="P32"><text:span text:style-name="T6"><text:tab/>Із (11) випливає, що послідовні наближення (10) збігаються до </text:span><draw:frame draw:style-name="fr1" draw:name="Object127" text:anchor-type="as-char" svg:width="0.492cm" svg:height="0.67cm" draw:z-index="283"><draw:object-ole xlink:href="./Object 266" xlink:type="simple" xlink:show="embed" xlink:actuate="onLoad"/><draw:image xlink:href="./ObjectReplacements/Object 266" xlink:type="simple" xlink:show="embed" xlink:actuate="onLoad"/><svg:desc>OLE-object</svg:desc></draw:frame><text:span text:style-name="T6"> швидше геометричної прогресії з якзавгодно малим знаменником, якщо похідна </text:span><draw:frame draw:style-name="fr1" draw:name="Object128" text:anchor-type="as-char" svg:width="2.117cm" svg:height="0.741cm" draw:z-index="284"><draw:object-ole xlink:href="./Object 267" xlink:type="simple" xlink:show="embed" xlink:actuate="onLoad"/><draw:image xlink:href="./ObjectReplacements/Object 267" xlink:type="simple" xlink:show="embed" xlink:actuate="onLoad"/><svg:desc>OLE-object</svg:desc></draw:frame><text:span text:style-name="T6">. Це зауваження може бути підсилено, якщо не тільки </text:span></text:p>
      <text:p text:style-name="P32"><text:span text:style-name="T14"><text:tab/></text:span><draw:frame draw:style-name="fr1" draw:name="Object129" text:anchor-type="as-char" svg:width="4.727cm" svg:height="0.811cm" draw:z-index="285"><draw:object-ole xlink:href="./Object 268" xlink:type="simple" xlink:show="embed" xlink:actuate="onLoad"/><draw:image xlink:href="./ObjectReplacements/Object 268" xlink:type="simple" xlink:show="embed" xlink:actuate="onLoad"/><svg:desc>OLE-object</svg:desc></draw:frame><text:span text:style-name="T14">,</text:span></text:p>
      <text:p text:style-name="P34">але й</text:p>
      <text:p text:style-name="P32"><text:span text:style-name="T14"><text:tab/></text:span><draw:frame draw:style-name="fr1" draw:name="Object130" text:anchor-type="as-char" svg:width="4.551cm" svg:height="0.847cm" draw:z-index="286"><draw:object-ole xlink:href="./Object 269" xlink:type="simple" xlink:show="embed" xlink:actuate="onLoad"/><draw:image xlink:href="./ObjectReplacements/Object 269" xlink:type="simple" xlink:show="embed" xlink:actuate="onLoad"/><svg:desc>OLE-object</svg:desc></draw:frame><text:span text:style-name="T6"> </text:span><text:span text:style-name="T14"><text:tab/><text:tab/><text:tab/><text:tab/><text:tab/><text:tab/><text:tab/><text:tab/><text:tab/> <text:s text:c="3"/>(12)</text:span></text:p>
      <text:p text:style-name="P32"><text:span text:style-name="T6"><text:tab/>Остання умова буде виконуватись, якщо оператор </text:span><text:span text:style-name="T23">А</text:span><text:span text:style-name="T6"> диференційовний за Фреше в околі точки</text:span><text:span text:style-name="T14"> </text:span><draw:frame draw:style-name="fr1" draw:name="Object131" text:anchor-type="as-char" svg:width="0.492cm" svg:height="0.67cm" draw:z-index="287"><draw:object-ole xlink:href="./Object 270" xlink:type="simple" xlink:show="embed" xlink:actuate="onLoad"/><draw:image xlink:href="./ObjectReplacements/Object 270" xlink:type="simple" xlink:show="embed" xlink:actuate="onLoad"/><svg:desc>OLE-object</svg:desc></draw:frame><text:span text:style-name="T6">, і похідна </text:span><draw:frame draw:style-name="fr1" draw:name="Object132" text:anchor-type="as-char" svg:width="1.164cm" svg:height="0.635cm" draw:z-index="288"><draw:object-ole xlink:href="./Object 271" xlink:type="simple" xlink:show="embed" xlink:actuate="onLoad"/><draw:image xlink:href="./ObjectReplacements/Object 271" xlink:type="simple" xlink:show="embed" xlink:actuate="onLoad"/><svg:desc>OLE-object</svg:desc></draw:frame><text:span text:style-name="T14"> </text:span><text:span text:style-name="T6">задовольняє умові Ліпшица</text:span></text:p>
      <text:p text:style-name="P32"><text:span text:style-name="T14"><text:tab/></text:span><draw:frame draw:style-name="fr1" draw:name="Object133" text:anchor-type="as-char" svg:width="5.115cm" svg:height="0.741cm" draw:z-index="289"><draw:object-ole xlink:href="./Object 272" xlink:type="simple" xlink:show="embed" xlink:actuate="onLoad"/><draw:image xlink:href="./ObjectReplacements/Object 272" xlink:type="simple" xlink:show="embed" xlink:actuate="onLoad"/><svg:desc>OLE-object</svg:desc></draw:frame><text:span text:style-name="T6">| </text:span></text:p>
      <text:p text:style-name="P34"/>
      <text:p text:style-name="P32"><text:soft-page-break/><text:span text:style-name="T17"><text:tab/></text:span><text:span text:style-name="T24">Вплив нульового наближення на оцінку швидкості збіжності</text:span></text:p>
      <text:p text:style-name="P36"/>
      <text:p text:style-name="P32"><text:span text:style-name="T14"><text:tab/></text:span><text:span text:style-name="T6">Зазвичай оцінки для деяких початкових наближень завищені. Наприклад, для лінійного рівняння</text:span></text:p>
      <text:p text:style-name="P32"><text:span text:style-name="T6"><text:tab/></text:span><draw:frame draw:style-name="fr1" draw:name="Object134" text:anchor-type="as-char" svg:width="1.446cm" svg:height="0.529cm" draw:z-index="290"><draw:object-ole xlink:href="./Object 273" xlink:type="simple" xlink:show="embed" xlink:actuate="onLoad"/><draw:image xlink:href="./ObjectReplacements/Object 273" xlink:type="simple" xlink:show="embed" xlink:actuate="onLoad"/><svg:desc>OLE-object</svg:desc></draw:frame><text:span text:style-name="T6">,</text:span></text:p>
      <text:p text:style-name="P32"><text:span text:style-name="T6">де </text:span><text:span text:style-name="T23">А</text:span><text:span text:style-name="T6"> — симетрична матриця, спектр якої складається з двох чисел <text:s/></text:span><draw:frame draw:style-name="fr1" draw:name="Object135" text:anchor-type="as-char" svg:width="2.505cm" svg:height="0.741cm" draw:z-index="291"><draw:object-ole xlink:href="./Object 274" xlink:type="simple" xlink:show="embed" xlink:actuate="onLoad"/><draw:image xlink:href="./ObjectReplacements/Object 274" xlink:type="simple" xlink:show="embed" xlink:actuate="onLoad"/><svg:desc>OLE-object</svg:desc></draw:frame><text:span text:style-name="T6">, послідовні наближення </text:span><draw:frame draw:style-name="fr1" draw:name="Object136" text:anchor-type="as-char" svg:width="2.011cm" svg:height="0.67cm" draw:z-index="292"><draw:object-ole xlink:href="./Object 275" xlink:type="simple" xlink:show="embed" xlink:actuate="onLoad"/><draw:image xlink:href="./ObjectReplacements/Object 275" xlink:type="simple" xlink:show="embed" xlink:actuate="onLoad"/><svg:desc>OLE-object</svg:desc></draw:frame><text:span text:style-name="T6"> збігаються до нульового розв’язку з швидкістю </text:span><draw:frame draw:style-name="fr1" draw:name="Object137" text:anchor-type="as-char" svg:width="0.564cm" svg:height="0.741cm" draw:z-index="293"><draw:object-ole xlink:href="./Object 276" xlink:type="simple" xlink:show="embed" xlink:actuate="onLoad"/><draw:image xlink:href="./ObjectReplacements/Object 276" xlink:type="simple" xlink:show="embed" xlink:actuate="onLoad"/><svg:desc>OLE-object</svg:desc></draw:frame><text:span text:style-name="T6"> при нульовому наближенні </text:span><draw:frame draw:style-name="fr1" draw:name="Object138" text:anchor-type="as-char" svg:width="0.529cm" svg:height="0.67cm" draw:z-index="294"><draw:object-ole xlink:href="./Object 277" xlink:type="simple" xlink:show="embed" xlink:actuate="onLoad"/><draw:image xlink:href="./ObjectReplacements/Object 277" xlink:type="simple" xlink:show="embed" xlink:actuate="onLoad"/><svg:desc>OLE-object</svg:desc></draw:frame><text:span text:style-name="T6">, для якого </text:span><draw:frame draw:style-name="fr1" draw:name="Object139" text:anchor-type="as-char" svg:width="2.081cm" svg:height="0.67cm" draw:z-index="295"><draw:object-ole xlink:href="./Object 278" xlink:type="simple" xlink:show="embed" xlink:actuate="onLoad"/><draw:image xlink:href="./ObjectReplacements/Object 278" xlink:type="simple" xlink:show="embed" xlink:actuate="onLoad"/><svg:desc>OLE-object</svg:desc></draw:frame><text:span text:style-name="T6"> і з швидкістю <text:s/></text:span><draw:frame draw:style-name="fr1" draw:name="Object140" text:anchor-type="as-char" svg:width="0.564cm" svg:height="0.741cm" draw:z-index="296"><draw:object-ole xlink:href="./Object 279" xlink:type="simple" xlink:show="embed" xlink:actuate="onLoad"/><draw:image xlink:href="./ObjectReplacements/Object 279" xlink:type="simple" xlink:show="embed" xlink:actuate="onLoad"/><svg:desc>OLE-object</svg:desc></draw:frame><text:span text:style-name="T6">, якщо </text:span><draw:frame draw:style-name="fr3" draw:name="Object141" text:anchor-type="as-char" svg:width="0.201cm" svg:height="0.547cm" draw:z-index="297"><draw:object xlink:href="./Object 280" xlink:type="simple" xlink:show="embed" xlink:actuate="onLoad"/><draw:image xlink:href="./ObjectReplacements/Object 280" xlink:type="simple" xlink:show="embed" xlink:actuate="onLoad"/><svg:desc>formula</svg:desc></draw:frame><draw:frame draw:style-name="fr1" draw:name="Object142" text:anchor-type="as-char" svg:width="2.15cm" svg:height="0.67cm" draw:z-index="298"><draw:object-ole xlink:href="./Object 281" xlink:type="simple" xlink:show="embed" xlink:actuate="onLoad"/><draw:image xlink:href="./ObjectReplacements/Object 281" xlink:type="simple" xlink:show="embed" xlink:actuate="onLoad"/><svg:desc>OLE-object</svg:desc></draw:frame></text:p>
      <text:p text:style-name="P34"><text:tab/>Таким чином при “вдалому” виборі початкового наближення в деяких випадках може вийти більш швидка збіжність послідовних наближень, ніж та, яка гарантується загальними оцінками. Якщо б виявилось, що в абсолютній більшості випадків збіжність більш швидка, то при наближеному розв’язуванні великого числа задач, швидкість збіжності необхідно було б характеризувати іншими оцінками.</text:p>
      <text:p text:style-name="P34"><text:tab/>Наприклад рівняння</text:p>
      <text:p text:style-name="P32"><text:span text:style-name="T6"><text:tab/></text:span><draw:frame draw:style-name="fr1" draw:name="Object143" text:anchor-type="as-char" svg:width="1.411cm" svg:height="0.529cm" draw:z-index="299"><draw:object-ole xlink:href="./Object 282" xlink:type="simple" xlink:show="embed" xlink:actuate="onLoad"/><draw:image xlink:href="./ObjectReplacements/Object 282" xlink:type="simple" xlink:show="embed" xlink:actuate="onLoad"/><svg:desc>OLE-object</svg:desc></draw:frame></text:p>
      <text:p text:style-name="P32"><text:span text:style-name="T12"><text:tab/></text:span><text:span text:style-name="T6">з самоспряженим лінійним оператором </text:span><text:span text:style-name="T23">В</text:span><text:span text:style-name="T6">, що діє в дійсному гільбертовому просторі </text:span><text:span text:style-name="T23">Н</text:span><text:span text:style-name="T6">. Нехай оператор </text:span><text:span text:style-name="T23">В</text:span><text:span text:style-name="T6"> має вигляд</text:span></text:p>
      <text:p text:style-name="P32"><text:span text:style-name="T14"><text:tab/></text:span><draw:frame draw:style-name="fr1" draw:name="Object144" text:anchor-type="as-char" svg:width="3.739cm" svg:height="0.67cm" draw:z-index="300"><draw:object-ole xlink:href="./Object 283" xlink:type="simple" xlink:show="embed" xlink:actuate="onLoad"/><draw:image xlink:href="./ObjectReplacements/Object 283" xlink:type="simple" xlink:show="embed" xlink:actuate="onLoad"/><svg:desc>OLE-object</svg:desc></draw:frame><text:span text:style-name="T6">,</text:span></text:p>
      <text:p text:style-name="P32"><text:span text:style-name="T6">де </text:span><text:span text:style-name="T14"><text:s/></text:span><draw:frame draw:style-name="fr1" draw:name="Object145" text:anchor-type="as-char" svg:width="0.459cm" svg:height="0.67cm" draw:z-index="301"><draw:object-ole xlink:href="./Object 284" xlink:type="simple" xlink:show="embed" xlink:actuate="onLoad"/><draw:image xlink:href="./ObjectReplacements/Object 284" xlink:type="simple" xlink:show="embed" xlink:actuate="onLoad"/><svg:desc>OLE-object</svg:desc></draw:frame><text:span text:style-name="T6">— оператор ортогонального проектування на деякий підпростір </text:span><draw:frame draw:style-name="fr1" draw:name="Object146" text:anchor-type="as-char" svg:width="0.635cm" svg:height="0.67cm" draw:z-index="302"><draw:object-ole xlink:href="./Object 285" xlink:type="simple" xlink:show="embed" xlink:actuate="onLoad"/><draw:image xlink:href="./ObjectReplacements/Object 285" xlink:type="simple" xlink:show="embed" xlink:actuate="onLoad"/><svg:desc>OLE-object</svg:desc></draw:frame><text:span text:style-name="T6">,</text:span></text:p>
      <text:p text:style-name="P32"><draw:frame draw:style-name="fr1" draw:name="Object147" text:anchor-type="as-char" svg:width="0.529cm" svg:height="0.67cm" draw:z-index="303"><draw:object-ole xlink:href="./Object 286" xlink:type="simple" xlink:show="embed" xlink:actuate="onLoad"/><draw:image xlink:href="./ObjectReplacements/Object 286" xlink:type="simple" xlink:show="embed" xlink:actuate="onLoad"/><svg:desc>OLE-object</svg:desc></draw:frame><text:span text:style-name="T25"> — </text:span><text:span text:style-name="T6">оператор проектування на ортогональне доповнення </text:span><draw:frame draw:style-name="fr1" draw:name="Object148" text:anchor-type="as-char" svg:width="0.706cm" svg:height="0.67cm" draw:z-index="304"><draw:object-ole xlink:href="./Object 287" xlink:type="simple" xlink:show="embed" xlink:actuate="onLoad"/><draw:image xlink:href="./ObjectReplacements/Object 287" xlink:type="simple" xlink:show="embed" xlink:actuate="onLoad"/><svg:desc>OLE-object</svg:desc></draw:frame><text:span text:style-name="T6">до</text:span><text:span text:style-name="T14"> </text:span><draw:frame draw:style-name="fr1" draw:name="Object149" text:anchor-type="as-char" svg:width="0.635cm" svg:height="0.67cm" draw:z-index="305"><draw:object-ole xlink:href="./Object 288" xlink:type="simple" xlink:show="embed" xlink:actuate="onLoad"/><draw:image xlink:href="./ObjectReplacements/Object 288" xlink:type="simple" xlink:show="embed" xlink:actuate="onLoad"/><svg:desc>OLE-object</svg:desc></draw:frame><text:span text:style-name="T6">,</text:span></text:p>
      <text:p text:style-name="P32"><draw:frame draw:style-name="fr1" draw:name="Object150" text:anchor-type="as-char" svg:width="1.693cm" svg:height="0.741cm" draw:z-index="306"><draw:object-ole xlink:href="./Object 289" xlink:type="simple" xlink:show="embed" xlink:actuate="onLoad"/><draw:image xlink:href="./ObjectReplacements/Object 289" xlink:type="simple" xlink:show="embed" xlink:actuate="onLoad"/><svg:desc>OLE-object</svg:desc></draw:frame><text:span text:style-name="T14">,</text:span></text:p>
      <text:p text:style-name="P32"><text:span text:style-name="T25"><text:s/></text:span><draw:frame draw:style-name="fr1" draw:name="Object151" text:anchor-type="as-char" svg:width="0.564cm" svg:height="0.67cm" draw:z-index="307"><draw:object-ole xlink:href="./Object 290" xlink:type="simple" xlink:show="embed" xlink:actuate="onLoad"/><draw:image xlink:href="./ObjectReplacements/Object 290" xlink:type="simple" xlink:show="embed" xlink:actuate="onLoad"/><svg:desc>OLE-object</svg:desc></draw:frame><text:span text:style-name="T25">— </text:span><text:span text:style-name="T6">самоспряжений оператор, що діє в</text:span><text:span text:style-name="T14"> </text:span><draw:frame draw:style-name="fr1" draw:name="Object152" text:anchor-type="as-char" svg:width="0.706cm" svg:height="0.67cm" draw:z-index="308"><draw:object-ole xlink:href="./Object 291" xlink:type="simple" xlink:show="embed" xlink:actuate="onLoad"/><draw:image xlink:href="./ObjectReplacements/Object 291" xlink:type="simple" xlink:show="embed" xlink:actuate="onLoad"/><svg:desc>OLE-object</svg:desc></draw:frame><text:span text:style-name="T6">, для якого</text:span><text:span text:style-name="T14"> </text:span><draw:frame draw:style-name="fr1" draw:name="Object153" text:anchor-type="as-char" svg:width="2.575cm" svg:height="0.741cm" draw:z-index="309"><draw:object-ole xlink:href="./Object 292" xlink:type="simple" xlink:show="embed" xlink:actuate="onLoad"/><draw:image xlink:href="./ObjectReplacements/Object 292" xlink:type="simple" xlink:show="embed" xlink:actuate="onLoad"/><svg:desc>OLE-object</svg:desc></draw:frame><text:span text:style-name="T6">.</text:span></text:p>
      <text:p text:style-name="P32"><text:span text:style-name="T6"><text:tab/>Послідовні наближення </text:span><draw:frame draw:style-name="fr1" draw:name="Object154" text:anchor-type="as-char" svg:width="2.011cm" svg:height="0.67cm" draw:z-index="310"><draw:object-ole xlink:href="./Object 293" xlink:type="simple" xlink:show="embed" xlink:actuate="onLoad"/><draw:image xlink:href="./ObjectReplacements/Object 293" xlink:type="simple" xlink:show="embed" xlink:actuate="onLoad"/><svg:desc>OLE-object</svg:desc></draw:frame><text:span text:style-name="T6"> до нульового розв’язку рівняння </text:span><text:soft-page-break/><text:span text:style-name="T6">визначаються рівністю:</text:span></text:p>
      <text:p text:style-name="P32"><text:span text:style-name="T14"><text:tab/></text:span><draw:frame draw:style-name="fr1" draw:name="Object155" text:anchor-type="as-char" svg:width="4.092cm" svg:height="0.741cm" draw:z-index="311"><draw:object-ole xlink:href="./Object 294" xlink:type="simple" xlink:show="embed" xlink:actuate="onLoad"/><draw:image xlink:href="./ObjectReplacements/Object 294" xlink:type="simple" xlink:show="embed" xlink:actuate="onLoad"/><svg:desc>OLE-object</svg:desc></draw:frame><text:span text:style-name="T6">,</text:span><text:span text:style-name="T14"><text:tab/></text:span><draw:frame draw:style-name="fr1" draw:name="Object156" text:anchor-type="as-char" svg:width="2.293cm" svg:height="0.741cm" draw:z-index="312"><draw:object-ole xlink:href="./Object 295" xlink:type="simple" xlink:show="embed" xlink:actuate="onLoad"/><draw:image xlink:href="./ObjectReplacements/Object 295" xlink:type="simple" xlink:show="embed" xlink:actuate="onLoad"/><svg:desc>OLE-object</svg:desc></draw:frame><text:span text:style-name="T6">.</text:span></text:p>
      <text:p text:style-name="P32"><text:span text:style-name="T6"><text:tab/>Нехай </text:span><draw:frame draw:style-name="fr3" draw:name="Object157" text:anchor-type="as-char" svg:width="2.044cm" svg:height="0.624cm" draw:z-index="313"><draw:object xlink:href="./Object 296" xlink:type="simple" xlink:show="embed" xlink:actuate="onLoad"/><draw:image xlink:href="./ObjectReplacements/Object 296" xlink:type="simple" xlink:show="embed" xlink:actuate="onLoad"/><svg:desc>formula</svg:desc></draw:frame><text:span text:style-name="T6">.</text:span></text:p>
      <text:p text:style-name="P34">Тоді </text:p>
      <text:p text:style-name="P32"><text:span text:style-name="T6"><text:tab/></text:span><draw:frame draw:style-name="fr1" draw:name="Object158" text:anchor-type="as-char" svg:width="4.586cm" svg:height="0.776cm" draw:z-index="314"><draw:object-ole xlink:href="./Object 297" xlink:type="simple" xlink:show="embed" xlink:actuate="onLoad"/><draw:image xlink:href="./ObjectReplacements/Object 297" xlink:type="simple" xlink:show="embed" xlink:actuate="onLoad"/><svg:desc>OLE-object</svg:desc></draw:frame><text:span text:style-name="T6">.</text:span></text:p>
      <text:p text:style-name="P32"><text:span text:style-name="T14"><text:tab/></text:span><text:span text:style-name="T6">Отже, майже для всіх початкових наближень(винятком </text:span><text:span text:style-name="T14"><text:s/></text:span><text:span text:style-name="T6">є</text:span><text:span text:style-name="T14"> </text:span><draw:frame draw:style-name="fr1" draw:name="Object159" text:anchor-type="as-char" svg:width="1.623cm" svg:height="0.67cm" draw:z-index="315"><draw:object-ole xlink:href="./Object 298" xlink:type="simple" xlink:show="embed" xlink:actuate="onLoad"/><draw:image xlink:href="./ObjectReplacements/Object 298" xlink:type="simple" xlink:show="embed" xlink:actuate="onLoad"/><svg:desc>OLE-object</svg:desc></draw:frame><text:span text:style-name="T6">), збіжність не повільніше геометричної прогресії із знаменником</text:span><text:span text:style-name="T14"> </text:span><draw:frame draw:style-name="fr1" draw:name="Object160" text:anchor-type="as-char" svg:width="0.423cm" svg:height="0.67cm" draw:z-index="316"><draw:object-ole xlink:href="./Object 299" xlink:type="simple" xlink:show="embed" xlink:actuate="onLoad"/><draw:image xlink:href="./ObjectReplacements/Object 299" xlink:type="simple" xlink:show="embed" xlink:actuate="onLoad"/><svg:desc>OLE-object</svg:desc></draw:frame><text:span text:style-name="T6">.</text:span></text:p>
      <text:p text:style-name="P34"/>
      <text:p text:style-name="P39"><text:tab/>Розподіл похибок</text:p>
      <text:p text:style-name="P36"/>
      <text:p text:style-name="P32"><text:span text:style-name="T24"><text:tab/></text:span><text:span text:style-name="T7">При застосуванні ітераційного процесу </text:span><draw:frame draw:style-name="fr1" draw:name="Object161" text:anchor-type="as-char" svg:width="2.011cm" svg:height="0.67cm" draw:z-index="317"><draw:object-ole xlink:href="./Object 300" xlink:type="simple" xlink:show="embed" xlink:actuate="onLoad"/><draw:image xlink:href="./ObjectReplacements/Object 300" xlink:type="simple" xlink:show="embed" xlink:actuate="onLoad"/><svg:desc>OLE-object</svg:desc></draw:frame><text:span text:style-name="T7">, </text:span><draw:frame draw:style-name="fr1" draw:name="Object162" text:anchor-type="as-char" svg:width="2.293cm" svg:height="0.741cm" draw:z-index="318"><draw:object-ole xlink:href="./Object 301" xlink:type="simple" xlink:show="embed" xlink:actuate="onLoad"/><draw:image xlink:href="./ObjectReplacements/Object 301" xlink:type="simple" xlink:show="embed" xlink:actuate="onLoad"/><svg:desc>OLE-object</svg:desc></draw:frame><text:span text:style-name="T7"> обчислення проводять до тих пір, поки похибка </text:span><draw:frame draw:style-name="fr1" draw:name="Object163" text:anchor-type="as-char" svg:width="1.87cm" svg:height="0.741cm" draw:z-index="319"><draw:object-ole xlink:href="./Object 302" xlink:type="simple" xlink:show="embed" xlink:actuate="onLoad"/><draw:image xlink:href="./ObjectReplacements/Object 302" xlink:type="simple" xlink:show="embed" xlink:actuate="onLoad"/><svg:desc>OLE-object</svg:desc></draw:frame><text:span text:style-name="T7"> перевищує деяку задану величину. Похибка </text:span><draw:frame draw:style-name="fr1" draw:name="Object164" text:anchor-type="as-char" svg:width="1.552cm" svg:height="0.741cm" draw:z-index="320"><draw:object-ole xlink:href="./Object 303" xlink:type="simple" xlink:show="embed" xlink:actuate="onLoad"/><draw:image xlink:href="./ObjectReplacements/Object 303" xlink:type="simple" xlink:show="embed" xlink:actuate="onLoad"/><svg:desc>OLE-object</svg:desc></draw:frame><text:span text:style-name="T7"> при цьому може бути різною. При цьому найімовірніша похибка не буде значно меншою за максимальну.</text:span></text:p>
      <text:p text:style-name="P35"><text:tab/>Розглядається система лінійних алгебраїчних рівнянь</text:p>
      <text:p text:style-name="P32"><text:span text:style-name="T7"><text:tab/></text:span><draw:frame draw:style-name="fr1" draw:name="Object165" text:anchor-type="as-char" svg:width="2.15cm" svg:height="0.529cm" draw:z-index="321"><draw:object-ole xlink:href="./Object 304" xlink:type="simple" xlink:show="embed" xlink:actuate="onLoad"/><draw:image xlink:href="./ObjectReplacements/Object 304" xlink:type="simple" xlink:show="embed" xlink:actuate="onLoad"/><svg:desc>OLE-object</svg:desc></draw:frame><text:span text:style-name="T7">,</text:span></text:p>
      <text:p text:style-name="P32"><text:span text:style-name="T7">де </text:span><text:span text:style-name="T24">А – </text:span><text:span text:style-name="T7">додатньовизначена</text:span><text:span text:style-name="T24"> </text:span><text:span text:style-name="T7">матриця, всі власні значення </text:span><draw:frame draw:style-name="fr1" draw:name="Object166" text:anchor-type="as-char" svg:width="2.858cm" svg:height="0.741cm" draw:z-index="322"><draw:object-ole xlink:href="./Object 305" xlink:type="simple" xlink:show="embed" xlink:actuate="onLoad"/><draw:image xlink:href="./ObjectReplacements/Object 305" xlink:type="simple" xlink:show="embed" xlink:actuate="onLoad"/><svg:desc>OLE-object</svg:desc></draw:frame><text:span text:style-name="T7"> менші 1, </text:span><text:span text:style-name="T11">b</text:span><text:span text:style-name="T7"> – заданий вектор, </text:span><text:span text:style-name="T11">x</text:span><text:span text:style-name="T15"> – </text:span><text:span text:style-name="T7">шуканий вектор </text:span><text:span text:style-name="T11">m</text:span><text:span text:style-name="T7">-вимірного простору. Якщо послідовні наближення </text:span><draw:frame draw:style-name="fr1" draw:name="Object167" text:anchor-type="as-char" svg:width="0.529cm" svg:height="0.67cm" draw:z-index="323"><draw:object-ole xlink:href="./Object 306" xlink:type="simple" xlink:show="embed" xlink:actuate="onLoad"/><draw:image xlink:href="./ObjectReplacements/Object 306" xlink:type="simple" xlink:show="embed" xlink:actuate="onLoad"/><svg:desc>OLE-object</svg:desc></draw:frame><text:span text:style-name="T7"> шукаються по рекурентній формулі</text:span></text:p>
      <text:p text:style-name="P32"><text:span text:style-name="T7"><text:tab/></text:span><draw:frame draw:style-name="fr1" draw:name="Object168" text:anchor-type="as-char" svg:width="2.752cm" svg:height="0.67cm" draw:z-index="324"><draw:object-ole xlink:href="./Object 307" xlink:type="simple" xlink:show="embed" xlink:actuate="onLoad"/><draw:image xlink:href="./ObjectReplacements/Object 307" xlink:type="simple" xlink:show="embed" xlink:actuate="onLoad"/><svg:desc>OLE-object</svg:desc></draw:frame></text:p>
      <text:p text:style-name="P35">то найбільш імовірними похибками і будуть максимальні.</text:p>
      <text:p text:style-name="P35">Нехай вводять позначення <text:s/></text:p>
      <text:p text:style-name="P32"><text:span text:style-name="T7"><text:tab/></text:span><draw:frame draw:style-name="fr1" draw:name="Object169" text:anchor-type="as-char" svg:width="5.715cm" svg:height="0.67cm" draw:z-index="325"><draw:object-ole xlink:href="./Object 308" xlink:type="simple" xlink:show="embed" xlink:actuate="onLoad"/><draw:image xlink:href="./ObjectReplacements/Object 308" xlink:type="simple" xlink:show="embed" xlink:actuate="onLoad"/><svg:desc>OLE-object</svg:desc></draw:frame></text:p>
      <text:p text:style-name="P35">Очевидно</text:p>
      <text:p text:style-name="P32"><text:soft-page-break/><text:span text:style-name="T7"><text:tab/></text:span><draw:frame draw:style-name="fr1" draw:name="Object170" text:anchor-type="as-char" svg:width="5.609cm" svg:height="0.847cm" draw:z-index="326"><draw:object-ole xlink:href="./Object 309" xlink:type="simple" xlink:show="embed" xlink:actuate="onLoad"/><draw:image xlink:href="./ObjectReplacements/Object 309" xlink:type="simple" xlink:show="embed" xlink:actuate="onLoad"/><svg:desc>OLE-object</svg:desc></draw:frame></text:p>
      <text:p text:style-name="P35">Звідки</text:p>
      <text:p text:style-name="P32"><text:span text:style-name="T7"><text:tab/></text:span><draw:frame draw:style-name="fr1" draw:name="Object171" text:anchor-type="as-char" svg:width="4.374cm" svg:height="0.741cm" draw:z-index="327"><draw:object-ole xlink:href="./Object 310" xlink:type="simple" xlink:show="embed" xlink:actuate="onLoad"/><draw:image xlink:href="./ObjectReplacements/Object 310" xlink:type="simple" xlink:show="embed" xlink:actuate="onLoad"/><svg:desc>OLE-object</svg:desc></draw:frame></text:p>
      <text:p text:style-name="P35">Отже</text:p>
      <text:p text:style-name="P32"><text:span text:style-name="T7"><text:tab/></text:span><draw:frame draw:style-name="fr1" draw:name="Object172" text:anchor-type="as-char" svg:width="7.832cm" svg:height="0.776cm" draw:z-index="328"><draw:object-ole xlink:href="./Object 311" xlink:type="simple" xlink:show="embed" xlink:actuate="onLoad"/><draw:image xlink:href="./ObjectReplacements/Object 311" xlink:type="simple" xlink:show="embed" xlink:actuate="onLoad"/><svg:desc>OLE-object</svg:desc></draw:frame></text:p>
      <text:p text:style-name="P32"><text:span text:style-name="T7"><text:tab/>Нехай ітераційний процес закінчується на </text:span><text:span text:style-name="T11">p</text:span><text:span text:style-name="T15">-</text:span><text:span text:style-name="T7">му кроці, якщо вектор-нев’язка </text:span><draw:frame draw:style-name="fr1" draw:name="Object173" text:anchor-type="as-char" svg:width="2.716cm" svg:height="0.741cm" draw:z-index="329"><draw:object-ole xlink:href="./Object 312" xlink:type="simple" xlink:show="embed" xlink:actuate="onLoad"/><draw:image xlink:href="./ObjectReplacements/Object 312" xlink:type="simple" xlink:show="embed" xlink:actuate="onLoad"/><svg:desc>OLE-object</svg:desc></draw:frame><text:span text:style-name="T7"> потрапляє в деякий окіл </text:span><text:span text:style-name="T11">G</text:span><text:span text:style-name="T15"> </text:span><text:span text:style-name="T7">нуля (куля, куб). В силу останньої рівності похибка </text:span><draw:frame draw:style-name="fr1" draw:name="Object174" text:anchor-type="as-char" svg:width="0.564cm" svg:height="0.741cm" draw:z-index="330"><draw:object-ole xlink:href="./Object 313" xlink:type="simple" xlink:show="embed" xlink:actuate="onLoad"/><draw:image xlink:href="./ObjectReplacements/Object 313" xlink:type="simple" xlink:show="embed" xlink:actuate="onLoad"/><svg:desc>OLE-object</svg:desc></draw:frame><text:span text:style-name="T7"> потрапить в окіл </text:span><draw:frame draw:style-name="fr1" draw:name="Object175" text:anchor-type="as-char" svg:width="3.281cm" svg:height="0.847cm" draw:z-index="331"><draw:object-ole xlink:href="./Object 314" xlink:type="simple" xlink:show="embed" xlink:actuate="onLoad"/><draw:image xlink:href="./ObjectReplacements/Object 314" xlink:type="simple" xlink:show="embed" xlink:actuate="onLoad"/><svg:desc>OLE-object</svg:desc></draw:frame><text:span text:style-name="T7">. Якщо матриця </text:span><text:span text:style-name="T24">А</text:span><text:span text:style-name="T7"> має власні значення </text:span><draw:frame draw:style-name="fr1" draw:name="Object176" text:anchor-type="as-char" svg:width="0.423cm" svg:height="0.529cm" draw:z-index="332"><draw:object-ole xlink:href="./Object 315" xlink:type="simple" xlink:show="embed" xlink:actuate="onLoad"/><draw:image xlink:href="./ObjectReplacements/Object 315" xlink:type="simple" xlink:show="embed" xlink:actuate="onLoad"/><svg:desc>OLE-object</svg:desc></draw:frame><text:span text:style-name="T7"> близькі до 1, то відповідні власні значення </text:span><draw:frame draw:style-name="fr1" draw:name="Object177" text:anchor-type="as-char" svg:width="1.693cm" svg:height="0.847cm" draw:z-index="333"><draw:object-ole xlink:href="./Object 316" xlink:type="simple" xlink:show="embed" xlink:actuate="onLoad"/><draw:image xlink:href="./ObjectReplacements/Object 316" xlink:type="simple" xlink:show="embed" xlink:actuate="onLoad"/><svg:desc>OLE-object</svg:desc></draw:frame><text:span text:style-name="T7"> матриці </text:span><draw:frame draw:style-name="fr1" draw:name="Object178" text:anchor-type="as-char" svg:width="1.834cm" svg:height="0.847cm" draw:z-index="334"><draw:object-ole xlink:href="./Object 317" xlink:type="simple" xlink:show="embed" xlink:actuate="onLoad"/><draw:image xlink:href="./ObjectReplacements/Object 317" xlink:type="simple" xlink:show="embed" xlink:actuate="onLoad"/><svg:desc>OLE-object</svg:desc></draw:frame><text:span text:style-name="T7">будуть великими і область </text:span><draw:frame draw:style-name="fr1" draw:name="Object179" text:anchor-type="as-char" svg:width="0.6cm" svg:height="0.67cm" draw:z-index="335"><draw:object-ole xlink:href="./Object 318" xlink:type="simple" xlink:show="embed" xlink:actuate="onLoad"/><draw:image xlink:href="./ObjectReplacements/Object 318" xlink:type="simple" xlink:show="embed" xlink:actuate="onLoad"/><svg:desc>OLE-object</svg:desc></draw:frame><text:span text:style-name="T7"> буде «сильно розтягнута» в напрямку відповідних власних векторів матриці </text:span><text:span text:style-name="T24">А</text:span><text:span text:style-name="T7">. Таким чином, може виявитись, що похибка </text:span><draw:frame draw:style-name="fr1" draw:name="Object180" text:anchor-type="as-char" svg:width="0.564cm" svg:height="0.741cm" draw:z-index="336"><draw:object-ole xlink:href="./Object 319" xlink:type="simple" xlink:show="embed" xlink:actuate="onLoad"/><draw:image xlink:href="./ObjectReplacements/Object 319" xlink:type="simple" xlink:show="embed" xlink:actuate="onLoad"/><svg:desc>OLE-object</svg:desc></draw:frame><text:span text:style-name="T7"> буде великою, незважаючи на те, що діаметр області </text:span><text:span text:style-name="T11">G</text:span><text:span text:style-name="T7"> був невеликим. Імовірність таких великих похибок більша ніж імовірність малих. </text:span></text:p>
      <text:p text:style-name="P32"><text:span text:style-name="T7"><text:tab/>Вводяться позначення </text:span><draw:frame draw:style-name="fr1" draw:name="Object181" text:anchor-type="as-char" svg:width="4.657cm" svg:height="0.776cm" draw:z-index="337"><draw:object-ole xlink:href="./Object 320" xlink:type="simple" xlink:show="embed" xlink:actuate="onLoad"/><draw:image xlink:href="./ObjectReplacements/Object 320" xlink:type="simple" xlink:show="embed" xlink:actuate="onLoad"/><svg:desc>OLE-object</svg:desc></draw:frame><text:span text:style-name="T7">. Якщо ітераційний процес закінчився на </text:span><text:span text:style-name="T11">p</text:span><text:span text:style-name="T15">-</text:span><text:span text:style-name="T7">му кроці, то в силу останньої рівності початкова похибка </text:span><draw:frame draw:style-name="fr1" draw:name="Object182" text:anchor-type="as-char" svg:width="0.492cm" svg:height="0.67cm" draw:z-index="338"><draw:object-ole xlink:href="./Object 321" xlink:type="simple" xlink:show="embed" xlink:actuate="onLoad"/><draw:image xlink:href="./ObjectReplacements/Object 321" xlink:type="simple" xlink:show="embed" xlink:actuate="onLoad"/><svg:desc>OLE-object</svg:desc></draw:frame><text:span text:style-name="T7"> знаходилась в області </text:span><draw:frame draw:style-name="fr1" draw:name="Object183" text:anchor-type="as-char" svg:width="0.67cm" svg:height="0.741cm" draw:z-index="339"><draw:object-ole xlink:href="./Object 322" xlink:type="simple" xlink:show="embed" xlink:actuate="onLoad"/><draw:image xlink:href="./ObjectReplacements/Object 322" xlink:type="simple" xlink:show="embed" xlink:actuate="onLoad"/><svg:desc>OLE-object</svg:desc></draw:frame><text:span text:style-name="T7">, причому </text:span><draw:frame draw:style-name="fr1" draw:name="Object184" text:anchor-type="as-char" svg:width="1.799cm" svg:height="0.741cm" draw:z-index="340"><draw:object-ole xlink:href="./Object 323" xlink:type="simple" xlink:show="embed" xlink:actuate="onLoad"/><draw:image xlink:href="./ObjectReplacements/Object 323" xlink:type="simple" xlink:show="embed" xlink:actuate="onLoad"/><svg:desc>OLE-object</svg:desc></draw:frame><text:span text:style-name="T7">, так як в протилежному випадку процес закінчився б раніше. </text:span></text:p>
      <text:p text:style-name="P32"><text:span text:style-name="T7"><text:tab/>Нехай область </text:span><text:span text:style-name="T11">G</text:span><text:span text:style-name="T17"> </text:span><text:span text:style-name="T15">– </text:span><text:span text:style-name="T7">куля радіуса </text:span><draw:frame draw:style-name="fr2" draw:name="Object185" text:anchor-type="as-char" svg:width="0.459cm" svg:height="0.423cm" draw:z-index="341"><draw:object-ole xlink:href="./Object 324" xlink:type="simple" xlink:show="embed" xlink:actuate="onLoad"/><draw:image xlink:href="./ObjectReplacements/Object 324" xlink:type="simple" xlink:show="embed" xlink:actuate="onLoad"/><svg:desc>OLE-object</svg:desc></draw:frame><text:span text:style-name="T7">, процес вважається закінченим якщо <text:s/></text:span><text:span text:style-name="T7">довжина вектора </text:span><draw:frame draw:style-name="fr1" draw:name="Object186" text:anchor-type="as-char" svg:width="2.716cm" svg:height="0.741cm" draw:z-index="342"><draw:object-ole xlink:href="./Object 325" xlink:type="simple" xlink:show="embed" xlink:actuate="onLoad"/><draw:image xlink:href="./ObjectReplacements/Object 325" xlink:type="simple" xlink:show="embed" xlink:actuate="onLoad"/><svg:desc>OLE-object</svg:desc></draw:frame><text:span text:style-name="T7"> буде меншою за </text:span><draw:frame draw:style-name="fr2" draw:name="Object187" text:anchor-type="as-char" svg:width="0.459cm" svg:height="0.423cm" draw:z-index="343"><draw:object-ole xlink:href="./Object 326" xlink:type="simple" xlink:show="embed" xlink:actuate="onLoad"/><draw:image xlink:href="./ObjectReplacements/Object 326" xlink:type="simple" xlink:show="embed" xlink:actuate="onLoad"/><svg:desc>OLE-object</svg:desc></draw:frame><text:span text:style-name="T7">. В даному випадку область </text:span><draw:frame draw:style-name="fr1" draw:name="Object188" text:anchor-type="as-char" svg:width="0.6cm" svg:height="0.67cm" draw:z-index="344"><draw:object-ole xlink:href="./Object 327" xlink:type="simple" xlink:show="embed" xlink:actuate="onLoad"/><draw:image xlink:href="./ObjectReplacements/Object 327" xlink:type="simple" xlink:show="embed" xlink:actuate="onLoad"/><svg:desc>OLE-object</svg:desc></draw:frame><text:span text:style-name="T7"> являється еліпсоїдом, що містить в собі кулю </text:span><text:span text:style-name="T11">G</text:span><text:span text:style-name="T24"> </text:span><text:span text:style-name="T7">с півосями довжини </text:span><draw:frame draw:style-name="fr1" draw:name="Object189" text:anchor-type="as-char" svg:width="3.598cm" svg:height="1.376cm" draw:z-index="345"><draw:object-ole xlink:href="./Object 328" xlink:type="simple" xlink:show="embed" xlink:actuate="onLoad"/><draw:image xlink:href="./ObjectReplacements/Object 328" xlink:type="simple" xlink:show="embed" xlink:actuate="onLoad"/><svg:desc>OLE-object</svg:desc></draw:frame><text:span text:style-name="T7">, розташованими по напрямках відповідних власних векторів матриці </text:span><text:span text:style-name="T24">А</text:span><text:span text:style-name="T7">.</text:span></text:p>
      <text:p text:style-name="P32"><text:soft-page-break/><text:span text:style-name="T7"><text:tab/>Нехай </text:span><draw:frame draw:style-name="fr1" draw:name="Object190" text:anchor-type="as-char" svg:width="0.741cm" svg:height="0.67cm" draw:z-index="346"><draw:object-ole xlink:href="./Object 329" xlink:type="simple" xlink:show="embed" xlink:actuate="onLoad"/><draw:image xlink:href="./ObjectReplacements/Object 329" xlink:type="simple" xlink:show="embed" xlink:actuate="onLoad"/><svg:desc>OLE-object</svg:desc></draw:frame><text:span text:style-name="T7"> еліпсоїд </text:span><draw:frame draw:style-name="fr1" draw:name="Object191" text:anchor-type="as-char" svg:width="0.953cm" svg:height="0.67cm" draw:z-index="347"><draw:object-ole xlink:href="./Object 330" xlink:type="simple" xlink:show="embed" xlink:actuate="onLoad"/><draw:image xlink:href="./ObjectReplacements/Object 330" xlink:type="simple" xlink:show="embed" xlink:actuate="onLoad"/><svg:desc>OLE-object</svg:desc></draw:frame><text:span text:style-name="T7">. Його півосі будуть мати довжину </text:span><draw:frame draw:style-name="fr1" draw:name="Object192" text:anchor-type="as-char" svg:width="3.598cm" svg:height="1.376cm" draw:z-index="348"><draw:object-ole xlink:href="./Object 331" xlink:type="simple" xlink:show="embed" xlink:actuate="onLoad"/><draw:image xlink:href="./ObjectReplacements/Object 331" xlink:type="simple" xlink:show="embed" xlink:actuate="onLoad"/><svg:desc>OLE-object</svg:desc></draw:frame><text:span text:style-name="T7">. Процес закінчується на </text:span><text:span text:style-name="T11">p</text:span><text:span text:style-name="T7">-му кроці, якщо </text:span><draw:frame draw:style-name="fr1" draw:name="Object193" text:anchor-type="as-char" svg:width="1.515cm" svg:height="0.741cm" draw:z-index="349"><draw:object-ole xlink:href="./Object 332" xlink:type="simple" xlink:show="embed" xlink:actuate="onLoad"/><draw:image xlink:href="./ObjectReplacements/Object 332" xlink:type="simple" xlink:show="embed" xlink:actuate="onLoad"/><svg:desc>OLE-object</svg:desc></draw:frame><text:span text:style-name="T7"> і </text:span><draw:frame draw:style-name="fr1" draw:name="Object194" text:anchor-type="as-char" svg:width="1.799cm" svg:height="0.741cm" draw:z-index="350"><draw:object-ole xlink:href="./Object 333" xlink:type="simple" xlink:show="embed" xlink:actuate="onLoad"/><draw:image xlink:href="./ObjectReplacements/Object 333" xlink:type="simple" xlink:show="embed" xlink:actuate="onLoad"/><svg:desc>OLE-object</svg:desc></draw:frame><text:span text:style-name="T7">, тобто коли вектор </text:span><draw:frame draw:style-name="fr1" draw:name="Object195" text:anchor-type="as-char" svg:width="0.492cm" svg:height="0.67cm" draw:z-index="351"><draw:object-ole xlink:href="./Object 334" xlink:type="simple" xlink:show="embed" xlink:actuate="onLoad"/><draw:image xlink:href="./ObjectReplacements/Object 334" xlink:type="simple" xlink:show="embed" xlink:actuate="onLoad"/><svg:desc>OLE-object</svg:desc></draw:frame><text:span text:style-name="T7"> знаходиться в шарі </text:span><draw:frame draw:style-name="fr1" draw:name="Object196" text:anchor-type="as-char" svg:width="1.834cm" svg:height="0.741cm" draw:z-index="352"><draw:object-ole xlink:href="./Object 335" xlink:type="simple" xlink:show="embed" xlink:actuate="onLoad"/><draw:image xlink:href="./ObjectReplacements/Object 335" xlink:type="simple" xlink:show="embed" xlink:actuate="onLoad"/><svg:desc>OLE-object</svg:desc></draw:frame><text:span text:style-name="T7">. При цьому кінцева похибка буде знаходитися в шарі </text:span><draw:frame draw:style-name="fr1" draw:name="Object197" text:anchor-type="as-char" svg:width="4.621cm" svg:height="0.88cm" draw:z-index="353"><draw:object-ole xlink:href="./Object 336" xlink:type="simple" xlink:show="embed" xlink:actuate="onLoad"/><draw:image xlink:href="./ObjectReplacements/Object 336" xlink:type="simple" xlink:show="embed" xlink:actuate="onLoad"/><svg:desc>OLE-object</svg:desc></draw:frame><text:span text:style-name="T7">. Таким чином, кінцева похибка </text:span><draw:frame draw:style-name="fr1" draw:name="Object198" text:anchor-type="as-char" svg:width="0.564cm" svg:height="0.741cm" draw:z-index="354"><draw:object-ole xlink:href="./Object 337" xlink:type="simple" xlink:show="embed" xlink:actuate="onLoad"/><draw:image xlink:href="./ObjectReplacements/Object 337" xlink:type="simple" xlink:show="embed" xlink:actuate="onLoad"/><svg:desc>OLE-object</svg:desc></draw:frame><text:span text:style-name="T7"> належить </text:span><draw:frame draw:style-name="fr1" draw:name="Object199" text:anchor-type="as-char" svg:width="0.741cm" svg:height="0.67cm" draw:z-index="355"><draw:object-ole xlink:href="./Object 338" xlink:type="simple" xlink:show="embed" xlink:actuate="onLoad"/><draw:image xlink:href="./ObjectReplacements/Object 338" xlink:type="simple" xlink:show="embed" xlink:actuate="onLoad"/><svg:desc>OLE-object</svg:desc></draw:frame><text:span text:style-name="T7"> тільки в тому випадку, якщо </text:span><draw:frame draw:style-name="fr1" draw:name="Object200" text:anchor-type="as-char" svg:width="0.492cm" svg:height="0.67cm" draw:z-index="356"><draw:object-ole xlink:href="./Object 339" xlink:type="simple" xlink:show="embed" xlink:actuate="onLoad"/><draw:image xlink:href="./ObjectReplacements/Object 339" xlink:type="simple" xlink:show="embed" xlink:actuate="onLoad"/><svg:desc>OLE-object</svg:desc></draw:frame><text:span text:style-name="T7"> належить </text:span><draw:frame draw:style-name="fr1" draw:name="Object201" text:anchor-type="as-char" svg:width="0.6cm" svg:height="0.67cm" draw:z-index="357"><draw:object-ole xlink:href="./Object 340" xlink:type="simple" xlink:show="embed" xlink:actuate="onLoad"/><draw:image xlink:href="./ObjectReplacements/Object 340" xlink:type="simple" xlink:show="embed" xlink:actuate="onLoad"/><svg:desc>OLE-object</svg:desc></draw:frame><text:span text:style-name="T7">.</text:span></text:p>
      <text:p text:style-name="P32"><text:span text:style-name="T7"><text:tab/>Імовірність знаходження кінцевої похибки в елементі </text:span><draw:frame draw:style-name="fr1" draw:name="Object202" text:anchor-type="as-char" svg:width="0.6cm" svg:height="0.67cm" draw:z-index="358"><draw:object-ole xlink:href="./Object 341" xlink:type="simple" xlink:show="embed" xlink:actuate="onLoad"/><draw:image xlink:href="./ObjectReplacements/Object 341" xlink:type="simple" xlink:show="embed" xlink:actuate="onLoad"/><svg:desc>OLE-object</svg:desc></draw:frame><text:span text:style-name="T7"> об’єму шару </text:span><draw:frame draw:style-name="fr1" draw:name="Object203" text:anchor-type="as-char" svg:width="1.411cm" svg:height="0.67cm" draw:z-index="359"><draw:object-ole xlink:href="./Object 342" xlink:type="simple" xlink:show="embed" xlink:actuate="onLoad"/><draw:image xlink:href="./ObjectReplacements/Object 342" xlink:type="simple" xlink:show="embed" xlink:actuate="onLoad"/><svg:desc>OLE-object</svg:desc></draw:frame><text:span text:style-name="T7"> рівна сумі імовірностей знаходження початкової похибки в елементах </text:span><draw:frame draw:style-name="fr1" draw:name="Object204" text:anchor-type="as-char" svg:width="5.045cm" svg:height="0.776cm" draw:z-index="360"><draw:object-ole xlink:href="./Object 343" xlink:type="simple" xlink:show="embed" xlink:actuate="onLoad"/><draw:image xlink:href="./ObjectReplacements/Object 343" xlink:type="simple" xlink:show="embed" xlink:actuate="onLoad"/><svg:desc>OLE-object</svg:desc></draw:frame><text:span text:style-name="T7">.</text:span></text:p>
      <text:p text:style-name="P32"><text:span text:style-name="T7"><text:tab/>Нехай початкова похибка </text:span><draw:frame draw:style-name="fr1" draw:name="Object205" text:anchor-type="as-char" svg:width="0.492cm" svg:height="0.67cm" draw:z-index="361"><draw:object-ole xlink:href="./Object 344" xlink:type="simple" xlink:show="embed" xlink:actuate="onLoad"/><draw:image xlink:href="./ObjectReplacements/Object 344" xlink:type="simple" xlink:show="embed" xlink:actuate="onLoad"/><svg:desc>OLE-object</svg:desc></draw:frame><text:span text:style-name="T7"> рівномірна розподілена в кулі </text:span><text:span text:style-name="T11">T</text:span><text:span text:style-name="T24"> </text:span><text:span text:style-name="T7">достатньо великого радіусу </text:span><text:span text:style-name="T11">R</text:span><text:span text:style-name="T7">. В даному випадку імовірність </text:span><draw:frame draw:style-name="fr1" draw:name="Object206" text:anchor-type="as-char" svg:width="1.411cm" svg:height="0.741cm" draw:z-index="362"><draw:object-ole xlink:href="./Object 345" xlink:type="simple" xlink:show="embed" xlink:actuate="onLoad"/><draw:image xlink:href="./ObjectReplacements/Object 345" xlink:type="simple" xlink:show="embed" xlink:actuate="onLoad"/><svg:desc>OLE-object</svg:desc></draw:frame><text:span text:style-name="T7"> знаходження початкової похибки в елементі </text:span><draw:frame draw:style-name="fr1" draw:name="Object207" text:anchor-type="as-char" svg:width="1.515cm" svg:height="0.67cm" draw:z-index="363"><draw:object-ole xlink:href="./Object 346" xlink:type="simple" xlink:show="embed" xlink:actuate="onLoad"/><draw:image xlink:href="./ObjectReplacements/Object 346" xlink:type="simple" xlink:show="embed" xlink:actuate="onLoad"/><svg:desc>OLE-object</svg:desc></draw:frame><text:span text:style-name="T7"> пропорційна об’єму даного елемента. Очевидно</text:span></text:p>
      <text:p text:style-name="P32"><text:span text:style-name="T7"><text:tab/></text:span><draw:frame draw:style-name="fr1" draw:name="Object208" text:anchor-type="as-char" svg:width="2.575cm" svg:height="1.376cm" draw:z-index="364"><draw:object-ole xlink:href="./Object 347" xlink:type="simple" xlink:show="embed" xlink:actuate="onLoad"/><draw:image xlink:href="./ObjectReplacements/Object 347" xlink:type="simple" xlink:show="embed" xlink:actuate="onLoad"/><svg:desc>OLE-object</svg:desc></draw:frame><text:span text:style-name="T7">.</text:span></text:p>
      <text:p text:style-name="P32"><text:span text:style-name="T7">Таким чином, імовірність </text:span><draw:frame draw:style-name="fr1" draw:name="Object209" text:anchor-type="as-char" svg:width="1.411cm" svg:height="0.741cm" draw:z-index="365"><draw:object-ole xlink:href="./Object 348" xlink:type="simple" xlink:show="embed" xlink:actuate="onLoad"/><draw:image xlink:href="./ObjectReplacements/Object 348" xlink:type="simple" xlink:show="embed" xlink:actuate="onLoad"/><svg:desc>OLE-object</svg:desc></draw:frame><text:span text:style-name="T7"> потрапляння кінцевої похибки в елемент </text:span><draw:frame draw:style-name="fr1" draw:name="Object210" text:anchor-type="as-char" svg:width="0.6cm" svg:height="0.67cm" draw:z-index="366"><draw:object-ole xlink:href="./Object 349" xlink:type="simple" xlink:show="embed" xlink:actuate="onLoad"/><draw:image xlink:href="./ObjectReplacements/Object 349" xlink:type="simple" xlink:show="embed" xlink:actuate="onLoad"/><svg:desc>OLE-object</svg:desc></draw:frame><text:span text:style-name="T7"> визначається як</text:span></text:p>
      <text:p text:style-name="P32"><text:span text:style-name="T7"><text:tab/></text:span><draw:frame draw:style-name="fr1" draw:name="Object211" text:anchor-type="as-char" svg:width="5.609cm" svg:height="1.411cm" draw:z-index="367"><draw:object-ole xlink:href="./Object 350" xlink:type="simple" xlink:show="embed" xlink:actuate="onLoad"/><draw:image xlink:href="./ObjectReplacements/Object 350" xlink:type="simple" xlink:show="embed" xlink:actuate="onLoad"/><svg:desc>OLE-object</svg:desc></draw:frame></text:p>
      <text:p text:style-name="P32"><text:span text:style-name="T7">де </text:span><draw:frame draw:style-name="fr1" draw:name="Object212" text:anchor-type="as-char" svg:width="0.529cm" svg:height="0.67cm" draw:z-index="368"><draw:object-ole xlink:href="./Object 351" xlink:type="simple" xlink:show="embed" xlink:actuate="onLoad"/><draw:image xlink:href="./ObjectReplacements/Object 351" xlink:type="simple" xlink:show="embed" xlink:actuate="onLoad"/><svg:desc>OLE-object</svg:desc></draw:frame><text:span text:style-name="T7"> - найменше натуральне число, що </text:span><draw:frame draw:style-name="fr1" draw:name="Object213" text:anchor-type="as-char" svg:width="1.905cm" svg:height="0.741cm" draw:z-index="369"><draw:object-ole xlink:href="./Object 352" xlink:type="simple" xlink:show="embed" xlink:actuate="onLoad"/><draw:image xlink:href="./ObjectReplacements/Object 352" xlink:type="simple" xlink:show="embed" xlink:actuate="onLoad"/><svg:desc>OLE-object</svg:desc></draw:frame><text:span text:style-name="T7">. Із останньої формули слідує, що щільність імовірності потрапляння кінцевої похибки в точку шару </text:span><draw:frame draw:style-name="fr1" draw:name="Object214" text:anchor-type="as-char" svg:width="1.588cm" svg:height="0.67cm" draw:z-index="370"><draw:object-ole xlink:href="./Object 353" xlink:type="simple" xlink:show="embed" xlink:actuate="onLoad"/><draw:image xlink:href="./ObjectReplacements/Object 353" xlink:type="simple" xlink:show="embed" xlink:actuate="onLoad"/><svg:desc>OLE-object</svg:desc></draw:frame><text:span text:style-name="T7"> для даної точки буде тим більша, чим пізніше вийде дана точка із шару </text:span><text:span text:style-name="T11">T</text:span><text:span text:style-name="T7"> при послідовному застосуванні до неї операції </text:span><draw:frame draw:style-name="fr1" draw:name="Object215" text:anchor-type="as-char" svg:width="0.741cm" svg:height="0.6cm" draw:z-index="371"><draw:object-ole xlink:href="./Object 354" xlink:type="simple" xlink:show="embed" xlink:actuate="onLoad"/><draw:image xlink:href="./ObjectReplacements/Object 354" xlink:type="simple" xlink:show="embed" xlink:actuate="onLoad"/><svg:desc>OLE-object</svg:desc></draw:frame><text:span text:style-name="T7">.</text:span></text:p>
      <text:p text:style-name="P32"><text:span text:style-name="T7"><text:tab/>Шар </text:span><draw:frame draw:style-name="fr1" draw:name="Object216" text:anchor-type="as-char" svg:width="1.588cm" svg:height="0.67cm" draw:z-index="372"><draw:object-ole xlink:href="./Object 355" xlink:type="simple" xlink:show="embed" xlink:actuate="onLoad"/><draw:image xlink:href="./ObjectReplacements/Object 355" xlink:type="simple" xlink:show="embed" xlink:actuate="onLoad"/><svg:desc>OLE-object</svg:desc></draw:frame><text:span text:style-name="T7"> розбивається на частини </text:span><draw:frame draw:style-name="fr1" draw:name="Object217" text:anchor-type="as-char" svg:width="1.658cm" svg:height="0.67cm" draw:z-index="373"><draw:object-ole xlink:href="./Object 356" xlink:type="simple" xlink:show="embed" xlink:actuate="onLoad"/><draw:image xlink:href="./ObjectReplacements/Object 356" xlink:type="simple" xlink:show="embed" xlink:actuate="onLoad"/><svg:desc>OLE-object</svg:desc></draw:frame><text:span text:style-name="T7">(перші із даних множин можуть виявитись порожніми), кожна з яких складається із точок, що виходять із </text:span><text:soft-page-break/><text:span text:style-name="T7">шару </text:span><text:span text:style-name="T11">T</text:span><text:span text:style-name="T7"> після застосування операції </text:span><draw:frame draw:style-name="fr1" draw:name="Object218" text:anchor-type="as-char" svg:width="0.741cm" svg:height="0.6cm" draw:z-index="374"><draw:object-ole xlink:href="./Object 357" xlink:type="simple" xlink:show="embed" xlink:actuate="onLoad"/><draw:image xlink:href="./ObjectReplacements/Object 357" xlink:type="simple" xlink:show="embed" xlink:actuate="onLoad"/><svg:desc>OLE-object</svg:desc></draw:frame><text:span text:style-name="T7"> рівно </text:span><text:span text:style-name="T11">k</text:span><text:span text:style-name="T24">+1</text:span><text:span text:style-name="T7"> разів. При цьому множина </text:span><draw:frame draw:style-name="fr1" draw:name="Object219" text:anchor-type="as-char" svg:width="0.564cm" svg:height="0.67cm" draw:z-index="375"><draw:object-ole xlink:href="./Object 358" xlink:type="simple" xlink:show="embed" xlink:actuate="onLoad"/><draw:image xlink:href="./ObjectReplacements/Object 358" xlink:type="simple" xlink:show="embed" xlink:actuate="onLoad"/><svg:desc>OLE-object</svg:desc></draw:frame><text:span text:style-name="T7"> являється перетином шару </text:span><draw:frame draw:style-name="fr1" draw:name="Object220" text:anchor-type="as-char" svg:width="1.588cm" svg:height="0.67cm" draw:z-index="376"><draw:object-ole xlink:href="./Object 359" xlink:type="simple" xlink:show="embed" xlink:actuate="onLoad"/><draw:image xlink:href="./ObjectReplacements/Object 359" xlink:type="simple" xlink:show="embed" xlink:actuate="onLoad"/><svg:desc>OLE-object</svg:desc></draw:frame><text:span text:style-name="T7"> із шаром </text:span><draw:frame draw:style-name="fr1" draw:name="Object221" text:anchor-type="as-char" svg:width="2.364cm" svg:height="0.635cm" draw:z-index="377"><draw:object-ole xlink:href="./Object 360" xlink:type="simple" xlink:show="embed" xlink:actuate="onLoad"/><draw:image xlink:href="./ObjectReplacements/Object 360" xlink:type="simple" xlink:show="embed" xlink:actuate="onLoad"/><svg:desc>OLE-object</svg:desc></draw:frame><text:span text:style-name="T7">. Щільність розподілу імовірності кінцевої похибки буде на кожній множині </text:span><draw:frame draw:style-name="fr1" draw:name="Object222" text:anchor-type="as-char" svg:width="0.564cm" svg:height="0.67cm" draw:z-index="378"><draw:object-ole xlink:href="./Object 361" xlink:type="simple" xlink:show="embed" xlink:actuate="onLoad"/><draw:image xlink:href="./ObjectReplacements/Object 361" xlink:type="simple" xlink:show="embed" xlink:actuate="onLoad"/><svg:desc>OLE-object</svg:desc></draw:frame><text:span text:style-name="T7"> сталою і буде зростати із зростанням номера </text:span><text:span text:style-name="T11">k</text:span><text:span text:style-name="T7">.</text:span></text:p>
      <text:p text:style-name="P32"><text:span text:style-name="T7"><text:tab/></text:span><text:span text:style-name="T21">Теорема 9</text:span></text:p>
      <text:p text:style-name="P32"><text:span text:style-name="T7"><text:tab/>Нехай ітераційний процес </text:span><draw:frame draw:style-name="fr1" draw:name="Object223" text:anchor-type="as-char" svg:width="2.752cm" svg:height="0.67cm" draw:z-index="379"><draw:object-ole xlink:href="./Object 362" xlink:type="simple" xlink:show="embed" xlink:actuate="onLoad"/><draw:image xlink:href="./ObjectReplacements/Object 362" xlink:type="simple" xlink:show="embed" xlink:actuate="onLoad"/><svg:desc>OLE-object</svg:desc></draw:frame><text:span text:style-name="T7"> закінчується тоді, коли довжина вектора-нев’язки стає меншою ніж </text:span><draw:frame draw:style-name="fr2" draw:name="Object224" text:anchor-type="as-char" svg:width="0.459cm" svg:height="0.423cm" draw:z-index="380"><draw:object-ole xlink:href="./Object 363" xlink:type="simple" xlink:show="embed" xlink:actuate="onLoad"/><draw:image xlink:href="./ObjectReplacements/Object 363" xlink:type="simple" xlink:show="embed" xlink:actuate="onLoad"/><svg:desc>OLE-object</svg:desc></draw:frame><text:span text:style-name="T7">. Нехай початкова похибка рівномірно розподілена в шарі </text:span><text:span text:style-name="T11">T</text:span><text:span text:style-name="T7"> радіуса </text:span><text:span text:style-name="T11">R</text:span><text:span text:style-name="T15">.</text:span><text:span text:style-name="T7"> </text:span></text:p>
      <text:p text:style-name="P32"><text:span text:style-name="T15"><text:tab/></text:span><text:span text:style-name="T7">Тоді імовірність </text:span><text:span text:style-name="T11">P</text:span><text:span text:style-name="T7"> того, що довжина кінцевої похибки знаходиться в межах</text:span></text:p>
      <text:p text:style-name="P32"><text:span text:style-name="T7"><text:tab/></text:span><draw:frame draw:style-name="fr1" draw:name="Object225" text:anchor-type="as-char" svg:width="4.339cm" svg:height="1.376cm" draw:z-index="381"><draw:object-ole xlink:href="./Object 364" xlink:type="simple" xlink:show="embed" xlink:actuate="onLoad"/><draw:image xlink:href="./ObjectReplacements/Object 364" xlink:type="simple" xlink:show="embed" xlink:actuate="onLoad"/><svg:desc>OLE-object</svg:desc></draw:frame></text:p>
      <text:p text:style-name="P32"><text:span text:style-name="T7">де </text:span><draw:frame draw:style-name="fr1" draw:name="Object226" text:anchor-type="as-char" svg:width="0.6cm" svg:height="0.67cm" draw:z-index="382"><draw:object-ole xlink:href="./Object 365" xlink:type="simple" xlink:show="embed" xlink:actuate="onLoad"/><draw:image xlink:href="./ObjectReplacements/Object 365" xlink:type="simple" xlink:show="embed" xlink:actuate="onLoad"/><svg:desc>OLE-object</svg:desc></draw:frame><text:span text:style-name="T7"> - найбільше власне значення матриці </text:span><text:span text:style-name="T24">А</text:span><text:span text:style-name="T7">, збігається до 1, при </text:span><draw:frame draw:style-name="fr1" draw:name="Object227" text:anchor-type="as-char" svg:width="1.482cm" svg:height="0.529cm" draw:z-index="383"><draw:object-ole xlink:href="./Object 366" xlink:type="simple" xlink:show="embed" xlink:actuate="onLoad"/><draw:image xlink:href="./ObjectReplacements/Object 366" xlink:type="simple" xlink:show="embed" xlink:actuate="onLoad"/><svg:desc>OLE-object</svg:desc></draw:frame><text:span text:style-name="T7">, при довільному </text:span><draw:frame draw:style-name="fr1" draw:name="Object228" text:anchor-type="as-char" svg:width="1.023cm" svg:height="0.6cm" draw:z-index="384"><draw:object-ole xlink:href="./Object 367" xlink:type="simple" xlink:show="embed" xlink:actuate="onLoad"/><draw:image xlink:href="./ObjectReplacements/Object 367" xlink:type="simple" xlink:show="embed" xlink:actuate="onLoad"/><svg:desc>OLE-object</svg:desc></draw:frame><text:span text:style-name="T7">.</text:span></text:p>
      <text:p text:style-name="P32"><text:span text:style-name="T7"><text:tab/>Дана теорема відображає властивість послідовних похибок </text:span><draw:frame draw:style-name="fr1" draw:name="Object229" text:anchor-type="as-char" svg:width="1.376cm" svg:height="0.67cm" draw:z-index="385"><draw:object-ole xlink:href="./Object 368" xlink:type="simple" xlink:show="embed" xlink:actuate="onLoad"/><draw:image xlink:href="./ObjectReplacements/Object 368" xlink:type="simple" xlink:show="embed" xlink:actuate="onLoad"/><svg:desc>OLE-object</svg:desc></draw:frame><text:span text:style-name="T7"> - похибки при великих </text:span><text:span text:style-name="T11">n</text:span><text:span text:style-name="T7"> близькі по напрямку до власного вектора, що відповідає найбільшому власному значенню.</text:span></text:p>
      <text:p text:style-name="P38"/>
      <text:p text:style-name="P38"/>
      <text:p text:style-name="P32"><text:span text:style-name="T17"><text:tab/></text:span><text:span text:style-name="T24">Вплив похибок заокруглення</text:span></text:p>
      <text:p text:style-name="P39"/>
      <text:p text:style-name="P35"><text:tab/>Розглядається операторне рівняння</text:p>
      <text:p text:style-name="P32"><text:span text:style-name="T7"><text:tab/></text:span><draw:frame draw:style-name="fr1" draw:name="Object230" text:anchor-type="as-char" svg:width="1.446cm" svg:height="0.529cm" draw:z-index="386"><draw:object-ole xlink:href="./Object 369" xlink:type="simple" xlink:show="embed" xlink:actuate="onLoad"/><draw:image xlink:href="./ObjectReplacements/Object 369" xlink:type="simple" xlink:show="embed" xlink:actuate="onLoad"/><svg:desc>OLE-object</svg:desc></draw:frame></text:p>
      <text:p text:style-name="P32"><text:span text:style-name="T7"><text:tab/>В довільному банановому просторі </text:span><text:span text:style-name="T11">E</text:span><text:span text:style-name="T7">. Нехай оператор </text:span><text:span text:style-name="T11">A</text:span><text:span text:style-name="T7"> відображає замкнену множину </text:span><draw:frame draw:style-name="fr1" draw:name="Object231" text:anchor-type="as-char" svg:width="1.515cm" svg:height="0.564cm" draw:z-index="387"><draw:object-ole xlink:href="./Object 370" xlink:type="simple" xlink:show="embed" xlink:actuate="onLoad"/><draw:image xlink:href="./ObjectReplacements/Object 370" xlink:type="simple" xlink:show="embed" xlink:actuate="onLoad"/><svg:desc>OLE-object</svg:desc></draw:frame><text:span text:style-name="T7"> в себе і на множині </text:span><text:span text:style-name="T11">M</text:span><text:span text:style-name="T7"> він є оператором стиску. Тобто </text:span></text:p>
      <text:p text:style-name="P32"><text:span text:style-name="T7"><text:tab/></text:span><draw:frame draw:style-name="fr1" draw:name="Object232" text:anchor-type="as-char" svg:width="7.408cm" svg:height="0.741cm" draw:z-index="388"><draw:object-ole xlink:href="./Object 371" xlink:type="simple" xlink:show="embed" xlink:actuate="onLoad"/><draw:image xlink:href="./ObjectReplacements/Object 371" xlink:type="simple" xlink:show="embed" xlink:actuate="onLoad"/><svg:desc>OLE-object</svg:desc></draw:frame></text:p>
      <text:p text:style-name="P35">При застосуванні послідовних наближень</text:p>
      <text:p text:style-name="P32"><text:soft-page-break/><text:span text:style-name="T7"><text:tab/></text:span><draw:frame draw:style-name="fr1" draw:name="Object233" text:anchor-type="as-char" svg:width="4.374cm" svg:height="0.741cm" draw:z-index="389"><draw:object-ole xlink:href="./Object 372" xlink:type="simple" xlink:show="embed" xlink:actuate="onLoad"/><draw:image xlink:href="./ObjectReplacements/Object 372" xlink:type="simple" xlink:show="embed" xlink:actuate="onLoad"/><svg:desc>OLE-object</svg:desc></draw:frame></text:p>
      <text:p text:style-name="P32"><text:span text:style-name="T7">Як правило, точне відшукання </text:span><draw:frame draw:style-name="fr1" draw:name="Object234" text:anchor-type="as-char" svg:width="0.529cm" svg:height="0.67cm" draw:z-index="390"><draw:object-ole xlink:href="./Object 373" xlink:type="simple" xlink:show="embed" xlink:actuate="onLoad"/><draw:image xlink:href="./ObjectReplacements/Object 373" xlink:type="simple" xlink:show="embed" xlink:actuate="onLoad"/><svg:desc>OLE-object</svg:desc></draw:frame><text:span text:style-name="T7"> по раніше знайденому </text:span><draw:frame draw:style-name="fr1" draw:name="Object235" text:anchor-type="as-char" svg:width="0.776cm" svg:height="0.67cm" draw:z-index="391"><draw:object-ole xlink:href="./Object 374" xlink:type="simple" xlink:show="embed" xlink:actuate="onLoad"/><draw:image xlink:href="./ObjectReplacements/Object 374" xlink:type="simple" xlink:show="embed" xlink:actuate="onLoad"/><svg:desc>OLE-object</svg:desc></draw:frame><text:span text:style-name="T7"> є неможливим, так як </text:span><text:span text:style-name="T8">при </text:span><text:span text:style-name="T7">обчисленні значень оператора </text:span><text:span text:style-name="T11">A</text:span><text:span text:style-name="T7"> доводиться застосовувати наближені формули, так як при чисельних розрахунках неминучими є похибки заокруглення. Зазвичай можливо стверджувати, що сумарна похибка, що виникає при застосуванні оператора </text:span><text:span text:style-name="T11">A</text:span><text:span text:style-name="T7"> по нормі простору </text:span><text:span text:style-name="T11">E</text:span><text:span text:style-name="T7"> не перевищує деяке число </text:span><draw:frame draw:style-name="fr1" draw:name="Object236" text:anchor-type="as-char" svg:width="0.423cm" svg:height="0.529cm" draw:z-index="392"><draw:object-ole xlink:href="./Object 375" xlink:type="simple" xlink:show="embed" xlink:actuate="onLoad"/><draw:image xlink:href="./ObjectReplacements/Object 375" xlink:type="simple" xlink:show="embed" xlink:actuate="onLoad"/><svg:desc>OLE-object</svg:desc></draw:frame><text:span text:style-name="T7">.</text:span></text:p>
      <text:p text:style-name="P35"><text:tab/>Таким чином, при побудові послідовних наближень справедливою буде рівність</text:p>
      <text:p text:style-name="P32"><text:span text:style-name="T7"><text:tab/></text:span><draw:frame draw:style-name="fr1" draw:name="Object237" text:anchor-type="as-char" svg:width="5.256cm" svg:height="0.741cm" draw:z-index="393"><draw:object-ole xlink:href="./Object 376" xlink:type="simple" xlink:show="embed" xlink:actuate="onLoad"/><draw:image xlink:href="./ObjectReplacements/Object 376" xlink:type="simple" xlink:show="embed" xlink:actuate="onLoad"/><svg:desc>OLE-object</svg:desc></draw:frame><text:span text:style-name="T7">,</text:span></text:p>
      <text:p text:style-name="P32"><text:span text:style-name="T7">де випадковий елемент </text:span><draw:frame draw:style-name="fr1" draw:name="Object238" text:anchor-type="as-char" svg:width="1.341cm" svg:height="0.67cm" draw:z-index="394"><draw:object-ole xlink:href="./Object 377" xlink:type="simple" xlink:show="embed" xlink:actuate="onLoad"/><draw:image xlink:href="./ObjectReplacements/Object 377" xlink:type="simple" xlink:show="embed" xlink:actuate="onLoad"/><svg:desc>OLE-object</svg:desc></draw:frame><text:span text:style-name="T7"> невідомий, проте відома його оцінка</text:span></text:p>
      <text:p text:style-name="P32"><text:span text:style-name="T7"><text:tab/></text:span><draw:frame draw:style-name="fr1" draw:name="Object239" text:anchor-type="as-char" svg:width="3.916cm" svg:height="0.741cm" draw:z-index="395"><draw:object-ole xlink:href="./Object 378" xlink:type="simple" xlink:show="embed" xlink:actuate="onLoad"/><draw:image xlink:href="./ObjectReplacements/Object 378" xlink:type="simple" xlink:show="embed" xlink:actuate="onLoad"/><svg:desc>OLE-object</svg:desc></draw:frame><text:span text:style-name="T7">.</text:span></text:p>
      <text:p text:style-name="P32"><text:span text:style-name="T7"><text:tab/>Дані послідовні наближення вже можуть бути не збіжними до розв’язку </text:span><draw:frame draw:style-name="fr1" draw:name="Object240" text:anchor-type="as-char" svg:width="0.492cm" svg:height="0.67cm" draw:z-index="396"><draw:object-ole xlink:href="./Object 379" xlink:type="simple" xlink:show="embed" xlink:actuate="onLoad"/><draw:image xlink:href="./ObjectReplacements/Object 379" xlink:type="simple" xlink:show="embed" xlink:actuate="onLoad"/><svg:desc>OLE-object</svg:desc></draw:frame><text:span text:style-name="T7">. Проте для них справедливим буде</text:span></text:p>
      <text:p text:style-name="P32"><text:span text:style-name="T7"><text:tab/></text:span><draw:frame draw:style-name="fr1" draw:name="Object241" text:anchor-type="as-char" svg:width="4.551cm" svg:height="1.341cm" draw:z-index="397"><draw:object-ole xlink:href="./Object 380" xlink:type="simple" xlink:show="embed" xlink:actuate="onLoad"/><draw:image xlink:href="./ObjectReplacements/Object 380" xlink:type="simple" xlink:show="embed" xlink:actuate="onLoad"/><svg:desc>OLE-object</svg:desc></draw:frame><text:span text:style-name="T7">.</text:span></text:p>
      <text:p text:style-name="P32"><text:span text:style-name="T7">Дана формула дозволяє знайти наближений розв’язок, якщо необхідна більш вища точність, ніж </text:span><draw:frame draw:style-name="fr1" draw:name="Object242" text:anchor-type="as-char" svg:width="1.058cm" svg:height="1.341cm" draw:z-index="398"><draw:object-ole xlink:href="./Object 381" xlink:type="simple" xlink:show="embed" xlink:actuate="onLoad"/><draw:image xlink:href="./ObjectReplacements/Object 381" xlink:type="simple" xlink:show="embed" xlink:actuate="onLoad"/><svg:desc>OLE-object</svg:desc></draw:frame><text:span text:style-name="T7">.</text:span></text:p>
      <text:p text:style-name="P32"><text:span text:style-name="T7"><text:tab/>Оскільки оператор </text:span><text:span text:style-name="T11">A</text:span><text:span text:style-name="T15"> </text:span><text:span text:style-name="T7">є оператором стиску, то </text:span></text:p>
      <text:p text:style-name="P32"><text:span text:style-name="T7"><text:tab/></text:span><draw:frame draw:style-name="fr1" draw:name="Object243" text:anchor-type="as-char" svg:width="5.08cm" svg:height="0.741cm" draw:z-index="399"><draw:object-ole xlink:href="./Object 382" xlink:type="simple" xlink:show="embed" xlink:actuate="onLoad"/><draw:image xlink:href="./ObjectReplacements/Object 382" xlink:type="simple" xlink:show="embed" xlink:actuate="onLoad"/><svg:desc>OLE-object</svg:desc></draw:frame><text:span text:style-name="T7">.</text:span></text:p>
      <text:p text:style-name="P35">Звідси</text:p>
      <text:p text:style-name="P32"><text:span text:style-name="T7"><text:tab/></text:span><draw:frame draw:style-name="fr1" draw:name="Object244" text:anchor-type="as-char" svg:width="7.373cm" svg:height="0.776cm" draw:z-index="400"><draw:object-ole xlink:href="./Object 383" xlink:type="simple" xlink:show="embed" xlink:actuate="onLoad"/><draw:image xlink:href="./ObjectReplacements/Object 383" xlink:type="simple" xlink:show="embed" xlink:actuate="onLoad"/><svg:desc>OLE-object</svg:desc></draw:frame></text:p>
      <text:p text:style-name="P32"><text:span text:style-name="T7"><text:tab/></text:span><draw:frame draw:style-name="fr1" draw:name="Object245" text:anchor-type="as-char" svg:width="6.914cm" svg:height="0.776cm" draw:z-index="401"><draw:object-ole xlink:href="./Object 384" xlink:type="simple" xlink:show="embed" xlink:actuate="onLoad"/><draw:image xlink:href="./ObjectReplacements/Object 384" xlink:type="simple" xlink:show="embed" xlink:actuate="onLoad"/><svg:desc>OLE-object</svg:desc></draw:frame><text:span text:style-name="T7">,</text:span></text:p>
      <text:p text:style-name="P35">а отже</text:p>
      <text:p text:style-name="P28"><text:soft-page-break/><text:span text:style-name="T7"><text:tab/></text:span><draw:frame draw:style-name="fr1" draw:name="Object246" text:anchor-type="as-char" svg:width="6.207cm" svg:height="1.341cm" draw:z-index="138"><draw:object-ole xlink:href="./Object 139" xlink:type="simple" xlink:show="embed" xlink:actuate="onLoad"/><draw:image xlink:href="./ObjectReplacements/Object 139" xlink:type="simple" xlink:show="embed" xlink:actuate="onLoad"/><svg:desc>OLE-object</svg:desc></draw:frame><text:span text:style-name="T7">.</text:span></text:p>
      <text:p text:style-name="P48">Відокремлення та уточнення розв’язків нелінійних рівнянь</text:p>
      <text:p text:style-name="P15"><text:tab/></text:p>
      <text:p text:style-name="P9"><text:span text:style-name="T32">Методи наближеного ро</text:span><text:span text:style-name="T33">з</text:span><text:span text:style-name="T34">в</text:span><text:span text:style-name="T32">’язання нелінійних рів</text:span><text:span text:style-name="T35">н</text:span><text:span text:style-name="T32">янь з одним невідомим</text:span></text:p>
      <text:p text:style-name="P15"/>
      <text:p text:style-name="P15"><text:tab/>Розглянемо задачу наближеного знаходження усіх коренів рівняння </text:p>
      <text:p text:style-name="P11"><text:tab/>f(x) = 0 </text:p>
      <text:p text:style-name="P14"><text:span text:style-name="T27">де </text:span><text:span text:style-name="T42">f(x)</text:span><text:span text:style-name="T27">- задана і неперервна функція на деякому скінченному проміжку </text:span><text:span text:style-name="T42">a &lt; x &lt; b</text:span><text:span text:style-name="T27">. </text:span></text:p>
      <text:p text:style-name="P14"><text:span text:style-name="T27"><text:tab/>у порядку черговості підлягають розв</text:span><text:span text:style-name="T30">’</text:span><text:span text:style-name="T27">язанню такі задачі </text:span><text:span text:style-name="T28">(</text:span><text:span text:style-name="T27">1-4</text:span><text:span text:style-name="T28">)</text:span><text:span text:style-name="T27">: </text:span></text:p>
      <text:p text:style-name="P16"><text:tab/>1)про межі розташування на числовій прямій коренів рівняння, їх характер та кількість; </text:p>
      <text:p text:style-name="P14"><text:span text:style-name="T27"><text:tab/>2) відокремлення коренів, тоб</text:span><text:span text:style-name="T29">то</text:span><text:span text:style-name="T27"> знаходження таких інтервалів зміни аргументу х, кожний з яких містить тільки один ко</text:span><text:span text:style-name="T31">рі</text:span><text:span text:style-name="T27">нь; </text:span></text:p>
      <text:p text:style-name="P16"><text:tab/>3) наближене обчислення коренів із заданою точністю. </text:p>
      <text:p text:style-name="P16"/>
      <text:p text:style-name="P14"><text:span text:style-name="T27"><text:tab/></text:span><text:span text:style-name="T42">Відокремлення розв</text:span><text:span text:style-name="T43">’</text:span><text:span text:style-name="T42">язків <text:s/>у випадку довільної функції </text:span></text:p>
      <text:p text:style-name="P16"/>
      <text:p text:style-name="P16"><text:tab/>Для довільних функцій <text:span text:style-name="T46">f(x)</text:span> задовільного алгоритму розв<text:span text:style-name="T54">’</text:span>язання перших двох задач не існує. Тут можуть бути використані такі твердження. </text:p>
      <text:p text:style-name="P14"><text:span text:style-name="T27"><text:tab/>Якщо неперервна функція </text:span><text:span text:style-name="T42">f(x)</text:span><text:span text:style-name="T27"> на кінцях деякого відрізку </text:span><text:span text:style-name="T42">[a, b]</text:span><text:span text:style-name="T27"> приймає значення різних знаків, а перша похідна цієї функції на цьому відрізку не міняє свого знаку, то корінь рівняння </text:span><text:span text:style-name="T44">f(x)=0</text:span><text:span text:style-name="T27"> на </text:span><text:span text:style-name="T42">[a, b]</text:span><text:span text:style-name="T27"> - єдиний. </text:span></text:p>
      <text:p text:style-name="P16"><text:tab/>Якщо на кінцях відрізку [<text:span text:style-name="T46">a, b]</text:span> функція <text:span text:style-name="T46">f(x)</text:span> приймає значення різних знаків, то між <text:span text:style-name="T46">a</text:span> і <text:span text:style-name="T46">b</text:span> знаходиться непарне число коренів рівняння <text:s/><text:span text:style-name="T51">f(x)=0</text:span>; якщо ж на кінцях відрізку <text:span text:style-name="T46">[a, b]</text:span> функція приймає значення однакових знаків, то між <text:span text:style-name="T46">a</text:span> i <text:span text:style-name="T46">b</text:span> або немає коренів цього рівняння, або їх буде парне число(з урахуванням кратностей). Слід зауважити, що в цьому випадку виявити корені парної кратності дуже складно. Потрібні додаткові дослідження. </text:p>
      <text:p text:style-name="P16"><text:soft-page-break/><text:tab/>Для розвязання перших двох задач можуть бути використані такі підходи і способи: </text:p>
      <text:p text:style-name="P16">1) складається таблиця значень функції <text:span text:style-name="T46">f(x) </text:span>на досить густій сітці аргументу <text:span text:style-name="T46">x</text:span>. Переміна знаку у двох сусідніх точках означає наявність принаймні одного кореня між ними; </text:p>
      <text:p text:style-name="P16">2) будується графік функції за таблицею. Він часто дозволяє знаходити задовільні з точки зору задач техніки наближені значення коренів. Слід зауважити, що побудова графіків нерідко дозволяє виявити і корені парної кратності; </text:p>
      <text:p text:style-name="P16">3) за допомогою елементів математичного аналізу, а саме часткового або повного дослідження функції, будується графік функції <text:span text:style-name="T46">f(x)</text:span>, який допомагає наближено визначити межі коренів та відокремити ці корені; </text:p>
      <text:p text:style-name="P16">4) рівняння <text:span text:style-name="T46">f(x) = 0</text:span> зводиться до такого еквівалентного рівняння <draw:frame draw:style-name="fr4" draw:name="Object247" text:anchor-type="as-char" svg:y="-0.45cm" svg:width="2.997cm" svg:height="0.63cm" draw:z-index="402"><draw:object xlink:href="./Object 385" xlink:type="simple" xlink:show="embed" xlink:actuate="onLoad"/><draw:image xlink:href="./ObjectReplacements/Object 385" xlink:type="simple" xlink:show="embed" xlink:actuate="onLoad"/></draw:frame>, в якому графіки функцій <draw:frame draw:style-name="fr4" draw:name="Object248" text:anchor-type="as-char" svg:y="-0.45cm" svg:width="1.395cm" svg:height="0.63cm" draw:z-index="403"><draw:object xlink:href="./Object 386" xlink:type="simple" xlink:show="embed" xlink:actuate="onLoad"/><draw:image xlink:href="./ObjectReplacements/Object 386" xlink:type="simple" xlink:show="embed" xlink:actuate="onLoad"/></draw:frame> i <draw:frame draw:style-name="fr4" draw:name="Object249" text:anchor-type="as-char" svg:y="-0.45cm" svg:width="1.406cm" svg:height="0.63cm" draw:z-index="404"><draw:object xlink:href="./Object 387" xlink:type="simple" xlink:show="embed" xlink:actuate="onLoad"/><draw:image xlink:href="./ObjectReplacements/Object 387" xlink:type="simple" xlink:show="embed" xlink:actuate="onLoad"/></draw:frame> простіші за <text:span text:style-name="T46">f(x)</text:span>. Наприклад, рівняння <text:span text:style-name="T46">xcos(x) - 2 = 0</text:span> можна записати <text:span text:style-name="T46">cos(x) = 2/x</text:span>. У цьому випадку абсциси точок перетину цих графіків дають значення коренів рівняння <text:span text:style-name="T52">f(x)=0</text:span>; </text:p>
      <text:p text:style-name="P16">5) рівняння <text:span text:style-name="T46">f(x)=0</text:span> зводиться до еквівалентної системи двох рівнянь з двома невідомими. Наприклад, нехай<draw:frame draw:style-name="fr4" draw:name="Object250" text:anchor-type="as-char" svg:y="-0.45cm" svg:width="4.187cm" svg:height="0.63cm" draw:z-index="405"><draw:object xlink:href="./Object 388" xlink:type="simple" xlink:show="embed" xlink:actuate="onLoad"/><draw:image xlink:href="./ObjectReplacements/Object 388" xlink:type="simple" xlink:show="embed" xlink:actuate="onLoad"/></draw:frame>. Тоді, ввівши нову змінну у, можна записати <text:s/></text:p>
      <text:p text:style-name="P16"><draw:frame draw:style-name="fr4" draw:name="Object251" text:anchor-type="as-char" svg:y="-1.61cm" svg:width="5.283cm" svg:height="3.179cm" draw:z-index="418"><draw:object xlink:href="./Object 389" xlink:type="simple" xlink:show="embed" xlink:actuate="onLoad"/><draw:image xlink:href="./ObjectReplacements/Object 389" xlink:type="simple" xlink:show="embed" xlink:actuate="onLoad"/></draw:frame></text:p>
      <text:p text:style-name="P16"><text:s/></text:p>
      <text:p text:style-name="P16"><text:tab/>Як у першому, так і другому випадках для знаходження з наперед заданою точністю наближених значень відо<text:span text:style-name="T55">к</text:span>ремлених коренів застосовуються ітераційні методи. Найбільш ефективними є методи дихотомії (ділення пополам), <text:s/>простої <text:soft-page-break/>ітерації, Ньютона, хорд інші. </text:p>
      <text:p text:style-name="P16"><text:tab/>Слід зауважити, що ітераційні методи з точки зору їх чисельної реалізації мають ту важливу властивість, що в них не накопичуються обчислювальні похибки. Обчислювальна похибка, як правило, еквівалентна похибці заокруглення на одному кроці ітерації, що веде до погіршення чергового наближення. Але це може вплинути тільки на число ітерацій <text:s/>і ні в якому разі не на точність кінцевого результату. Такі методи є стійкими навіть стосовно грубих помилок в обчисленнях, зумовлених збоями ЕОМ за умови, що отримане чергове наближення не вийшло за межі області збіжності ітераційного процесу. </text:p>
      <text:p text:style-name="P16"><text:tab/>Критерієм зупинки ітераційного процесу є умова </text:p>
      <text:p text:style-name="P16"><draw:frame draw:style-name="fr4" draw:name="Object252" text:anchor-type="as-char" svg:y="-0.803cm" svg:width="4.186cm" svg:height="1.316cm" draw:z-index="419"><draw:object xlink:href="./Object 390" xlink:type="simple" xlink:show="embed" xlink:actuate="onLoad"/><draw:image xlink:href="./ObjectReplacements/Object 390" xlink:type="simple" xlink:show="embed" xlink:actuate="onLoad"/></draw:frame></text:p>
      <text:p text:style-name="P16"><text:tab/>Слід зауважити, що відомі також й інші методи відокремлення і наближеного знаходження коренів многочлена. Найбільш поширений із них метод квадрування Лобачевського-Греффе. Однак з точки зору реалізації на ЕОМ він не ефективними через швидке зростання величин чи<text:span text:style-name="T56">с</text:span>ел, що веде до переповнення.</text:p>
      <text:p text:style-name="P16"/>
      <text:p text:style-name="P16"/>
      <text:p text:style-name="P10"><text:span text:style-name="T36">Відокремлення та уточнення ізольованих розв</text:span><text:span text:style-name="T37">’я</text:span><text:span text:style-name="T36">зків систем нелінійних скалярних рівнянь.</text:span></text:p>
      <text:p text:style-name="P17"><text:span text:style-name="T38"><text:tab/>Відомо, що системи нелінійних скалярних рівнянь (СНСР) можуть бути як математичними моделями різних природних процесів і явищ, так і дискретними </text:span><text:span text:style-name="T38">аналогами різних нелінійних варіаційних задач, диференціальних та інтегральних рівнянь, задач мінімізації, тощо. </text:span></text:p>
      <text:p text:style-name="P18"><text:tab/>Проблема глобального розв’язування таких систем є надто складною. Як правило, її розв’язання здійснюється комбінованим методом відокремлення ізольованих розв’язків та їх ітераційного уточнення. Якщо локальні ітераційні <text:soft-page-break/>методи уточнення ізольованих роз<text:span text:style-name="T57">в</text:span>’язків, побудованих на різних ідеях, досліджені досить повно, то методи відокремлення ізольованих розв’язків розроблені недостатньо, що зумовлене складністю цієї задачі. </text:p>
      <text:p text:style-name="P18"/>
      <text:p text:style-name="P18">3.1 Основи <text:s/><draw:frame draw:style-name="fr4" draw:name="Object253" text:anchor-type="as-char" svg:y="-0.471cm" svg:width="0.732cm" svg:height="0.586cm" draw:z-index="141"><draw:object xlink:href="./Object 391" xlink:type="simple" xlink:show="embed" xlink:actuate="onLoad"/><draw:image xlink:href="./ObjectReplacements/Object 391" xlink:type="simple" xlink:show="embed" xlink:actuate="onLoad"/></draw:frame>алгоритму відокремлення розв’язків </text:p>
      <text:p text:style-name="P18"/>
      <text:p text:style-name="P18"><text:tab/>Одним із методів відокремлення ізоль<text:span text:style-name="T58">о</text:span>ваних розв’язків нелінійних функціональних рівнянь, є <draw:frame draw:style-name="fr4" draw:name="Object254" text:anchor-type="as-char" svg:y="-0.471cm" svg:width="0.732cm" svg:height="0.586cm" draw:z-index="142"><draw:object xlink:href="./Object 392" xlink:type="simple" xlink:show="embed" xlink:actuate="onLoad"/><draw:image xlink:href="./ObjectReplacements/Object 392" xlink:type="simple" xlink:show="embed" xlink:actuate="onLoad"/><svg:desc>formula</svg:desc></draw:frame> алгоритм. Він базується на покритті області, яка за апріорними даними містить усі розв’язки СНСР, послідовністю <draw:frame draw:style-name="fr4" draw:name="Object255" text:anchor-type="as-char" svg:y="-0.27cm" svg:width="0.614cm" svg:height="0.462cm" draw:z-index="147"><draw:object xlink:href="./Object 393" xlink:type="simple" xlink:show="embed" xlink:actuate="onLoad"/><draw:image xlink:href="./ObjectReplacements/Object 393" xlink:type="simple" xlink:show="embed" xlink:actuate="onLoad"/><svg:desc>formula</svg:desc></draw:frame>-сіток <text:span text:style-name="T47">(k=1,2,....)</text:span>, з наступною перевіркою певних умов, які забезпечують генерування послідовностей елементів <draw:frame draw:style-name="fr4" draw:name="Object256" text:anchor-type="as-char" svg:y="-0.27cm" svg:width="0.614cm" svg:height="0.462cm" draw:z-index="152"><draw:object xlink:href="./Object 394" xlink:type="simple" xlink:show="embed" xlink:actuate="onLoad"/><draw:image xlink:href="./ObjectReplacements/Object 394" xlink:type="simple" xlink:show="embed" xlink:actuate="onLoad"/><svg:desc>formula</svg:desc></draw:frame>-сіток, що збігаються до різних ізольованих розв’язків. </text:p>
      <text:p text:style-name="P18"><text:tab/>Отже, розглянемо СНСР вигляду </text:p>
      <text:p text:style-name="P21"><draw:frame draw:style-name="fr4" draw:name="Object257" text:anchor-type="as-char" svg:y="-1.094cm" svg:width="4.456cm" svg:height="2.124cm" draw:z-index="153"><draw:object xlink:href="./Object 395" xlink:type="simple" xlink:show="embed" xlink:actuate="onLoad"/><draw:image xlink:href="./ObjectReplacements/Object 395" xlink:type="simple" xlink:show="embed" xlink:actuate="onLoad"/></draw:frame> <text:tab/><text:tab/><text:tab/><text:tab/><text:tab/><text:tab/><text:tab/><text:tab/><text:tab/><text:span text:style-name="T60">(1)</text:span></text:p>
      <text:p text:style-name="P19">,де функції <draw:frame draw:style-name="fr4" draw:name="Object258" text:anchor-type="as-char" svg:y="-0.439cm" svg:width="2.628cm" svg:height="0.619cm" draw:z-index="154"><draw:object xlink:href="./Object 396" xlink:type="simple" xlink:show="embed" xlink:actuate="onLoad"/><draw:image xlink:href="./ObjectReplacements/Object 396" xlink:type="simple" xlink:show="embed" xlink:actuate="onLoad"/></draw:frame> визначені і двічі непере<text:span text:style-name="T59">р</text:span>вно диференційовні на деякій обмеженій області G дійсного арифметичного <text:span text:style-name="T47">n</text:span>-вимірного простору <draw:frame draw:style-name="fr4" draw:name="Object259" text:anchor-type="as-char" svg:y="-0.439cm" svg:width="0.73cm" svg:height="0.619cm" draw:z-index="155"><draw:object xlink:href="./Object 397" xlink:type="simple" xlink:show="embed" xlink:actuate="onLoad"/><draw:image xlink:href="./ObjectReplacements/Object 397" xlink:type="simple" xlink:show="embed" xlink:actuate="onLoad"/></draw:frame>, метризованого елементами деякої множини <text:span text:style-name="T47">Q</text:span>, тобто кожній парі точок <draw:frame draw:style-name="fr4" draw:name="Object260" text:anchor-type="as-char" svg:y="-0.439cm" svg:width="1.893cm" svg:height="0.619cm" draw:z-index="156"><draw:object xlink:href="./Object 398" xlink:type="simple" xlink:show="embed" xlink:actuate="onLoad"/><draw:image xlink:href="./ObjectReplacements/Object 398" xlink:type="simple" xlink:show="embed" xlink:actuate="onLoad"/></draw:frame> відповідає елемент <draw:frame draw:style-name="fr4" draw:name="Object261" text:anchor-type="as-char" svg:y="-0.45cm" svg:width="2.394cm" svg:height="0.589cm" draw:z-index="157"><draw:object xlink:href="./Object 399" xlink:type="simple" xlink:show="embed" xlink:actuate="onLoad"/><draw:image xlink:href="./ObjectReplacements/Object 399" xlink:type="simple" xlink:show="embed" xlink:actuate="onLoad"/></draw:frame>, що характеризує віддаль між <text:span text:style-name="T47">u</text:span> і <text:span text:style-name="T47">v</text:span>. </text:p>
      <text:p text:style-name="P18"><text:tab/>Запишемо систему <text:span text:style-name="T47">(1)</text:span> в еквівалентній операторній формі </text:p>
      <text:p text:style-name="P22"><draw:frame draw:style-name="fr4" draw:name="Object262" text:anchor-type="as-char" svg:y="-0.45cm" svg:width="4.269cm" svg:height="0.589cm" draw:z-index="158"><draw:object xlink:href="./Object 400" xlink:type="simple" xlink:show="embed" xlink:actuate="onLoad"/><draw:image xlink:href="./ObjectReplacements/Object 400" xlink:type="simple" xlink:show="embed" xlink:actuate="onLoad"/></draw:frame> <text:tab/><text:tab/><text:tab/><text:tab/><text:tab/><text:tab/><text:tab/><text:tab/><text:tab/><text:span text:style-name="T61">(2)</text:span></text:p>
      <text:p text:style-name="P18">де <draw:frame draw:style-name="fr4" draw:name="Object263" text:anchor-type="as-char" svg:y="-0.45cm" svg:width="3.357cm" svg:height="0.63cm" draw:z-index="159"><draw:object xlink:href="./Object 401" xlink:type="simple" xlink:show="embed" xlink:actuate="onLoad"/><draw:image xlink:href="./ObjectReplacements/Object 401" xlink:type="simple" xlink:show="embed" xlink:actuate="onLoad"/></draw:frame> <text:span text:style-name="T62">- </text:span>вектор, а <text:s/><draw:frame draw:style-name="fr4" draw:name="Object264" text:anchor-type="as-char" svg:y="-0.45cm" svg:width="6.638cm" svg:height="0.63cm" draw:z-index="160"><draw:object xlink:href="./Object 402" xlink:type="simple" xlink:show="embed" xlink:actuate="onLoad"/><draw:image xlink:href="./ObjectReplacements/Object 402" xlink:type="simple" xlink:show="embed" xlink:actuate="onLoad"/></draw:frame>- вектор функція. </text:p>
      <text:p text:style-name="P17"><text:span text:style-name="T38"><text:tab/>Нехай потрібно знайти усі ізоль</text:span><text:span text:style-name="T39">о</text:span><text:span text:style-name="T38">вані розв’язки </text:span><text:span text:style-name="T38"><draw:frame draw:style-name="fr4" draw:name="Object265" text:anchor-type="as-char" svg:y="-0.45cm" svg:width="4.098cm" svg:height="0.63cm" draw:z-index="161"><draw:object xlink:href="./Object 403" xlink:type="simple" xlink:show="embed" xlink:actuate="onLoad"/><draw:image xlink:href="./ObjectReplacements/Object 403" xlink:type="simple" xlink:show="embed" xlink:actuate="onLoad"/></draw:frame></text:span><text:span text:style-name="T38"> системи (2) на </text:span><text:span text:style-name="T45">n</text:span><text:span text:style-name="T38">-вимірному замкненому кубі </text:span><text:span text:style-name="T38"><draw:frame draw:style-name="fr4" draw:name="Object266" text:anchor-type="as-char" svg:y="-0.439cm" svg:width="1.485cm" svg:height="0.619cm" draw:z-index="162"><draw:object xlink:href="./Object 404" xlink:type="simple" xlink:show="embed" xlink:actuate="onLoad"/><draw:image xlink:href="./ObjectReplacements/Object 404" xlink:type="simple" xlink:show="embed" xlink:actuate="onLoad"/></draw:frame></text:span><text:span text:style-name="T38">. </text:span></text:p>
      <text:p text:style-name="P18"><draw:frame draw:style-name="fr4" draw:name="Object267" text:anchor-type="as-char" svg:y="-0.485cm" svg:width="12.52cm" svg:height="0.699cm" draw:z-index="163"><draw:object xlink:href="./Object 405" xlink:type="simple" xlink:show="embed" xlink:actuate="onLoad"/><draw:image xlink:href="./ObjectReplacements/Object 405" xlink:type="simple" xlink:show="embed" xlink:actuate="onLoad"/></draw:frame> </text:p>
      <text:p text:style-name="P18"><text:soft-page-break/><text:tab/>Практична реалізація наближеного методу розв’язування системи (1) або <text:span text:style-name="T63">(</text:span>2) передбачає обрив на певному етапі процесу побудови послідовності наближених розв’язків. Це означає, що задається число <draw:frame draw:style-name="fr4" draw:name="Object268" text:anchor-type="as-char" svg:y="-0.439cm" svg:width="1.012cm" svg:height="0.547cm" draw:z-index="164"><draw:object xlink:href="./Object 406" xlink:type="simple" xlink:show="embed" xlink:actuate="onLoad"/><draw:image xlink:href="./ObjectReplacements/Object 406" xlink:type="simple" xlink:show="embed" xlink:actuate="onLoad"/></draw:frame> і для кожного фіксованого <text:span text:style-name="T47">l</text:span> шукається таке <text:span text:style-name="T47">k</text:span> і елемент <draw:frame draw:style-name="fr4" draw:name="Object269" text:anchor-type="as-char" svg:y="-0.439cm" svg:width="0.711cm" svg:height="0.619cm" draw:z-index="165"><draw:object xlink:href="./Object 407" xlink:type="simple" xlink:show="embed" xlink:actuate="onLoad"/><draw:image xlink:href="./ObjectReplacements/Object 407" xlink:type="simple" xlink:show="embed" xlink:actuate="onLoad"/></draw:frame> послідовності наближених умов <text:span text:style-name="T64">розв’язків, починаючи з якого буде виконуватись одна із наступних умов </text:span><text:span text:style-name="T64"><draw:frame draw:style-name="fr4" draw:name="Object270" text:anchor-type="as-char" svg:y="-0.45cm" svg:width="3.448cm" svg:height="0.63cm" draw:z-index="169"><draw:object xlink:href="./Object 408" xlink:type="simple" xlink:show="embed" xlink:actuate="onLoad"/><draw:image xlink:href="./ObjectReplacements/Object 408" xlink:type="simple" xlink:show="embed" xlink:actuate="onLoad"/></draw:frame></text:span><text:span text:style-name="T64"> </text:span><text:s/>- малість нев’язки, або <draw:frame draw:style-name="fr4" draw:name="Object271" text:anchor-type="as-char" svg:y="-0.45cm" svg:width="2.536cm" svg:height="0.63cm" draw:z-index="406"><draw:object xlink:href="./Object 409" xlink:type="simple" xlink:show="embed" xlink:actuate="onLoad"/><draw:image xlink:href="./ObjectReplacements/Object 409" xlink:type="simple" xlink:show="embed" xlink:actuate="onLoad"/></draw:frame> - близьк<text:span text:style-name="T65">і</text:span>сть відповідних розв’язків. <text:s/>Наближений розв’язок <draw:frame draw:style-name="fr4" draw:name="Object272" text:anchor-type="as-char" svg:y="-0.439cm" svg:width="0.711cm" svg:height="0.619cm" draw:z-index="407"><draw:object xlink:href="./Object 410" xlink:type="simple" xlink:show="embed" xlink:actuate="onLoad"/><draw:image xlink:href="./ObjectReplacements/Object 410" xlink:type="simple" xlink:show="embed" xlink:actuate="onLoad"/></draw:frame>, що задов<text:span text:style-name="T66">о</text:span>льняє одній із наведених умов, називається відповідно <draw:frame draw:style-name="fr4" draw:name="Object273" text:anchor-type="as-char" svg:y="-0.252cm" svg:width="0.415cm" svg:height="0.28cm" draw:z-index="408"><draw:object xlink:href="./Object 411" xlink:type="simple" xlink:show="embed" xlink:actuate="onLoad"/><draw:image xlink:href="./ObjectReplacements/Object 411" xlink:type="simple" xlink:show="embed" xlink:actuate="onLoad"/></draw:frame> - розв’язком за нев’язкою або <draw:frame draw:style-name="fr4" draw:name="Object274" text:anchor-type="as-char" svg:y="-0.252cm" svg:width="0.415cm" svg:height="0.28cm" draw:z-index="409"><draw:object xlink:href="./Object 412" xlink:type="simple" xlink:show="embed" xlink:actuate="onLoad"/><draw:image xlink:href="./ObjectReplacements/Object 412" xlink:type="simple" xlink:show="embed" xlink:actuate="onLoad"/></draw:frame> - розв’язком за аргументом. Таким чином, задача г<text:span text:style-name="T67">л</text:span>обального наближеного розв’язування системи (2) полягає у знаходженні <text:span text:style-name="T47">m</text:span> відповідних <draw:frame draw:style-name="fr4" draw:name="Object275" text:anchor-type="as-char" svg:y="-0.252cm" svg:width="0.415cm" svg:height="0.28cm" draw:z-index="410"><draw:object xlink:href="./Object 413" xlink:type="simple" xlink:show="embed" xlink:actuate="onLoad"/><draw:image xlink:href="./ObjectReplacements/Object 413" xlink:type="simple" xlink:show="embed" xlink:actuate="onLoad"/></draw:frame> - розв’язків. Основні складові <draw:frame draw:style-name="fr4" draw:name="Object414" text:anchor-type="as-char" svg:y="-0.471cm" svg:width="0.732cm" svg:height="0.586cm" draw:z-index="411"><draw:object xlink:href="./Object 414" xlink:type="simple" xlink:show="embed" xlink:actuate="onLoad"/><draw:image xlink:href="./ObjectReplacements/Object 414" xlink:type="simple" xlink:show="embed" xlink:actuate="onLoad"/><svg:desc>formula</svg:desc></draw:frame>- алгоритму відокремлення ізольованих розв’язків системи (2). </text:p>
      <text:p text:style-name="P12"/>
      <text:p text:style-name="P12">Означення 1 </text:p>
      <text:p text:style-name="P18"><text:tab/><text:span text:style-name="T68">Множина </text:span><text:span text:style-name="T68"><draw:frame draw:style-name="fr4" draw:name="Object416" text:anchor-type="as-char" svg:y="-0.439cm" svg:width="0.67cm" svg:height="0.619cm" draw:z-index="412"><draw:object xlink:href="./Object 416" xlink:type="simple" xlink:show="embed" xlink:actuate="onLoad"/><draw:image xlink:href="./ObjectReplacements/Object 416" xlink:type="simple" xlink:show="embed" xlink:actuate="onLoad"/></draw:frame></text:span><text:span text:style-name="T68">метричного простору </text:span><text:span text:style-name="T48">X</text:span><text:span text:style-name="T68"> називається </text:span><text:span text:style-name="T68"><draw:frame draw:style-name="fr4" draw:name="Object415" text:anchor-type="as-char" svg:y="-0.252cm" svg:width="0.415cm" svg:height="0.28cm" draw:z-index="413"><draw:object xlink:href="./Object 415" xlink:type="simple" xlink:show="embed" xlink:actuate="onLoad"/><draw:image xlink:href="./ObjectReplacements/Object 415" xlink:type="simple" xlink:show="embed" xlink:actuate="onLoad"/><svg:desc>formula</svg:desc></draw:frame></text:span><text:span text:style-name="T68">- сіткою для множини </text:span><text:span text:style-name="T68"><draw:frame draw:style-name="fr4" draw:name="Object417" text:anchor-type="as-char" svg:y="-0.439cm" svg:width="1.515cm" svg:height="0.619cm" draw:z-index="414"><draw:object xlink:href="./Object 417" xlink:type="simple" xlink:show="embed" xlink:actuate="onLoad"/><draw:image xlink:href="./ObjectReplacements/Object 417" xlink:type="simple" xlink:show="embed" xlink:actuate="onLoad"/></draw:frame></text:span><text:span text:style-name="T68">, якщо для будь-якої точки </text:span><text:span text:style-name="T68"><draw:frame draw:style-name="fr4" draw:name="Object418" text:anchor-type="as-char" svg:y="-0.439cm" svg:width="1.349cm" svg:height="0.619cm" draw:z-index="415"><draw:object xlink:href="./Object 418" xlink:type="simple" xlink:show="embed" xlink:actuate="onLoad"/><draw:image xlink:href="./ObjectReplacements/Object 418" xlink:type="simple" xlink:show="embed" xlink:actuate="onLoad"/></draw:frame></text:span><text:span text:style-name="T68"> знайдеться точка </text:span><text:span text:style-name="T68"><draw:frame draw:style-name="fr4" draw:name="Object419" text:anchor-type="as-char" svg:y="-0.439cm" svg:width="1.316cm" svg:height="0.619cm" draw:z-index="416"><draw:object xlink:href="./Object 419" xlink:type="simple" xlink:show="embed" xlink:actuate="onLoad"/><draw:image xlink:href="./ObjectReplacements/Object 419" xlink:type="simple" xlink:show="embed" xlink:actuate="onLoad"/></draw:frame></text:span><text:span text:style-name="T68">, така що </text:span><text:span text:style-name="T68"><draw:frame draw:style-name="fr4" draw:name="Object420" text:anchor-type="as-char" svg:y="-0.45cm" svg:width="2.191cm" svg:height="0.589cm" draw:z-index="417"><draw:object xlink:href="./Object 420" xlink:type="simple" xlink:show="embed" xlink:actuate="onLoad"/><draw:image xlink:href="./ObjectReplacements/Object 420" xlink:type="simple" xlink:show="embed" xlink:actuate="onLoad"/></draw:frame></text:span><text:span text:style-name="T68"> .</text:span></text:p>
      <text:p text:style-name="P18"/>
      <text:p text:style-name="P12">Означення 2 </text:p>
      <text:p text:style-name="P13"><text:tab/><text:span text:style-name="T70">Збіжна послідовність </text:span><text:span text:style-name="T70"><draw:frame draw:style-name="fr4" draw:name="Object421" text:anchor-type="as-char" svg:y="-0.51cm" svg:width="2.54cm" svg:height="0.616cm" draw:z-index="420"><draw:object xlink:href="./Object 421" xlink:type="simple" xlink:show="embed" xlink:actuate="onLoad"/><draw:image xlink:href="./ObjectReplacements/Object 421" xlink:type="simple" xlink:show="embed" xlink:actuate="onLoad"/></draw:frame></text:span><text:span text:style-name="T71">точок простору E_n називається розв’язувальною дял оператора F, якщо </text:span><text:span text:style-name="T71"><draw:frame draw:style-name="fr4" draw:name="Object422" text:anchor-type="as-char" svg:y="-0.51cm" svg:width="3.464cm" svg:height="0.651cm" draw:z-index="421"><draw:object xlink:href="./Object 422" xlink:type="simple" xlink:show="embed" xlink:actuate="onLoad"/><draw:image xlink:href="./ObjectReplacements/Object 422" xlink:type="simple" xlink:show="embed" xlink:actuate="onLoad"/></draw:frame></text:span><text:span text:style-name="T72">при </text:span><text:span text:style-name="T72"><draw:frame draw:style-name="fr4" draw:name="Object423" text:anchor-type="as-char" svg:y="-0.439cm" svg:width="1.199cm" svg:height="0.547cm" draw:z-index="422"><draw:object xlink:href="./Object 423" xlink:type="simple" xlink:show="embed" xlink:actuate="onLoad"/><draw:image xlink:href="./ObjectReplacements/Object 423" xlink:type="simple" xlink:show="embed" xlink:actuate="onLoad"/></draw:frame></text:span><text:span text:style-name="T72">.</text:span></text:p>
      <text:p text:style-name="P51"/>
      <text:p text:style-name="P18"><text:span text:style-name="T69"><text:tab/></text:span>Наступна теорема встановлює зв’язок між розв’язками рівняння (2) та розв’язувальними послідовностями для оператора <draw:frame draw:style-name="fr4" draw:name="Object424" text:anchor-type="as-char" svg:y="-0.45cm" svg:width="1.256cm" svg:height="0.589cm" draw:z-index="423"><draw:object xlink:href="./Object 424" xlink:type="simple" xlink:show="embed" xlink:actuate="onLoad"/><draw:image xlink:href="./ObjectReplacements/Object 424" xlink:type="simple" xlink:show="embed" xlink:actuate="onLoad"/></draw:frame><text:span text:style-name="T73">.</text:span></text:p>
      <text:p text:style-name="P18"/>
      <text:p text:style-name="P12">Теорема 1 </text:p>
      <text:p text:style-name="P20"><text:span text:style-name="T74"><text:tab/>Для існування в області </text:span><text:span text:style-name="T74"><draw:frame draw:style-name="fr4" draw:name="Object428" text:anchor-type="as-char" svg:y="-0.439cm" svg:width="0.545cm" svg:height="0.547cm" draw:z-index="425"><draw:object xlink:href="./Object 428" xlink:type="simple" xlink:show="embed" xlink:actuate="onLoad"/><draw:image xlink:href="./ObjectReplacements/Object 428" xlink:type="simple" xlink:show="embed" xlink:actuate="onLoad"/></draw:frame></text:span><text:span text:style-name="T74"> хоча б одного ізольованого розв’язку рівняння </text:span><text:soft-page-break/><text:span text:style-name="T74">(2) з неперервною вектор-функцією </text:span><text:span text:style-name="T74"><draw:frame draw:style-name="fr4" draw:name="Object427" text:anchor-type="as-char" svg:y="-0.45cm" svg:width="1.256cm" svg:height="0.589cm" draw:z-index="427"><draw:object xlink:href="./Object 427" xlink:type="simple" xlink:show="embed" xlink:actuate="onLoad"/><draw:image xlink:href="./ObjectReplacements/Object 427" xlink:type="simple" xlink:show="embed" xlink:actuate="onLoad"/></draw:frame></text:span><text:span text:style-name="T74"> необхідно і досить існування для </text:span><text:span text:style-name="T74"><draw:frame draw:style-name="fr4" draw:name="Object426" text:anchor-type="as-char" svg:y="-0.45cm" svg:width="1.256cm" svg:height="0.589cm" draw:z-index="426"><draw:object xlink:href="./Object 426" xlink:type="simple" xlink:show="embed" xlink:actuate="onLoad"/><draw:image xlink:href="./ObjectReplacements/Object 426" xlink:type="simple" xlink:show="embed" xlink:actuate="onLoad"/></draw:frame></text:span><text:span text:style-name="T74"> хоча б однієї розв’язувальної послідовності </text:span><text:span text:style-name="T74"><draw:frame draw:style-name="fr4" draw:name="Object425" text:anchor-type="as-char" svg:y="-0.51cm" svg:width="2.972cm" svg:height="0.651cm" draw:z-index="424"><draw:object xlink:href="./Object 425" xlink:type="simple" xlink:show="embed" xlink:actuate="onLoad"/><draw:image xlink:href="./ObjectReplacements/Object 425" xlink:type="simple" xlink:show="embed" xlink:actuate="onLoad"/></draw:frame></text:span></text:p>
      <text:p text:style-name="P18"><text:tab/>Наведена теорема є основною для практичного розв’язання проблеми відокремлення всіх ізольованих в області <text:span text:style-name="T75"><draw:frame draw:style-name="fr4" draw:name="Object429" text:anchor-type="as-char" svg:y="-0.439cm" svg:width="0.545cm" svg:height="0.547cm" draw:z-index="428"><draw:object xlink:href="./Object 429" xlink:type="simple" xlink:show="embed" xlink:actuate="onLoad"/><draw:image xlink:href="./ObjectReplacements/Object 429" xlink:type="simple" xlink:show="embed" xlink:actuate="onLoad"/></draw:frame></text:span> розв’язків рівняння (2) за допомогою <draw:frame draw:style-name="fr4" draw:name="Object430" text:anchor-type="as-char" svg:y="-0.439cm" svg:width="0.697cm" svg:height="0.547cm" draw:z-index="429"><draw:object xlink:href="./Object 430" xlink:type="simple" xlink:show="embed" xlink:actuate="onLoad"/><draw:image xlink:href="./ObjectReplacements/Object 430" xlink:type="simple" xlink:show="embed" xlink:actuate="onLoad"/></draw:frame> - алгоритму. Дійсно, оскільки, в загальному випадку, число <text:span text:style-name="T47">m</text:span> розв’язків рівняння (2) та місце їх розташування в області <draw:frame draw:style-name="fr4" draw:name="Object431" text:anchor-type="as-char" svg:y="-0.439cm" svg:width="0.545cm" svg:height="0.547cm" draw:z-index="430"><draw:object xlink:href="./Object 431" xlink:type="simple" xlink:show="embed" xlink:actuate="onLoad"/><draw:image xlink:href="./ObjectReplacements/Object 431" xlink:type="simple" xlink:show="embed" xlink:actuate="onLoad"/><svg:desc>formula</svg:desc></draw:frame> невідомо, то всю інформацію про ці розв’язки будемо одержувати в процесі побудови за допомогою <draw:frame draw:style-name="fr4" draw:name="Object432" text:anchor-type="as-char" svg:y="-0.439cm" svg:width="0.697cm" svg:height="0.547cm" draw:z-index="431"><draw:object xlink:href="./Object 432" xlink:type="simple" xlink:show="embed" xlink:actuate="onLoad"/><draw:image xlink:href="./ObjectReplacements/Object 432" xlink:type="simple" xlink:show="embed" xlink:actuate="onLoad"/></draw:frame> - алгоритму розв’язувальних послідовностей, елементи яких з ростом <draw:frame draw:style-name="fr4" draw:name="Object433" text:anchor-type="as-char" svg:y="-0.252cm" svg:width="0.586cm" svg:height="0.432cm" draw:z-index="432"><draw:object xlink:href="./Object 433" xlink:type="simple" xlink:show="embed" xlink:actuate="onLoad"/><draw:image xlink:href="./ObjectReplacements/Object 433" xlink:type="simple" xlink:show="embed" xlink:actuate="onLoad"/></draw:frame><text:span text:style-name="T76">-</text:span>сіток будуть згущатися навколо ізольованих точних розв’язків рівняння (2), визначаючи таким чином їх кількість і апроксимуючи їх із заданою точністю. </text:p>
      <text:p text:style-name="P18"><text:tab/>Реалізація <draw:frame draw:style-name="fr4" draw:name="Object434" text:anchor-type="as-char" svg:y="-0.439cm" svg:width="0.697cm" svg:height="0.547cm" draw:z-index="433"><draw:object xlink:href="./Object 434" xlink:type="simple" xlink:show="embed" xlink:actuate="onLoad"/><draw:image xlink:href="./ObjectReplacements/Object 434" xlink:type="simple" xlink:show="embed" xlink:actuate="onLoad"/></draw:frame> - алгоритму передбачає відображ<text:span text:style-name="T77">е</text:span>ння оператором <text:span text:style-name="T53">F</text:span> куба <draw:frame draw:style-name="fr4" draw:name="Object435" text:anchor-type="as-char" svg:y="-0.439cm" svg:width="0.545cm" svg:height="0.547cm" draw:z-index="434"><draw:object xlink:href="./Object 435" xlink:type="simple" xlink:show="embed" xlink:actuate="onLoad"/><draw:image xlink:href="./ObjectReplacements/Object 435" xlink:type="simple" xlink:show="embed" xlink:actuate="onLoad"/><svg:desc>formula</svg:desc></draw:frame><text:span text:style-name="T77">у себе, тобто </text:span><text:span text:style-name="T77"><draw:frame draw:style-name="fr4" draw:name="Object436" text:anchor-type="as-char" svg:y="-0.45cm" svg:width="2.074cm" svg:height="0.589cm" draw:z-index="435"><draw:object xlink:href="./Object 436" xlink:type="simple" xlink:show="embed" xlink:actuate="onLoad"/><draw:image xlink:href="./ObjectReplacements/Object 436" xlink:type="simple" xlink:show="embed" xlink:actuate="onLoad"/></draw:frame></text:span><text:span text:style-name="T77">, </text:span><text:span text:style-name="T78">та наявність додатної послідовності чисел </text:span><text:span text:style-name="T78"><draw:frame draw:style-name="fr4" draw:name="Object437" text:anchor-type="as-char" svg:y="-0.45cm" svg:width="3.226cm" svg:height="0.63cm" draw:z-index="436"><draw:object xlink:href="./Object 437" xlink:type="simple" xlink:show="embed" xlink:actuate="onLoad"/><draw:image xlink:href="./ObjectReplacements/Object 437" xlink:type="simple" xlink:show="embed" xlink:actuate="onLoad"/></draw:frame></text:span><text:span text:style-name="T78">, </text:span><text:span text:style-name="T79">яка збігається до нуля, причому такої, що ряд, складений із чисел </text:span><text:span text:style-name="T79"><draw:frame draw:style-name="fr4" draw:name="Object438" text:anchor-type="as-char" svg:y="-0.42cm" svg:width="1.482cm" svg:height="0.6cm" draw:z-index="437"><draw:object xlink:href="./Object 438" xlink:type="simple" xlink:show="embed" xlink:actuate="onLoad"/><draw:image xlink:href="./ObjectReplacements/Object 438" xlink:type="simple" xlink:show="embed" xlink:actuate="onLoad"/></draw:frame></text:span><text:span text:style-name="T79">, збігається при </text:span><text:span text:style-name="T79"><draw:frame draw:style-name="fr4" draw:name="Object439" text:anchor-type="as-char" svg:y="-0.439cm" svg:width="1.314cm" svg:height="0.547cm" draw:z-index="438"><draw:object xlink:href="./Object 439" xlink:type="simple" xlink:show="embed" xlink:actuate="onLoad"/><draw:image xlink:href="./ObjectReplacements/Object 439" xlink:type="simple" xlink:show="embed" xlink:actuate="onLoad"/></draw:frame></text:span><text:span text:style-name="T79">. </text:span><text:span text:style-name="T87">За даними </text:span><text:span text:style-name="T80"><draw:frame draw:style-name="fr5" draw:name="Object440" text:anchor-type="as-char" svg:y="-0.256cm" svg:width="0.688cm" svg:height="0.436cm" draw:z-index="439"><draw:object xlink:href="./Object 822" xlink:type="simple" xlink:show="embed" xlink:actuate="onLoad"/><draw:image xlink:href="./ObjectReplacements/Object 822" xlink:type="simple" xlink:show="embed" xlink:actuate="onLoad"/></draw:frame></text:span><text:span text:style-name="T88">і</text:span><text:span text:style-name="T80"><draw:frame draw:style-name="fr5" draw:name="Object441" text:anchor-type="as-char" svg:y="-0.42cm" svg:width="1.469cm" svg:height="0.6cm" draw:z-index="440"><draw:object xlink:href="./Object 823" xlink:type="simple" xlink:show="embed" xlink:actuate="onLoad"/><draw:image xlink:href="./ObjectReplacements/Object 823" xlink:type="simple" xlink:show="embed" xlink:actuate="onLoad"/></draw:frame></text:span><text:span text:style-name="T88">будується послідовність </text:span><text:span text:style-name="T80"><draw:frame draw:style-name="fr5" draw:name="Object442" text:anchor-type="as-char" svg:y="-0.252cm" svg:width="0.584cm" svg:height="0.432cm" draw:z-index="441"><draw:object xlink:href="./Object 824" xlink:type="simple" xlink:show="embed" xlink:actuate="onLoad"/><draw:image xlink:href="./ObjectReplacements/Object 824" xlink:type="simple" xlink:show="embed" xlink:actuate="onLoad"/></draw:frame></text:span><text:span text:style-name="T88">сіток шляхом багаторазового подрібнення вихідного куба </text:span><text:span text:style-name="T80"><draw:frame draw:style-name="fr5" draw:name="Object443" text:anchor-type="as-char" svg:y="-0.439cm" svg:width="0.543cm" svg:height="0.547cm" draw:z-index="442"><draw:object xlink:href="./Object 825" xlink:type="simple" xlink:show="embed" xlink:actuate="onLoad"/><draw:image xlink:href="./ObjectReplacements/Object 825" xlink:type="simple" xlink:show="embed" xlink:actuate="onLoad"/></draw:frame></text:span><text:span text:style-name="T80">(</text:span><text:span text:style-name="T88">компактної у собі множини</text:span><text:span text:style-name="T80">) </text:span><text:span text:style-name="T88">на кубики </text:span><text:span text:style-name="T80"><draw:frame draw:style-name="fr5" draw:name="Object444" text:anchor-type="as-char" svg:y="-0.533cm" svg:width="0.783cm" svg:height="0.713cm" draw:z-index="443"><draw:object xlink:href="./Object 826" xlink:type="simple" xlink:show="embed" xlink:actuate="onLoad"/><draw:image xlink:href="./ObjectReplacements/Object 826" xlink:type="simple" xlink:show="embed" xlink:actuate="onLoad"/></draw:frame></text:span><text:span text:style-name="T88">з однаковими на кожному етапі подрібнення довжинами їх сторін </text:span><text:span text:style-name="T80"><draw:frame draw:style-name="fr5" draw:name="Object445" text:anchor-type="as-char" svg:y="-0.51cm" svg:width="3.351cm" svg:height="0.69cm" draw:z-index="444"><draw:object xlink:href="./Object 827" xlink:type="simple" xlink:show="embed" xlink:actuate="onLoad"/><draw:image xlink:href="./ObjectReplacements/Object 827" xlink:type="simple" xlink:show="embed" xlink:actuate="onLoad"/></draw:frame></text:span><text:span text:style-name="T80">. </text:span><text:span text:style-name="T88">Куб </text:span><text:span text:style-name="T80"><draw:frame draw:style-name="fr5" draw:name="Object446" text:anchor-type="as-char" svg:y="-0.51cm" svg:width="0.787cm" svg:height="0.69cm" draw:z-index="445"><draw:object xlink:href="./Object 828" xlink:type="simple" xlink:show="embed" xlink:actuate="onLoad"/><draw:image xlink:href="./ObjectReplacements/Object 828" xlink:type="simple" xlink:show="embed" xlink:actuate="onLoad"/></draw:frame></text:span><text:span text:style-name="T79"> </text:span><text:span text:style-name="T89">називають </text:span><text:span text:style-name="T90">кубом 0-го етапу подрібнення. </text:span><text:span text:style-name="T89">Центри кубиків</text:span><text:span text:style-name="T89"><draw:frame draw:style-name="fr5" draw:name="Object447" text:anchor-type="as-char" svg:y="-0.533cm" svg:width="0.783cm" svg:height="0.713cm" draw:z-index="446"><draw:object xlink:href="./Object 1" xlink:type="simple" xlink:show="embed" xlink:actuate="onLoad"/><draw:image xlink:href="./ObjectReplacements/Object 1" xlink:type="simple" xlink:show="embed" xlink:actuate="onLoad"/><svg:desc>formula</svg:desc></draw:frame></text:span><text:span text:style-name="T89">, що є елементами послідовностей <text:s/></text:span><text:span text:style-name="T89"><draw:frame draw:style-name="fr5" draw:name="Object448" text:anchor-type="as-char" svg:y="-0.252cm" svg:width="0.584cm" svg:height="0.432cm" draw:z-index="447"><draw:object xlink:href="./Object 2" xlink:type="simple" xlink:show="embed" xlink:actuate="onLoad"/><draw:image xlink:href="./ObjectReplacements/Object 2" xlink:type="simple" xlink:show="embed" xlink:actuate="onLoad"/><svg:desc>formula</svg:desc></draw:frame></text:span><text:span text:style-name="T89">сіток, позначають через </text:span><text:span text:style-name="T89"><draw:frame draw:style-name="fr5" draw:name="Object449" text:anchor-type="as-char" svg:y="-0.533cm" svg:width="0.714cm" svg:height="0.714cm" draw:z-index="448"><draw:object xlink:href="./Object 3" xlink:type="simple" xlink:show="embed" xlink:actuate="onLoad"/><draw:image xlink:href="./ObjectReplacements/Object 3" xlink:type="simple" xlink:show="embed" xlink:actuate="onLoad"/></draw:frame></text:span><text:span text:style-name="T92">, </text:span><text:span text:style-name="T93">де </text:span><text:span text:style-name="T93"><draw:frame draw:style-name="fr5" draw:name="Object450" text:anchor-type="as-char" svg:y="-0.51cm" svg:width="2.986cm" svg:height="0.69cm" draw:z-index="449"><draw:object xlink:href="./Object 4" xlink:type="simple" xlink:show="embed" xlink:actuate="onLoad"/><draw:image xlink:href="./ObjectReplacements/Object 4" xlink:type="simple" xlink:show="embed" xlink:actuate="onLoad"/></draw:frame></text:span><text:span text:style-name="T81">- </text:span><text:span text:style-name="T94">число кубиків </text:span><text:span text:style-name="T82">k</text:span><text:span text:style-name="T81">-</text:span><text:span text:style-name="T94">го етапу. </text:span><text:span text:style-name="T95">При </text:span><text:span text:style-name="T84"><draw:frame draw:style-name="fr5" draw:name="Object451" text:anchor-type="as-char" svg:y="-0.533cm" svg:width="2.974cm" svg:height="0.713cm" draw:z-index="450"><draw:object xlink:href="./Object 5" xlink:type="simple" xlink:show="embed" xlink:actuate="onLoad"/><draw:image xlink:href="./ObjectReplacements/Object 5" xlink:type="simple" xlink:show="embed" xlink:actuate="onLoad"/></draw:frame></text:span><text:span text:style-name="T85">- </text:span><text:span text:style-name="T96">центр куба </text:span><text:span text:style-name="T96"><draw:frame draw:style-name="fr5" draw:name="Object452" text:anchor-type="as-char" svg:y="-0.527cm" svg:width="0.788cm" svg:height="0.707cm" draw:z-index="451"><draw:object xlink:href="./Object 6" xlink:type="simple" xlink:show="embed" xlink:actuate="onLoad"/><draw:image xlink:href="./ObjectReplacements/Object 6" xlink:type="simple" xlink:show="embed" xlink:actuate="onLoad"/><svg:desc>formula</svg:desc></draw:frame></text:span><text:span text:style-name="T96">.</text:span></text:p>
      <text:p text:style-name="P53"><text:span text:style-name="T86"><text:tab/></text:span><text:span text:style-name="T97">Отже, нехай дано рівняння (2) <text:s/>і апріорі невідома кількість його ізольованих розв</text:span><text:span text:style-name="T105">'</text:span><text:span text:style-name="T97">язків та місце їх розташування в області </text:span><text:span text:style-name="T83"><draw:frame draw:style-name="fr5" draw:name="Object453" text:anchor-type="as-char" svg:y="-0.439cm" svg:width="0.543cm" svg:height="0.547cm" draw:z-index="452"><draw:object xlink:href="./Object 7" xlink:type="simple" xlink:show="embed" xlink:actuate="onLoad"/><draw:image xlink:href="./ObjectReplacements/Object 7" xlink:type="simple" xlink:show="embed" xlink:actuate="onLoad"/></draw:frame></text:span><text:span text:style-name="T91">. </text:span><text:span text:style-name="T97">Будується послідовність</text:span><text:span text:style-name="T91"> </text:span><text:span text:style-name="T91"><draw:frame draw:style-name="fr5" draw:name="Object454" text:anchor-type="as-char" svg:y="-0.42cm" svg:width="1.469cm" svg:height="0.6cm" draw:z-index="453"><draw:object xlink:href="./Object 8" xlink:type="simple" xlink:show="embed" xlink:actuate="onLoad"/><draw:image xlink:href="./ObjectReplacements/Object 8" xlink:type="simple" xlink:show="embed" xlink:actuate="onLoad"/><svg:desc>formula</svg:desc></draw:frame></text:span><text:span text:style-name="T97">сіток, які покривають область </text:span><text:span text:style-name="T97"><draw:frame draw:style-name="fr5" draw:name="Object455" text:anchor-type="as-char" svg:y="-0.439cm" svg:width="0.543cm" svg:height="0.547cm" draw:z-index="454"><draw:object xlink:href="./Object 9" xlink:type="simple" xlink:show="embed" xlink:actuate="onLoad"/><draw:image xlink:href="./ObjectReplacements/Object 9" xlink:type="simple" xlink:show="embed" xlink:actuate="onLoad"/><svg:desc>formula</svg:desc></draw:frame></text:span><text:span text:style-name="T97">і за допомогою вектор функції </text:span><text:span text:style-name="T86"><draw:frame draw:style-name="fr5" draw:name="Object456" text:anchor-type="as-char" svg:y="-0.439cm" svg:width="1.259cm" svg:height="0.563cm" draw:z-index="455"><draw:object xlink:href="./Object 10" xlink:type="simple" xlink:show="embed" xlink:actuate="onLoad"/><draw:image xlink:href="./ObjectReplacements/Object 10" xlink:type="simple" xlink:show="embed" xlink:actuate="onLoad"/></draw:frame></text:span><text:span text:style-name="T97">відображається у послідовність </text:span><text:span text:style-name="T97"><draw:frame draw:style-name="fr5" draw:name="Object457" text:anchor-type="as-char" svg:y="-0.256cm" svg:width="0.688cm" svg:height="0.436cm" draw:z-index="456"><draw:object xlink:href="./Object 11" xlink:type="simple" xlink:show="embed" xlink:actuate="onLoad"/><draw:image xlink:href="./ObjectReplacements/Object 11" xlink:type="simple" xlink:show="embed" xlink:actuate="onLoad"/><svg:desc>formula</svg:desc></draw:frame></text:span><text:span text:style-name="T97">сіток, що належать </text:span><text:span text:style-name="T86"><draw:frame draw:style-name="fr5" draw:name="Object458" text:anchor-type="as-char" svg:y="-0.439cm" svg:width="0.543cm" svg:height="0.547cm" draw:z-index="457"><draw:object xlink:href="./Object 12" xlink:type="simple" xlink:show="embed" xlink:actuate="onLoad"/><draw:image xlink:href="./ObjectReplacements/Object 12" xlink:type="simple" xlink:show="embed" xlink:actuate="onLoad"/></draw:frame></text:span><text:span text:style-name="T86">. В</text:span><text:span text:style-name="T97">ідповідні елементи цих сіток утворюють масив пар </text:span></text:p>
      <text:p text:style-name="P53"><text:soft-page-break/><text:span text:style-name="T97"><text:tab/></text:span><text:span text:style-name="T97"><draw:frame draw:style-name="fr5" draw:name="Object459" text:anchor-type="as-char" svg:y="-0.51cm" svg:width="6.054cm" svg:height="0.69cm" draw:z-index="458"><draw:object xlink:href="./Object 13" xlink:type="simple" xlink:show="embed" xlink:actuate="onLoad"/><draw:image xlink:href="./ObjectReplacements/Object 13" xlink:type="simple" xlink:show="embed" xlink:actuate="onLoad"/></draw:frame></text:span><text:span text:style-name="T97"> </text:span></text:p>
      <text:p text:style-name="P54"><text:span text:style-name="T106"><text:tab/></text:span><text:span text:style-name="T98">При кожному </text:span><text:span text:style-name="T49">k </text:span><text:span text:style-name="T98"><text:s/>із даного масиву потрібно відібрати ті пари, для яких виконується умова</text:span></text:p>
      <text:p text:style-name="P54"><text:span text:style-name="T98"><text:tab/></text:span><text:span text:style-name="T98"><draw:frame draw:style-name="fr5" draw:name="Object460" text:anchor-type="as-char" svg:y="-0.51cm" svg:width="5.239cm" svg:height="0.69cm" draw:z-index="459"><draw:object xlink:href="./Object 14" xlink:type="simple" xlink:show="embed" xlink:actuate="onLoad"/><draw:image xlink:href="./ObjectReplacements/Object 14" xlink:type="simple" xlink:show="embed" xlink:actuate="onLoad"/></draw:frame></text:span><text:span text:style-name="T98"><text:tab/><text:tab/><text:tab/><text:tab/><text:tab/><text:tab/><text:tab/><text:tab/> <text:s text:c="5"/></text:span><text:span text:style-name="T104">(3)</text:span></text:p>
      <text:p text:style-name="P54"><text:span text:style-name="T98"><text:tab/></text:span><text:span text:style-name="T99">З таких пар (при кожному </text:span><text:span text:style-name="T50">k</text:span><text:span text:style-name="T99">) утворюються ланцюжки за таким правилом.</text:span></text:p>
      <text:p text:style-name="P54"><text:span text:style-name="T99"><text:tab/>Нехай на </text:span><text:span text:style-name="T50">k</text:span><text:span text:style-name="T107"> </text:span><text:span text:style-name="T99">і</text:span><text:span text:style-name="T107"> </text:span><text:span text:style-name="T50">k+1 </text:span><text:span text:style-name="T99">сітках знайдені відповідно пари </text:span><text:span text:style-name="T99"><draw:frame draw:style-name="fr5" draw:name="Object461" text:anchor-type="as-char" svg:y="-0.51cm" svg:width="5.556cm" svg:height="0.734cm" draw:z-index="460"><draw:object xlink:href="./Object 15" xlink:type="simple" xlink:show="embed" xlink:actuate="onLoad"/><draw:image xlink:href="./ObjectReplacements/Object 15" xlink:type="simple" xlink:show="embed" xlink:actuate="onLoad"/></draw:frame></text:span><text:span text:style-name="T99">. </text:span><text:span text:style-name="T100">Тоді пари </text:span><text:span text:style-name="T100"><draw:frame draw:style-name="fr5" draw:name="Object462" text:anchor-type="as-char" svg:y="-0.51cm" svg:width="3.57cm" svg:height="0.691cm" draw:z-index="461"><draw:object xlink:href="./Object 16" xlink:type="simple" xlink:show="embed" xlink:actuate="onLoad"/><draw:image xlink:href="./ObjectReplacements/Object 16" xlink:type="simple" xlink:show="embed" xlink:actuate="onLoad"/></draw:frame></text:span><text:span text:style-name="T101">зіставляються пари </text:span><text:span text:style-name="T101"><draw:frame draw:style-name="fr5" draw:name="Object463" text:anchor-type="as-char" svg:y="-0.51cm" svg:width="4.567cm" svg:height="0.69cm" draw:z-index="462"><draw:object xlink:href="./Object 17" xlink:type="simple" xlink:show="embed" xlink:actuate="onLoad"/><draw:image xlink:href="./ObjectReplacements/Object 17" xlink:type="simple" xlink:show="embed" xlink:actuate="onLoad"/></draw:frame></text:span><text:span text:style-name="T101">, </text:span><text:span text:style-name="T102">для яких будуть виконуватись умови</text:span></text:p>
      <text:p text:style-name="P54"><text:span text:style-name="T102"><text:tab/></text:span><text:span text:style-name="T102"><draw:frame draw:style-name="fr5" draw:name="Object464" text:anchor-type="as-char" svg:y="-0.51cm" svg:width="4.706cm" svg:height="0.69cm" draw:z-index="463"><draw:object xlink:href="./Object 18" xlink:type="simple" xlink:show="embed" xlink:actuate="onLoad"/><draw:image xlink:href="./ObjectReplacements/Object 18" xlink:type="simple" xlink:show="embed" xlink:actuate="onLoad"/></draw:frame></text:span><text:span text:style-name="T102"><text:tab/><text:tab/><text:tab/><text:tab/><text:tab/><text:tab/><text:tab/><text:tab/> <text:s text:c="5"/></text:span><text:span text:style-name="T104">(4)</text:span></text:p>
      <text:p text:style-name="P54"><text:span text:style-name="T102"><text:tab/></text:span><text:span text:style-name="T102"><draw:frame draw:style-name="fr5" draw:name="Object465" text:anchor-type="as-char" svg:y="-0.512cm" svg:width="5.981cm" svg:height="0.691cm" draw:z-index="464"><draw:object xlink:href="./Object 19" xlink:type="simple" xlink:show="embed" xlink:actuate="onLoad"/><draw:image xlink:href="./ObjectReplacements/Object 19" xlink:type="simple" xlink:show="embed" xlink:actuate="onLoad"/><svg:desc>formula</svg:desc></draw:frame></text:span><text:span text:style-name="T102"><text:tab/><text:tab/><text:tab/><text:tab/><text:tab/><text:tab/><text:tab/> <text:s text:c="5"/></text:span><text:span text:style-name="T104">(5)</text:span></text:p>
      <text:p text:style-name="P54"><text:span text:style-name="T102"><text:tab/></text:span><text:span text:style-name="T103">Продовжуючи цей процес, можна побудувати множини розв’язувальних послідовностей, кожній з яких буде відповідати ізольований розв’язок рівняння (2), причому одному і тому ж розв’язку може відповідати підмножина розв’язувальних послідовностей.</text:span></text:p>
      <text:p text:style-name="P54"><text:span text:style-name="T103"><text:tab/>Таким чином, у теоретичному плані суть </text:span><text:span text:style-name="T103"><draw:frame draw:style-name="fr4" draw:name="Object466" text:anchor-type="as-char" svg:y="-0.439cm" svg:width="0.697cm" svg:height="0.547cm" draw:z-index="465"><draw:object xlink:href="./Object 20" xlink:type="simple" xlink:show="embed" xlink:actuate="onLoad"/><draw:image xlink:href="./ObjectReplacements/Object 20" xlink:type="simple" xlink:show="embed" xlink:actuate="onLoad"/><svg:desc>formula</svg:desc></draw:frame></text:span><text:span text:style-name="T103">алгоритму щодо застосування до рівняння (2) полягає у відокремленні всіх ізольованих його розв’язків шляхом побудови за допомогою умов </text:span><text:span text:style-name="T104">(3)-(5)</text:span><text:span text:style-name="T103"> відповідних їм підмножин розв’язувальних послідовностей, елементи яких будуть апроксимувати ізольовані точні розв’язки із заданою точністю, допустимою на ЕОМ.</text:span></text:p>
      <text:p text:style-name="P54"><text:span text:style-name="T103"/></text:p>
      <text:p text:style-name="P55"><text:span text:style-name="T103">ст. 20 -- <text:s/>параграф 3.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list-style-name=""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4" style:family="text">
      <style:text-properties style:font-name="Courier New" style:font-name-complex="Courier New"/>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487cm" fo:margin-bottom="2.487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a </meta:initial-creator>
    <meta:creation-date>2013-02-13T20:53:38</meta:creation-date>
    <meta:generator>LibreOffice/4.0.0.3$Windows_x86 LibreOffice_project/7545bee9c2a0782548772a21bc84a9dcc583b89</meta:generator>
    <dc:date>2013-04-10T16:40:44.37</dc:date>
    <meta:editing-duration>PT2H27M4S</meta:editing-duration>
    <meta:editing-cycles>180</meta:editing-cycles>
    <meta:document-statistic meta:table-count="1" meta:image-count="0" meta:object-count="466" meta:page-count="38" meta:paragraph-count="410" meta:word-count="5328" meta:character-count="37964" meta:non-whitespace-character-count="32028"/>
  </office:meta>
</office:document-meta>
</file>

<file path=Object 1/content.xml><?xml version="1.0" encoding="utf-8"?>
<math xmlns="http://www.w3.org/1998/Math/MathML">
  <semantics>
    <mrow>
      <mover accent="true">
        <msubsup>
          <mi>R</mi>
          <mi mathvariant="italic">ik</mi>
          <mi>k</mi>
        </msubsup>
        <mo stretchy="false">̄</mo>
      </mover>
    </mrow>
    <annotation encoding="StarMath 5.0">bar R^k _ik</annotation>
  </semantics>
</math>
</file>

<file path=Object 10/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11/content.xml><?xml version="1.0" encoding="utf-8"?>
<math xmlns="http://www.w3.org/1998/Math/MathML">
  <semantics>
    <mrow>
      <msub>
        <mo stretchy="false">γ</mo>
        <mi>k</mi>
      </msub>
    </mrow>
    <annotation encoding="StarMath 5.0">%gamma_k</annotation>
  </semantics>
</math>
</file>

<file path=Object 12/content.xml><?xml version="1.0" encoding="utf-8"?>
<math xmlns="http://www.w3.org/1998/Math/MathML">
  <semantics>
    <mrow>
      <mover accent="true">
        <mi>R</mi>
        <mo stretchy="false">̄</mo>
      </mover>
    </mrow>
    <annotation encoding="StarMath 5.0">bar R</annotation>
  </semantics>
</math>
</file>

<file path=Object 13/content.xml><?xml version="1.0" encoding="utf-8"?>
<math xmlns="http://www.w3.org/1998/Math/MathML">
  <semantics>
    <mrow>
      <mrow>
        <msubsup>
          <mo stretchy="false">Δ</mo>
          <mi>i</mi>
          <mi>k</mi>
        </msubsup>
        <mo stretchy="false">=</mo>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row>
      <mi>,</mi>
      <mrow>
        <mi>i</mi>
        <mo stretchy="false">=</mo>
        <mn>1,2</mn>
      </mrow>
      <mi>,</mi>
      <mn>...</mn>
      <mi>,</mi>
      <msub>
        <mi>s</mi>
        <mi>k</mi>
      </msub>
    </mrow>
    <annotation encoding="StarMath 5.0">%DELTA^k_i = ({bar u}^k_i, F({bar u}^k_i)), i = 1,2,...,s_k</annotation>
  </semantics>
</math>
</file>

<file path=Object 14/content.xml><?xml version="1.0" encoding="utf-8"?>
<math xmlns="http://www.w3.org/1998/Math/MathML">
  <semantics>
    <mrow>
      <mo stretchy="false">ρ</mo>
      <mrow>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o stretchy="false">≤</mo>
        <msub>
          <mo stretchy="false">ε</mo>
          <mi>k</mi>
        </msub>
      </mrow>
      <mrow>
        <mrow>
          <mo stretchy="false">(</mo>
          <mrow>
            <msub>
              <mo stretchy="false">γ</mo>
              <mi>k</mi>
            </msub>
          </mrow>
          <mo stretchy="false">)</mo>
        </mrow>
        <mo stretchy="false">+</mo>
        <msub>
          <mo stretchy="false">γ</mo>
          <mi>k</mi>
        </msub>
      </mrow>
    </mrow>
    <annotation encoding="StarMath 5.0">%rho({bar u}^k_i, F({bar u}^k_i)) &lt;=%varepsilon_k(%gamma_k) + %gamma_k </annotation>
  </semantics>
</math>
</file>

<file path=Object 15/content.xml><?xml version="1.0" encoding="utf-8"?>
<math xmlns="http://www.w3.org/1998/Math/MathML">
  <semantics>
    <mrow>
      <msubsup>
        <mo stretchy="false">Δ</mo>
        <mn>1,</mn>
        <mi>k</mi>
      </msubsup>
      <msubsup>
        <mo stretchy="false">Δ</mo>
        <mn>2,</mn>
        <mi>k</mi>
      </msubsup>
      <mn>...</mn>
      <mi>,</mi>
      <msubsup>
        <mo stretchy="false">Δ</mo>
        <mrow>
          <msub>
            <mi>s</mi>
            <mi>k</mi>
          </msub>
        </mrow>
        <mi>k</mi>
      </msubsup>
      <mi>i</mi>
      <msubsup>
        <mo stretchy="false">Δ</mo>
        <mn>1,</mn>
        <mrow>
          <mrow>
            <mi>k</mi>
            <mo stretchy="false">+</mo>
            <mn>1</mn>
          </mrow>
        </mrow>
      </msubsup>
      <msubsup>
        <mo stretchy="false">Δ</mo>
        <mn>2,</mn>
        <mrow>
          <mrow>
            <mi>k</mi>
            <mo stretchy="false">+</mo>
            <mn>1</mn>
          </mrow>
        </mrow>
      </msubsup>
      <msubsup>
        <mo stretchy="false">Δ</mo>
        <mrow>
          <mrow>
            <msub>
              <mi>s</mi>
              <mi>k</mi>
            </msub>
            <mo stretchy="false">+</mo>
            <mn>1</mn>
          </mrow>
        </mrow>
        <mrow>
          <mrow>
            <mi>k</mi>
            <mo stretchy="false">+</mo>
            <mn>1</mn>
          </mrow>
        </mrow>
      </msubsup>
    </mrow>
    <annotation encoding="StarMath 5.0">%DELTA^k_1, %DELTA^k_2, ... , %DELTA^k_{s_k} i %DELTA^{k+1}_1, %DELTA^{k+1}_2, %DELTA^{k+1}_{s_k + 1}</annotation>
  </semantics>
</math>
</file>

<file path=Object 16/content.xml><?xml version="1.0" encoding="utf-8"?>
<math xmlns="http://www.w3.org/1998/Math/MathML">
  <semantics>
    <mrow>
      <msubsup>
        <mo stretchy="false">Δ</mo>
        <mi>i</mi>
        <mi>k</mi>
      </msubsup>
      <mrow>
        <mo stretchy="false">(</mo>
        <mrow>
          <mrow>
            <mi>i</mi>
            <mo stretchy="false">=</mo>
            <mn>1,2</mn>
          </mrow>
          <mi>,</mi>
          <mn>...</mn>
          <mi>,</mi>
          <msub>
            <mi>s</mi>
            <mi>k</mi>
          </msub>
        </mrow>
        <mo stretchy="false">)</mo>
      </mrow>
    </mrow>
    <annotation encoding="StarMath 5.0">%DELTA^k_i(i=1,2,...,s_k)</annotation>
  </semantics>
</math>
</file>

<file path=Object 17/content.xml><?xml version="1.0" encoding="utf-8"?>
<math xmlns="http://www.w3.org/1998/Math/MathML">
  <semantics>
    <mrow>
      <msubsup>
        <mo stretchy="false">Δ</mo>
        <mi>j</mi>
        <mrow>
          <mrow>
            <mi>k</mi>
            <mo stretchy="false">+</mo>
            <mn>1</mn>
          </mrow>
        </mrow>
      </msubsup>
      <mi>,</mi>
      <mrow>
        <mo stretchy="false">(</mo>
        <mrow>
          <mrow>
            <mi>j</mi>
            <mo stretchy="false">=</mo>
            <mn>1,2</mn>
          </mrow>
          <mi>,</mi>
          <mn>...</mn>
          <mi>,</mi>
          <msub>
            <mi>s</mi>
            <mrow>
              <mrow>
                <mi>k</mi>
                <mo stretchy="false">+</mo>
                <mn>1</mn>
              </mrow>
            </mrow>
          </msub>
        </mrow>
        <mo stretchy="false">)</mo>
      </mrow>
    </mrow>
    <annotation encoding="StarMath 5.0">%DELTA^{k+1}_j, (j=1,2,..., s_{k+1})</annotation>
  </semantics>
</math>
</file>

<file path=Object 18/content.xml><?xml version="1.0" encoding="utf-8"?>
<math xmlns="http://www.w3.org/1998/Math/MathML">
  <semantics>
    <mrow>
      <mo stretchy="false">ρ</mo>
      <mrow>
        <mrow>
          <mo stretchy="false">(</mo>
          <mrow>
            <msubsup>
              <mrow>
                <mover accent="true">
                  <mi>u</mi>
                  <mo stretchy="false">̄</mo>
                </mover>
              </mrow>
              <mi>i</mi>
              <mi>k</mi>
            </msubsup>
            <mi>,</mi>
            <msubsup>
              <mrow>
                <mover accent="true">
                  <mi>u</mi>
                  <mo stretchy="false">̄</mo>
                </mover>
              </mrow>
              <mi>i</mi>
              <mrow>
                <mrow>
                  <mi>k</mi>
                  <mo stretchy="false">+</mo>
                  <mn>1</mn>
                </mrow>
              </mrow>
            </msubsup>
          </mrow>
          <mo stretchy="false">)</mo>
        </mrow>
        <mo stretchy="false">≤</mo>
        <msub>
          <mo stretchy="false">ε</mo>
          <mrow>
            <mrow>
              <mi>k</mi>
              <mo stretchy="false">+</mo>
              <mn>1</mn>
            </mrow>
          </mrow>
        </msub>
      </mrow>
      <mrow>
        <mo stretchy="false">(</mo>
        <mrow>
          <msub>
            <mo stretchy="false">γ</mo>
            <mrow>
              <mrow>
                <mi>k</mi>
                <mo stretchy="false">+</mo>
                <mn>1</mn>
              </mrow>
            </mrow>
          </msub>
        </mrow>
        <mo stretchy="false">)</mo>
      </mrow>
    </mrow>
    <annotation encoding="StarMath 5.0">%rho({bar u}^k_i, {bar u}^{k+1}_i) &lt;= %varepsilon_{k+1}(%gamma_{k+1})</annotation>
  </semantics>
</math>
</file>

<file path=Object 19/content.xml><?xml version="1.0" encoding="utf-8"?>
<math xmlns="http://www.w3.org/1998/Math/MathML">
  <semantics>
    <mrow>
      <mo stretchy="false">ρ</mo>
      <mrow>
        <mrow>
          <mo stretchy="false">(</mo>
          <mrow>
            <mi>F</mi>
            <mrow>
              <mo stretchy="false">(</mo>
              <mrow>
                <msubsup>
                  <mrow>
                    <mover accent="true">
                      <mi>u</mi>
                      <mo stretchy="false">̄</mo>
                    </mover>
                  </mrow>
                  <mi>i</mi>
                  <mi>k</mi>
                </msubsup>
              </mrow>
              <mo stretchy="false">)</mo>
            </mrow>
            <mi>,</mi>
            <mi>F</mi>
            <mrow>
              <mo stretchy="false">(</mo>
              <mrow>
                <msubsup>
                  <mrow>
                    <mover accent="true">
                      <mi>u</mi>
                      <mo stretchy="false">̄</mo>
                    </mover>
                  </mrow>
                  <mi>i</mi>
                  <mrow>
                    <mrow>
                      <mi>k</mi>
                      <mo stretchy="false">+</mo>
                      <mn>1</mn>
                    </mrow>
                  </mrow>
                </msubsup>
              </mrow>
              <mo stretchy="false">)</mo>
            </mrow>
          </mrow>
          <mo stretchy="false">)</mo>
        </mrow>
        <mo stretchy="false">≤</mo>
        <mrow>
          <msub>
            <mo stretchy="false">γ</mo>
            <mi>k</mi>
          </msub>
          <mo stretchy="false">+</mo>
          <msub>
            <mo stretchy="false">γ</mo>
            <mrow>
              <mrow>
                <mi>k</mi>
                <mo stretchy="false">+</mo>
                <mn>1</mn>
              </mrow>
            </mrow>
          </msub>
        </mrow>
      </mrow>
    </mrow>
    <annotation encoding="StarMath 5.0">%rho(F({bar u}^k_i), F({bar u}^{k+1}_i)) &lt;= %gamma_k + %gamma_{k+1}</annotation>
  </semantics>
</math>
</file>

<file path=Object 2/content.xml><?xml version="1.0" encoding="utf-8"?>
<math xmlns="http://www.w3.org/1998/Math/MathML">
  <semantics>
    <mrow>
      <msub>
        <mo stretchy="false">ε</mo>
        <mi>k</mi>
      </msub>
    </mrow>
    <annotation encoding="StarMath 5.0">%varepsilon_k</annotation>
  </semantics>
</math>
</file>

<file path=Object 20/content.xml><?xml version="1.0" encoding="utf-8"?>
<math xmlns="http://www.w3.org/1998/Math/MathML">
  <semantics>
    <mrow>
      <mo stretchy="false">ε</mo>
      <mi>s</mi>
    </mrow>
    <annotation encoding="StarMath 5.0">%varepsilon s</annotation>
  </semantics>
</math>
</file>

<file path=Object 280/content.xml><?xml version="1.0" encoding="utf-8"?>
<math xmlns="http://www.w3.org/1998/Math/MathML">
  <semantics>
    <mrow>
      <mrow/>
    </mrow>
    <annotation encoding="StarMath 5.0">{}</annotation>
  </semantics>
</math>
</file>

<file path=Object 296/content.xml><?xml version="1.0" encoding="utf-8"?>
<math xmlns="http://www.w3.org/1998/Math/MathML">
  <semantics>
    <mrow>
      <mstyle mathsize="12pt">
        <mrow>
          <mrow>
            <mrow>
              <mrow>
                <mo stretchy="false">∥</mo>
                <mrow>
                  <msub>
                    <mi>P</mi>
                    <mrow>
                      <mstyle mathsize="8pt">
                        <mrow>
                          <mrow>
                            <mn>1</mn>
                          </mrow>
                        </mrow>
                      </mstyle>
                    </mrow>
                  </msub>
                  <msub>
                    <mi>x</mi>
                    <mrow>
                      <mstyle mathsize="8pt">
                        <mrow>
                          <mrow>
                            <mn>0</mn>
                          </mrow>
                        </mrow>
                      </mstyle>
                    </mrow>
                  </msub>
                </mrow>
                <mo stretchy="false">∥</mo>
              </mrow>
              <mo stretchy="false">&gt;</mo>
              <mn>0</mn>
            </mrow>
          </mrow>
        </mrow>
      </mstyle>
      <mrow/>
    </mrow>
    <annotation encoding="StarMath 5.0"> size 12{ ldline P rSub { size 8{1} } x rSub { size 8{0} }  rdline &gt;0} {}</annotation>
  </semantics>
</math>
</file>

<file path=Object 3/content.xml><?xml version="1.0" encoding="utf-8"?>
<math xmlns="http://www.w3.org/1998/Math/MathML">
  <semantics>
    <mrow>
      <mover accent="true">
        <msubsup>
          <mi>u</mi>
          <mi mathvariant="italic">ik</mi>
          <mi>k</mi>
        </msubsup>
        <mo stretchy="false">̄</mo>
      </mover>
    </mrow>
    <annotation encoding="StarMath 5.0">bar u^k_ik</annotation>
  </semantics>
</math>
</file>

<file path=Object 385/content.xml><?xml version="1.0" encoding="utf-8"?>
<math xmlns="http://www.w3.org/1998/Math/MathML">
  <semantics>
    <mrow>
      <msub>
        <mi>f</mi>
        <mn>1</mn>
      </msub>
      <mrow>
        <mrow>
          <mo stretchy="false">(</mo>
          <mrow>
            <mi>x</mi>
          </mrow>
          <mo stretchy="false">)</mo>
        </mrow>
        <mo stretchy="false">=</mo>
        <msub>
          <mi>f</mi>
          <mn>2</mn>
        </msub>
      </mrow>
      <mrow>
        <mo stretchy="false">(</mo>
        <mrow>
          <mi>x</mi>
        </mrow>
        <mo stretchy="false">)</mo>
      </mrow>
    </mrow>
    <annotation encoding="StarMath 5.0">f_1(x) = f_2(x)</annotation>
  </semantics>
</math>
</file>

<file path=Object 386/content.xml><?xml version="1.0" encoding="utf-8"?>
<math xmlns="http://www.w3.org/1998/Math/MathML">
  <semantics>
    <mrow>
      <msub>
        <mi>f</mi>
        <mn>1</mn>
      </msub>
      <mrow>
        <mo stretchy="false">(</mo>
        <mrow>
          <mi>x</mi>
        </mrow>
        <mo stretchy="false">)</mo>
      </mrow>
    </mrow>
    <annotation encoding="StarMath 5.0">f_1(x)</annotation>
  </semantics>
</math>
</file>

<file path=Object 387/content.xml><?xml version="1.0" encoding="utf-8"?>
<math xmlns="http://www.w3.org/1998/Math/MathML">
  <semantics>
    <mrow>
      <msub>
        <mi>f</mi>
        <mn>2</mn>
      </msub>
      <mrow>
        <mo stretchy="false">(</mo>
        <mrow>
          <mi>x</mi>
        </mrow>
        <mo stretchy="false">)</mo>
      </mrow>
    </mrow>
    <annotation encoding="StarMath 5.0">f_2(x)</annotation>
  </semantics>
</math>
</file>

<file path=Object 388/content.xml><?xml version="1.0" encoding="utf-8"?>
<math xmlns="http://www.w3.org/1998/Math/MathML">
  <semantics>
    <mrow>
      <mi>f</mi>
      <mrow>
        <mrow>
          <mo stretchy="false">(</mo>
          <mrow>
            <mi>x</mi>
          </mrow>
          <mo stretchy="false">)</mo>
        </mrow>
        <mo stretchy="false">=</mo>
        <mrow>
          <mi>x</mi>
          <mo stretchy="false">−</mo>
          <msub>
            <mi>f</mi>
            <mn>1</mn>
          </msub>
        </mrow>
      </mrow>
      <mrow>
        <mrow>
          <mo stretchy="false">(</mo>
          <mrow>
            <mi>x</mi>
          </mrow>
          <mo stretchy="false">)</mo>
        </mrow>
        <mo stretchy="false">=</mo>
        <mn>0</mn>
      </mrow>
    </mrow>
    <annotation encoding="StarMath 5.0">f(x) = x - f_1(x) = 0</annotation>
  </semantics>
</math>
</file>

<file path=Object 389/content.xml><?xml version="1.0" encoding="utf-8"?>
<math xmlns="http://www.w3.org/1998/Math/MathML">
  <semantics>
    <mtable>
      <mtr>
        <mtd>
          <mrow>
            <mrow>
              <mo stretchy="true">{</mo>
              <mrow>
                <mtable>
                  <mtr>
                    <mtd>
                      <mrow>
                        <mrow>
                          <mi>y</mi>
                          <mo stretchy="false">=</mo>
                          <mi>x</mi>
                        </mrow>
                      </mrow>
                    </mtd>
                  </mtr>
                  <mtr>
                    <mtd>
                      <mrow>
                        <mrow>
                          <mi>y</mi>
                          <mo stretchy="false">=</mo>
                          <msub>
                            <mi>f</mi>
                            <mn>1</mn>
                          </msub>
                        </mrow>
                        <mrow>
                          <mo stretchy="false">(</mo>
                          <mrow>
                            <mi>x</mi>
                          </mrow>
                          <mo stretchy="false">)</mo>
                        </mrow>
                      </mrow>
                    </mtd>
                  </mtr>
                </mtable>
              </mrow>
            </mrow>
          </mrow>
        </mtd>
      </mtr>
      <mtr>
        <mtd>
          <mrow/>
        </mtd>
      </mtr>
      <mtr>
        <mtd>
          <mrow>
            <mrow>
              <mo stretchy="true">{</mo>
              <mrow>
                <mtable>
                  <mtr>
                    <mtd>
                      <mrow>
                        <mrow>
                          <mi>y</mi>
                          <mo stretchy="false">=</mo>
                          <mi>x</mi>
                        </mrow>
                      </mrow>
                    </mtd>
                  </mtr>
                  <mtr>
                    <mtd>
                      <mrow>
                        <mrow>
                          <mi>y</mi>
                          <mo stretchy="false">=</mo>
                          <mrow>
                            <mi>x</mi>
                            <mo stretchy="false">−</mo>
                            <mo stretchy="false">α</mo>
                          </mrow>
                        </mrow>
                        <mi>f</mi>
                        <mrow>
                          <mo stretchy="false">(</mo>
                          <mrow>
                            <mi>x</mi>
                          </mrow>
                          <mo stretchy="false">)</mo>
                        </mrow>
                        <mi>,</mi>
                        <mrow>
                          <mo stretchy="false">α</mo>
                          <mo stretchy="false">=</mo>
                          <mi mathvariant="italic">const</mi>
                        </mrow>
                      </mrow>
                    </mtd>
                  </mtr>
                </mtable>
              </mrow>
            </mrow>
          </mrow>
        </mtd>
      </mtr>
    </mtable>
    <annotation encoding="StarMath 5.0">left lbrace stack{ 
y=x# 
y=f_1(x) 
} right none 
newline
newline
left lbrace stack{ 
y=x# 
y = x - %alpha f(x), %alpha = const 
} right none</annotation>
  </semantics>
</math>
</file>

<file path=Object 390/content.xml><?xml version="1.0" encoding="utf-8"?>
<math xmlns="http://www.w3.org/1998/Math/MathML">
  <semantics>
    <mrow>
      <mrow>
        <mfrac>
          <mrow>
            <mrow>
              <mo stretchy="false">(</mo>
              <mrow>
                <mrow>
                  <msub>
                    <mi>x</mi>
                    <mi>n</mi>
                  </msub>
                  <mo stretchy="false">−</mo>
                  <msub>
                    <mi>x</mi>
                    <mrow>
                      <mrow>
                        <mi>n</mi>
                        <mo stretchy="false">−</mo>
                        <mn>1</mn>
                      </mrow>
                    </mrow>
                  </msub>
                </mrow>
              </mrow>
              <mo stretchy="false">)</mo>
            </mrow>
          </mrow>
          <mrow>
            <mfenced open="∣" close="∣">
              <mrow>
                <mrow>
                  <mrow>
                    <msub>
                      <mn>2x</mn>
                      <mrow>
                        <mrow>
                          <mi>n</mi>
                          <mo stretchy="false">−</mo>
                          <mn>1</mn>
                        </mrow>
                      </mrow>
                    </msub>
                    <mo stretchy="false">−</mo>
                    <msub>
                      <mi>x</mi>
                      <mi>n</mi>
                    </msub>
                  </mrow>
                  <mo stretchy="false">−</mo>
                  <msub>
                    <mi>x</mi>
                    <mrow>
                      <mrow>
                        <mi>n</mi>
                        <mo stretchy="false">−</mo>
                        <mn>2</mn>
                      </mrow>
                    </mrow>
                  </msub>
                </mrow>
              </mrow>
            </mfenced>
          </mrow>
        </mfrac>
        <mo stretchy="false">&lt;</mo>
        <mo stretchy="false">ε</mo>
      </mrow>
    </mrow>
    <annotation encoding="StarMath 5.0">alignc	 {(x_n-x_{n-1})} over {abs{2x_{n-1} - x_n - x_{n-2}}} &lt; %varepsilon </annotation>
  </semantics>
</math>
</file>

<file path=Object 391/content.xml><?xml version="1.0" encoding="utf-8"?>
<math xmlns="http://www.w3.org/1998/Math/MathML">
  <semantics>
    <mrow>
      <mo stretchy="false">ε</mo>
      <mi>s</mi>
    </mrow>
    <annotation encoding="StarMath 5.0">%varepsilon s</annotation>
  </semantics>
</math>
</file>

<file path=Object 392/content.xml><?xml version="1.0" encoding="utf-8"?>
<math xmlns="http://www.w3.org/1998/Math/MathML">
  <semantics>
    <mrow>
      <mo stretchy="false">ε</mo>
      <mi>s</mi>
    </mrow>
    <annotation encoding="StarMath 5.0">%varepsilon s</annotation>
  </semantics>
</math>
</file>

<file path=Object 393/content.xml><?xml version="1.0" encoding="utf-8"?>
<math xmlns="http://www.w3.org/1998/Math/MathML">
  <semantics>
    <mrow>
      <msub>
        <mo stretchy="false">ε</mo>
        <mi>k</mi>
      </msub>
    </mrow>
    <annotation encoding="StarMath 5.0">%varepsilon_k</annotation>
  </semantics>
</math>
</file>

<file path=Object 394/content.xml><?xml version="1.0" encoding="utf-8"?>
<math xmlns="http://www.w3.org/1998/Math/MathML">
  <semantics>
    <mrow>
      <msub>
        <mo stretchy="false">ε</mo>
        <mi>k</mi>
      </msub>
    </mrow>
    <annotation encoding="StarMath 5.0">%varepsilon_k</annotation>
  </semantics>
</math>
</file>

<file path=Object 395/content.xml><?xml version="1.0" encoding="utf-8"?>
<math xmlns="http://www.w3.org/1998/Math/MathML">
  <semantics>
    <mrow>
      <mrow>
        <mo stretchy="true">{</mo>
        <mrow>
          <mtable>
            <mtr>
              <mtd>
                <mrow>
                  <mrow>
                    <msub>
                      <mi>u</mi>
                      <mn>1</mn>
                    </msub>
                    <mo stretchy="false">=</mo>
                    <msub>
                      <mi>f</mi>
                      <mn>1</mn>
                    </msub>
                  </mrow>
                  <mrow>
                    <mo stretchy="false">(</mo>
                    <mrow>
                      <msub>
                        <mi>u</mi>
                        <mn>1,</mn>
                      </msub>
                      <msub>
                        <mi>u</mi>
                        <mn>2,</mn>
                      </msub>
                      <mn>...</mn>
                      <mi>,</mi>
                      <msub>
                        <mi>u</mi>
                        <mi>n</mi>
                      </msub>
                    </mrow>
                    <mo stretchy="false">)</mo>
                  </mrow>
                  <mi>,</mi>
                </mrow>
              </mtd>
            </mtr>
            <mtr>
              <mtd>
                <mrow>
                  <mrow>
                    <msub>
                      <mi>u</mi>
                      <mn>2</mn>
                    </msub>
                    <mo stretchy="false">=</mo>
                    <msub>
                      <mi>f</mi>
                      <mn>1</mn>
                    </msub>
                  </mrow>
                  <mrow>
                    <mo stretchy="false">(</mo>
                    <mrow>
                      <msub>
                        <mi>u</mi>
                        <mn>1,</mn>
                      </msub>
                      <msub>
                        <mi>u</mi>
                        <mn>2,</mn>
                      </msub>
                      <mn>...</mn>
                      <mi>,</mi>
                      <msub>
                        <mi>u</mi>
                        <mi>n</mi>
                      </msub>
                    </mrow>
                    <mo stretchy="false">)</mo>
                  </mrow>
                  <mi>,</mi>
                </mrow>
              </mtd>
            </mtr>
            <mtr>
              <mtd>
                <mrow>
                  <mrow>
                    <msub>
                      <mi>u</mi>
                      <mi>n</mi>
                    </msub>
                    <mo stretchy="false">=</mo>
                    <msub>
                      <mi>f</mi>
                      <mn>1</mn>
                    </msub>
                  </mrow>
                  <mrow>
                    <mo stretchy="false">(</mo>
                    <mrow>
                      <msub>
                        <mi>u</mi>
                        <mn>1,</mn>
                      </msub>
                      <msub>
                        <mi>u</mi>
                        <mn>2,</mn>
                      </msub>
                      <mn>...</mn>
                      <mi>,</mi>
                      <msub>
                        <mi>u</mi>
                        <mi>n</mi>
                      </msub>
                    </mrow>
                    <mo stretchy="false">)</mo>
                  </mrow>
                </mrow>
              </mtd>
            </mtr>
          </mtable>
        </mrow>
      </mrow>
    </mrow>
    <annotation encoding="StarMath 5.0">left lbrace stack {
u_1 = f_1(u_1,u_2,...,u_n),#
u_2 = f_1(u_1,u_2,...,u_n),#		
u_n = f_1(u_1,u_2,...,u_n)
}right none</annotation>
  </semantics>
</math>
</file>

<file path=Object 396/content.xml><?xml version="1.0" encoding="utf-8"?>
<math xmlns="http://www.w3.org/1998/Math/MathML">
  <semantics>
    <mrow>
      <msub>
        <mi>f</mi>
        <mn>1,</mn>
      </msub>
      <msub>
        <mi>f</mi>
        <mn>2,</mn>
      </msub>
      <mn>...</mn>
      <mi>,</mi>
      <msub>
        <mi>f</mi>
        <mi>n</mi>
      </msub>
    </mrow>
    <annotation encoding="StarMath 5.0">f_1, f_2,..., f_n</annotation>
  </semantics>
</math>
</file>

<file path=Object 397/content.xml><?xml version="1.0" encoding="utf-8"?>
<math xmlns="http://www.w3.org/1998/Math/MathML">
  <semantics>
    <mrow>
      <msub>
        <mi>E</mi>
        <mi>n</mi>
      </msub>
    </mrow>
    <annotation encoding="StarMath 5.0">E_n</annotation>
  </semantics>
</math>
</file>

<file path=Object 398/content.xml><?xml version="1.0" encoding="utf-8"?>
<math xmlns="http://www.w3.org/1998/Math/MathML">
  <semantics>
    <mrow>
      <mi>u</mi>
      <mi>,</mi>
      <mrow>
        <mi>v</mi>
        <mo stretchy="false">∈</mo>
        <msub>
          <mi>E</mi>
          <mi>n</mi>
        </msub>
      </mrow>
    </mrow>
    <annotation encoding="StarMath 5.0">u,v in E_n</annotation>
  </semantics>
</math>
</file>

<file path=Object 399/content.xml><?xml version="1.0" encoding="utf-8"?>
<math xmlns="http://www.w3.org/1998/Math/MathML">
  <semantics>
    <mrow>
      <mo stretchy="false">ρ</mo>
      <mrow>
        <mrow>
          <mo stretchy="false">(</mo>
          <mrow>
            <mi>u</mi>
            <mi>,</mi>
            <mi>v</mi>
          </mrow>
          <mo stretchy="false">)</mo>
        </mrow>
        <mo stretchy="false">∈</mo>
        <mi>Q</mi>
      </mrow>
    </mrow>
    <annotation encoding="StarMath 5.0">%rho (u,v) in Q</annotation>
  </semantics>
</math>
</file>

<file path=Object 4/content.xml><?xml version="1.0" encoding="utf-8"?>
<math xmlns="http://www.w3.org/1998/Math/MathML">
  <semantics>
    <mrow>
      <mrow>
        <msub>
          <mi>i</mi>
          <mi>k</mi>
        </msub>
        <mo stretchy="false">=</mo>
        <mn>1,2</mn>
      </mrow>
      <mi>,</mi>
      <mn>...</mn>
      <mi>,</mi>
      <msup>
        <mn>2</mn>
        <mi mathvariant="italic">kn</mi>
      </msup>
    </mrow>
    <annotation encoding="StarMath 5.0">i_k = 1,2,..., 2^kn</annotation>
  </semantics>
</math>
</file>

<file path=Object 400/content.xml><?xml version="1.0" encoding="utf-8"?>
<math xmlns="http://www.w3.org/1998/Math/MathML">
  <semantics>
    <mrow>
      <mover accent="true">
        <mi>F</mi>
        <mo stretchy="false">̄</mo>
      </mover>
      <mrow>
        <mo stretchy="false">(</mo>
        <mrow>
          <mover accent="true">
            <mi>u</mi>
            <mo stretchy="false">̄</mo>
          </mover>
        </mrow>
        <mo stretchy="false">)</mo>
      </mrow>
      <mrow>
        <mi mathvariant="normal">:</mi>
        <mo stretchy="false">=</mo>
        <mrow>
          <mover accent="true">
            <mi>u</mi>
            <mo stretchy="false">̄</mo>
          </mover>
          <mo stretchy="false">+</mo>
          <mi>F</mi>
        </mrow>
      </mrow>
      <mrow>
        <mrow>
          <mo stretchy="false">(</mo>
          <mrow>
            <mover accent="true">
              <mi>u</mi>
              <mo stretchy="false">̄</mo>
            </mover>
          </mrow>
          <mo stretchy="false">)</mo>
        </mrow>
        <mo stretchy="false">=</mo>
        <mn>0,</mn>
      </mrow>
    </mrow>
    <annotation encoding="StarMath 5.0">bar F (bar u) := bar u + F(bar u) = 0,</annotation>
  </semantics>
</math>
</file>

<file path=Object 401/content.xml><?xml version="1.0" encoding="utf-8"?>
<math xmlns="http://www.w3.org/1998/Math/MathML">
  <semantics>
    <mrow>
      <mrow>
        <mover accent="true">
          <mi>u</mi>
          <mo stretchy="false">̄</mo>
        </mover>
        <mo stretchy="false">=</mo>
        <mrow>
          <mo stretchy="false">(</mo>
          <mrow>
            <msub>
              <mi>u</mi>
              <mn>1,</mn>
            </msub>
            <msub>
              <mi>u</mi>
              <mn>2,</mn>
            </msub>
            <mn>...</mn>
            <mi>,</mi>
            <msub>
              <mi>u</mi>
              <mi>n</mi>
            </msub>
          </mrow>
          <mo stretchy="false">)</mo>
        </mrow>
      </mrow>
    </mrow>
    <annotation encoding="StarMath 5.0">bar u = (u_1,u_2,...,u_n)</annotation>
  </semantics>
</math>
</file>

<file path=Object 402/content.xml><?xml version="1.0" encoding="utf-8"?>
<math xmlns="http://www.w3.org/1998/Math/MathML">
  <semantics>
    <mrow>
      <mi>F</mi>
      <mrow>
        <mrow>
          <mo stretchy="false">(</mo>
          <mrow>
            <mover accent="true">
              <mi>u</mi>
              <mo stretchy="false">̄</mo>
            </mover>
          </mrow>
          <mo stretchy="false">)</mo>
        </mrow>
        <mo stretchy="false">=</mo>
        <mrow>
          <mo stretchy="false">(</mo>
          <mrow>
            <msub>
              <mi>f</mi>
              <mn>1</mn>
            </msub>
            <mrow>
              <mo stretchy="false">(</mo>
              <mrow>
                <mover accent="true">
                  <mi>u</mi>
                  <mo stretchy="false">̄</mo>
                </mover>
              </mrow>
              <mo stretchy="false">)</mo>
            </mrow>
            <mi>,</mi>
            <msub>
              <mi>f</mi>
              <mn>2</mn>
            </msub>
            <mrow>
              <mo stretchy="false">(</mo>
              <mrow>
                <mover accent="true">
                  <mi>u</mi>
                  <mo stretchy="false">̄</mo>
                </mover>
              </mrow>
              <mo stretchy="false">)</mo>
            </mrow>
            <mi>,</mi>
            <mn>...</mn>
            <mi>,</mi>
            <msub>
              <mi>f</mi>
              <mi>n</mi>
            </msub>
            <mrow>
              <mo stretchy="false">(</mo>
              <mrow>
                <mover accent="true">
                  <mi>u</mi>
                  <mo stretchy="false">̄</mo>
                </mover>
              </mrow>
              <mo stretchy="false">)</mo>
            </mrow>
          </mrow>
          <mo stretchy="false">)</mo>
        </mrow>
      </mrow>
    </mrow>
    <annotation encoding="StarMath 5.0">F(bar u) = (f_1(bar u), f_2(bar u),...,f_n(bar u))</annotation>
  </semantics>
</math>
</file>

<file path=Object 403/content.xml><?xml version="1.0" encoding="utf-8"?>
<math xmlns="http://www.w3.org/1998/Math/MathML">
  <semantics>
    <mrow>
      <mrow>
        <mover accent="true">
          <msub>
            <mi>u</mi>
            <mi>l</mi>
          </msub>
          <mo stretchy="false">̄</mo>
        </mover>
        <mo stretchy="false">∗</mo>
        <mrow>
          <mo stretchy="false">(</mo>
          <mrow>
            <mrow>
              <mi>l</mi>
              <mo stretchy="false">=</mo>
              <mover accent="true">
                <mrow>
                  <mn>1,</mn>
                  <mi>m</mi>
                </mrow>
                <mo>¯</mo>
              </mover>
            </mrow>
          </mrow>
          <mo stretchy="false">)</mo>
        </mrow>
      </mrow>
      <mrow>
        <mo stretchy="false">(</mo>
        <mrow>
          <mrow>
            <mi>m</mi>
            <mo stretchy="false">&lt;</mo>
            <mo stretchy="false">∞</mo>
          </mrow>
        </mrow>
        <mo stretchy="false">)</mo>
      </mrow>
    </mrow>
    <annotation encoding="StarMath 5.0">bar u_l *  (l = overline {1,m})(m &lt; %infinite )</annotation>
  </semantics>
</math>
</file>

<file path=Object 404/content.xml><?xml version="1.0" encoding="utf-8"?>
<math xmlns="http://www.w3.org/1998/Math/MathML">
  <semantics>
    <mrow>
      <mrow>
        <mover accent="true">
          <mi>R</mi>
          <mo stretchy="false">̄</mo>
        </mover>
        <mo stretchy="false">⊂</mo>
        <msub>
          <mi>E</mi>
          <mi>n</mi>
        </msub>
      </mrow>
    </mrow>
    <annotation encoding="StarMath 5.0">bar R subset E_n </annotation>
  </semantics>
</math>
</file>

<file path=Object 405/content.xml><?xml version="1.0" encoding="utf-8"?>
<math xmlns="http://www.w3.org/1998/Math/MathML">
  <semantics>
    <mrow>
      <mrow>
        <mover accent="true">
          <mi>R</mi>
          <mo stretchy="false">̄</mo>
        </mover>
        <mo stretchy="false">=</mo>
        <mfenced open="{" close="}">
          <mrow>
            <mtable>
              <mtr>
                <mtd>
                  <mrow>
                    <mrow>
                      <mover accent="true">
                        <mi>u</mi>
                        <mo stretchy="false">̄</mo>
                      </mover>
                      <mo stretchy="false">=</mo>
                      <mrow>
                        <mo stretchy="false">(</mo>
                        <mrow>
                          <msub>
                            <mi>u</mi>
                            <mn>1,</mn>
                          </msub>
                          <msub>
                            <mi>u</mi>
                            <mn>2,</mn>
                          </msub>
                          <mn>...</mn>
                          <mi>,</mi>
                          <msub>
                            <mi>u</mi>
                            <mi>n</mi>
                          </msub>
                        </mrow>
                        <mo stretchy="false">)</mo>
                      </mrow>
                    </mrow>
                    <mi mathvariant="normal">:</mi>
                    <mrow>
                      <mrow>
                        <mi>a</mi>
                        <mo stretchy="false">&lt;</mo>
                        <msub>
                          <mi>u</mi>
                          <mi>i</mi>
                        </msub>
                      </mrow>
                      <mo stretchy="false">&lt;</mo>
                      <mi>b</mi>
                    </mrow>
                    <mi>;</mi>
                    <mrow>
                      <mi>i</mi>
                      <mo stretchy="false">=</mo>
                      <mover accent="true">
                        <mrow>
                          <mn>1,</mn>
                          <mi>n</mi>
                        </mrow>
                        <mo>¯</mo>
                      </mover>
                    </mrow>
                    <mrow>
                      <mrow>
                        <mi>;</mi>
                        <mo stretchy="false">−</mo>
                        <mo stretchy="false">∞</mo>
                      </mrow>
                      <mo stretchy="false">&lt;</mo>
                      <mi>a</mi>
                    </mrow>
                    <mi>,</mi>
                    <mrow>
                      <mi>b</mi>
                      <mo stretchy="false">&lt;</mo>
                      <mo stretchy="false">∞</mo>
                    </mrow>
                    <mi>,</mi>
                    <mrow>
                      <mi>d</mi>
                      <mo stretchy="false">=</mo>
                      <mrow>
                        <mi>b</mi>
                        <mo stretchy="false">−</mo>
                        <mi>a</mi>
                      </mrow>
                    </mrow>
                  </mrow>
                </mtd>
              </mtr>
            </mtable>
          </mrow>
        </mfenced>
      </mrow>
    </mrow>
    <annotation encoding="StarMath 5.0">bar R = left lbrace stack{
bar u  = (u_1,u_2,...,u_n) : a &lt; u_i &lt; b; i = overline{1,n}; -%infinite &lt; a,b &lt; %infinite, d = b-a
}right rbrace </annotation>
  </semantics>
</math>
</file>

<file path=Object 406/content.xml><?xml version="1.0" encoding="utf-8"?>
<math xmlns="http://www.w3.org/1998/Math/MathML">
  <semantics>
    <mrow>
      <mrow>
        <mo stretchy="false">ε</mo>
        <mo stretchy="false">&gt;</mo>
        <mn>0</mn>
      </mrow>
    </mrow>
    <annotation encoding="StarMath 5.0">%varepsilon &gt; 0</annotation>
  </semantics>
</math>
</file>

<file path=Object 407/content.xml><?xml version="1.0" encoding="utf-8"?>
<math xmlns="http://www.w3.org/1998/Math/MathML">
  <semantics>
    <mrow>
      <mover accent="true">
        <msub>
          <mi>u</mi>
          <mi mathvariant="italic">lk</mi>
        </msub>
        <mo stretchy="false">̄</mo>
      </mover>
    </mrow>
    <annotation encoding="StarMath 5.0">bar u_lk</annotation>
  </semantics>
</math>
</file>

<file path=Object 408/content.xml><?xml version="1.0" encoding="utf-8"?>
<math xmlns="http://www.w3.org/1998/Math/MathML">
  <semantics>
    <mrow>
      <mo stretchy="false">ρ</mo>
      <mrow>
        <mrow>
          <mo stretchy="false">(</mo>
          <mrow>
            <mover accent="true">
              <msub>
                <mi>u</mi>
                <mi mathvariant="italic">lk</mi>
              </msub>
              <mo stretchy="false">̄</mo>
            </mover>
            <mi>,</mi>
            <mi>F</mi>
            <mrow>
              <mo stretchy="false">(</mo>
              <mrow>
                <mover accent="true">
                  <msub>
                    <mi>u</mi>
                    <mi mathvariant="italic">lk</mi>
                  </msub>
                  <mo stretchy="false">̄</mo>
                </mover>
              </mrow>
              <mo stretchy="false">)</mo>
            </mrow>
          </mrow>
          <mo stretchy="false">)</mo>
        </mrow>
        <mo stretchy="false">&lt;</mo>
        <mo stretchy="false">ε</mo>
      </mrow>
    </mrow>
    <annotation encoding="StarMath 5.0">%rho(bar u_lk, F(bar u_lk)) &lt; %varepsilon</annotation>
  </semantics>
</math>
</file>

<file path=Object 409/content.xml><?xml version="1.0" encoding="utf-8"?>
<math xmlns="http://www.w3.org/1998/Math/MathML">
  <semantics>
    <mrow>
      <mo stretchy="false">ρ</mo>
      <mrow>
        <mrow>
          <mo stretchy="false">(</mo>
          <mrow>
            <mover accent="true">
              <msub>
                <mi>u</mi>
                <mi>l</mi>
              </msub>
              <mo stretchy="false">̄</mo>
            </mover>
            <mi>,</mi>
            <mover accent="true">
              <msub>
                <mi>u</mi>
                <mi mathvariant="italic">lk</mi>
              </msub>
              <mo stretchy="false">̄</mo>
            </mover>
          </mrow>
          <mo stretchy="false">)</mo>
        </mrow>
        <mo stretchy="false">&lt;</mo>
        <mo stretchy="false">ε</mo>
      </mrow>
    </mrow>
    <annotation encoding="StarMath 5.0">%rho(bar u_l, bar u_lk) &lt; %varepsilon</annotation>
  </semantics>
</math>
</file>

<file path=Object 410/content.xml><?xml version="1.0" encoding="utf-8"?>
<math xmlns="http://www.w3.org/1998/Math/MathML">
  <semantics>
    <mrow>
      <mover accent="true">
        <msub>
          <mi>u</mi>
          <mi mathvariant="italic">lk</mi>
        </msub>
        <mo stretchy="false">̄</mo>
      </mover>
    </mrow>
    <annotation encoding="StarMath 5.0">bar u_lk</annotation>
  </semantics>
</math>
</file>

<file path=Object 411/content.xml><?xml version="1.0" encoding="utf-8"?>
<math xmlns="http://www.w3.org/1998/Math/MathML">
  <semantics>
    <mrow>
      <mo stretchy="false">ε</mo>
    </mrow>
    <annotation encoding="StarMath 5.0">%varepsilon</annotation>
  </semantics>
</math>
</file>

<file path=Object 412/content.xml><?xml version="1.0" encoding="utf-8"?>
<math xmlns="http://www.w3.org/1998/Math/MathML">
  <semantics>
    <mrow>
      <mo stretchy="false">ε</mo>
    </mrow>
    <annotation encoding="StarMath 5.0">%varepsilon</annotation>
  </semantics>
</math>
</file>

<file path=Object 413/content.xml><?xml version="1.0" encoding="utf-8"?>
<math xmlns="http://www.w3.org/1998/Math/MathML">
  <semantics>
    <mrow>
      <mo stretchy="false">ε</mo>
    </mrow>
    <annotation encoding="StarMath 5.0">%varepsilon</annotation>
  </semantics>
</math>
</file>

<file path=Object 414/content.xml><?xml version="1.0" encoding="utf-8"?>
<math xmlns="http://www.w3.org/1998/Math/MathML">
  <semantics>
    <mrow>
      <mo stretchy="false">ε</mo>
      <mi>s</mi>
    </mrow>
    <annotation encoding="StarMath 5.0">%varepsilon s</annotation>
  </semantics>
</math>
</file>

<file path=Object 415/content.xml><?xml version="1.0" encoding="utf-8"?>
<math xmlns="http://www.w3.org/1998/Math/MathML">
  <semantics>
    <mrow>
      <mo stretchy="false">ε</mo>
    </mrow>
    <annotation encoding="StarMath 5.0">%varepsilon</annotation>
  </semantics>
</math>
</file>

<file path=Object 416/content.xml><?xml version="1.0" encoding="utf-8"?>
<math xmlns="http://www.w3.org/1998/Math/MathML">
  <semantics>
    <mrow>
      <msub>
        <mi>L</mi>
        <mn>1</mn>
      </msub>
    </mrow>
    <annotation encoding="StarMath 5.0">L_1 </annotation>
  </semantics>
</math>
</file>

<file path=Object 417/content.xml><?xml version="1.0" encoding="utf-8"?>
<math xmlns="http://www.w3.org/1998/Math/MathML">
  <semantics>
    <mrow>
      <mrow>
        <msub>
          <mi>L</mi>
          <mn>2</mn>
        </msub>
        <mo stretchy="false">∈</mo>
        <mi>X</mi>
      </mrow>
    </mrow>
    <annotation encoding="StarMath 5.0">L_2 in X</annotation>
  </semantics>
</math>
</file>

<file path=Object 418/content.xml><?xml version="1.0" encoding="utf-8"?>
<math xmlns="http://www.w3.org/1998/Math/MathML">
  <semantics>
    <mrow>
      <mrow>
        <mi>x</mi>
        <mo stretchy="false">∈</mo>
        <msub>
          <mi>L</mi>
          <mn>2</mn>
        </msub>
      </mrow>
    </mrow>
    <annotation encoding="StarMath 5.0">x in L_2</annotation>
  </semantics>
</math>
</file>

<file path=Object 419/content.xml><?xml version="1.0" encoding="utf-8"?>
<math xmlns="http://www.w3.org/1998/Math/MathML">
  <semantics>
    <mrow>
      <mrow>
        <mi>z</mi>
        <mo stretchy="false">∈</mo>
        <msub>
          <mi>L</mi>
          <mn>1</mn>
        </msub>
      </mrow>
    </mrow>
    <annotation encoding="StarMath 5.0">z in L_1</annotation>
  </semantics>
</math>
</file>

<file path=Object 420/content.xml><?xml version="1.0" encoding="utf-8"?>
<math xmlns="http://www.w3.org/1998/Math/MathML">
  <semantics>
    <mrow>
      <mo stretchy="false">ρ</mo>
      <mrow>
        <mrow>
          <mo stretchy="false">(</mo>
          <mrow>
            <mi>x</mi>
            <mi>,</mi>
            <mi>z</mi>
          </mrow>
          <mo stretchy="false">)</mo>
        </mrow>
        <mo stretchy="false">&lt;</mo>
        <mo stretchy="false">ε</mo>
      </mrow>
    </mrow>
    <annotation encoding="StarMath 5.0">%rho(x,z) &lt; %varepsilon</annotation>
  </semantics>
</math>
</file>

<file path=Object 421/content.xml><?xml version="1.0" encoding="utf-8"?>
<math xmlns="http://www.w3.org/1998/Math/MathML">
  <semantics>
    <mrow>
      <msup>
        <mrow>
          <mover accent="true">
            <mi>u</mi>
            <mo stretchy="false">̄</mo>
          </mover>
        </mrow>
        <mn>1,</mn>
      </msup>
      <msup>
        <mrow>
          <mover accent="true">
            <mi>u</mi>
            <mo stretchy="false">̄</mo>
          </mover>
        </mrow>
        <mn>2,</mn>
      </msup>
      <mn>...</mn>
      <mi>,</mi>
      <msup>
        <mrow>
          <mover accent="true">
            <mi>u</mi>
            <mo stretchy="false">̄</mo>
          </mover>
        </mrow>
        <mi>k</mi>
      </msup>
      <mi>,</mi>
    </mrow>
    <annotation encoding="StarMath 5.0">{bar u}^1,{bar u}^2,...,{bar u}^k,</annotation>
  </semantics>
</math>
</file>

<file path=Object 422/content.xml><?xml version="1.0" encoding="utf-8"?>
<math xmlns="http://www.w3.org/1998/Math/MathML">
  <semantics>
    <mrow>
      <mo stretchy="false">ρ</mo>
      <mrow>
        <mo stretchy="false">(</mo>
        <mrow>
          <msup>
            <mrow>
              <mover accent="true">
                <mi>u</mi>
                <mo stretchy="false">̄</mo>
              </mover>
            </mrow>
            <mi>k</mi>
          </msup>
          <mi>,</mi>
          <mi>F</mi>
          <mrow>
            <mo stretchy="false">(</mo>
            <mrow>
              <msup>
                <mrow>
                  <mover accent="true">
                    <mi>u</mi>
                    <mo stretchy="false">̄</mo>
                  </mover>
                </mrow>
                <mi>k</mi>
              </msup>
            </mrow>
            <mo stretchy="false">)</mo>
          </mrow>
        </mrow>
        <mo stretchy="false">)</mo>
      </mrow>
      <mo stretchy="false">→</mo>
      <mn>0</mn>
    </mrow>
    <annotation encoding="StarMath 5.0">%rho({bar u}^k, F({bar u}^k)) rightarrow 0</annotation>
  </semantics>
</math>
</file>

<file path=Object 423/content.xml><?xml version="1.0" encoding="utf-8"?>
<math xmlns="http://www.w3.org/1998/Math/MathML">
  <semantics>
    <mrow>
      <mi>k</mi>
      <mo stretchy="false">→</mo>
      <mn>0</mn>
    </mrow>
    <annotation encoding="StarMath 5.0">k rightarrow 0</annotation>
  </semantics>
</math>
</file>

<file path=Object 424/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5/content.xml><?xml version="1.0" encoding="utf-8"?>
<math xmlns="http://www.w3.org/1998/Math/MathML">
  <semantics>
    <mrow>
      <msup>
        <mrow>
          <mover accent="true">
            <mi>u</mi>
            <mo stretchy="false">̄</mo>
          </mover>
        </mrow>
        <mi>k</mi>
      </msup>
      <mrow>
        <mo stretchy="false">(</mo>
        <mrow>
          <mrow>
            <mi>k</mi>
            <mo stretchy="false">=</mo>
            <mn>1,2</mn>
          </mrow>
          <mi>,</mi>
          <mn>...</mn>
        </mrow>
        <mo stretchy="false">)</mo>
      </mrow>
    </mrow>
    <annotation encoding="StarMath 5.0">{bar u}^k (k=1,2,...)</annotation>
  </semantics>
</math>
</file>

<file path=Object 426/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7/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8/content.xml><?xml version="1.0" encoding="utf-8"?>
<math xmlns="http://www.w3.org/1998/Math/MathML">
  <semantics>
    <mrow>
      <mover accent="true">
        <mi>R</mi>
        <mo stretchy="false">̄</mo>
      </mover>
    </mrow>
    <annotation encoding="StarMath 5.0">bar R</annotation>
  </semantics>
</math>
</file>

<file path=Object 429/content.xml><?xml version="1.0" encoding="utf-8"?>
<math xmlns="http://www.w3.org/1998/Math/MathML">
  <semantics>
    <mrow>
      <mover accent="true">
        <mi>R</mi>
        <mo stretchy="false">̄</mo>
      </mover>
    </mrow>
    <annotation encoding="StarMath 5.0">bar R</annotation>
  </semantics>
</math>
</file>

<file path=Object 430/content.xml><?xml version="1.0" encoding="utf-8"?>
<math xmlns="http://www.w3.org/1998/Math/MathML">
  <semantics>
    <mrow>
      <mo stretchy="false">ε</mo>
      <mi>s</mi>
    </mrow>
    <annotation encoding="StarMath 5.0">%varepsilon s</annotation>
  </semantics>
</math>
</file>

<file path=Object 431/content.xml><?xml version="1.0" encoding="utf-8"?>
<math xmlns="http://www.w3.org/1998/Math/MathML">
  <semantics>
    <mrow>
      <mover accent="true">
        <mi>R</mi>
        <mo stretchy="false">̄</mo>
      </mover>
    </mrow>
    <annotation encoding="StarMath 5.0">bar R</annotation>
  </semantics>
</math>
</file>

<file path=Object 432/content.xml><?xml version="1.0" encoding="utf-8"?>
<math xmlns="http://www.w3.org/1998/Math/MathML">
  <semantics>
    <mrow>
      <mo stretchy="false">ε</mo>
      <mi>s</mi>
    </mrow>
    <annotation encoding="StarMath 5.0">%varepsilon s</annotation>
  </semantics>
</math>
</file>

<file path=Object 433/content.xml><?xml version="1.0" encoding="utf-8"?>
<math xmlns="http://www.w3.org/1998/Math/MathML">
  <semantics>
    <mrow>
      <msub>
        <mo stretchy="false">ε</mo>
        <mi>k</mi>
      </msub>
    </mrow>
    <annotation encoding="StarMath 5.0">%varepsilon_k</annotation>
  </semantics>
</math>
</file>

<file path=Object 434/content.xml><?xml version="1.0" encoding="utf-8"?>
<math xmlns="http://www.w3.org/1998/Math/MathML">
  <semantics>
    <mrow>
      <mo stretchy="false">ε</mo>
      <mi>s</mi>
    </mrow>
    <annotation encoding="StarMath 5.0">%varepsilon s</annotation>
  </semantics>
</math>
</file>

<file path=Object 435/content.xml><?xml version="1.0" encoding="utf-8"?>
<math xmlns="http://www.w3.org/1998/Math/MathML">
  <semantics>
    <mrow>
      <mover accent="true">
        <mi>R</mi>
        <mo stretchy="false">̄</mo>
      </mover>
    </mrow>
    <annotation encoding="StarMath 5.0">bar R</annotation>
  </semantics>
</math>
</file>

<file path=Object 436/content.xml><?xml version="1.0" encoding="utf-8"?>
<math xmlns="http://www.w3.org/1998/Math/MathML">
  <semantics>
    <mrow>
      <mi>F</mi>
      <mrow>
        <mrow>
          <mo stretchy="false">(</mo>
          <mrow>
            <mover accent="true">
              <mi>R</mi>
              <mo stretchy="false">̄</mo>
            </mover>
          </mrow>
          <mo stretchy="false">)</mo>
        </mrow>
        <mo stretchy="false">⊂</mo>
        <mover accent="true">
          <mi>R</mi>
          <mo stretchy="false">̄</mo>
        </mover>
      </mrow>
    </mrow>
    <annotation encoding="StarMath 5.0">F(bar R) subset bar R </annotation>
  </semantics>
</math>
</file>

<file path=Object 437/content.xml><?xml version="1.0" encoding="utf-8"?>
<math xmlns="http://www.w3.org/1998/Math/MathML">
  <semantics>
    <mrow>
      <msub>
        <mo stretchy="false">γ</mo>
        <mi>k</mi>
      </msub>
      <mi>,</mi>
      <mrow>
        <mo stretchy="false">(</mo>
        <mrow>
          <mrow>
            <mi>k</mi>
            <mo stretchy="false">=</mo>
            <mn>1,2</mn>
          </mrow>
          <mi>,</mi>
          <mn>...</mn>
        </mrow>
        <mo stretchy="false">)</mo>
      </mrow>
    </mrow>
    <annotation encoding="StarMath 5.0">%gamma_k, (k=1,2,...)</annotation>
  </semantics>
</math>
</file>

<file path=Object 438/content.xml><?xml version="1.0" encoding="utf-8"?>
<math xmlns="http://www.w3.org/1998/Math/MathML">
  <semantics>
    <mrow>
      <msub>
        <mo stretchy="false">ε</mo>
        <mi>k</mi>
      </msub>
      <mrow>
        <mo stretchy="false">(</mo>
        <mrow>
          <msub>
            <mo stretchy="false">γ</mo>
            <mi>k</mi>
          </msub>
        </mrow>
        <mo stretchy="false">)</mo>
      </mrow>
    </mrow>
    <annotation encoding="StarMath 5.0">%varepsilon_k (%gamma_k)</annotation>
  </semantics>
</math>
</file>

<file path=Object 439/content.xml><?xml version="1.0" encoding="utf-8"?>
<math xmlns="http://www.w3.org/1998/Math/MathML">
  <semantics>
    <mrow>
      <mi>k</mi>
      <mo stretchy="false">→</mo>
      <mo stretchy="false">∞</mo>
    </mrow>
    <annotation encoding="StarMath 5.0">k rightarrow %infinite</annotation>
  </semantics>
</math>
</file>

<file path=Object 5/content.xml><?xml version="1.0" encoding="utf-8"?>
<math xmlns="http://www.w3.org/1998/Math/MathML">
  <semantics>
    <mrow>
      <mrow>
        <mi>k</mi>
        <mo stretchy="false">=</mo>
        <mn>0,</mn>
      </mrow>
      <mrow>
        <msub>
          <mi>i</mi>
          <mn>0</mn>
        </msub>
        <mo stretchy="false">=</mo>
        <mn>1,</mn>
      </mrow>
      <mover accent="true">
        <msubsup>
          <mi>u</mi>
          <mi mathvariant="italic">ik</mi>
          <mi>k</mi>
        </msubsup>
        <mo stretchy="false">̄</mo>
      </mover>
    </mrow>
    <annotation encoding="StarMath 5.0">k=0, i_0 = 1, bar u^k_ik</annotation>
  </semantics>
</math>
</file>

<file path=Object 6/content.xml><?xml version="1.0" encoding="utf-8"?>
<math xmlns="http://www.w3.org/1998/Math/MathML">
  <semantics>
    <mrow>
      <mover accent="true">
        <mrow>
          <msubsup>
            <mi>R</mi>
            <mi mathvariant="italic">i0</mi>
            <mn>0</mn>
          </msubsup>
        </mrow>
        <mo stretchy="false">̄</mo>
      </mover>
    </mrow>
    <annotation encoding="StarMath 5.0">bar{R^0 _i0}</annotation>
  </semantics>
</math>
</file>

<file path=Object 7/content.xml><?xml version="1.0" encoding="utf-8"?>
<math xmlns="http://www.w3.org/1998/Math/MathML">
  <semantics>
    <mrow>
      <mover accent="true">
        <mi>R</mi>
        <mo stretchy="false">̄</mo>
      </mover>
    </mrow>
    <annotation encoding="StarMath 5.0">bar R</annotation>
  </semantics>
</math>
</file>

<file path=Object 8/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822/content.xml><?xml version="1.0" encoding="utf-8"?>
<math xmlns="http://www.w3.org/1998/Math/MathML">
  <semantics>
    <mrow>
      <msub>
        <mo stretchy="false">γ</mo>
        <mi>k</mi>
      </msub>
    </mrow>
    <annotation encoding="StarMath 5.0">%gamma_k</annotation>
  </semantics>
</math>
</file>

<file path=Object 823/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824/content.xml><?xml version="1.0" encoding="utf-8"?>
<math xmlns="http://www.w3.org/1998/Math/MathML">
  <semantics>
    <mrow>
      <msub>
        <mo stretchy="false">ε</mo>
        <mi>k</mi>
      </msub>
    </mrow>
    <annotation encoding="StarMath 5.0">%varepsilon_k</annotation>
  </semantics>
</math>
</file>

<file path=Object 825/content.xml><?xml version="1.0" encoding="utf-8"?>
<math xmlns="http://www.w3.org/1998/Math/MathML">
  <semantics>
    <mrow>
      <mover accent="true">
        <mi>R</mi>
        <mo stretchy="false">̄</mo>
      </mover>
    </mrow>
    <annotation encoding="StarMath 5.0">bar R </annotation>
  </semantics>
</math>
</file>

<file path=Object 826/content.xml><?xml version="1.0" encoding="utf-8"?>
<math xmlns="http://www.w3.org/1998/Math/MathML">
  <semantics>
    <mrow>
      <mover accent="true">
        <msubsup>
          <mi>R</mi>
          <mi mathvariant="italic">ik</mi>
          <mi>k</mi>
        </msubsup>
        <mo stretchy="false">̄</mo>
      </mover>
    </mrow>
    <annotation encoding="StarMath 5.0">bar R^k _ik</annotation>
  </semantics>
</math>
</file>

<file path=Object 827/content.xml><?xml version="1.0" encoding="utf-8"?>
<math xmlns="http://www.w3.org/1998/Math/MathML">
  <semantics>
    <mrow>
      <mrow>
        <msub>
          <mi>d</mi>
          <mi>k</mi>
        </msub>
        <mo stretchy="false">=</mo>
        <mrow>
          <mrow>
            <mo stretchy="false">(</mo>
            <mrow>
              <mrow>
                <mi>b</mi>
                <mo stretchy="false">−</mo>
                <mi>a</mi>
              </mrow>
            </mrow>
            <mo stretchy="false">)</mo>
          </mrow>
          <mo stretchy="false">∗</mo>
          <msup>
            <mn>2</mn>
            <mrow>
              <mo stretchy="false">−</mo>
              <mi>k</mi>
            </mrow>
          </msup>
        </mrow>
      </mrow>
    </mrow>
    <annotation encoding="StarMath 5.0">d_k = (b-a)*2^-k</annotation>
  </semantics>
</math>
</file>

<file path=Object 828/content.xml><?xml version="1.0" encoding="utf-8"?>
<math xmlns="http://www.w3.org/1998/Math/MathML">
  <semantics>
    <mrow>
      <mrow>
        <msubsup>
          <mi>R</mi>
          <mi mathvariant="italic">i0</mi>
          <mn>0</mn>
        </msubsup>
      </mrow>
    </mrow>
    <annotation encoding="StarMath 5.0">{R^0 _i0}</annotation>
  </semantics>
</math>
</file>

<file path=Object 9/content.xml><?xml version="1.0" encoding="utf-8"?>
<math xmlns="http://www.w3.org/1998/Math/MathML">
  <semantics>
    <mrow>
      <mover accent="true">
        <mi>R</mi>
        <mo stretchy="false">̄</mo>
      </mover>
    </mrow>
    <annotation encoding="StarMath 5.0">bar R</annotation>
  </semantics>
</math>
</file>